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left="0.5in" fo:margin-right="0in" fo:text-indent="-0.25in" style:auto-text-indent="false"/>
    </style:style>
    <style:style style:name="P3" style:family="paragraph" style:parent-style-name="Standard">
      <style:text-properties style:font-name="Roboto" fo:font-size="10.5pt" style:font-name-asian="Roboto1" style:font-size-asian="10.5pt" style:font-name-complex="Roboto1" style:font-size-complex="10.5pt"/>
    </style:style>
    <style:style style:name="P4" style:family="paragraph" style:parent-style-name="Standard">
      <style:text-properties fo:color="#ff0000" style:font-name="Times New Roman" fo:font-size="12pt" style:font-name-asian="Times New Roman1" style:font-size-asian="12pt" style:font-name-complex="Times New Roman1" style:font-size-complex="12pt"/>
    </style:style>
    <style:style style:name="P5"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6" style:family="paragraph" style:parent-style-name="Standard">
      <style:text-properties style:font-name="Times New Roman" fo:font-size="12pt" style:font-name-asian="Times New Roman1" style:font-size-asian="12pt" style:font-name-complex="Times New Roman1" style:font-size-complex="12pt"/>
    </style:style>
    <style:style style:name="P7" style:family="paragraph" style:parent-style-name="Standard">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P8" style:family="paragraph" style:parent-style-name="Standard">
      <style:text-properties style:font-name="Roboto" fo:font-size="10.5pt" style:font-name-asian="Roboto1" style:font-size-asian="10.5pt" style:font-name-complex="Roboto1" style:font-size-complex="10.5pt"/>
    </style:style>
    <style:style style:name="P9" style:family="paragraph" style:parent-style-name="Standard">
      <style:paragraph-properties fo:margin-left="0.5in" fo:margin-right="0in" fo:text-indent="-0.25in" style:auto-text-indent="false"/>
    </style:style>
    <style:style style:name="P10" style:family="paragraph" style:parent-style-name="Standard" style:list-style-name="WWNum94">
      <style:paragraph-properties fo:margin-left="0.5in" fo:margin-right="0in" fo:text-indent="-0.25in" style:auto-text-indent="false"/>
    </style:style>
    <style:style style:name="P11" style:family="paragraph" style:parent-style-name="Standard" style:list-style-name="WWNum17">
      <style:paragraph-properties fo:margin-left="0.5in" fo:margin-right="0in" fo:text-indent="-0.25in" style:auto-text-indent="false"/>
    </style:style>
    <style:style style:name="P12" style:family="paragraph" style:parent-style-name="Standard" style:list-style-name="WWNum39">
      <style:paragraph-properties fo:margin-left="0.5in" fo:margin-right="0in" fo:text-indent="-0.25in" style:auto-text-indent="false"/>
    </style:style>
    <style:style style:name="P13" style:family="paragraph" style:parent-style-name="Standard" style:list-style-name="WWNum25">
      <style:paragraph-properties fo:margin-left="0.5in" fo:margin-right="0in" fo:text-indent="-0.25in" style:auto-text-indent="false"/>
    </style:style>
    <style:style style:name="P14" style:family="paragraph" style:parent-style-name="Standard" style:list-style-name="WWNum62">
      <style:paragraph-properties fo:margin-left="0.5in" fo:margin-right="0in" fo:text-indent="-0.25in" style:auto-text-indent="false"/>
    </style:style>
    <style:style style:name="P15" style:family="paragraph" style:parent-style-name="Standard" style:list-style-name="WWNum18">
      <style:paragraph-properties fo:margin-left="0.5in" fo:margin-right="0in" fo:text-indent="-0.25in" style:auto-text-indent="false"/>
    </style:style>
    <style:style style:name="P16" style:family="paragraph" style:parent-style-name="Standard" style:list-style-name="WWNum63">
      <style:paragraph-properties fo:margin-left="0.5in" fo:margin-right="0in" fo:text-indent="-0.25in" style:auto-text-indent="false"/>
    </style:style>
    <style:style style:name="P17" style:family="paragraph" style:parent-style-name="Standard" style:list-style-name="WWNum8">
      <style:paragraph-properties fo:margin-left="0.5in" fo:margin-right="0in" fo:text-indent="-0.25in" style:auto-text-indent="false"/>
    </style:style>
    <style:style style:name="P18" style:family="paragraph" style:parent-style-name="Standard" style:list-style-name="WWNum34">
      <style:paragraph-properties fo:margin-left="0.5in" fo:margin-right="0in" fo:text-indent="-0.25in" style:auto-text-indent="false"/>
    </style:style>
    <style:style style:name="P19" style:family="paragraph" style:parent-style-name="Standard" style:list-style-name="WWNum11">
      <style:paragraph-properties fo:margin-left="0.5in" fo:margin-right="0in" fo:text-indent="-0.25in" style:auto-text-indent="false"/>
    </style:style>
    <style:style style:name="P20" style:family="paragraph" style:parent-style-name="Standard" style:list-style-name="WWNum41">
      <style:paragraph-properties fo:margin-left="0.5in" fo:margin-right="0in" fo:text-indent="-0.25in" style:auto-text-indent="false"/>
    </style:style>
    <style:style style:name="P21" style:family="paragraph" style:parent-style-name="Standard" style:list-style-name="WWNum53">
      <style:paragraph-properties fo:margin-left="0.5in" fo:margin-right="0in" fo:text-indent="-0.25in" style:auto-text-indent="false"/>
    </style:style>
    <style:style style:name="P22" style:family="paragraph" style:parent-style-name="Standard" style:list-style-name="WWNum19">
      <style:paragraph-properties fo:margin-left="0.5in" fo:margin-right="0in" fo:text-indent="-0.25in" style:auto-text-indent="false"/>
    </style:style>
    <style:style style:name="P23" style:family="paragraph" style:parent-style-name="Standard" style:list-style-name="WWNum60">
      <style:paragraph-properties fo:margin-left="0.5in" fo:margin-right="0in" fo:text-indent="-0.25in" style:auto-text-indent="false"/>
    </style:style>
    <style:style style:name="P24" style:family="paragraph" style:parent-style-name="Standard" style:list-style-name="WWNum44">
      <style:paragraph-properties fo:margin-left="0.5in" fo:margin-right="0in" fo:text-indent="-0.25in" style:auto-text-indent="false"/>
    </style:style>
    <style:style style:name="P25" style:family="paragraph" style:parent-style-name="Standard" style:list-style-name="WWNum48">
      <style:paragraph-properties fo:margin-left="0.5in" fo:margin-right="0in" fo:text-indent="-0.25in" style:auto-text-indent="false"/>
    </style:style>
    <style:style style:name="P26" style:family="paragraph" style:parent-style-name="Standard" style:list-style-name="WWNum16">
      <style:paragraph-properties fo:margin-left="0.5in" fo:margin-right="0in" fo:text-indent="-0.25in" style:auto-text-indent="false"/>
    </style:style>
    <style:style style:name="P27" style:family="paragraph" style:parent-style-name="Standard" style:list-style-name="WWNum52">
      <style:paragraph-properties fo:margin-left="0.5in" fo:margin-right="0in" fo:text-indent="-0.25in" style:auto-text-indent="false"/>
    </style:style>
    <style:style style:name="P28" style:family="paragraph" style:parent-style-name="Standard" style:list-style-name="WWNum65">
      <style:paragraph-properties fo:margin-left="0.5in" fo:margin-right="0in" fo:text-indent="-0.25in" style:auto-text-indent="false"/>
    </style:style>
    <style:style style:name="P29" style:family="paragraph" style:parent-style-name="Standard" style:list-style-name="WWNum55">
      <style:paragraph-properties fo:margin-left="0.5in" fo:margin-right="0in" fo:text-indent="-0.25in" style:auto-text-indent="false"/>
    </style:style>
    <style:style style:name="P30" style:family="paragraph" style:parent-style-name="Standard" style:list-style-name="WWNum5">
      <style:paragraph-properties fo:margin-left="0.5in" fo:margin-right="0in" fo:text-indent="-0.25in" style:auto-text-indent="false"/>
    </style:style>
    <style:style style:name="P31" style:family="paragraph" style:parent-style-name="Standard" style:list-style-name="WWNum37">
      <style:paragraph-properties fo:margin-left="0.5in" fo:margin-right="0in" fo:text-indent="-0.25in" style:auto-text-indent="false"/>
    </style:style>
    <style:style style:name="P32" style:family="paragraph" style:parent-style-name="Standard" style:list-style-name="WWNum80">
      <style:paragraph-properties fo:margin-left="0.5in" fo:margin-right="0in" fo:text-indent="-0.25in" style:auto-text-indent="false"/>
    </style:style>
    <style:style style:name="P33" style:family="paragraph" style:parent-style-name="Standard" style:list-style-name="WWNum58">
      <style:paragraph-properties fo:margin-left="0.5in" fo:margin-right="0in" fo:text-indent="-0.25in" style:auto-text-indent="false"/>
    </style:style>
    <style:style style:name="P34" style:family="paragraph" style:parent-style-name="Standard" style:list-style-name="WWNum3">
      <style:paragraph-properties fo:margin-left="0.5in" fo:margin-right="0in" fo:text-indent="-0.25in" style:auto-text-indent="false"/>
    </style:style>
    <style:style style:name="P35" style:family="paragraph" style:parent-style-name="Standard" style:list-style-name="WWNum88">
      <style:paragraph-properties fo:margin-left="0.5in" fo:margin-right="0in" fo:text-indent="-0.25in" style:auto-text-indent="false"/>
    </style:style>
    <style:style style:name="P36" style:family="paragraph" style:parent-style-name="Standard" style:list-style-name="WWNum9">
      <style:paragraph-properties fo:margin-left="0.5in" fo:margin-right="0in" fo:text-indent="-0.25in" style:auto-text-indent="false"/>
    </style:style>
    <style:style style:name="P37" style:family="paragraph" style:parent-style-name="Standard" style:list-style-name="WWNum27">
      <style:paragraph-properties fo:margin-left="0.5in" fo:margin-right="0in" fo:text-indent="-0.25in" style:auto-text-indent="false"/>
    </style:style>
    <style:style style:name="P38" style:family="paragraph" style:parent-style-name="Standard" style:list-style-name="WWNum90">
      <style:paragraph-properties fo:margin-left="0.5in" fo:margin-right="0in" fo:text-indent="-0.25in" style:auto-text-indent="false"/>
    </style:style>
    <style:style style:name="P39" style:family="paragraph" style:parent-style-name="Standard" style:list-style-name="WWNum64">
      <style:paragraph-properties fo:margin-left="0.5in" fo:margin-right="0in" fo:text-indent="-0.25in" style:auto-text-indent="false"/>
    </style:style>
    <style:style style:name="P40" style:family="paragraph" style:parent-style-name="Standard" style:list-style-name="WWNum92">
      <style:paragraph-properties fo:margin-left="0.5in" fo:margin-right="0in" fo:text-indent="-0.25in" style:auto-text-indent="false"/>
    </style:style>
    <style:style style:name="P41" style:family="paragraph" style:parent-style-name="Standard" style:list-style-name="WWNum36">
      <style:paragraph-properties fo:margin-left="0.5in" fo:margin-right="0in" fo:text-indent="-0.25in" style:auto-text-indent="false"/>
    </style:style>
    <style:style style:name="P42" style:family="paragraph" style:parent-style-name="Standard" style:list-style-name="WWNum28">
      <style:paragraph-properties fo:margin-left="0.5in" fo:margin-right="0in" fo:text-indent="-0.25in" style:auto-text-indent="false"/>
    </style:style>
    <style:style style:name="P43" style:family="paragraph" style:parent-style-name="Standard" style:list-style-name="WWNum85">
      <style:paragraph-properties fo:margin-left="0.5in" fo:margin-right="0in" fo:text-indent="-0.25in" style:auto-text-indent="false"/>
    </style:style>
    <style:style style:name="P44" style:family="paragraph" style:parent-style-name="Standard" style:list-style-name="WWNum24">
      <style:paragraph-properties fo:margin-left="0.5in" fo:margin-right="0in" fo:text-indent="-0.25in" style:auto-text-indent="false"/>
    </style:style>
    <style:style style:name="P45" style:family="paragraph" style:parent-style-name="Standard" style:list-style-name="WWNum82">
      <style:paragraph-properties fo:margin-left="0.5in" fo:margin-right="0in" fo:text-indent="-0.25in" style:auto-text-indent="false"/>
    </style:style>
    <style:style style:name="P46" style:family="paragraph" style:parent-style-name="Standard" style:list-style-name="WWNum78">
      <style:paragraph-properties fo:margin-left="0.5in" fo:margin-right="0in" fo:text-indent="-0.25in" style:auto-text-indent="false"/>
    </style:style>
    <style:style style:name="P47" style:family="paragraph" style:parent-style-name="Standard" style:list-style-name="WWNum26">
      <style:paragraph-properties fo:margin-left="0.5in" fo:margin-right="0in" fo:text-indent="-0.25in" style:auto-text-indent="false"/>
    </style:style>
    <style:style style:name="P48" style:family="paragraph" style:parent-style-name="Standard" style:list-style-name="WWNum31">
      <style:paragraph-properties fo:margin-left="0.5in" fo:margin-right="0in" fo:text-indent="-0.25in" style:auto-text-indent="false"/>
    </style:style>
    <style:style style:name="P49" style:family="paragraph" style:parent-style-name="Standard" style:list-style-name="WWNum72">
      <style:paragraph-properties fo:margin-left="0.5in" fo:margin-right="0in" fo:text-indent="-0.25in" style:auto-text-indent="false"/>
    </style:style>
    <style:style style:name="P50" style:family="paragraph" style:parent-style-name="Standard" style:list-style-name="WWNum46">
      <style:paragraph-properties fo:margin-left="0.5in" fo:margin-right="0in" fo:text-indent="-0.25in" style:auto-text-indent="false"/>
    </style:style>
    <style:style style:name="P51" style:family="paragraph" style:parent-style-name="Standard" style:list-style-name="WWNum56">
      <style:paragraph-properties fo:margin-left="0.5in" fo:margin-right="0in" fo:text-indent="-0.25in" style:auto-text-indent="false"/>
    </style:style>
    <style:style style:name="P52" style:family="paragraph" style:parent-style-name="Standard" style:list-style-name="WWNum89">
      <style:paragraph-properties fo:margin-left="0.5in" fo:margin-right="0in" fo:text-indent="-0.25in" style:auto-text-indent="false"/>
    </style:style>
    <style:style style:name="P53" style:family="paragraph" style:parent-style-name="Standard" style:list-style-name="WWNum45">
      <style:paragraph-properties fo:margin-left="0.5in" fo:margin-right="0in" fo:text-indent="-0.25in" style:auto-text-indent="false"/>
    </style:style>
    <style:style style:name="P54" style:family="paragraph" style:parent-style-name="Standard" style:list-style-name="WWNum57">
      <style:paragraph-properties fo:margin-left="0.5in" fo:margin-right="0in" fo:text-indent="-0.25in" style:auto-text-indent="false"/>
    </style:style>
    <style:style style:name="P55" style:family="paragraph" style:parent-style-name="Standard" style:list-style-name="WWNum2">
      <style:paragraph-properties fo:margin-left="0.5in" fo:margin-right="0in" fo:text-indent="-0.25in" style:auto-text-indent="false"/>
    </style:style>
    <style:style style:name="P56" style:family="paragraph" style:parent-style-name="Standard" style:list-style-name="WWNum4">
      <style:paragraph-properties fo:margin-left="0.5in" fo:margin-right="0in" fo:text-indent="-0.25in" style:auto-text-indent="false"/>
    </style:style>
    <style:style style:name="P57" style:family="paragraph" style:parent-style-name="Standard" style:list-style-name="WWNum7">
      <style:paragraph-properties fo:margin-left="0.5in" fo:margin-right="0in" fo:text-indent="-0.25in" style:auto-text-indent="false"/>
    </style:style>
    <style:style style:name="P58" style:family="paragraph" style:parent-style-name="Standard" style:list-style-name="WWNum42">
      <style:paragraph-properties fo:margin-left="0.5in" fo:margin-right="0in" fo:text-indent="-0.25in" style:auto-text-indent="false"/>
    </style:style>
    <style:style style:name="P59" style:family="paragraph" style:parent-style-name="Standard" style:list-style-name="WWNum71">
      <style:paragraph-properties fo:margin-left="0.5in" fo:margin-right="0in" fo:text-indent="-0.25in" style:auto-text-indent="false"/>
    </style:style>
    <style:style style:name="P60" style:family="paragraph" style:parent-style-name="Standard" style:list-style-name="WWNum20">
      <style:paragraph-properties fo:margin-left="0.5in" fo:margin-right="0in" fo:text-indent="-0.25in" style:auto-text-indent="false"/>
    </style:style>
    <style:style style:name="P61" style:family="paragraph" style:parent-style-name="Standard" style:list-style-name="WWNum13">
      <style:paragraph-properties fo:margin-left="0.5in" fo:margin-right="0in" fo:text-indent="-0.25in" style:auto-text-indent="false"/>
    </style:style>
    <style:style style:name="P62" style:family="paragraph" style:parent-style-name="Standard" style:list-style-name="WWNum38">
      <style:paragraph-properties fo:margin-left="0.5in" fo:margin-right="0in" fo:text-indent="-0.25in" style:auto-text-indent="false"/>
    </style:style>
    <style:style style:name="P63" style:family="paragraph" style:parent-style-name="Standard" style:list-style-name="WWNum21">
      <style:paragraph-properties fo:margin-left="0.5in" fo:margin-right="0in" fo:text-indent="-0.25in" style:auto-text-indent="false"/>
    </style:style>
    <style:style style:name="P64" style:family="paragraph" style:parent-style-name="Standard" style:list-style-name="WWNum70">
      <style:paragraph-properties fo:margin-left="0.5in" fo:margin-right="0in" fo:text-indent="-0.25in" style:auto-text-indent="false"/>
    </style:style>
    <style:style style:name="P65" style:family="paragraph" style:parent-style-name="Standard" style:list-style-name="WWNum35">
      <style:paragraph-properties fo:margin-left="0.5in" fo:margin-right="0in" fo:text-indent="-0.25in" style:auto-text-indent="false"/>
    </style:style>
    <style:style style:name="P66" style:family="paragraph" style:parent-style-name="Standard" style:list-style-name="WWNum22">
      <style:paragraph-properties fo:margin-left="0.5in" fo:margin-right="0in" fo:text-indent="-0.25in" style:auto-text-indent="false"/>
    </style:style>
    <style:style style:name="P67" style:family="paragraph" style:parent-style-name="Standard" style:list-style-name="WWNum86">
      <style:paragraph-properties fo:margin-left="0.5in" fo:margin-right="0in" fo:text-indent="-0.25in" style:auto-text-indent="false"/>
    </style:style>
    <style:style style:name="P68" style:family="paragraph" style:parent-style-name="Standard" style:list-style-name="WWNum49">
      <style:paragraph-properties fo:margin-left="0.5in" fo:margin-right="0in" fo:text-indent="-0.25in" style:auto-text-indent="false"/>
    </style:style>
    <style:style style:name="P69" style:family="paragraph" style:parent-style-name="Standard" style:list-style-name="WWNum32">
      <style:paragraph-properties fo:margin-left="0.5in" fo:margin-right="0in" fo:text-indent="-0.25in" style:auto-text-indent="false"/>
    </style:style>
    <style:style style:name="P70" style:family="paragraph" style:parent-style-name="Standard" style:list-style-name="WWNum47">
      <style:paragraph-properties fo:margin-left="0.5in" fo:margin-right="0in" fo:text-indent="-0.25in" style:auto-text-indent="false"/>
    </style:style>
    <style:style style:name="P71" style:family="paragraph" style:parent-style-name="Standard" style:list-style-name="WWNum12">
      <style:paragraph-properties fo:margin-left="0.5in" fo:margin-right="0in" fo:text-indent="-0.25in" style:auto-text-indent="false"/>
    </style:style>
    <style:style style:name="P72" style:family="paragraph" style:parent-style-name="Standard" style:list-style-name="WWNum83">
      <style:paragraph-properties fo:margin-left="0.5in" fo:margin-right="0in" fo:text-indent="-0.25in" style:auto-text-indent="false"/>
    </style:style>
    <style:style style:name="P73" style:family="paragraph" style:parent-style-name="Standard" style:list-style-name="WWNum76">
      <style:paragraph-properties fo:margin-left="0.5in" fo:margin-right="0in" fo:text-indent="-0.25in" style:auto-text-indent="false"/>
    </style:style>
    <style:style style:name="P74" style:family="paragraph" style:parent-style-name="Standard" style:list-style-name="WWNum67">
      <style:paragraph-properties fo:margin-left="0.5in" fo:margin-right="0in" fo:text-indent="-0.25in" style:auto-text-indent="false"/>
    </style:style>
    <style:style style:name="P75" style:family="paragraph" style:parent-style-name="Standard" style:list-style-name="WWNum79">
      <style:paragraph-properties fo:margin-left="0.5in" fo:margin-right="0in" fo:text-indent="-0.25in" style:auto-text-indent="false"/>
    </style:style>
    <style:style style:name="P76" style:family="paragraph" style:parent-style-name="Standard" style:list-style-name="WWNum91">
      <style:paragraph-properties fo:margin-left="0.5in" fo:margin-right="0in" fo:text-indent="-0.25in" style:auto-text-indent="false"/>
    </style:style>
    <style:style style:name="P77" style:family="paragraph" style:parent-style-name="Standard" style:list-style-name="WWNum73">
      <style:paragraph-properties fo:margin-left="0.5in" fo:margin-right="0in" fo:text-indent="-0.25in" style:auto-text-indent="false"/>
    </style:style>
    <style:style style:name="P78" style:family="paragraph" style:parent-style-name="Standard" style:list-style-name="WWNum61">
      <style:paragraph-properties fo:margin-left="0.5in" fo:margin-right="0in" fo:text-indent="-0.25in" style:auto-text-indent="false"/>
    </style:style>
    <style:style style:name="P79" style:family="paragraph" style:parent-style-name="Standard" style:list-style-name="WWNum50">
      <style:paragraph-properties fo:margin-left="0.5in" fo:margin-right="0in" fo:text-indent="-0.25in" style:auto-text-indent="false"/>
    </style:style>
    <style:style style:name="P80" style:family="paragraph" style:parent-style-name="Standard" style:list-style-name="WWNum51">
      <style:paragraph-properties fo:margin-left="0.5in" fo:margin-right="0in" fo:text-indent="-0.25in" style:auto-text-indent="false"/>
    </style:style>
    <style:style style:name="P81" style:family="paragraph" style:parent-style-name="Standard" style:list-style-name="WWNum75">
      <style:paragraph-properties fo:margin-left="0.5in" fo:margin-right="0in" fo:text-indent="-0.25in" style:auto-text-indent="false"/>
    </style:style>
    <style:style style:name="P82" style:family="paragraph" style:parent-style-name="Standard" style:list-style-name="WWNum33">
      <style:paragraph-properties fo:margin-left="0.5in" fo:margin-right="0in" fo:text-indent="-0.25in" style:auto-text-indent="false"/>
    </style:style>
    <style:style style:name="P83" style:family="paragraph" style:parent-style-name="Standard" style:list-style-name="WWNum14">
      <style:paragraph-properties fo:margin-left="0.5in" fo:margin-right="0in" fo:text-indent="-0.25in" style:auto-text-indent="false"/>
    </style:style>
    <style:style style:name="P84" style:family="paragraph" style:parent-style-name="Standard" style:list-style-name="WWNum15">
      <style:paragraph-properties fo:margin-left="0.5in" fo:margin-right="0in" fo:text-indent="-0.25in" style:auto-text-indent="false"/>
    </style:style>
    <style:style style:name="P85" style:family="paragraph" style:parent-style-name="Standard" style:list-style-name="WWNum66">
      <style:paragraph-properties fo:margin-left="0.5in" fo:margin-right="0in" fo:text-indent="-0.25in" style:auto-text-indent="false"/>
    </style:style>
    <style:style style:name="P86" style:family="paragraph" style:parent-style-name="Standard" style:list-style-name="WWNum74">
      <style:paragraph-properties fo:margin-left="0.5in" fo:margin-right="0in" fo:text-indent="-0.25in" style:auto-text-indent="false"/>
    </style:style>
    <style:style style:name="P87" style:family="paragraph" style:parent-style-name="Standard" style:list-style-name="WWNum54">
      <style:paragraph-properties fo:margin-left="0.5in" fo:margin-right="0in" fo:text-indent="-0.25in" style:auto-text-indent="false"/>
    </style:style>
    <style:style style:name="P88" style:family="paragraph" style:parent-style-name="Standard" style:list-style-name="WWNum43">
      <style:paragraph-properties fo:margin-left="0.5in" fo:margin-right="0in" fo:text-indent="-0.25in" style:auto-text-indent="false"/>
    </style:style>
    <style:style style:name="P89" style:family="paragraph" style:parent-style-name="Standard" style:list-style-name="WWNum23">
      <style:paragraph-properties fo:margin-left="0.5in" fo:margin-right="0in" fo:text-indent="-0.25in" style:auto-text-indent="false"/>
    </style:style>
    <style:style style:name="P90" style:family="paragraph" style:parent-style-name="Standard" style:list-style-name="WWNum1">
      <style:paragraph-properties fo:margin-left="0.5in" fo:margin-right="0in" fo:text-indent="-0.25in" style:auto-text-indent="false"/>
    </style:style>
    <style:style style:name="P91" style:family="paragraph" style:parent-style-name="Standard" style:list-style-name="WWNum59">
      <style:paragraph-properties fo:margin-left="0.5in" fo:margin-right="0in" fo:text-indent="-0.25in" style:auto-text-indent="false"/>
    </style:style>
    <style:style style:name="P92" style:family="paragraph" style:parent-style-name="Standard" style:list-style-name="WWNum6">
      <style:paragraph-properties fo:margin-left="0.5in" fo:margin-right="0in" fo:text-indent="-0.25in" style:auto-text-indent="false"/>
    </style:style>
    <style:style style:name="P93" style:family="paragraph" style:parent-style-name="Standard" style:list-style-name="WWNum81">
      <style:paragraph-properties fo:margin-left="0.5in" fo:margin-right="0in" fo:text-indent="-0.25in" style:auto-text-indent="false"/>
    </style:style>
    <style:style style:name="P94" style:family="paragraph" style:parent-style-name="Standard" style:list-style-name="WWNum30">
      <style:paragraph-properties fo:margin-left="0.5in" fo:margin-right="0in" fo:text-indent="-0.25in" style:auto-text-indent="false"/>
    </style:style>
    <style:style style:name="P95" style:family="paragraph" style:parent-style-name="Standard" style:list-style-name="WWNum40">
      <style:paragraph-properties fo:margin-left="0.5in" fo:margin-right="0in" fo:text-indent="-0.25in" style:auto-text-indent="false"/>
    </style:style>
    <style:style style:name="P96" style:family="paragraph" style:parent-style-name="Standard" style:list-style-name="WWNum68">
      <style:paragraph-properties fo:margin-left="0.5in" fo:margin-right="0in" fo:text-indent="-0.25in" style:auto-text-indent="false"/>
    </style:style>
    <style:style style:name="P97" style:family="paragraph" style:parent-style-name="Standard" style:list-style-name="WWNum29">
      <style:paragraph-properties fo:margin-left="0.5in" fo:margin-right="0in" fo:text-indent="-0.25in" style:auto-text-indent="false"/>
    </style:style>
    <style:style style:name="P98" style:family="paragraph" style:parent-style-name="Standard" style:list-style-name="WWNum10">
      <style:paragraph-properties fo:margin-left="0.5in" fo:margin-right="0in" fo:text-indent="-0.25in" style:auto-text-indent="false"/>
    </style:style>
    <style:style style:name="P99" style:family="paragraph" style:parent-style-name="Standard" style:list-style-name="WWNum84">
      <style:paragraph-properties fo:margin-left="0.5in" fo:margin-right="0in" fo:text-indent="-0.25in" style:auto-text-indent="false"/>
    </style:style>
    <style:style style:name="P100" style:family="paragraph" style:parent-style-name="Standard" style:list-style-name="WWNum93">
      <style:paragraph-properties fo:margin-left="0.5in" fo:margin-right="0in" fo:text-indent="-0.25in" style:auto-text-indent="false"/>
    </style:style>
    <style:style style:name="P101" style:family="paragraph" style:parent-style-name="Standard" style:list-style-name="WWNum95">
      <style:paragraph-properties fo:margin-left="0.5in" fo:margin-right="0in" fo:text-indent="-0.25in" style:auto-text-indent="false"/>
    </style:style>
    <style:style style:name="P102" style:family="paragraph" style:parent-style-name="Standard" style:list-style-name="WWNum87">
      <style:paragraph-properties fo:margin-left="0.5in" fo:margin-right="0in" fo:text-indent="-0.25in" style:auto-text-indent="false"/>
    </style:style>
    <style:style style:name="P103" style:family="paragraph" style:parent-style-name="Standard" style:list-style-name="WWNum69">
      <style:paragraph-properties fo:margin-left="0.5in" fo:margin-right="0in" fo:text-indent="-0.25in" style:auto-text-indent="false"/>
    </style:style>
    <style:style style:name="P104" style:family="paragraph" style:parent-style-name="Standard" style:list-style-name="WWNum77">
      <style:paragraph-properties fo:margin-left="0.5in" fo:margin-right="0in" fo:text-indent="-0.25in" style:auto-text-indent="false"/>
    </style:style>
    <style:style style:name="P105" style:family="paragraph" style:parent-style-name="Standard">
      <style:paragraph-properties fo:margin-left="0.5in" fo:margin-right="0in" fo:text-indent="0in" style:auto-text-indent="false"/>
    </style:style>
    <style:style style:name="P106" style:family="paragraph" style:parent-style-name="Standard">
      <style:paragraph-properties fo:margin-left="0.5in" fo:margin-right="0in" fo:text-indent="0in" style:auto-text-indent="false"/>
      <style:text-properties style:font-name="Times New Roman" fo:font-size="12pt" style:font-name-asian="Times New Roman1" style:font-size-asian="12pt" style:font-name-complex="Times New Roman1" style:font-size-complex="12pt"/>
    </style:style>
    <style:style style:name="P107"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108"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fo:color="#4a86e8" style:font-name="Roboto" fo:font-size="10.5pt" style:font-name-asian="Roboto1" style:font-size-asian="10.5pt" style:font-name-complex="Roboto1" style:font-size-complex="10.5pt"/>
    </style:style>
    <style:style style:name="T3" style:family="text">
      <style:text-properties style:font-name="Roboto" fo:font-size="10.5pt" style:font-name-asian="Roboto1" style:font-size-asian="10.5pt" style:font-name-complex="Roboto1" style:font-size-complex="10.5pt"/>
    </style:style>
    <style:style style:name="T4"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5" style:family="text">
      <style:text-properties fo:color="#ff0000" style:font-name="Times New Roman" fo:font-size="12pt" style:font-name-asian="Times New Roman1" style:font-size-asian="12pt" style:font-name-complex="Times New Roman1" style:font-size-complex="12pt"/>
    </style:style>
    <style:style style:name="T6" style:family="text">
      <style:text-properties fo:color="#ff0000" style:font-name="Times New Roman" fo:font-size="12pt" style:text-underline-style="none" style:font-name-asian="Times New Roman1" style:font-size-asian="12pt" style:font-name-complex="Times New Roman1" style:font-size-complex="12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style:font-name-asian="Times New Roman1" style:font-size-asian="12pt" style:font-name-complex="Times New Roman1" style:font-size-complex="12pt" fo:background-color="#00ff00"/>
    </style:style>
    <style:style style:name="T9" style:family="text">
      <style:text-properties style:font-name="Times New Roman" fo:font-size="12pt" style:font-name-asian="Times New Roman1" style:font-size-asian="12pt" style:font-name-complex="Times New Roman1" style:font-size-complex="12pt" fo:background-color="#00ffff"/>
    </style:style>
    <style:style style:name="T10"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11"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12" style:family="text">
      <style:text-properties style:font-name="Times New Roman" fo:font-size="12pt" style:text-underline-style="none" style:font-name-asian="Times New Roman1" style:font-size-asian="12pt" style:font-name-complex="Times New Roman1" style:font-size-complex="12pt"/>
    </style:style>
    <style:style style:name="T13" style:family="text">
      <style:text-properties style:font-name="Times New Roman" fo:font-size="12pt" fo:background-color="#ff9900" loext:char-shading-value="0" style:font-name-asian="Times New Roman1" style:font-size-asian="12pt" style:font-name-complex="Times New Roman1" style:font-size-complex="12pt"/>
    </style:style>
    <style:style style:name="T14"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5" style:family="text">
      <style:text-properties style:font-name="Roboto" fo:font-size="10.5pt" style:font-name-asian="Roboto1" style:font-size-asian="10.5pt" style:font-name-complex="Roboto1" style:font-size-complex="10.5pt"/>
    </style:style>
    <style:style style:name="T16" style:family="text">
      <style:text-properties fo:color="#4a86e8" style:font-name="Roboto" fo:font-size="10.5pt" style:font-name-asian="Roboto1" style:font-size-asian="10.5pt" style:font-name-complex="Roboto1" style:font-size-complex="10.5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text text:use-soft-page-breaks="true">
      <text:tracked-changes text:track-changes="false">
        <text:changed-region xml:id="ct37927552" text:id="ct37927552">
          <text:format-change>
            <office:change-info>
              <dc:creator>Samuel Castillo</dc:creator>
              <dc:date>2023-12-27T03:03:08</dc:date>
            </office:change-info>
          </text:format-change>
        </text:changed-region>
        <text:changed-region xml:id="ct39633280" text:id="ct39633280">
          <text:format-change>
            <office:change-info>
              <dc:creator>Samuel Castillo</dc:creator>
              <dc:date>2023-12-27T03:02:45</dc:date>
            </office:change-info>
          </text:format-change>
        </text:changed-region>
        <text:changed-region xml:id="ct43335712" text:id="ct43335712">
          <text:insertion>
            <office:change-info>
              <dc:creator>Samuel Castillo</dc:creator>
              <dc:date>2023-12-27T03:01:36</dc:date>
            </office:change-info>
          </text:insertion>
        </text:changed-region>
        <text:changed-region xml:id="ct43219472" text:id="ct43219472">
          <text:insertion>
            <office:change-info>
              <dc:creator>Samuel Castillo</dc:creator>
              <dc:date>2023-12-27T03:01:36</dc:date>
            </office:change-info>
          </text:insertion>
        </text:changed-region>
        <text:changed-region xml:id="ct37736624" text:id="ct37736624">
          <text:deletion>
            <office:change-info>
              <dc:creator>Samuel Castillo</dc:creator>
              <dc:date>2023-12-27T03:01:36</dc:date>
            </office:change-info>
            <text:p text:style-name="Standard"><text:span text:style-name="T1">Instagram</text:span></text:p>
          </text:deletion>
        </text:changed-region>
        <text:changed-region xml:id="ct38182000" text:id="ct38182000">
          <text:insertion>
            <office:change-info>
              <dc:creator>Samuel Castillo</dc:creator>
              <dc:date>2023-12-27T03:01:36</dc:date>
            </office:change-info>
          </text:insertion>
        </text:changed-region>
        <text:changed-region xml:id="ct43278656" text:id="ct43278656">
          <text:deletion>
            <office:change-info>
              <dc:creator>Samuel Castillo</dc:creator>
              <dc:date>2023-12-27T03:01:36</dc:date>
            </office:change-info>
            <text:p text:style-name="Standard"><text:span text:style-name="T1">Instagram</text:span></text:p>
          </text:deletion>
        </text:changed-region>
        <text:changed-region xml:id="ct39764624" text:id="ct39764624">
          <text:insertion>
            <office:change-info>
              <dc:creator>Samuel Castillo</dc:creator>
              <dc:date>2023-12-27T03:01:36</dc:date>
            </office:change-info>
          </text:insertion>
        </text:changed-region>
        <text:changed-region xml:id="ct38818784" text:id="ct38818784">
          <text:deletion>
            <office:change-info>
              <dc:creator>Samuel Castillo</dc:creator>
              <dc:date>2023-12-27T03:01:36</dc:date>
            </office:change-info>
            <text:p text:style-name="Standard"><text:span text:style-name="T1">Instagram</text:span></text:p>
          </text:deletion>
        </text:changed-region>
        <text:changed-region xml:id="ct40849488" text:id="ct40849488">
          <text:insertion>
            <office:change-info>
              <dc:creator>Samuel Castillo</dc:creator>
              <dc:date>2023-12-27T02:56:18</dc:date>
            </office:change-info>
          </text:insertion>
        </text:changed-region>
        <text:changed-region xml:id="ct43278432" text:id="ct43278432">
          <text:deletion>
            <office:change-info>
              <dc:creator>Samuel Castillo</dc:creator>
              <dc:date>2023-12-27T02:56:18</dc:date>
            </office:change-info>
            <text:p text:style-name="Standard"><text:span text:style-name="T1">old)</text:span></text:p>
          </text:deletion>
        </text:changed-region>
        <text:changed-region xml:id="ct40637024" text:id="ct40637024">
          <text:insertion>
            <office:change-info>
              <dc:creator>Samuel Castillo</dc:creator>
              <dc:date>2023-12-27T02:56:48</dc:date>
            </office:change-info>
          </text:insertion>
        </text:changed-region>
        <text:changed-region xml:id="ct38506944" text:id="ct38506944">
          <text:deletion>
            <office:change-info>
              <dc:creator>Samuel Castillo</dc:creator>
              <dc:date>2023-12-27T02:57:18</dc:date>
            </office:change-info>
            <text:p text:style-name="Standard"><text:span text:style-name="T1">📷 Follow on Instagram "passexampa"</text:span></text:p>
            <text:p text:style-name="P1"/>
          </text:deletion>
        </text:changed-region>
        <text:changed-region xml:id="ct38816896" text:id="ct38816896">
          <text:insertion>
            <office:change-info>
              <dc:creator>Samuel Castillo</dc:creator>
              <dc:date>2023-12-27T02:57:31</dc:date>
            </office:change-info>
          </text:insertion>
        </text:changed-region>
        <text:changed-region xml:id="ct37735600" text:id="ct37735600">
          <text:deletion>
            <office:change-info>
              <dc:creator>Samuel Castillo</dc:creator>
              <dc:date>2023-12-27T02:57:29</dc:date>
            </office:change-info>
            <text:p text:style-name="Standard"><text:span text:style-name="T1">ExamPA.net</text:span></text:p>
          </text:deletion>
        </text:changed-region>
        <text:changed-region xml:id="ct40574624" text:id="ct40574624">
          <text:insertion>
            <office:change-info>
              <dc:creator>Samuel Castillo</dc:creator>
              <dc:date>2023-12-27T03:01:36</dc:date>
            </office:change-info>
          </text:insertion>
        </text:changed-region>
        <text:changed-region xml:id="ct40672192" text:id="ct40672192">
          <text:deletion>
            <office:change-info>
              <dc:creator>Samuel Castillo</dc:creator>
              <dc:date>2023-12-27T03:01:36</dc:date>
            </office:change-info>
            <text:p text:style-name="P2"><text:span text:style-name="T1">Instagram</text:span></text:p>
          </text:deletion>
        </text:changed-region>
        <text:changed-region xml:id="ct37735136" text:id="ct37735136">
          <text:insertion>
            <office:change-info>
              <dc:creator>Samuel Castillo</dc:creator>
              <dc:date>2023-12-27T03:01:36</dc:date>
            </office:change-info>
          </text:insertion>
        </text:changed-region>
        <text:changed-region xml:id="ct39847312" text:id="ct39847312">
          <text:deletion>
            <office:change-info>
              <dc:creator>Samuel Castillo</dc:creator>
              <dc:date>2023-12-27T03:01:36</dc:date>
            </office:change-info>
            <text:p text:style-name="P2"><text:span text:style-name="T1">Instagram</text:span></text:p>
          </text:deletion>
        </text:changed-region>
        <text:changed-region xml:id="ct40635296" text:id="ct40635296">
          <text:insertion>
            <office:change-info>
              <dc:creator>Samuel Castillo</dc:creator>
              <dc:date>2023-12-27T03:01:36</dc:date>
            </office:change-info>
          </text:insertion>
        </text:changed-region>
        <text:changed-region xml:id="ct38180080" text:id="ct38180080">
          <text:deletion>
            <office:change-info>
              <dc:creator>Samuel Castillo</dc:creator>
              <dc:date>2023-12-27T03:01:36</dc:date>
            </office:change-info>
            <text:p text:style-name="P2"><text:span text:style-name="T1">Instagram</text:span></text:p>
          </text:deletion>
        </text:changed-region>
        <text:changed-region xml:id="ct39108848" text:id="ct39108848">
          <text:insertion>
            <office:change-info>
              <dc:creator>Samuel Castillo</dc:creator>
              <dc:date>2023-12-27T02:57:43</dc:date>
            </office:change-info>
          </text:insertion>
        </text:changed-region>
        <text:changed-region xml:id="ct40294448" text:id="ct40294448">
          <text:deletion>
            <office:change-info>
              <dc:creator>Samuel Castillo</dc:creator>
              <dc:date>2023-12-27T02:57:40</dc:date>
            </office:change-info>
            <text:p text:style-name="Standard"><text:a xlink:type="simple" xlink:href="https://www.youtube.com/redirect?event=video_description&amp;redir_token=QUFFLUhqbEJnYlhqX2tUd21jZGgzdzVROXJZakY5VTRmUXxBQ3Jtc0trRE5jUkFxemZuMG05UndlM3BfQUlMY19fZmRiQnNyMXpyRG9Wdzk3cVVTZ0p6RXptc2szLWNqSG5PQl82UkNMbmRmM3pUQTltV182Mm91dmp0U0hZYy1kdnBCYm1GUDFVSWRnODlKbFVjQTE1Q3dFaw&amp;q=https%3A%2F%2Fexampa.net%2F%23enrollment&amp;v=yETi0CInepE" text:style-name="ListLabel_20_858" text:visited-style-name="ListLabel_20_858"><text:span text:style-name="T2">https://exampa.net/#enrollment</text:span></text:a></text:p>
            <text:p text:style-name="P3"/>
            <text:p text:style-name="Standard"><text:span text:style-name="T3">📷 Follow on Instagram "passexampa"</text:span></text:p>
          </text:deletion>
        </text:changed-region>
        <text:changed-region xml:id="ct38928480" text:id="ct38928480">
          <text:insertion>
            <office:change-info>
              <dc:creator>Samuel Castillo</dc:creator>
              <dc:date>2023-12-27T03:01:36</dc:date>
            </office:change-info>
          </text:insertion>
        </text:changed-region>
        <text:changed-region xml:id="ct40119152" text:id="ct40119152">
          <text:deletion>
            <office:change-info>
              <dc:creator>Samuel Castillo</dc:creator>
              <dc:date>2023-12-27T03:01:36</dc:date>
            </office:change-info>
            <text:p text:style-name="P2"><text:span text:style-name="T1">Instagram</text:span></text:p>
          </text:deletion>
        </text:changed-region>
        <text:changed-region xml:id="ct38922208" text:id="ct38922208">
          <text:insertion>
            <office:change-info>
              <dc:creator>Samuel Castillo</dc:creator>
              <dc:date>2023-12-27T03:01:36</dc:date>
            </office:change-info>
          </text:insertion>
        </text:changed-region>
        <text:changed-region xml:id="ct38921648" text:id="ct38921648">
          <text:deletion>
            <office:change-info>
              <dc:creator>Samuel Castillo</dc:creator>
              <dc:date>2023-12-27T03:01:36</dc:date>
            </office:change-info>
            <text:p text:style-name="P2"><text:span text:style-name="T1">Instagram</text:span></text:p>
          </text:deletion>
        </text:changed-region>
        <text:changed-region xml:id="ct38846112" text:id="ct38846112">
          <text:insertion>
            <office:change-info>
              <dc:creator>Samuel Castillo</dc:creator>
              <dc:date>2023-12-27T03:01:36</dc:date>
            </office:change-info>
          </text:insertion>
        </text:changed-region>
        <text:changed-region xml:id="ct38902336" text:id="ct38902336">
          <text:deletion>
            <office:change-info>
              <dc:creator>Samuel Castillo</dc:creator>
              <dc:date>2023-12-27T03:01:36</dc:date>
            </office:change-info>
            <text:p text:style-name="P2"><text:span text:style-name="T1">Instagram</text:span></text:p>
          </text:deletion>
        </text:changed-region>
        <text:changed-region xml:id="ct39270704" text:id="ct39270704">
          <text:insertion>
            <office:change-info>
              <dc:creator>Samuel Castillo</dc:creator>
              <dc:date>2023-12-27T03:01:36</dc:date>
            </office:change-info>
          </text:insertion>
        </text:changed-region>
        <text:changed-region xml:id="ct38365872" text:id="ct38365872">
          <text:deletion>
            <office:change-info>
              <dc:creator>Samuel Castillo</dc:creator>
              <dc:date>2023-12-27T03:01:36</dc:date>
            </office:change-info>
            <text:p text:style-name="P2"><text:span text:style-name="T1">Instagram</text:span></text:p>
          </text:deletion>
        </text:changed-region>
        <text:changed-region xml:id="ct40871232" text:id="ct40871232">
          <text:insertion>
            <office:change-info>
              <dc:creator>Samuel Castillo</dc:creator>
              <dc:date>2023-12-27T03:01:36</dc:date>
            </office:change-info>
          </text:insertion>
        </text:changed-region>
        <text:changed-region xml:id="ct40575984" text:id="ct40575984">
          <text:deletion>
            <office:change-info>
              <dc:creator>Samuel Castillo</dc:creator>
              <dc:date>2023-12-27T03:01:36</dc:date>
            </office:change-info>
            <text:p text:style-name="P2"><text:span text:style-name="T1">Instagram</text:span></text:p>
          </text:deletion>
        </text:changed-region>
        <text:changed-region xml:id="ct40522576" text:id="ct40522576">
          <text:insertion>
            <office:change-info>
              <dc:creator>Samuel Castillo</dc:creator>
              <dc:date>2023-12-27T02:57:52</dc:date>
            </office:change-info>
          </text:insertion>
        </text:changed-region>
        <text:changed-region xml:id="ct40324880" text:id="ct40324880">
          <text:deletion>
            <office:change-info>
              <dc:creator>Samuel Castillo</dc:creator>
              <dc:date>2023-12-27T02:57:51</dc:date>
            </office:change-info>
            <text:p text:style-name="Standard"><text:span text:style-name="T1"/></text:p>
            <text:p text:style-name="Standard"><text:span text:style-name="T1">https://exampa.net/</text:span></text:p>
          </text:deletion>
        </text:changed-region>
        <text:changed-region xml:id="ct40745296" text:id="ct40745296">
          <text:insertion>
            <office:change-info>
              <dc:creator>Samuel Castillo</dc:creator>
              <dc:date>2023-12-27T02:57:58</dc:date>
            </office:change-info>
          </text:insertion>
        </text:changed-region>
        <text:changed-region xml:id="ct39798144" text:id="ct39798144">
          <text:deletion>
            <office:change-info>
              <dc:creator>Samuel Castillo</dc:creator>
              <dc:date>2023-12-27T02:57:57</dc:date>
            </office:change-info>
            <text:p text:style-name="Standard"><text:span text:style-name="T1"/></text:p>
            <text:p text:style-name="Standard"><text:span text:style-name="T1">📷 Follow on Instagram "passexampa"</text:span></text:p>
          </text:deletion>
        </text:changed-region>
        <text:changed-region xml:id="ct40029728" text:id="ct40029728">
          <text:insertion>
            <office:change-info>
              <dc:creator>Samuel Castillo</dc:creator>
              <dc:date>2023-12-27T03:01:36</dc:date>
            </office:change-info>
          </text:insertion>
        </text:changed-region>
        <text:changed-region xml:id="ct40423584" text:id="ct40423584">
          <text:deletion>
            <office:change-info>
              <dc:creator>Samuel Castillo</dc:creator>
              <dc:date>2023-12-27T03:01:36</dc:date>
            </office:change-info>
            <text:p text:style-name="P2"><text:span text:style-name="T1">Instagram</text:span></text:p>
          </text:deletion>
        </text:changed-region>
        <text:changed-region xml:id="ct40915056" text:id="ct40915056">
          <text:insertion>
            <office:change-info>
              <dc:creator>Samuel Castillo</dc:creator>
              <dc:date>2023-12-27T03:01:36</dc:date>
            </office:change-info>
          </text:insertion>
        </text:changed-region>
        <text:changed-region xml:id="ct39964352" text:id="ct39964352">
          <text:deletion>
            <office:change-info>
              <dc:creator>Samuel Castillo</dc:creator>
              <dc:date>2023-12-27T03:01:36</dc:date>
            </office:change-info>
            <text:p text:style-name="P2"><text:span text:style-name="T1">Instagram</text:span></text:p>
          </text:deletion>
        </text:changed-region>
        <text:changed-region xml:id="ct39859232" text:id="ct39859232">
          <text:insertion>
            <office:change-info>
              <dc:creator>Samuel Castillo</dc:creator>
              <dc:date>2023-12-27T03:01:36</dc:date>
            </office:change-info>
          </text:insertion>
        </text:changed-region>
        <text:changed-region xml:id="ct40900864" text:id="ct40900864">
          <text:deletion>
            <office:change-info>
              <dc:creator>Samuel Castillo</dc:creator>
              <dc:date>2023-12-27T03:01:36</dc:date>
            </office:change-info>
            <text:p text:style-name="P2"><text:span text:style-name="T1">Instagram</text:span></text:p>
          </text:deletion>
        </text:changed-region>
        <text:changed-region xml:id="ct39270384" text:id="ct39270384">
          <text:insertion>
            <office:change-info>
              <dc:creator>Samuel Castillo</dc:creator>
              <dc:date>2023-12-27T03:01:36</dc:date>
            </office:change-info>
          </text:insertion>
        </text:changed-region>
        <text:changed-region xml:id="ct38927952" text:id="ct38927952">
          <text:deletion>
            <office:change-info>
              <dc:creator>Samuel Castillo</dc:creator>
              <dc:date>2023-12-27T03:01:36</dc:date>
            </office:change-info>
            <text:p text:style-name="P2"><text:span text:style-name="T1">Instagram</text:span></text:p>
          </text:deletion>
        </text:changed-region>
        <text:changed-region xml:id="ct38350784" text:id="ct38350784">
          <text:insertion>
            <office:change-info>
              <dc:creator>Samuel Castillo</dc:creator>
              <dc:date>2023-12-27T03:01:36</dc:date>
            </office:change-info>
          </text:insertion>
        </text:changed-region>
        <text:changed-region xml:id="ct40683728" text:id="ct40683728">
          <text:deletion>
            <office:change-info>
              <dc:creator>Samuel Castillo</dc:creator>
              <dc:date>2023-12-27T03:01:36</dc:date>
            </office:change-info>
            <text:p text:style-name="P2"><text:span text:style-name="T1">Instagram</text:span></text:p>
          </text:deletion>
        </text:changed-region>
        <text:changed-region xml:id="ct39009968" text:id="ct39009968">
          <text:insertion>
            <office:change-info>
              <dc:creator>Samuel Castillo</dc:creator>
              <dc:date>2023-12-27T02:58:04</dc:date>
            </office:change-info>
          </text:insertion>
        </text:changed-region>
        <text:changed-region xml:id="ct39042976" text:id="ct39042976">
          <text:deletion>
            <office:change-info>
              <dc:creator>Samuel Castillo</dc:creator>
              <dc:date>2023-12-27T02:58:04</dc:date>
            </office:change-info>
            <text:p text:style-name="Standard"><text:a xlink:type="simple" xlink:href="about:blank" text:style-name="ListLabel_20_856" text:visited-style-name="ListLabel_20_856"><text:span text:style-name="T4">https://exampa.net/</text:span></text:a></text:p>
          </text:deletion>
        </text:changed-region>
        <text:changed-region xml:id="ct38352080" text:id="ct38352080">
          <text:insertion>
            <office:change-info>
              <dc:creator>Samuel Castillo</dc:creator>
              <dc:date>2023-12-27T03:01:36</dc:date>
            </office:change-info>
          </text:insertion>
        </text:changed-region>
        <text:changed-region xml:id="ct38464720" text:id="ct38464720">
          <text:deletion>
            <office:change-info>
              <dc:creator>Samuel Castillo</dc:creator>
              <dc:date>2023-12-27T03:01:36</dc:date>
            </office:change-info>
            <text:p text:style-name="Standard"><text:span text:style-name="T1">Instagram</text:span></text:p>
          </text:deletion>
        </text:changed-region>
        <text:changed-region xml:id="ct40032432" text:id="ct40032432">
          <text:insertion>
            <office:change-info>
              <dc:creator>Samuel Castillo</dc:creator>
              <dc:date>2023-12-27T03:01:36</dc:date>
            </office:change-info>
          </text:insertion>
        </text:changed-region>
        <text:changed-region xml:id="ct39853552" text:id="ct39853552">
          <text:deletion>
            <office:change-info>
              <dc:creator>Samuel Castillo</dc:creator>
              <dc:date>2023-12-27T03:01:36</dc:date>
            </office:change-info>
            <text:p text:style-name="P2"><text:span text:style-name="T1">Instagram</text:span></text:p>
          </text:deletion>
        </text:changed-region>
        <text:changed-region xml:id="ct38947696" text:id="ct38947696">
          <text:insertion>
            <office:change-info>
              <dc:creator>Samuel Castillo</dc:creator>
              <dc:date>2023-12-27T03:01:36</dc:date>
            </office:change-info>
          </text:insertion>
        </text:changed-region>
        <text:changed-region xml:id="ct39009600" text:id="ct39009600">
          <text:deletion>
            <office:change-info>
              <dc:creator>Samuel Castillo</dc:creator>
              <dc:date>2023-12-27T03:01:36</dc:date>
            </office:change-info>
            <text:p text:style-name="P2"><text:span text:style-name="T1">Instagram</text:span></text:p>
          </text:deletion>
        </text:changed-region>
        <text:changed-region xml:id="ct39043952" text:id="ct39043952">
          <text:insertion>
            <office:change-info>
              <dc:creator>Samuel Castillo</dc:creator>
              <dc:date>2023-12-27T03:01:36</dc:date>
            </office:change-info>
          </text:insertion>
        </text:changed-region>
        <text:changed-region xml:id="ct39708352" text:id="ct39708352">
          <text:deletion>
            <office:change-info>
              <dc:creator>Samuel Castillo</dc:creator>
              <dc:date>2023-12-27T03:01:36</dc:date>
            </office:change-info>
            <text:p text:style-name="P2"><text:span text:style-name="T1">Instagram</text:span></text:p>
          </text:deletion>
        </text:changed-region>
        <text:changed-region xml:id="ct38658704" text:id="ct38658704">
          <text:insertion>
            <office:change-info>
              <dc:creator>Samuel Castillo</dc:creator>
              <dc:date>2023-12-27T03:01:36</dc:date>
            </office:change-info>
          </text:insertion>
        </text:changed-region>
        <text:changed-region xml:id="ct38894000" text:id="ct38894000">
          <text:deletion>
            <office:change-info>
              <dc:creator>Samuel Castillo</dc:creator>
              <dc:date>2023-12-27T03:01:36</dc:date>
            </office:change-info>
            <text:p text:style-name="P2"><text:span text:style-name="T1">Instagram</text:span></text:p>
          </text:deletion>
        </text:changed-region>
        <text:changed-region xml:id="ct38521472" text:id="ct38521472">
          <text:insertion>
            <office:change-info>
              <dc:creator>Samuel Castillo</dc:creator>
              <dc:date>2023-12-27T03:01:36</dc:date>
            </office:change-info>
          </text:insertion>
        </text:changed-region>
        <text:changed-region xml:id="ct38566704" text:id="ct38566704">
          <text:deletion>
            <office:change-info>
              <dc:creator>Samuel Castillo</dc:creator>
              <dc:date>2023-12-27T03:01:36</dc:date>
            </office:change-info>
            <text:p text:style-name="P2"><text:span text:style-name="T1">Instagram</text:span></text:p>
          </text:deletion>
        </text:changed-region>
        <text:changed-region xml:id="ct39566496" text:id="ct39566496">
          <text:insertion>
            <office:change-info>
              <dc:creator>Samuel Castillo</dc:creator>
              <dc:date>2023-12-27T03:01:36</dc:date>
            </office:change-info>
          </text:insertion>
        </text:changed-region>
        <text:changed-region xml:id="ct39565776" text:id="ct39565776">
          <text:deletion>
            <office:change-info>
              <dc:creator>Samuel Castillo</dc:creator>
              <dc:date>2023-12-27T03:01:36</dc:date>
            </office:change-info>
            <text:p text:style-name="Standard"><text:span text:style-name="T1">Instagram</text:span></text:p>
          </text:deletion>
        </text:changed-region>
        <text:changed-region xml:id="ct39397280" text:id="ct39397280">
          <text:insertion>
            <office:change-info>
              <dc:creator>Samuel Castillo</dc:creator>
              <dc:date>2023-12-27T03:01:36</dc:date>
            </office:change-info>
          </text:insertion>
        </text:changed-region>
        <text:changed-region xml:id="ct39558864" text:id="ct39558864">
          <text:deletion>
            <office:change-info>
              <dc:creator>Samuel Castillo</dc:creator>
              <dc:date>2023-12-27T03:01:36</dc:date>
            </office:change-info>
            <text:p text:style-name="P2"><text:span text:style-name="T1">Instagram</text:span></text:p>
          </text:deletion>
        </text:changed-region>
        <text:changed-region xml:id="ct39252736" text:id="ct39252736">
          <text:insertion>
            <office:change-info>
              <dc:creator>Samuel Castillo</dc:creator>
              <dc:date>2023-12-27T03:01:36</dc:date>
            </office:change-info>
          </text:insertion>
        </text:changed-region>
        <text:changed-region xml:id="ct39335168" text:id="ct39335168">
          <text:deletion>
            <office:change-info>
              <dc:creator>Samuel Castillo</dc:creator>
              <dc:date>2023-12-27T03:01:36</dc:date>
            </office:change-info>
            <text:p text:style-name="P2"><text:span text:style-name="T1">Instagram</text:span></text:p>
          </text:deletion>
        </text:changed-region>
        <text:changed-region xml:id="ct39362000" text:id="ct39362000">
          <text:insertion>
            <office:change-info>
              <dc:creator>Samuel Castillo</dc:creator>
              <dc:date>2023-12-27T03:01:36</dc:date>
            </office:change-info>
          </text:insertion>
        </text:changed-region>
        <text:changed-region xml:id="ct39557728" text:id="ct39557728">
          <text:deletion>
            <office:change-info>
              <dc:creator>Samuel Castillo</dc:creator>
              <dc:date>2023-12-27T03:01:36</dc:date>
            </office:change-info>
            <text:p text:style-name="P2"><text:span text:style-name="T1">Instagram</text:span></text:p>
          </text:deletion>
        </text:changed-region>
        <text:changed-region xml:id="ct39399296" text:id="ct39399296">
          <text:insertion>
            <office:change-info>
              <dc:creator>Samuel Castillo</dc:creator>
              <dc:date>2023-12-27T03:01:36</dc:date>
            </office:change-info>
          </text:insertion>
        </text:changed-region>
        <text:changed-region xml:id="ct39398784" text:id="ct39398784">
          <text:deletion>
            <office:change-info>
              <dc:creator>Samuel Castillo</dc:creator>
              <dc:date>2023-12-27T03:01:36</dc:date>
            </office:change-info>
            <text:p text:style-name="P2"><text:span text:style-name="T1">Instagram</text:span></text:p>
          </text:deletion>
        </text:changed-region>
        <text:changed-region xml:id="ct39209056" text:id="ct39209056">
          <text:insertion>
            <office:change-info>
              <dc:creator>Samuel Castillo</dc:creator>
              <dc:date>2023-12-27T03:01:36</dc:date>
            </office:change-info>
          </text:insertion>
        </text:changed-region>
        <text:changed-region xml:id="ct39105392" text:id="ct39105392">
          <text:deletion>
            <office:change-info>
              <dc:creator>Samuel Castillo</dc:creator>
              <dc:date>2023-12-27T03:01:36</dc:date>
            </office:change-info>
            <text:p text:style-name="P2"><text:span text:style-name="T1">Instagram</text:span></text:p>
          </text:deletion>
        </text:changed-region>
        <text:changed-region xml:id="ct39916960" text:id="ct39916960">
          <text:deletion>
            <office:change-info>
              <dc:creator>Samuel Castillo</dc:creator>
              <dc:date>2023-12-27T02:58:24</dc:date>
            </office:change-info>
            <text:p text:style-name="P1"/>
            <text:p text:style-name="Standard"><text:span text:style-name="T1">📷 Follow on Instagram "passexampa"</text:span></text:p>
          </text:deletion>
        </text:changed-region>
        <text:changed-region xml:id="ct40664848" text:id="ct40664848">
          <text:insertion>
            <office:change-info>
              <dc:creator>Samuel Castillo</dc:creator>
              <dc:date>2023-12-27T03:01:36</dc:date>
            </office:change-info>
          </text:insertion>
        </text:changed-region>
        <text:changed-region xml:id="ct40222576" text:id="ct40222576">
          <text:deletion>
            <office:change-info>
              <dc:creator>Samuel Castillo</dc:creator>
              <dc:date>2023-12-27T03:01:36</dc:date>
            </office:change-info>
            <text:p text:style-name="P2"><text:span text:style-name="T1">Instagram</text:span></text:p>
          </text:deletion>
        </text:changed-region>
        <text:changed-region xml:id="ct39254544" text:id="ct39254544">
          <text:insertion>
            <office:change-info>
              <dc:creator>Samuel Castillo</dc:creator>
              <dc:date>2023-12-27T03:01:36</dc:date>
            </office:change-info>
          </text:insertion>
        </text:changed-region>
        <text:changed-region xml:id="ct39369088" text:id="ct39369088">
          <text:deletion>
            <office:change-info>
              <dc:creator>Samuel Castillo</dc:creator>
              <dc:date>2023-12-27T03:01:36</dc:date>
            </office:change-info>
            <text:p text:style-name="P2"><text:span text:style-name="T1">Instagram</text:span></text:p>
          </text:deletion>
        </text:changed-region>
        <text:changed-region xml:id="ct40701296" text:id="ct40701296">
          <text:insertion>
            <office:change-info>
              <dc:creator>Samuel Castillo</dc:creator>
              <dc:date>2023-12-27T03:01:36</dc:date>
            </office:change-info>
          </text:insertion>
        </text:changed-region>
        <text:changed-region xml:id="ct40520272" text:id="ct40520272">
          <text:deletion>
            <office:change-info>
              <dc:creator>Samuel Castillo</dc:creator>
              <dc:date>2023-12-27T03:01:36</dc:date>
            </office:change-info>
            <text:p text:style-name="P2"><text:span text:style-name="T1">Instagram</text:span></text:p>
          </text:deletion>
        </text:changed-region>
        <text:changed-region xml:id="ct38893728" text:id="ct38893728">
          <text:insertion>
            <office:change-info>
              <dc:creator>Samuel Castillo</dc:creator>
              <dc:date>2023-12-27T03:01:36</dc:date>
            </office:change-info>
          </text:insertion>
        </text:changed-region>
        <text:changed-region xml:id="ct38513904" text:id="ct38513904">
          <text:deletion>
            <office:change-info>
              <dc:creator>Samuel Castillo</dc:creator>
              <dc:date>2023-12-27T03:01:36</dc:date>
            </office:change-info>
            <text:p text:style-name="P2"><text:span text:style-name="T1">Instagram</text:span></text:p>
          </text:deletion>
        </text:changed-region>
        <text:changed-region xml:id="ct38785024" text:id="ct38785024">
          <text:insertion>
            <office:change-info>
              <dc:creator>Samuel Castillo</dc:creator>
              <dc:date>2023-12-27T03:01:36</dc:date>
            </office:change-info>
          </text:insertion>
        </text:changed-region>
        <text:changed-region xml:id="ct40481152" text:id="ct40481152">
          <text:deletion>
            <office:change-info>
              <dc:creator>Samuel Castillo</dc:creator>
              <dc:date>2023-12-27T03:01:36</dc:date>
            </office:change-info>
            <text:p text:style-name="P2"><text:span text:style-name="T1">Instagram</text:span></text:p>
          </text:deletion>
        </text:changed-region>
        <text:changed-region xml:id="ct39796048" text:id="ct39796048">
          <text:deletion>
            <office:change-info>
              <dc:creator>Samuel Castillo</dc:creator>
              <dc:date>2023-12-27T02:58:33</dc:date>
            </office:change-info>
            <text:p text:style-name="Standard"><text:span text:style-name="T1">📷 Follow on Instagram "passexampa"</text:span></text:p>
            <text:p text:style-name="P1"/>
          </text:deletion>
        </text:changed-region>
        <text:changed-region xml:id="ct38598352" text:id="ct38598352">
          <text:deletion>
            <office:change-info>
              <dc:creator>Samuel Castillo</dc:creator>
              <dc:date>2023-12-27T03:00:33</dc:date>
            </office:change-info>
            <text:p text:style-name="P2"><text:span text:style-name="T1"><text:s/>and Follow me on Instagram "passexampa" for more exam insights!</text:span></text:p>
          </text:deletion>
        </text:changed-region>
        <text:changed-region xml:id="ct38598880" text:id="ct38598880">
          <text:deletion>
            <office:change-info>
              <dc:creator>Samuel Castillo</dc:creator>
              <dc:date>2023-12-27T03:00:42</dc:date>
            </office:change-info>
            <text:p text:style-name="P2"><text:span text:style-name="T1"><text:s/>and Follow me on Instagram "passexampa" for exclusive updates!</text:span></text:p>
          </text:deletion>
        </text:changed-region>
        <text:changed-region xml:id="ct38402608" text:id="ct38402608">
          <text:insertion>
            <office:change-info>
              <dc:creator>Samuel Castillo</dc:creator>
              <dc:date>2023-12-27T03:01:36</dc:date>
            </office:change-info>
          </text:insertion>
        </text:changed-region>
        <text:changed-region xml:id="ct38519760" text:id="ct38519760">
          <text:deletion>
            <office:change-info>
              <dc:creator>Samuel Castillo</dc:creator>
              <dc:date>2023-12-27T03:01:36</dc:date>
            </office:change-info>
            <text:p text:style-name="P2"><text:span text:style-name="T1">Instagram</text:span></text:p>
          </text:deletion>
        </text:changed-region>
        <text:changed-region xml:id="ct38670704" text:id="ct38670704">
          <text:deletion>
            <office:change-info>
              <dc:creator>Samuel Castillo</dc:creator>
              <dc:date>2023-12-27T03:00:50</dc:date>
            </office:change-info>
            <text:p text:style-name="P2"><text:span text:style-name="T1"><text:s/>Follow me on Instagram "passexampa" for ongoing support!</text:span></text:p>
          </text:deletion>
        </text:changed-region>
        <text:changed-region xml:id="ct40896096" text:id="ct40896096">
          <text:insertion>
            <office:change-info>
              <dc:creator>Samuel Castillo</dc:creator>
              <dc:date>2023-12-27T03:01:36</dc:date>
            </office:change-info>
          </text:insertion>
        </text:changed-region>
        <text:changed-region xml:id="ct40888912" text:id="ct40888912">
          <text:deletion>
            <office:change-info>
              <dc:creator>Samuel Castillo</dc:creator>
              <dc:date>2023-12-27T03:01:36</dc:date>
            </office:change-info>
            <text:p text:style-name="P2"><text:span text:style-name="T1">Instagram</text:span></text:p>
          </text:deletion>
        </text:changed-region>
        <text:changed-region xml:id="ct40889520" text:id="ct40889520">
          <text:deletion>
            <office:change-info>
              <dc:creator>Samuel Castillo</dc:creator>
              <dc:date>2023-12-27T03:00:55</dc:date>
            </office:change-info>
            <text:p text:style-name="P1"/>
            <text:p text:style-name="Standard"><text:span text:style-name="T1">📷 Follow on Instagram "passexampa"</text:span></text:p>
          </text:deletion>
        </text:changed-region>
        <text:changed-region xml:id="ct40339136" text:id="ct40339136">
          <text:insertion>
            <office:change-info>
              <dc:creator>Samuel Castillo</dc:creator>
              <dc:date>2023-12-27T03:01:36</dc:date>
            </office:change-info>
          </text:insertion>
        </text:changed-region>
        <text:changed-region xml:id="ct40252016" text:id="ct40252016">
          <text:deletion>
            <office:change-info>
              <dc:creator>Samuel Castillo</dc:creator>
              <dc:date>2023-12-27T03:01:36</dc:date>
            </office:change-info>
            <text:p text:style-name="P2"><text:span text:style-name="T1">Instagram</text:span></text:p>
          </text:deletion>
        </text:changed-region>
        <text:changed-region xml:id="ct40514128" text:id="ct40514128">
          <text:deletion>
            <office:change-info>
              <dc:creator>Samuel Castillo</dc:creator>
              <dc:date>2023-12-27T03:01:03</dc:date>
            </office:change-info>
            <text:p text:style-name="P2"><text:span text:style-name="T1"><text:s/>Follow me on Instagram "passexampa" for exclusive content and exam tips!</text:span></text:p>
          </text:deletion>
        </text:changed-region>
        <text:changed-region xml:id="ct39559520" text:id="ct39559520">
          <text:deletion>
            <office:change-info>
              <dc:creator>Samuel Castillo</dc:creator>
              <dc:date>2023-12-27T03:01:08</dc:date>
            </office:change-info>
            <text:p text:style-name="P2"><text:span text:style-name="T1"><text:s/>Follow me on Instagram "passexampa" for ongoing support and exclusive updates!</text:span></text:p>
          </text:deletion>
        </text:changed-region>
        <text:changed-region xml:id="ct38421616" text:id="ct38421616">
          <text:insertion>
            <office:change-info>
              <dc:creator>Samuel Castillo</dc:creator>
              <dc:date>2023-12-27T03:01:36</dc:date>
            </office:change-info>
          </text:insertion>
        </text:changed-region>
        <text:changed-region xml:id="ct39588704" text:id="ct39588704">
          <text:deletion>
            <office:change-info>
              <dc:creator>Samuel Castillo</dc:creator>
              <dc:date>2023-12-27T03:01:36</dc:date>
            </office:change-info>
            <text:p text:style-name="P2"><text:span text:style-name="T1">Instagram</text:span></text:p>
          </text:deletion>
        </text:changed-region>
        <text:changed-region xml:id="ct39627440" text:id="ct39627440">
          <text:insertion>
            <office:change-info>
              <dc:creator>Samuel Castillo</dc:creator>
              <dc:date>2023-12-27T03:01:36</dc:date>
            </office:change-info>
          </text:insertion>
        </text:changed-region>
        <text:changed-region xml:id="ct39323200" text:id="ct39323200">
          <text:deletion>
            <office:change-info>
              <dc:creator>Samuel Castillo</dc:creator>
              <dc:date>2023-12-27T03:01:36</dc:date>
            </office:change-info>
            <text:p text:style-name="P2"><text:span text:style-name="T1">Instagram</text:span></text:p>
          </text:deletion>
        </text:changed-region>
        <text:changed-region xml:id="ct39195344" text:id="ct39195344">
          <text:insertion>
            <office:change-info>
              <dc:creator>Samuel Castillo</dc:creator>
              <dc:date>2023-12-27T03:01:36</dc:date>
            </office:change-info>
          </text:insertion>
        </text:changed-region>
        <text:changed-region xml:id="ct39626320" text:id="ct39626320">
          <text:deletion>
            <office:change-info>
              <dc:creator>Samuel Castillo</dc:creator>
              <dc:date>2023-12-27T03:01:36</dc:date>
            </office:change-info>
            <text:p text:style-name="Standard"><text:span text:style-name="T1">Instagram</text:span></text:p>
          </text:deletion>
        </text:changed-region>
        <text:changed-region xml:id="ct40743568" text:id="ct40743568">
          <text:insertion>
            <office:change-info>
              <dc:creator>Samuel Castillo</dc:creator>
              <dc:date>2023-12-27T03:01:36</dc:date>
            </office:change-info>
          </text:insertion>
        </text:changed-region>
        <text:changed-region xml:id="ct38642864" text:id="ct38642864">
          <text:deletion>
            <office:change-info>
              <dc:creator>Samuel Castillo</dc:creator>
              <dc:date>2023-12-27T03:01:36</dc:date>
            </office:change-info>
            <text:p text:style-name="P2"><text:span text:style-name="T1">Instagram</text:span></text:p>
          </text:deletion>
        </text:changed-region>
        <text:changed-region xml:id="ct38875008" text:id="ct38875008">
          <text:insertion>
            <office:change-info>
              <dc:creator>Samuel Castillo</dc:creator>
              <dc:date>2023-12-27T03:01:36</dc:date>
            </office:change-info>
          </text:insertion>
        </text:changed-region>
        <text:changed-region xml:id="ct38899408" text:id="ct38899408">
          <text:deletion>
            <office:change-info>
              <dc:creator>Samuel Castillo</dc:creator>
              <dc:date>2023-12-27T03:01:36</dc:date>
            </office:change-info>
            <text:p text:style-name="P2"><text:span text:style-name="T1">Instagram</text:span></text:p>
          </text:deletion>
        </text:changed-region>
        <text:changed-region xml:id="ct38247152" text:id="ct38247152">
          <text:insertion>
            <office:change-info>
              <dc:creator>Samuel Castillo</dc:creator>
              <dc:date>2023-12-27T03:01:36</dc:date>
            </office:change-info>
          </text:insertion>
        </text:changed-region>
        <text:changed-region xml:id="ct38760000" text:id="ct38760000">
          <text:deletion>
            <office:change-info>
              <dc:creator>Samuel Castillo</dc:creator>
              <dc:date>2023-12-27T03:01:36</dc:date>
            </office:change-info>
            <text:p text:style-name="P2"><text:span text:style-name="T1">Instagram</text:span></text:p>
          </text:deletion>
        </text:changed-region>
        <text:changed-region xml:id="ct38760224" text:id="ct38760224">
          <text:insertion>
            <office:change-info>
              <dc:creator>Samuel Castillo</dc:creator>
              <dc:date>2023-12-27T03:01:36</dc:date>
            </office:change-info>
          </text:insertion>
        </text:changed-region>
        <text:changed-region xml:id="ct38759104" text:id="ct38759104">
          <text:deletion>
            <office:change-info>
              <dc:creator>Samuel Castillo</dc:creator>
              <dc:date>2023-12-27T03:01:36</dc:date>
            </office:change-info>
            <text:p text:style-name="P2"><text:span text:style-name="T1">Instagram</text:span></text:p>
          </text:deletion>
        </text:changed-region>
        <text:changed-region xml:id="ct38247376" text:id="ct38247376">
          <text:insertion>
            <office:change-info>
              <dc:creator>Samuel Castillo</dc:creator>
              <dc:date>2023-12-27T03:01:36</dc:date>
            </office:change-info>
          </text:insertion>
        </text:changed-region>
        <text:changed-region xml:id="ct38610640" text:id="ct38610640">
          <text:deletion>
            <office:change-info>
              <dc:creator>Samuel Castillo</dc:creator>
              <dc:date>2023-12-27T03:01:36</dc:date>
            </office:change-info>
            <text:p text:style-name="P2"><text:span text:style-name="T1">Instagram</text:span></text:p>
          </text:deletion>
        </text:changed-region>
        <text:changed-region xml:id="ct40543840" text:id="ct40543840">
          <text:insertion>
            <office:change-info>
              <dc:creator>Samuel Castillo</dc:creator>
              <dc:date>2023-12-27T03:01:36</dc:date>
            </office:change-info>
          </text:insertion>
        </text:changed-region>
        <text:changed-region xml:id="ct40426608" text:id="ct40426608">
          <text:deletion>
            <office:change-info>
              <dc:creator>Samuel Castillo</dc:creator>
              <dc:date>2023-12-27T03:01:36</dc:date>
            </office:change-info>
            <text:p text:style-name="Standard"><text:span text:style-name="T1">Instagram</text:span></text:p>
          </text:deletion>
        </text:changed-region>
        <text:changed-region xml:id="ct40902816" text:id="ct40902816">
          <text:insertion>
            <office:change-info>
              <dc:creator>Samuel Castillo</dc:creator>
              <dc:date>2023-12-27T03:01:36</dc:date>
            </office:change-info>
          </text:insertion>
        </text:changed-region>
        <text:changed-region xml:id="ct38422512" text:id="ct38422512">
          <text:deletion>
            <office:change-info>
              <dc:creator>Samuel Castillo</dc:creator>
              <dc:date>2023-12-27T03:01:36</dc:date>
            </office:change-info>
            <text:p text:style-name="P2"><text:span text:style-name="T1">Instagram</text:span></text:p>
          </text:deletion>
        </text:changed-region>
        <text:changed-region xml:id="ct39071680" text:id="ct39071680">
          <text:insertion>
            <office:change-info>
              <dc:creator>Samuel Castillo</dc:creator>
              <dc:date>2023-12-27T03:01:36</dc:date>
            </office:change-info>
          </text:insertion>
        </text:changed-region>
        <text:changed-region xml:id="ct40920432" text:id="ct40920432">
          <text:deletion>
            <office:change-info>
              <dc:creator>Samuel Castillo</dc:creator>
              <dc:date>2023-12-27T03:01:36</dc:date>
            </office:change-info>
            <text:p text:style-name="P2"><text:span text:style-name="T1">Instagram</text:span></text:p>
          </text:deletion>
        </text:changed-region>
        <text:changed-region xml:id="ct39887936" text:id="ct39887936">
          <text:insertion>
            <office:change-info>
              <dc:creator>Samuel Castillo</dc:creator>
              <dc:date>2023-12-27T03:01:36</dc:date>
            </office:change-info>
          </text:insertion>
        </text:changed-region>
        <text:changed-region xml:id="ct38581728" text:id="ct38581728">
          <text:deletion>
            <office:change-info>
              <dc:creator>Samuel Castillo</dc:creator>
              <dc:date>2023-12-27T03:01:36</dc:date>
            </office:change-info>
            <text:p text:style-name="P2"><text:span text:style-name="T1">Instagram</text:span></text:p>
          </text:deletion>
        </text:changed-region>
        <text:changed-region xml:id="ct40917712" text:id="ct40917712">
          <text:insertion>
            <office:change-info>
              <dc:creator>Samuel Castillo</dc:creator>
              <dc:date>2023-12-27T03:01:36</dc:date>
            </office:change-info>
          </text:insertion>
        </text:changed-region>
        <text:changed-region xml:id="ct38439264" text:id="ct38439264">
          <text:deletion>
            <office:change-info>
              <dc:creator>Samuel Castillo</dc:creator>
              <dc:date>2023-12-27T03:01:36</dc:date>
            </office:change-info>
            <text:p text:style-name="P2"><text:span text:style-name="T1">Instagram</text:span></text:p>
          </text:deletion>
        </text:changed-region>
        <text:changed-region xml:id="ct39324368" text:id="ct39324368">
          <text:insertion>
            <office:change-info>
              <dc:creator>Samuel Castillo</dc:creator>
              <dc:date>2023-12-27T03:01:36</dc:date>
            </office:change-info>
          </text:insertion>
        </text:changed-region>
        <text:changed-region xml:id="ct39741760" text:id="ct39741760">
          <text:deletion>
            <office:change-info>
              <dc:creator>Samuel Castillo</dc:creator>
              <dc:date>2023-12-27T03:01:36</dc:date>
            </office:change-info>
            <text:p text:style-name="P2"><text:span text:style-name="T1">Instagram</text:span></text:p>
          </text:deletion>
        </text:changed-region>
        <text:changed-region xml:id="ct39683824" text:id="ct39683824">
          <text:insertion>
            <office:change-info>
              <dc:creator>Samuel Castillo</dc:creator>
              <dc:date>2023-12-27T03:01:36</dc:date>
            </office:change-info>
          </text:insertion>
        </text:changed-region>
        <text:changed-region xml:id="ct39683504" text:id="ct39683504">
          <text:deletion>
            <office:change-info>
              <dc:creator>Samuel Castillo</dc:creator>
              <dc:date>2023-12-27T03:01:36</dc:date>
            </office:change-info>
            <text:p text:style-name="Standard"><text:span text:style-name="T1">Instagram</text:span></text:p>
          </text:deletion>
        </text:changed-region>
        <text:changed-region xml:id="ct39789696" text:id="ct39789696">
          <text:insertion>
            <office:change-info>
              <dc:creator>Samuel Castillo</dc:creator>
              <dc:date>2023-12-27T03:01:36</dc:date>
            </office:change-info>
          </text:insertion>
        </text:changed-region>
        <text:changed-region xml:id="ct39486192" text:id="ct39486192">
          <text:deletion>
            <office:change-info>
              <dc:creator>Samuel Castillo</dc:creator>
              <dc:date>2023-12-27T03:01:36</dc:date>
            </office:change-info>
            <text:p text:style-name="P2"><text:span text:style-name="T1">Instagram</text:span></text:p>
          </text:deletion>
        </text:changed-region>
        <text:changed-region xml:id="ct39473184" text:id="ct39473184">
          <text:insertion>
            <office:change-info>
              <dc:creator>Samuel Castillo</dc:creator>
              <dc:date>2023-12-27T03:01:36</dc:date>
            </office:change-info>
          </text:insertion>
        </text:changed-region>
        <text:changed-region xml:id="ct39353440" text:id="ct39353440">
          <text:deletion>
            <office:change-info>
              <dc:creator>Samuel Castillo</dc:creator>
              <dc:date>2023-12-27T03:01:36</dc:date>
            </office:change-info>
            <text:p text:style-name="P2"><text:span text:style-name="T1">Instagram</text:span></text:p>
          </text:deletion>
        </text:changed-region>
        <text:changed-region xml:id="ct39788832" text:id="ct39788832">
          <text:insertion>
            <office:change-info>
              <dc:creator>Samuel Castillo</dc:creator>
              <dc:date>2023-12-27T03:01:36</dc:date>
            </office:change-info>
          </text:insertion>
        </text:changed-region>
        <text:changed-region xml:id="ct39684048" text:id="ct39684048">
          <text:deletion>
            <office:change-info>
              <dc:creator>Samuel Castillo</dc:creator>
              <dc:date>2023-12-27T03:01:36</dc:date>
            </office:change-info>
            <text:p text:style-name="P2"><text:span text:style-name="T1">Instagram</text:span></text:p>
          </text:deletion>
        </text:changed-region>
        <text:changed-region xml:id="ct39444352" text:id="ct39444352">
          <text:insertion>
            <office:change-info>
              <dc:creator>Samuel Castillo</dc:creator>
              <dc:date>2023-12-27T03:01:36</dc:date>
            </office:change-info>
          </text:insertion>
        </text:changed-region>
        <text:changed-region xml:id="ct39457088" text:id="ct39457088">
          <text:deletion>
            <office:change-info>
              <dc:creator>Samuel Castillo</dc:creator>
              <dc:date>2023-12-27T03:01:36</dc:date>
            </office:change-info>
            <text:p text:style-name="P2"><text:span text:style-name="T1">Instagram</text:span></text:p>
          </text:deletion>
        </text:changed-region>
        <text:changed-region xml:id="ct39451712" text:id="ct39451712">
          <text:insertion>
            <office:change-info>
              <dc:creator>Samuel Castillo</dc:creator>
              <dc:date>2023-12-27T03:01:36</dc:date>
            </office:change-info>
          </text:insertion>
        </text:changed-region>
        <text:changed-region xml:id="ct39454032" text:id="ct39454032">
          <text:deletion>
            <office:change-info>
              <dc:creator>Samuel Castillo</dc:creator>
              <dc:date>2023-12-27T03:01:36</dc:date>
            </office:change-info>
            <text:p text:style-name="P2"><text:span text:style-name="T1">Instagram</text:span></text:p>
          </text:deletion>
        </text:changed-region>
        <text:changed-region xml:id="ct38906304" text:id="ct38906304">
          <text:insertion>
            <office:change-info>
              <dc:creator>Samuel Castillo</dc:creator>
              <dc:date>2023-12-27T03:01:36</dc:date>
            </office:change-info>
          </text:insertion>
        </text:changed-region>
        <text:changed-region xml:id="ct38863712" text:id="ct38863712">
          <text:deletion>
            <office:change-info>
              <dc:creator>Samuel Castillo</dc:creator>
              <dc:date>2023-12-27T03:01:36</dc:date>
            </office:change-info>
            <text:p text:style-name="Standard"><text:span text:style-name="T1">Instagram</text:span></text:p>
          </text:deletion>
        </text:changed-region>
        <text:changed-region xml:id="ct39453680" text:id="ct39453680">
          <text:insertion>
            <office:change-info>
              <dc:creator>Samuel Castillo</dc:creator>
              <dc:date>2023-12-27T03:01:36</dc:date>
            </office:change-info>
          </text:insertion>
        </text:changed-region>
        <text:changed-region xml:id="ct39307840" text:id="ct39307840">
          <text:deletion>
            <office:change-info>
              <dc:creator>Samuel Castillo</dc:creator>
              <dc:date>2023-12-27T03:01:36</dc:date>
            </office:change-info>
            <text:p text:style-name="Standard"><text:span text:style-name="T1">Instagram</text:span></text:p>
          </text:deletion>
        </text:changed-region>
        <text:changed-region xml:id="ct39340064" text:id="ct39340064">
          <text:insertion>
            <office:change-info>
              <dc:creator>Samuel Castillo</dc:creator>
              <dc:date>2023-12-27T03:01:36</dc:date>
            </office:change-info>
          </text:insertion>
        </text:changed-region>
        <text:changed-region xml:id="ct39450624" text:id="ct39450624">
          <text:deletion>
            <office:change-info>
              <dc:creator>Samuel Castillo</dc:creator>
              <dc:date>2023-12-27T03:01:36</dc:date>
            </office:change-info>
            <text:p text:style-name="Standard"><text:span text:style-name="T1">Instagram</text:span></text:p>
          </text:deletion>
        </text:changed-region>
        <text:changed-region xml:id="ct40828800" text:id="ct40828800">
          <text:insertion>
            <office:change-info>
              <dc:creator>Samuel Castillo</dc:creator>
              <dc:date>2023-12-27T03:01:36</dc:date>
            </office:change-info>
          </text:insertion>
        </text:changed-region>
        <text:changed-region xml:id="ct40817584" text:id="ct40817584">
          <text:deletion>
            <office:change-info>
              <dc:creator>Samuel Castillo</dc:creator>
              <dc:date>2023-12-27T03:01:36</dc:date>
            </office:change-info>
            <text:p text:style-name="Standard"><text:span text:style-name="T1">Instagram</text:span></text:p>
          </text:deletion>
        </text:changed-region>
        <text:changed-region xml:id="ct38979648" text:id="ct38979648">
          <text:insertion>
            <office:change-info>
              <dc:creator>Samuel Castillo</dc:creator>
              <dc:date>2023-12-27T03:01:36</dc:date>
            </office:change-info>
          </text:insertion>
        </text:changed-region>
        <text:changed-region xml:id="ct39183472" text:id="ct39183472">
          <text:deletion>
            <office:change-info>
              <dc:creator>Samuel Castillo</dc:creator>
              <dc:date>2023-12-27T03:01:36</dc:date>
            </office:change-info>
            <text:p text:style-name="Standard"><text:span text:style-name="T1">Instagram</text:span></text:p>
          </text:deletion>
        </text:changed-region>
        <text:changed-region xml:id="ct40233008" text:id="ct40233008">
          <text:insertion>
            <office:change-info>
              <dc:creator>Samuel Castillo</dc:creator>
              <dc:date>2023-12-27T03:01:36</dc:date>
            </office:change-info>
          </text:insertion>
        </text:changed-region>
        <text:changed-region xml:id="ct40226208" text:id="ct40226208">
          <text:deletion>
            <office:change-info>
              <dc:creator>Samuel Castillo</dc:creator>
              <dc:date>2023-12-27T03:01:36</dc:date>
            </office:change-info>
            <text:p text:style-name="P2"><text:span text:style-name="T1">Instagram</text:span></text:p>
          </text:deletion>
        </text:changed-region>
        <text:changed-region xml:id="ct40554128" text:id="ct40554128">
          <text:insertion>
            <office:change-info>
              <dc:creator>Samuel Castillo</dc:creator>
              <dc:date>2023-12-27T03:01:36</dc:date>
            </office:change-info>
          </text:insertion>
        </text:changed-region>
        <text:changed-region xml:id="ct40553040" text:id="ct40553040">
          <text:deletion>
            <office:change-info>
              <dc:creator>Samuel Castillo</dc:creator>
              <dc:date>2023-12-27T03:01:36</dc:date>
            </office:change-info>
            <text:p text:style-name="Standard"><text:span text:style-name="T1">Instagram</text:span></text:p>
          </text:deletion>
        </text:changed-region>
        <text:changed-region xml:id="ct38261760" text:id="ct38261760">
          <text:insertion>
            <office:change-info>
              <dc:creator>Samuel Castillo</dc:creator>
              <dc:date>2023-12-27T03:01:36</dc:date>
            </office:change-info>
          </text:insertion>
        </text:changed-region>
        <text:changed-region xml:id="ct38261008" text:id="ct38261008">
          <text:deletion>
            <office:change-info>
              <dc:creator>Samuel Castillo</dc:creator>
              <dc:date>2023-12-27T03:01:36</dc:date>
            </office:change-info>
            <text:p text:style-name="P2"><text:span text:style-name="T1">Instagram</text:span></text:p>
          </text:deletion>
        </text:changed-region>
        <text:changed-region xml:id="ct40639600" text:id="ct40639600">
          <text:insertion>
            <office:change-info>
              <dc:creator>Samuel Castillo</dc:creator>
              <dc:date>2023-12-27T03:01:36</dc:date>
            </office:change-info>
          </text:insertion>
        </text:changed-region>
        <text:changed-region xml:id="ct40640240" text:id="ct40640240">
          <text:deletion>
            <office:change-info>
              <dc:creator>Samuel Castillo</dc:creator>
              <dc:date>2023-12-27T03:01:36</dc:date>
            </office:change-info>
            <text:p text:style-name="Standard"><text:span text:style-name="T1">Instagram</text:span></text:p>
          </text:deletion>
        </text:changed-region>
        <text:changed-region xml:id="ct40062608" text:id="ct40062608">
          <text:insertion>
            <office:change-info>
              <dc:creator>Samuel Castillo</dc:creator>
              <dc:date>2023-12-27T03:01:36</dc:date>
            </office:change-info>
          </text:insertion>
        </text:changed-region>
        <text:changed-region xml:id="ct40063904" text:id="ct40063904">
          <text:deletion>
            <office:change-info>
              <dc:creator>Samuel Castillo</dc:creator>
              <dc:date>2023-12-27T03:01:36</dc:date>
            </office:change-info>
            <text:p text:style-name="P2"><text:span text:style-name="T1">Instagram</text:span></text:p>
          </text:deletion>
        </text:changed-region>
        <text:changed-region xml:id="ct40059312" text:id="ct40059312">
          <text:insertion>
            <office:change-info>
              <dc:creator>Samuel Castillo</dc:creator>
              <dc:date>2023-12-27T03:01:36</dc:date>
            </office:change-info>
          </text:insertion>
        </text:changed-region>
        <text:changed-region xml:id="ct40549872" text:id="ct40549872">
          <text:deletion>
            <office:change-info>
              <dc:creator>Samuel Castillo</dc:creator>
              <dc:date>2023-12-27T03:01:36</dc:date>
            </office:change-info>
            <text:p text:style-name="Standard"><text:span text:style-name="T1">Instagram</text:span></text:p>
          </text:deletion>
        </text:changed-region>
        <text:changed-region xml:id="ct38959728" text:id="ct38959728">
          <text:insertion>
            <office:change-info>
              <dc:creator>Samuel Castillo</dc:creator>
              <dc:date>2023-12-27T03:01:36</dc:date>
            </office:change-info>
          </text:insertion>
        </text:changed-region>
        <text:changed-region xml:id="ct38958816" text:id="ct38958816">
          <text:deletion>
            <office:change-info>
              <dc:creator>Samuel Castillo</dc:creator>
              <dc:date>2023-12-27T03:01:36</dc:date>
            </office:change-info>
            <text:p text:style-name="P2"><text:span text:style-name="T1">Instagram</text:span></text:p>
          </text:deletion>
        </text:changed-region>
        <text:changed-region xml:id="ct39351456" text:id="ct39351456">
          <text:insertion>
            <office:change-info>
              <dc:creator>Samuel Castillo</dc:creator>
              <dc:date>2023-12-27T03:01:36</dc:date>
            </office:change-info>
          </text:insertion>
        </text:changed-region>
        <text:changed-region xml:id="ct39264384" text:id="ct39264384">
          <text:deletion>
            <office:change-info>
              <dc:creator>Samuel Castillo</dc:creator>
              <dc:date>2023-12-27T03:01:36</dc:date>
            </office:change-info>
            <text:p text:style-name="Standard"><text:span text:style-name="T1">Instagram</text:span></text:p>
          </text:deletion>
        </text:changed-region>
        <text:changed-region xml:id="ct39755456" text:id="ct39755456">
          <text:insertion>
            <office:change-info>
              <dc:creator>Samuel Castillo</dc:creator>
              <dc:date>2023-12-27T03:01:36</dc:date>
            </office:change-info>
          </text:insertion>
        </text:changed-region>
        <text:changed-region xml:id="ct39754816" text:id="ct39754816">
          <text:deletion>
            <office:change-info>
              <dc:creator>Samuel Castillo</dc:creator>
              <dc:date>2023-12-27T03:01:36</dc:date>
            </office:change-info>
            <text:p text:style-name="P2"><text:span text:style-name="T1">Instagram</text:span></text:p>
          </text:deletion>
        </text:changed-region>
        <text:changed-region xml:id="ct39754144" text:id="ct39754144">
          <text:insertion>
            <office:change-info>
              <dc:creator>Samuel Castillo</dc:creator>
              <dc:date>2023-12-27T03:01:57</dc:date>
            </office:change-info>
          </text:insertion>
        </text:changed-region>
        <text:changed-region xml:id="ct39640192" text:id="ct39640192">
          <text:deletion>
            <office:change-info>
              <dc:creator>Samuel Castillo</dc:creator>
              <dc:date>2023-12-27T03:01:57</dc:date>
            </office:change-info>
            <text:p text:style-name="P2"><text:span text:style-name="T1">at "passexampa"</text:span></text:p>
          </text:deletion>
        </text:changed-region>
        <text:changed-region xml:id="ct39177472" text:id="ct39177472">
          <text:insertion>
            <office:change-info>
              <dc:creator>Samuel Castillo</dc:creator>
              <dc:date>2023-12-27T03:01:36</dc:date>
            </office:change-info>
          </text:insertion>
        </text:changed-region>
        <text:changed-region xml:id="ct39145680" text:id="ct39145680">
          <text:deletion>
            <office:change-info>
              <dc:creator>Samuel Castillo</dc:creator>
              <dc:date>2023-12-27T03:01:36</dc:date>
            </office:change-info>
            <text:p text:style-name="P2"><text:span text:style-name="T1">Instagram</text:span></text:p>
          </text:deletion>
        </text:changed-region>
        <text:changed-region xml:id="ct40159408" text:id="ct40159408">
          <text:insertion>
            <office:change-info>
              <dc:creator>Samuel Castillo</dc:creator>
              <dc:date>2023-12-27T03:01:36</dc:date>
            </office:change-info>
          </text:insertion>
        </text:changed-region>
        <text:changed-region xml:id="ct39032368" text:id="ct39032368">
          <text:deletion>
            <office:change-info>
              <dc:creator>Samuel Castillo</dc:creator>
              <dc:date>2023-12-27T03:01:36</dc:date>
            </office:change-info>
            <text:p text:style-name="P2"><text:span text:style-name="T1">Instagram</text:span></text:p>
          </text:deletion>
        </text:changed-region>
        <text:changed-region xml:id="ct40622592" text:id="ct40622592">
          <text:insertion>
            <office:change-info>
              <dc:creator>Samuel Castillo</dc:creator>
              <dc:date>2023-12-27T03:01:36</dc:date>
            </office:change-info>
          </text:insertion>
        </text:changed-region>
        <text:changed-region xml:id="ct38857296" text:id="ct38857296">
          <text:deletion>
            <office:change-info>
              <dc:creator>Samuel Castillo</dc:creator>
              <dc:date>2023-12-27T03:01:36</dc:date>
            </office:change-info>
            <text:p text:style-name="P2"><text:span text:style-name="T1">Instagram</text:span></text:p>
          </text:deletion>
        </text:changed-region>
        <text:changed-region xml:id="ct40624848" text:id="ct40624848">
          <text:insertion>
            <office:change-info>
              <dc:creator>Samuel Castillo</dc:creator>
              <dc:date>2023-12-27T03:01:57</dc:date>
            </office:change-info>
          </text:insertion>
        </text:changed-region>
        <text:changed-region xml:id="ct40624480" text:id="ct40624480">
          <text:deletion>
            <office:change-info>
              <dc:creator>Samuel Castillo</dc:creator>
              <dc:date>2023-12-27T03:01:57</dc:date>
            </office:change-info>
            <text:p text:style-name="P2"><text:span text:style-name="T1">at "passexampa"</text:span></text:p>
          </text:deletion>
        </text:changed-region>
        <text:changed-region xml:id="ct40189776" text:id="ct40189776">
          <text:insertion>
            <office:change-info>
              <dc:creator>Samuel Castillo</dc:creator>
              <dc:date>2023-12-27T03:01:36</dc:date>
            </office:change-info>
          </text:insertion>
        </text:changed-region>
        <text:changed-region xml:id="ct40392384" text:id="ct40392384">
          <text:deletion>
            <office:change-info>
              <dc:creator>Samuel Castillo</dc:creator>
              <dc:date>2023-12-27T03:01:36</dc:date>
            </office:change-info>
            <text:p text:style-name="P2"><text:span text:style-name="T1">Instagram</text:span></text:p>
          </text:deletion>
        </text:changed-region>
        <text:changed-region xml:id="ct38859184" text:id="ct38859184">
          <text:insertion>
            <office:change-info>
              <dc:creator>Samuel Castillo</dc:creator>
              <dc:date>2023-12-27T03:01:57</dc:date>
            </office:change-info>
          </text:insertion>
        </text:changed-region>
        <text:changed-region xml:id="ct40103024" text:id="ct40103024">
          <text:deletion>
            <office:change-info>
              <dc:creator>Samuel Castillo</dc:creator>
              <dc:date>2023-12-27T03:01:57</dc:date>
            </office:change-info>
            <text:p text:style-name="P2"><text:span text:style-name="T1">at "passexampa"</text:span></text:p>
          </text:deletion>
        </text:changed-region>
        <text:changed-region xml:id="ct40509248" text:id="ct40509248">
          <text:insertion>
            <office:change-info>
              <dc:creator>Samuel Castillo</dc:creator>
              <dc:date>2023-12-27T03:01:36</dc:date>
            </office:change-info>
          </text:insertion>
        </text:changed-region>
        <text:changed-region xml:id="ct40506736" text:id="ct40506736">
          <text:deletion>
            <office:change-info>
              <dc:creator>Samuel Castillo</dc:creator>
              <dc:date>2023-12-27T03:01:36</dc:date>
            </office:change-info>
            <text:p text:style-name="Standard"><text:span text:style-name="T1">Instagram</text:span></text:p>
          </text:deletion>
        </text:changed-region>
        <text:changed-region xml:id="ct38305568" text:id="ct38305568">
          <text:insertion>
            <office:change-info>
              <dc:creator>Samuel Castillo</dc:creator>
              <dc:date>2023-12-27T03:01:36</dc:date>
            </office:change-info>
          </text:insertion>
        </text:changed-region>
        <text:changed-region xml:id="ct40913936" text:id="ct40913936">
          <text:deletion>
            <office:change-info>
              <dc:creator>Samuel Castillo</dc:creator>
              <dc:date>2023-12-27T03:01:36</dc:date>
            </office:change-info>
            <text:p text:style-name="P2"><text:span text:style-name="T1">Instagram</text:span></text:p>
          </text:deletion>
        </text:changed-region>
        <text:changed-region xml:id="ct38304624" text:id="ct38304624">
          <text:insertion>
            <office:change-info>
              <dc:creator>Samuel Castillo</dc:creator>
              <dc:date>2023-12-27T03:01:36</dc:date>
            </office:change-info>
          </text:insertion>
        </text:changed-region>
        <text:changed-region xml:id="ct40014464" text:id="ct40014464">
          <text:deletion>
            <office:change-info>
              <dc:creator>Samuel Castillo</dc:creator>
              <dc:date>2023-12-27T03:01:36</dc:date>
            </office:change-info>
            <text:p text:style-name="P2"><text:span text:style-name="T1">Instagram</text:span></text:p>
          </text:deletion>
        </text:changed-region>
        <text:changed-region xml:id="ct40742048" text:id="ct40742048">
          <text:insertion>
            <office:change-info>
              <dc:creator>Samuel Castillo</dc:creator>
              <dc:date>2023-12-27T03:01:36</dc:date>
            </office:change-info>
          </text:insertion>
        </text:changed-region>
        <text:changed-region xml:id="ct39310544" text:id="ct39310544">
          <text:deletion>
            <office:change-info>
              <dc:creator>Samuel Castillo</dc:creator>
              <dc:date>2023-12-27T03:01:36</dc:date>
            </office:change-info>
            <text:p text:style-name="P2"><text:span text:style-name="T1">Instagram</text:span></text:p>
          </text:deletion>
        </text:changed-region>
        <text:changed-region xml:id="ct39064864" text:id="ct39064864">
          <text:insertion>
            <office:change-info>
              <dc:creator>Samuel Castillo</dc:creator>
              <dc:date>2023-12-27T03:01:36</dc:date>
            </office:change-info>
          </text:insertion>
        </text:changed-region>
        <text:changed-region xml:id="ct38668288" text:id="ct38668288">
          <text:deletion>
            <office:change-info>
              <dc:creator>Samuel Castillo</dc:creator>
              <dc:date>2023-12-27T03:01:36</dc:date>
            </office:change-info>
            <text:p text:style-name="P2"><text:span text:style-name="T1">Instagram</text:span></text:p>
          </text:deletion>
        </text:changed-region>
        <text:changed-region xml:id="ct40856496" text:id="ct40856496">
          <text:insertion>
            <office:change-info>
              <dc:creator>Samuel Castillo</dc:creator>
              <dc:date>2023-12-27T03:01:36</dc:date>
            </office:change-info>
          </text:insertion>
        </text:changed-region>
        <text:changed-region xml:id="ct40322048" text:id="ct40322048">
          <text:deletion>
            <office:change-info>
              <dc:creator>Samuel Castillo</dc:creator>
              <dc:date>2023-12-27T03:01:36</dc:date>
            </office:change-info>
            <text:p text:style-name="P2"><text:span text:style-name="T1">Instagram</text:span></text:p>
          </text:deletion>
        </text:changed-region>
        <text:changed-region xml:id="ct40696976" text:id="ct40696976">
          <text:insertion>
            <office:change-info>
              <dc:creator>Samuel Castillo</dc:creator>
              <dc:date>2023-12-27T03:01:36</dc:date>
            </office:change-info>
          </text:insertion>
        </text:changed-region>
        <text:changed-region xml:id="ct39247280" text:id="ct39247280">
          <text:deletion>
            <office:change-info>
              <dc:creator>Samuel Castillo</dc:creator>
              <dc:date>2023-12-27T03:01:36</dc:date>
            </office:change-info>
            <text:p text:style-name="Standard"><text:span text:style-name="T1">Instagram</text:span></text:p>
          </text:deletion>
        </text:changed-region>
        <text:changed-region xml:id="ct39413696" text:id="ct39413696">
          <text:insertion>
            <office:change-info>
              <dc:creator>Samuel Castillo</dc:creator>
              <dc:date>2023-12-27T03:01:36</dc:date>
            </office:change-info>
          </text:insertion>
        </text:changed-region>
        <text:changed-region xml:id="ct39350992" text:id="ct39350992">
          <text:deletion>
            <office:change-info>
              <dc:creator>Samuel Castillo</dc:creator>
              <dc:date>2023-12-27T03:01:36</dc:date>
            </office:change-info>
            <text:p text:style-name="Standard"><text:span text:style-name="T1">Instagram</text:span></text:p>
          </text:deletion>
        </text:changed-region>
        <text:changed-region xml:id="ct39932944" text:id="ct39932944">
          <text:insertion>
            <office:change-info>
              <dc:creator>Samuel Castillo</dc:creator>
              <dc:date>2023-12-27T03:01:36</dc:date>
            </office:change-info>
          </text:insertion>
        </text:changed-region>
        <text:changed-region xml:id="ct40612288" text:id="ct40612288">
          <text:deletion>
            <office:change-info>
              <dc:creator>Samuel Castillo</dc:creator>
              <dc:date>2023-12-27T03:01:36</dc:date>
            </office:change-info>
            <text:p text:style-name="P2"><text:span text:style-name="T1">Instagram</text:span></text:p>
          </text:deletion>
        </text:changed-region>
        <text:changed-region xml:id="ct39048544" text:id="ct39048544">
          <text:insertion>
            <office:change-info>
              <dc:creator>Samuel Castillo</dc:creator>
              <dc:date>2023-12-27T03:01:36</dc:date>
            </office:change-info>
          </text:insertion>
        </text:changed-region>
        <text:changed-region xml:id="ct38493328" text:id="ct38493328">
          <text:deletion>
            <office:change-info>
              <dc:creator>Samuel Castillo</dc:creator>
              <dc:date>2023-12-27T03:01:36</dc:date>
            </office:change-info>
            <text:p text:style-name="P2"><text:span text:style-name="T1">Instagram</text:span></text:p>
          </text:deletion>
        </text:changed-region>
        <text:changed-region xml:id="ct38525984" text:id="ct38525984">
          <text:insertion>
            <office:change-info>
              <dc:creator>Samuel Castillo</dc:creator>
              <dc:date>2023-12-27T03:01:36</dc:date>
            </office:change-info>
          </text:insertion>
        </text:changed-region>
        <text:changed-region xml:id="ct40813488" text:id="ct40813488">
          <text:deletion>
            <office:change-info>
              <dc:creator>Samuel Castillo</dc:creator>
              <dc:date>2023-12-27T03:01:36</dc:date>
            </office:change-info>
            <text:p text:style-name="P2"><text:span text:style-name="T1">Instagram</text:span></text:p>
          </text:deletion>
        </text:changed-region>
        <text:changed-region xml:id="ct40535440" text:id="ct40535440">
          <text:insertion>
            <office:change-info>
              <dc:creator>Samuel Castillo</dc:creator>
              <dc:date>2023-12-27T03:01:36</dc:date>
            </office:change-info>
          </text:insertion>
        </text:changed-region>
        <text:changed-region xml:id="ct38406896" text:id="ct38406896">
          <text:deletion>
            <office:change-info>
              <dc:creator>Samuel Castillo</dc:creator>
              <dc:date>2023-12-27T03:01:36</dc:date>
            </office:change-info>
            <text:p text:style-name="P2"><text:span text:style-name="T1">Instagram</text:span></text:p>
          </text:deletion>
        </text:changed-region>
        <text:changed-region xml:id="ct40193216" text:id="ct40193216">
          <text:insertion>
            <office:change-info>
              <dc:creator>Samuel Castillo</dc:creator>
              <dc:date>2023-12-27T03:01:36</dc:date>
            </office:change-info>
          </text:insertion>
        </text:changed-region>
        <text:changed-region xml:id="ct38419264" text:id="ct38419264">
          <text:deletion>
            <office:change-info>
              <dc:creator>Samuel Castillo</dc:creator>
              <dc:date>2023-12-27T03:01:36</dc:date>
            </office:change-info>
            <text:p text:style-name="P2"><text:span text:style-name="T1">Instagram</text:span></text:p>
          </text:deletion>
        </text:changed-region>
        <text:changed-region xml:id="ct39443600" text:id="ct39443600">
          <text:insertion>
            <office:change-info>
              <dc:creator>Samuel Castillo</dc:creator>
              <dc:date>2023-12-27T03:01:36</dc:date>
            </office:change-info>
          </text:insertion>
        </text:changed-region>
        <text:changed-region xml:id="ct38526448" text:id="ct38526448">
          <text:deletion>
            <office:change-info>
              <dc:creator>Samuel Castillo</dc:creator>
              <dc:date>2023-12-27T03:01:36</dc:date>
            </office:change-info>
            <text:p text:style-name="Standard"><text:span text:style-name="T1">Instagram</text:span></text:p>
          </text:deletion>
        </text:changed-region>
        <text:changed-region xml:id="ct40160160" text:id="ct40160160">
          <text:insertion>
            <office:change-info>
              <dc:creator>Samuel Castillo</dc:creator>
              <dc:date>2023-12-27T03:01:36</dc:date>
            </office:change-info>
          </text:insertion>
        </text:changed-region>
        <text:changed-region xml:id="ct39991696" text:id="ct39991696">
          <text:deletion>
            <office:change-info>
              <dc:creator>Samuel Castillo</dc:creator>
              <dc:date>2023-12-27T03:01:36</dc:date>
            </office:change-info>
            <text:p text:style-name="P2"><text:span text:style-name="T1">Instagram</text:span></text:p>
          </text:deletion>
        </text:changed-region>
        <text:changed-region xml:id="ct38847856" text:id="ct38847856">
          <text:insertion>
            <office:change-info>
              <dc:creator>Samuel Castillo</dc:creator>
              <dc:date>2023-12-27T03:01:36</dc:date>
            </office:change-info>
          </text:insertion>
        </text:changed-region>
        <text:changed-region xml:id="ct39943824" text:id="ct39943824">
          <text:deletion>
            <office:change-info>
              <dc:creator>Samuel Castillo</dc:creator>
              <dc:date>2023-12-27T03:01:36</dc:date>
            </office:change-info>
            <text:p text:style-name="P2"><text:span text:style-name="T1">Instagram</text:span></text:p>
          </text:deletion>
        </text:changed-region>
        <text:changed-region xml:id="ct39801504" text:id="ct39801504">
          <text:insertion>
            <office:change-info>
              <dc:creator>Samuel Castillo</dc:creator>
              <dc:date>2023-12-27T03:01:36</dc:date>
            </office:change-info>
          </text:insertion>
        </text:changed-region>
        <text:changed-region xml:id="ct39999584" text:id="ct39999584">
          <text:deletion>
            <office:change-info>
              <dc:creator>Samuel Castillo</dc:creator>
              <dc:date>2023-12-27T03:01:36</dc:date>
            </office:change-info>
            <text:p text:style-name="P2"><text:span text:style-name="T1">Instagram</text:span></text:p>
          </text:deletion>
        </text:changed-region>
        <text:changed-region xml:id="ct40796240" text:id="ct40796240">
          <text:insertion>
            <office:change-info>
              <dc:creator>Samuel Castillo</dc:creator>
              <dc:date>2023-12-27T03:01:36</dc:date>
            </office:change-info>
          </text:insertion>
        </text:changed-region>
        <text:changed-region xml:id="ct40843936" text:id="ct40843936">
          <text:deletion>
            <office:change-info>
              <dc:creator>Samuel Castillo</dc:creator>
              <dc:date>2023-12-27T03:01:36</dc:date>
            </office:change-info>
            <text:p text:style-name="P2"><text:span text:style-name="T1">Instagram</text:span></text:p>
          </text:deletion>
        </text:changed-region>
        <text:changed-region xml:id="ct40557744" text:id="ct40557744">
          <text:insertion>
            <office:change-info>
              <dc:creator>Samuel Castillo</dc:creator>
              <dc:date>2023-12-27T03:01:36</dc:date>
            </office:change-info>
          </text:insertion>
        </text:changed-region>
        <text:changed-region xml:id="ct38275408" text:id="ct38275408">
          <text:deletion>
            <office:change-info>
              <dc:creator>Samuel Castillo</dc:creator>
              <dc:date>2023-12-27T03:01:36</dc:date>
            </office:change-info>
            <text:p text:style-name="P2"><text:span text:style-name="T1">Instagram</text:span></text:p>
          </text:deletion>
        </text:changed-region>
        <text:changed-region xml:id="ct39627968" text:id="ct39627968">
          <text:insertion>
            <office:change-info>
              <dc:creator>Samuel Castillo</dc:creator>
              <dc:date>2023-12-27T03:01:36</dc:date>
            </office:change-info>
          </text:insertion>
        </text:changed-region>
        <text:changed-region xml:id="ct39645728" text:id="ct39645728">
          <text:deletion>
            <office:change-info>
              <dc:creator>Samuel Castillo</dc:creator>
              <dc:date>2023-12-27T03:01:36</dc:date>
            </office:change-info>
            <text:p text:style-name="P2"><text:span text:style-name="T1">Instagram</text:span></text:p>
          </text:deletion>
        </text:changed-region>
        <text:changed-region xml:id="ct40599600" text:id="ct40599600">
          <text:insertion>
            <office:change-info>
              <dc:creator>Samuel Castillo</dc:creator>
              <dc:date>2023-12-27T03:01:36</dc:date>
            </office:change-info>
          </text:insertion>
        </text:changed-region>
        <text:changed-region xml:id="ct43241040" text:id="ct43241040">
          <text:deletion>
            <office:change-info>
              <dc:creator>Samuel Castillo</dc:creator>
              <dc:date>2023-12-27T03:01:36</dc:date>
            </office:change-info>
            <text:p text:style-name="P2"><text:span text:style-name="T1">Instagram</text:span></text:p>
          </text:deletion>
        </text:changed-region>
        <text:changed-region xml:id="ct40878528" text:id="ct40878528">
          <text:insertion>
            <office:change-info>
              <dc:creator>Samuel Castillo</dc:creator>
              <dc:date>2023-12-27T03:01:36</dc:date>
            </office:change-info>
          </text:insertion>
        </text:changed-region>
        <text:changed-region xml:id="ct40933488" text:id="ct40933488">
          <text:deletion>
            <office:change-info>
              <dc:creator>Samuel Castillo</dc:creator>
              <dc:date>2023-12-27T03:01:36</dc:date>
            </office:change-info>
            <text:p text:style-name="P2"><text:span text:style-name="T1">Instagram</text:span></text:p>
          </text:deletion>
        </text:changed-region>
        <text:changed-region xml:id="ct39168064" text:id="ct39168064">
          <text:insertion>
            <office:change-info>
              <dc:creator>Samuel Castillo</dc:creator>
              <dc:date>2023-12-27T03:01:36</dc:date>
            </office:change-info>
          </text:insertion>
        </text:changed-region>
        <text:changed-region xml:id="ct39170752" text:id="ct39170752">
          <text:deletion>
            <office:change-info>
              <dc:creator>Samuel Castillo</dc:creator>
              <dc:date>2023-12-27T03:01:36</dc:date>
            </office:change-info>
            <text:p text:style-name="P2"><text:span text:style-name="T1">Instagram</text:span></text:p>
          </text:deletion>
        </text:changed-region>
        <text:changed-region xml:id="ct39901136" text:id="ct39901136">
          <text:insertion>
            <office:change-info>
              <dc:creator>Samuel Castillo</dc:creator>
              <dc:date>2023-12-27T03:01:36</dc:date>
            </office:change-info>
          </text:insertion>
        </text:changed-region>
        <text:changed-region xml:id="ct39878880" text:id="ct39878880">
          <text:deletion>
            <office:change-info>
              <dc:creator>Samuel Castillo</dc:creator>
              <dc:date>2023-12-27T03:01:36</dc:date>
            </office:change-info>
            <text:p text:style-name="P2"><text:span text:style-name="T1">Instagram</text:span></text:p>
          </text:deletion>
        </text:changed-region>
        <text:changed-region xml:id="ct39881648" text:id="ct39881648">
          <text:insertion>
            <office:change-info>
              <dc:creator>Samuel Castillo</dc:creator>
              <dc:date>2023-12-27T03:01:57</dc:date>
            </office:change-info>
          </text:insertion>
        </text:changed-region>
        <text:changed-region xml:id="ct39899664" text:id="ct39899664">
          <text:deletion>
            <office:change-info>
              <dc:creator>Samuel Castillo</dc:creator>
              <dc:date>2023-12-27T03:01:57</dc:date>
            </office:change-info>
            <text:p text:style-name="P2"><text:span text:style-name="T1">at "passexampa"</text:span></text:p>
          </text:deletion>
        </text:changed-region>
        <text:changed-region xml:id="ct39794272" text:id="ct39794272">
          <text:insertion>
            <office:change-info>
              <dc:creator>Samuel Castillo</dc:creator>
              <dc:date>2023-12-27T03:01:36</dc:date>
            </office:change-info>
          </text:insertion>
        </text:changed-region>
        <text:changed-region xml:id="ct39793280" text:id="ct39793280">
          <text:deletion>
            <office:change-info>
              <dc:creator>Samuel Castillo</dc:creator>
              <dc:date>2023-12-27T03:01:36</dc:date>
            </office:change-info>
            <text:p text:style-name="P2"><text:span text:style-name="T1">Instagram</text:span></text:p>
          </text:deletion>
        </text:changed-region>
        <text:changed-region xml:id="ct39116368" text:id="ct39116368">
          <text:insertion>
            <office:change-info>
              <dc:creator>Samuel Castillo</dc:creator>
              <dc:date>2023-12-27T03:01:36</dc:date>
            </office:change-info>
          </text:insertion>
        </text:changed-region>
        <text:changed-region xml:id="ct39027808" text:id="ct39027808">
          <text:deletion>
            <office:change-info>
              <dc:creator>Samuel Castillo</dc:creator>
              <dc:date>2023-12-27T03:01:36</dc:date>
            </office:change-info>
            <text:p text:style-name="P2"><text:span text:style-name="T1">Instagram</text:span></text:p>
          </text:deletion>
        </text:changed-region>
        <text:changed-region xml:id="ct39026672" text:id="ct39026672">
          <text:insertion>
            <office:change-info>
              <dc:creator>Samuel Castillo</dc:creator>
              <dc:date>2023-12-27T03:01:57</dc:date>
            </office:change-info>
          </text:insertion>
        </text:changed-region>
        <text:changed-region xml:id="ct38941360" text:id="ct38941360">
          <text:deletion>
            <office:change-info>
              <dc:creator>Samuel Castillo</dc:creator>
              <dc:date>2023-12-27T03:01:57</dc:date>
            </office:change-info>
            <text:p text:style-name="P2"><text:span text:style-name="T1">at "passexampa"</text:span></text:p>
          </text:deletion>
        </text:changed-region>
        <text:changed-region xml:id="ct39114256" text:id="ct39114256">
          <text:insertion>
            <office:change-info>
              <dc:creator>Samuel Castillo</dc:creator>
              <dc:date>2023-12-27T03:01:36</dc:date>
            </office:change-info>
          </text:insertion>
        </text:changed-region>
        <text:changed-region xml:id="ct38855296" text:id="ct38855296">
          <text:deletion>
            <office:change-info>
              <dc:creator>Samuel Castillo</dc:creator>
              <dc:date>2023-12-27T03:01:36</dc:date>
            </office:change-info>
            <text:p text:style-name="P2"><text:span text:style-name="T1">Instagram</text:span></text:p>
          </text:deletion>
        </text:changed-region>
        <text:changed-region xml:id="ct39028704" text:id="ct39028704">
          <text:insertion>
            <office:change-info>
              <dc:creator>Samuel Castillo</dc:creator>
              <dc:date>2023-12-27T03:01:36</dc:date>
            </office:change-info>
          </text:insertion>
        </text:changed-region>
        <text:changed-region xml:id="ct38912048" text:id="ct38912048">
          <text:deletion>
            <office:change-info>
              <dc:creator>Samuel Castillo</dc:creator>
              <dc:date>2023-12-27T03:01:36</dc:date>
            </office:change-info>
            <text:p text:style-name="P2"><text:span text:style-name="T1">Instagram</text:span></text:p>
          </text:deletion>
        </text:changed-region>
        <text:changed-region xml:id="ct38530784" text:id="ct38530784">
          <text:insertion>
            <office:change-info>
              <dc:creator>Samuel Castillo</dc:creator>
              <dc:date>2023-12-27T03:01:57</dc:date>
            </office:change-info>
          </text:insertion>
        </text:changed-region>
        <text:changed-region xml:id="ct38884848" text:id="ct38884848">
          <text:deletion>
            <office:change-info>
              <dc:creator>Samuel Castillo</dc:creator>
              <dc:date>2023-12-27T03:01:57</dc:date>
            </office:change-info>
            <text:p text:style-name="P2"><text:span text:style-name="T1">at "passexampa"</text:span></text:p>
          </text:deletion>
        </text:changed-region>
        <text:changed-region xml:id="ct38883584" text:id="ct38883584">
          <text:insertion>
            <office:change-info>
              <dc:creator>Samuel Castillo</dc:creator>
              <dc:date>2023-12-27T03:01:36</dc:date>
            </office:change-info>
          </text:insertion>
        </text:changed-region>
        <text:changed-region xml:id="ct40589616" text:id="ct40589616">
          <text:deletion>
            <office:change-info>
              <dc:creator>Samuel Castillo</dc:creator>
              <dc:date>2023-12-27T03:01:36</dc:date>
            </office:change-info>
            <text:p text:style-name="P2"><text:span text:style-name="T1">Instagram</text:span></text:p>
          </text:deletion>
        </text:changed-region>
        <text:changed-region xml:id="ct38444544" text:id="ct38444544">
          <text:insertion>
            <office:change-info>
              <dc:creator>Samuel Castillo</dc:creator>
              <dc:date>2023-12-27T03:01:36</dc:date>
            </office:change-info>
          </text:insertion>
        </text:changed-region>
        <text:changed-region xml:id="ct40591296" text:id="ct40591296">
          <text:deletion>
            <office:change-info>
              <dc:creator>Samuel Castillo</dc:creator>
              <dc:date>2023-12-27T03:01:36</dc:date>
            </office:change-info>
            <text:p text:style-name="P2"><text:span text:style-name="T1">Instagram</text:span></text:p>
          </text:deletion>
        </text:changed-region>
        <text:changed-region xml:id="ct40244720" text:id="ct40244720">
          <text:insertion>
            <office:change-info>
              <dc:creator>Samuel Castillo</dc:creator>
              <dc:date>2023-12-27T03:01:57</dc:date>
            </office:change-info>
          </text:insertion>
        </text:changed-region>
        <text:changed-region xml:id="ct40532112" text:id="ct40532112">
          <text:deletion>
            <office:change-info>
              <dc:creator>Samuel Castillo</dc:creator>
              <dc:date>2023-12-27T03:01:57</dc:date>
            </office:change-info>
            <text:p text:style-name="P2"><text:span text:style-name="T1">at "passexampa"</text:span></text:p>
          </text:deletion>
        </text:changed-region>
        <text:changed-region xml:id="ct39550096" text:id="ct39550096">
          <text:insertion>
            <office:change-info>
              <dc:creator>Samuel Castillo</dc:creator>
              <dc:date>2023-12-27T03:01:36</dc:date>
            </office:change-info>
          </text:insertion>
        </text:changed-region>
        <text:changed-region xml:id="ct39550400" text:id="ct39550400">
          <text:deletion>
            <office:change-info>
              <dc:creator>Samuel Castillo</dc:creator>
              <dc:date>2023-12-27T03:01:36</dc:date>
            </office:change-info>
            <text:p text:style-name="P2"><text:span text:style-name="T1">Instagram</text:span></text:p>
          </text:deletion>
        </text:changed-region>
        <text:changed-region xml:id="ct39461760" text:id="ct39461760">
          <text:insertion>
            <office:change-info>
              <dc:creator>Samuel Castillo</dc:creator>
              <dc:date>2023-12-27T03:01:57</dc:date>
            </office:change-info>
          </text:insertion>
        </text:changed-region>
        <text:changed-region xml:id="ct39463872" text:id="ct39463872">
          <text:deletion>
            <office:change-info>
              <dc:creator>Samuel Castillo</dc:creator>
              <dc:date>2023-12-27T03:01:57</dc:date>
            </office:change-info>
            <text:p text:style-name="P2"><text:span text:style-name="T1">at "passexampa"</text:span></text:p>
          </text:deletion>
        </text:changed-region>
        <text:changed-region xml:id="ct39432400" text:id="ct39432400">
          <text:insertion>
            <office:change-info>
              <dc:creator>Samuel Castillo</dc:creator>
              <dc:date>2023-12-27T03:01:36</dc:date>
            </office:change-info>
          </text:insertion>
        </text:changed-region>
        <text:changed-region xml:id="ct39258448" text:id="ct39258448">
          <text:deletion>
            <office:change-info>
              <dc:creator>Samuel Castillo</dc:creator>
              <dc:date>2023-12-27T03:01:36</dc:date>
            </office:change-info>
            <text:p text:style-name="P2"><text:span text:style-name="T1">Instagram</text:span></text:p>
          </text:deletion>
        </text:changed-region>
        <text:changed-region xml:id="ct39433712" text:id="ct39433712">
          <text:insertion>
            <office:change-info>
              <dc:creator>Samuel Castillo</dc:creator>
              <dc:date>2023-12-27T03:01:57</dc:date>
            </office:change-info>
          </text:insertion>
        </text:changed-region>
        <text:changed-region xml:id="ct39259408" text:id="ct39259408">
          <text:deletion>
            <office:change-info>
              <dc:creator>Samuel Castillo</dc:creator>
              <dc:date>2023-12-27T03:01:57</dc:date>
            </office:change-info>
            <text:p text:style-name="P2"><text:span text:style-name="T1">at "passexampa"</text:span></text:p>
          </text:deletion>
        </text:changed-region>
        <text:changed-region xml:id="ct38997648" text:id="ct38997648">
          <text:insertion>
            <office:change-info>
              <dc:creator>Samuel Castillo</dc:creator>
              <dc:date>2023-12-27T03:01:36</dc:date>
            </office:change-info>
          </text:insertion>
        </text:changed-region>
        <text:changed-region xml:id="ct39000256" text:id="ct39000256">
          <text:deletion>
            <office:change-info>
              <dc:creator>Samuel Castillo</dc:creator>
              <dc:date>2023-12-27T03:01:36</dc:date>
            </office:change-info>
            <text:p text:style-name="P2"><text:span text:style-name="T1">Instagram</text:span></text:p>
          </text:deletion>
        </text:changed-region>
        <text:changed-region xml:id="ct38648144" text:id="ct38648144">
          <text:insertion>
            <office:change-info>
              <dc:creator>Samuel Castillo</dc:creator>
              <dc:date>2023-12-27T03:01:36</dc:date>
            </office:change-info>
          </text:insertion>
        </text:changed-region>
        <text:changed-region xml:id="ct38648448" text:id="ct38648448">
          <text:deletion>
            <office:change-info>
              <dc:creator>Samuel Castillo</dc:creator>
              <dc:date>2023-12-27T03:01:36</dc:date>
            </office:change-info>
            <text:p text:style-name="P2"><text:span text:style-name="T1">Instagram</text:span></text:p>
          </text:deletion>
        </text:changed-region>
        <text:changed-region xml:id="ct40039872" text:id="ct40039872">
          <text:insertion>
            <office:change-info>
              <dc:creator>Samuel Castillo</dc:creator>
              <dc:date>2023-12-27T03:01:57</dc:date>
            </office:change-info>
          </text:insertion>
        </text:changed-region>
        <text:changed-region xml:id="ct40068208" text:id="ct40068208">
          <text:deletion>
            <office:change-info>
              <dc:creator>Samuel Castillo</dc:creator>
              <dc:date>2023-12-27T03:01:57</dc:date>
            </office:change-info>
            <text:p text:style-name="P2"><text:span text:style-name="T1">at "passexampa"</text:span></text:p>
          </text:deletion>
        </text:changed-region>
        <text:changed-region xml:id="ct40069840" text:id="ct40069840">
          <text:insertion>
            <office:change-info>
              <dc:creator>Samuel Castillo</dc:creator>
              <dc:date>2023-12-27T03:01:36</dc:date>
            </office:change-info>
          </text:insertion>
        </text:changed-region>
        <text:changed-region xml:id="ct39259744" text:id="ct39259744">
          <text:deletion>
            <office:change-info>
              <dc:creator>Samuel Castillo</dc:creator>
              <dc:date>2023-12-27T03:01:36</dc:date>
            </office:change-info>
            <text:p text:style-name="P2"><text:span text:style-name="T1">Instagram</text:span></text:p>
          </text:deletion>
        </text:changed-region>
        <text:changed-region xml:id="ct39952608" text:id="ct39952608">
          <text:insertion>
            <office:change-info>
              <dc:creator>Samuel Castillo</dc:creator>
              <dc:date>2023-12-27T03:01:57</dc:date>
            </office:change-info>
          </text:insertion>
        </text:changed-region>
        <text:changed-region xml:id="ct39290096" text:id="ct39290096">
          <text:deletion>
            <office:change-info>
              <dc:creator>Samuel Castillo</dc:creator>
              <dc:date>2023-12-27T03:01:57</dc:date>
            </office:change-info>
            <text:p text:style-name="P2"><text:span text:style-name="T1">at "passexampa"</text:span></text:p>
          </text:deletion>
        </text:changed-region>
        <text:changed-region xml:id="ct39750224" text:id="ct39750224">
          <text:insertion>
            <office:change-info>
              <dc:creator>Samuel Castillo</dc:creator>
              <dc:date>2023-12-27T03:01:36</dc:date>
            </office:change-info>
          </text:insertion>
        </text:changed-region>
        <text:changed-region xml:id="ct39753040" text:id="ct39753040">
          <text:deletion>
            <office:change-info>
              <dc:creator>Samuel Castillo</dc:creator>
              <dc:date>2023-12-27T03:01:36</dc:date>
            </office:change-info>
            <text:p text:style-name="P2"><text:span text:style-name="T1">Instagram</text:span></text:p>
          </text:deletion>
        </text:changed-region>
        <text:changed-region xml:id="ct39752752" text:id="ct39752752">
          <text:insertion>
            <office:change-info>
              <dc:creator>Samuel Castillo</dc:creator>
              <dc:date>2023-12-27T03:01:57</dc:date>
            </office:change-info>
          </text:insertion>
        </text:changed-region>
        <text:changed-region xml:id="ct39751264" text:id="ct39751264">
          <text:deletion>
            <office:change-info>
              <dc:creator>Samuel Castillo</dc:creator>
              <dc:date>2023-12-27T03:01:57</dc:date>
            </office:change-info>
            <text:p text:style-name="P2"><text:span text:style-name="T1">at "passexampa"</text:span></text:p>
          </text:deletion>
        </text:changed-region>
        <text:changed-region xml:id="ct39664080" text:id="ct39664080">
          <text:insertion>
            <office:change-info>
              <dc:creator>Samuel Castillo</dc:creator>
              <dc:date>2023-12-27T03:01:36</dc:date>
            </office:change-info>
          </text:insertion>
        </text:changed-region>
        <text:changed-region xml:id="ct38676688" text:id="ct38676688">
          <text:deletion>
            <office:change-info>
              <dc:creator>Samuel Castillo</dc:creator>
              <dc:date>2023-12-27T03:01:36</dc:date>
            </office:change-info>
            <text:p text:style-name="P2"><text:span text:style-name="T1">Instagram</text:span></text:p>
          </text:deletion>
        </text:changed-region>
        <text:changed-region xml:id="ct38501808" text:id="ct38501808">
          <text:insertion>
            <office:change-info>
              <dc:creator>Samuel Castillo</dc:creator>
              <dc:date>2023-12-27T03:01:57</dc:date>
            </office:change-info>
          </text:insertion>
        </text:changed-region>
        <text:changed-region xml:id="ct38676464" text:id="ct38676464">
          <text:deletion>
            <office:change-info>
              <dc:creator>Samuel Castillo</dc:creator>
              <dc:date>2023-12-27T03:01:57</dc:date>
            </office:change-info>
            <text:p text:style-name="P2"><text:span text:style-name="T1">at "passexampa"</text:span></text:p>
          </text:deletion>
        </text:changed-region>
        <text:changed-region xml:id="ct40332512" text:id="ct40332512">
          <text:insertion>
            <office:change-info>
              <dc:creator>Samuel Castillo</dc:creator>
              <dc:date>2023-12-27T03:01:36</dc:date>
            </office:change-info>
          </text:insertion>
        </text:changed-region>
        <text:changed-region xml:id="ct39058576" text:id="ct39058576">
          <text:deletion>
            <office:change-info>
              <dc:creator>Samuel Castillo</dc:creator>
              <dc:date>2023-12-27T03:01:36</dc:date>
            </office:change-info>
            <text:p text:style-name="P2"><text:span text:style-name="T1">Instagram</text:span></text:p>
          </text:deletion>
        </text:changed-region>
        <text:changed-region xml:id="ct39982192" text:id="ct39982192">
          <text:insertion>
            <office:change-info>
              <dc:creator>Samuel Castillo</dc:creator>
              <dc:date>2023-12-27T03:01:36</dc:date>
            </office:change-info>
          </text:insertion>
        </text:changed-region>
        <text:changed-region xml:id="ct40503088" text:id="ct40503088">
          <text:deletion>
            <office:change-info>
              <dc:creator>Samuel Castillo</dc:creator>
              <dc:date>2023-12-27T03:01:36</dc:date>
            </office:change-info>
            <text:p text:style-name="P2"><text:span text:style-name="T1">Instagram</text:span></text:p>
          </text:deletion>
        </text:changed-region>
        <text:changed-region xml:id="ct40506144" text:id="ct40506144">
          <text:insertion>
            <office:change-info>
              <dc:creator>Samuel Castillo</dc:creator>
              <dc:date>2023-12-27T03:01:57</dc:date>
            </office:change-info>
          </text:insertion>
        </text:changed-region>
        <text:changed-region xml:id="ct40387664" text:id="ct40387664">
          <text:deletion>
            <office:change-info>
              <dc:creator>Samuel Castillo</dc:creator>
              <dc:date>2023-12-27T03:01:57</dc:date>
            </office:change-info>
            <text:p text:style-name="P2"><text:span text:style-name="T1">at "passexampa"</text:span></text:p>
          </text:deletion>
        </text:changed-region>
        <text:changed-region xml:id="ct38677216" text:id="ct38677216">
          <text:insertion>
            <office:change-info>
              <dc:creator>Samuel Castillo</dc:creator>
              <dc:date>2023-12-27T03:01:36</dc:date>
            </office:change-info>
          </text:insertion>
        </text:changed-region>
        <text:changed-region xml:id="ct40476096" text:id="ct40476096">
          <text:deletion>
            <office:change-info>
              <dc:creator>Samuel Castillo</dc:creator>
              <dc:date>2023-12-27T03:01:36</dc:date>
            </office:change-info>
            <text:p text:style-name="P2"><text:span text:style-name="T1">Instagram</text:span></text:p>
          </text:deletion>
        </text:changed-region>
        <text:changed-region xml:id="ct40476592" text:id="ct40476592">
          <text:insertion>
            <office:change-info>
              <dc:creator>Samuel Castillo</dc:creator>
              <dc:date>2023-12-27T03:01:57</dc:date>
            </office:change-info>
          </text:insertion>
        </text:changed-region>
        <text:changed-region xml:id="ct38768128" text:id="ct38768128">
          <text:deletion>
            <office:change-info>
              <dc:creator>Samuel Castillo</dc:creator>
              <dc:date>2023-12-27T03:01:57</dc:date>
            </office:change-info>
            <text:p text:style-name="P2"><text:span text:style-name="T1">at "passexampa"</text:span></text:p>
          </text:deletion>
        </text:changed-region>
        <text:changed-region xml:id="ct40792160" text:id="ct40792160">
          <text:insertion>
            <office:change-info>
              <dc:creator>Samuel Castillo</dc:creator>
              <dc:date>2023-12-27T03:01:36</dc:date>
            </office:change-info>
          </text:insertion>
        </text:changed-region>
        <text:changed-region xml:id="ct39375392" text:id="ct39375392">
          <text:deletion>
            <office:change-info>
              <dc:creator>Samuel Castillo</dc:creator>
              <dc:date>2023-12-27T03:01:36</dc:date>
            </office:change-info>
            <text:p text:style-name="P2"><text:span text:style-name="T1">Instagram</text:span></text:p>
          </text:deletion>
        </text:changed-region>
        <text:changed-region xml:id="ct39374048" text:id="ct39374048">
          <text:insertion>
            <office:change-info>
              <dc:creator>Samuel Castillo</dc:creator>
              <dc:date>2023-12-27T03:01:57</dc:date>
            </office:change-info>
          </text:insertion>
        </text:changed-region>
        <text:changed-region xml:id="ct40850288" text:id="ct40850288">
          <text:deletion>
            <office:change-info>
              <dc:creator>Samuel Castillo</dc:creator>
              <dc:date>2023-12-27T03:01:57</dc:date>
            </office:change-info>
            <text:p text:style-name="P2"><text:span text:style-name="T1">at "passexampa"</text:span></text:p>
          </text:deletion>
        </text:changed-region>
        <text:changed-region xml:id="ct40764096" text:id="ct40764096">
          <text:insertion>
            <office:change-info>
              <dc:creator>Samuel Castillo</dc:creator>
              <dc:date>2023-12-27T03:01:36</dc:date>
            </office:change-info>
          </text:insertion>
        </text:changed-region>
        <text:changed-region xml:id="ct40852016" text:id="ct40852016">
          <text:deletion>
            <office:change-info>
              <dc:creator>Samuel Castillo</dc:creator>
              <dc:date>2023-12-27T03:01:36</dc:date>
            </office:change-info>
            <text:p text:style-name="P2"><text:span text:style-name="T1">Instagram</text:span></text:p>
          </text:deletion>
        </text:changed-region>
        <text:changed-region xml:id="ct40737392" text:id="ct40737392">
          <text:insertion>
            <office:change-info>
              <dc:creator>Samuel Castillo</dc:creator>
              <dc:date>2023-12-27T03:01:57</dc:date>
            </office:change-info>
          </text:insertion>
        </text:changed-region>
        <text:changed-region xml:id="ct40763184" text:id="ct40763184">
          <text:deletion>
            <office:change-info>
              <dc:creator>Samuel Castillo</dc:creator>
              <dc:date>2023-12-27T03:01:57</dc:date>
            </office:change-info>
            <text:p text:style-name="P2"><text:span text:style-name="T1">at "passexampa"</text:span></text:p>
          </text:deletion>
        </text:changed-region>
        <text:changed-region xml:id="ct40793984" text:id="ct40793984">
          <text:insertion>
            <office:change-info>
              <dc:creator>Samuel Castillo</dc:creator>
              <dc:date>2023-12-27T03:01:36</dc:date>
            </office:change-info>
          </text:insertion>
        </text:changed-region>
        <text:changed-region xml:id="ct40359760" text:id="ct40359760">
          <text:deletion>
            <office:change-info>
              <dc:creator>Samuel Castillo</dc:creator>
              <dc:date>2023-12-27T03:01:36</dc:date>
            </office:change-info>
            <text:p text:style-name="P2"><text:span text:style-name="T1">Instagram</text:span></text:p>
          </text:deletion>
        </text:changed-region>
        <text:changed-region xml:id="ct40764320" text:id="ct40764320">
          <text:insertion>
            <office:change-info>
              <dc:creator>Samuel Castillo</dc:creator>
              <dc:date>2023-12-27T03:01:36</dc:date>
            </office:change-info>
          </text:insertion>
        </text:changed-region>
        <text:changed-region xml:id="ct38272448" text:id="ct38272448">
          <text:deletion>
            <office:change-info>
              <dc:creator>Samuel Castillo</dc:creator>
              <dc:date>2023-12-27T03:01:36</dc:date>
            </office:change-info>
            <text:p text:style-name="P2"><text:span text:style-name="T1">Instagram</text:span></text:p>
          </text:deletion>
        </text:changed-region>
        <text:changed-region xml:id="ct39234176" text:id="ct39234176">
          <text:insertion>
            <office:change-info>
              <dc:creator>Samuel Castillo</dc:creator>
              <dc:date>2023-12-27T03:01:57</dc:date>
            </office:change-info>
          </text:insertion>
        </text:changed-region>
        <text:changed-region xml:id="ct40939200" text:id="ct40939200">
          <text:deletion>
            <office:change-info>
              <dc:creator>Samuel Castillo</dc:creator>
              <dc:date>2023-12-27T03:01:57</dc:date>
            </office:change-info>
            <text:p text:style-name="P2"><text:span text:style-name="T1">at "passexampa"</text:span></text:p>
          </text:deletion>
        </text:changed-region>
        <text:changed-region xml:id="ct40795088" text:id="ct40795088">
          <text:insertion>
            <office:change-info>
              <dc:creator>Samuel Castillo</dc:creator>
              <dc:date>2023-12-27T03:01:36</dc:date>
            </office:change-info>
          </text:insertion>
        </text:changed-region>
        <text:changed-region xml:id="ct38799744" text:id="ct38799744">
          <text:deletion>
            <office:change-info>
              <dc:creator>Samuel Castillo</dc:creator>
              <dc:date>2023-12-27T03:01:36</dc:date>
            </office:change-info>
            <text:p text:style-name="P2"><text:span text:style-name="T1">Instagram</text:span></text:p>
          </text:deletion>
        </text:changed-region>
        <text:changed-region xml:id="ct39379696" text:id="ct39379696">
          <text:insertion>
            <office:change-info>
              <dc:creator>Samuel Castillo</dc:creator>
              <dc:date>2023-12-27T03:01:57</dc:date>
            </office:change-info>
          </text:insertion>
        </text:changed-region>
        <text:changed-region xml:id="ct38801728" text:id="ct38801728">
          <text:deletion>
            <office:change-info>
              <dc:creator>Samuel Castillo</dc:creator>
              <dc:date>2023-12-27T03:01:57</dc:date>
            </office:change-info>
            <text:p text:style-name="P2"><text:span text:style-name="T1">at "passexampa"</text:span></text:p>
          </text:deletion>
        </text:changed-region>
        <text:changed-region xml:id="ct40127568" text:id="ct40127568">
          <text:insertion>
            <office:change-info>
              <dc:creator>Samuel Castillo</dc:creator>
              <dc:date>2023-12-27T03:01:36</dc:date>
            </office:change-info>
          </text:insertion>
        </text:changed-region>
        <text:changed-region xml:id="ct40129296" text:id="ct40129296">
          <text:deletion>
            <office:change-info>
              <dc:creator>Samuel Castillo</dc:creator>
              <dc:date>2023-12-27T03:01:36</dc:date>
            </office:change-info>
            <text:p text:style-name="P2"><text:span text:style-name="T1">Instagram</text:span></text:p>
          </text:deletion>
        </text:changed-region>
        <text:changed-region xml:id="ct40129520" text:id="ct40129520">
          <text:insertion>
            <office:change-info>
              <dc:creator>Samuel Castillo</dc:creator>
              <dc:date>2023-12-27T03:01:57</dc:date>
            </office:change-info>
          </text:insertion>
        </text:changed-region>
        <text:changed-region xml:id="ct40133600" text:id="ct40133600">
          <text:deletion>
            <office:change-info>
              <dc:creator>Samuel Castillo</dc:creator>
              <dc:date>2023-12-27T03:01:57</dc:date>
            </office:change-info>
            <text:p text:style-name="P2"><text:span text:style-name="T1">at "passexampa"</text:span></text:p>
          </text:deletion>
        </text:changed-region>
        <text:changed-region xml:id="ct43383072" text:id="ct43383072">
          <text:insertion>
            <office:change-info>
              <dc:creator>Samuel Castillo</dc:creator>
              <dc:date>2023-12-27T03:01:36</dc:date>
            </office:change-info>
          </text:insertion>
        </text:changed-region>
        <text:changed-region xml:id="ct43393520" text:id="ct43393520">
          <text:deletion>
            <office:change-info>
              <dc:creator>Samuel Castillo</dc:creator>
              <dc:date>2023-12-27T03:01:36</dc:date>
            </office:change-info>
            <text:p text:style-name="P2"><text:span text:style-name="T1">Instagram</text:span></text:p>
          </text:deletion>
        </text:changed-region>
        <text:changed-region xml:id="ct43392576" text:id="ct43392576">
          <text:insertion>
            <office:change-info>
              <dc:creator>Samuel Castillo</dc:creator>
              <dc:date>2023-12-27T03:01:57</dc:date>
            </office:change-info>
          </text:insertion>
        </text:changed-region>
        <text:changed-region xml:id="ct43394016" text:id="ct43394016">
          <text:deletion>
            <office:change-info>
              <dc:creator>Samuel Castillo</dc:creator>
              <dc:date>2023-12-27T03:01:57</dc:date>
            </office:change-info>
            <text:p text:style-name="P2"><text:span text:style-name="T1">at "passexampa"</text:span></text:p>
          </text:deletion>
        </text:changed-region>
        <text:changed-region xml:id="ct37955056" text:id="ct37955056">
          <text:insertion>
            <office:change-info>
              <dc:creator>Samuel Castillo</dc:creator>
              <dc:date>2023-12-27T03:01:36</dc:date>
            </office:change-info>
          </text:insertion>
        </text:changed-region>
        <text:changed-region xml:id="ct43397648" text:id="ct43397648">
          <text:deletion>
            <office:change-info>
              <dc:creator>Samuel Castillo</dc:creator>
              <dc:date>2023-12-27T03:01:36</dc:date>
            </office:change-info>
            <text:p text:style-name="P2"><text:span text:style-name="T1">Instagram</text:span></text:p>
          </text:deletion>
        </text:changed-region>
        <text:changed-region xml:id="ct43144112" text:id="ct43144112">
          <text:insertion>
            <office:change-info>
              <dc:creator>Samuel Castillo</dc:creator>
              <dc:date>2023-12-27T03:01:36</dc:date>
            </office:change-info>
          </text:insertion>
        </text:changed-region>
        <text:changed-region xml:id="ct43144560" text:id="ct43144560">
          <text:deletion>
            <office:change-info>
              <dc:creator>Samuel Castillo</dc:creator>
              <dc:date>2023-12-27T03:01:36</dc:date>
            </office:change-info>
            <text:p text:style-name="P2"><text:span text:style-name="T1">Instagram</text:span></text:p>
          </text:deletion>
        </text:changed-region>
        <text:changed-region xml:id="ct43143808" text:id="ct43143808">
          <text:insertion>
            <office:change-info>
              <dc:creator>Samuel Castillo</dc:creator>
              <dc:date>2023-12-27T03:01:57</dc:date>
            </office:change-info>
          </text:insertion>
        </text:changed-region>
        <text:changed-region xml:id="ct43147632" text:id="ct43147632">
          <text:deletion>
            <office:change-info>
              <dc:creator>Samuel Castillo</dc:creator>
              <dc:date>2023-12-27T03:01:57</dc:date>
            </office:change-info>
            <text:p text:style-name="P2"><text:span text:style-name="T1">at "passexampa"</text:span></text:p>
          </text:deletion>
        </text:changed-region>
        <text:changed-region xml:id="ct43153600" text:id="ct43153600">
          <text:insertion>
            <office:change-info>
              <dc:creator>Samuel Castillo</dc:creator>
              <dc:date>2023-12-27T03:01:36</dc:date>
            </office:change-info>
          </text:insertion>
        </text:changed-region>
        <text:changed-region xml:id="ct43145872" text:id="ct43145872">
          <text:deletion>
            <office:change-info>
              <dc:creator>Samuel Castillo</dc:creator>
              <dc:date>2023-12-27T03:01:36</dc:date>
            </office:change-info>
            <text:p text:style-name="P2"><text:span text:style-name="T1">Instagram</text:span></text:p>
          </text:deletion>
        </text:changed-region>
        <text:changed-region xml:id="ct43151440" text:id="ct43151440">
          <text:insertion>
            <office:change-info>
              <dc:creator>Samuel Castillo</dc:creator>
              <dc:date>2023-12-27T03:01:57</dc:date>
            </office:change-info>
          </text:insertion>
        </text:changed-region>
        <text:changed-region xml:id="ct43150992" text:id="ct43150992">
          <text:deletion>
            <office:change-info>
              <dc:creator>Samuel Castillo</dc:creator>
              <dc:date>2023-12-27T03:01:57</dc:date>
            </office:change-info>
            <text:p text:style-name="P2"><text:span text:style-name="T1">at "passexampa"</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text:span text:style-name="T5">Tl;dr</text:span></text:p>
      <text:list xml:id="list3226415062" text:style-name="WWNum94">
        <text:list-item>
          <text:p text:style-name="P10"><text:span text:style-name="T5">CHECK ALL TITLES ARE SELECTED</text:span></text:p>
        </text:list-item>
      </text:list>
      <text:list xml:id="list3523612511" text:style-name="WWNum17">
        <text:list-item>
          <text:p text:style-name="P11"><text:span text:style-name="T5">Linked to website predictiveinsightsai.com</text:span></text:p>
        </text:list-item>
        <text:list-item>
          <text:p text:style-name="P11"><text:span text:style-name="T5">Link to linkedin </text:span><text:span text:style-name="T1">https://www.linkedin.com/company/passmyexam-llc</text:span></text:p>
        </text:list-item>
      </text:list>
      <text:p text:style-name="P4"/>
      <text:p text:style-name="Standard"><text:a xlink:type="simple" xlink:href="http://www.predictiveinsightsai.com" text:style-name="ListLabel_20_856" text:visited-style-name="ListLabel_20_856"><text:span text:style-name="T4">sdcastillo.github.io</text:span></text:a></text:p>
      <text:p text:style-name="Standard"><text:span text:style-name="T5">wwwLINKEDIN</text:span></text:p>
      <text:p text:style-name="P4"/>
      <text:p text:style-name="Standard"><text:span text:style-name="T5">VIDEO 1</text:span><text:span text:style-name="T1"><text:line-break/><text:line-break/></text:span><text:span text:style-name="T10">Title:</text:span><text:span text:style-name="T1"> <text:s/>Exam PA Practice Exams</text:span></text:p>
      <text:p text:style-name="P5"/>
      <text:p text:style-name="Standard"><text:span text:style-name="T10">New Title options: 3,4<text:line-break/></text:span><text:span text:style-name="T1">(chatGPT prompt to develop new titles:</text:span><text:span text:style-name="T11"> Please provide me with 5 SEO-friendly, enticing video titles for the following title on YouTube that will make users want to click on the video:)<text:line-break/></text:span></text:p>
      <text:p text:style-name="Standard"><text:span text:style-name="T1">1. "Master Exam PA with Realistic Practice Exams - Boost Your Confidence!"</text:span></text:p>
      <text:p text:style-name="Standard"><text:change-start text:change-id="ct37927552"/><text:span text:style-name="T10">2. "Acing Exam PA: Dive into Our Practice Exams"</text:span><text:change-end text:change-id="ct37927552"/></text:p>
      <text:p text:style-name="Standard"><text:span text:style-name="T1">3. "Exam PA Prep: Crush Your Actuarial Exam with Our Practice Tests"</text:span></text:p>
      <text:p text:style-name="Standard"><text:span text:style-name="T1">4</text:span><text:change-start text:change-id="ct39633280"/><text:span text:style-name="T10">. "Score Big on Exam PA: Test Your Skills with Our Practice Exams"</text:span><text:change-end text:change-id="ct39633280"/></text:p>
      <text:p text:style-name="Standard"><text:span text:style-name="T1">5. "Exam PA Practice Exams: Your Secret Weapon for Success!"</text:span></text:p>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span text:style-name="T1"><text:line-break/><text:line-break/>Spend more time practicing and less time studying.</text:span></text:p>
      <text:p text:style-name="P1"/>
      <text:p text:style-name="Standard"><text:span text:style-name="T1">sdcastillo.github.io</text:span></text:p>
      <text:p text:style-name="P1"/>
      <text:p text:style-name="Standard"><text:span text:style-name="T10">New description Options: </text:span></text:p>
      <text:p text:style-name="P5"/>
      <text:p text:style-name="Standard"><text:span text:style-name="T1">1. 🚀 Supercharge Your Exam PA Prep! Discover the Best Practice Exam Resource at PredictiveInsightsAI.com. Follow me on </text:span><text:change-start text:change-id="ct43335712"/><text:span text:style-name="T1"><text:s/></text:span><text:change-end text:change-id="ct43335712"/></text:p>
      <text:p text:style-name="P1"/>
      <text:p text:style-name="Standard"><text:span text:style-name="T1">2. 📚 Exam PA Success Starts Here! Dive into our comprehensive practice exams and boost your confidence. Say goodbye to hours of studying and hello to focused practice. Check out sdcastillo.github.io for the ultimate preparation! </text:span></text:p>
      <text:p text:style-name="P1"><text:soft-page-break/></text:p>
      <text:p text:style-name="Standard"><text:span text:style-name="T1">3. 🎯 Ready to Crush Exam PA? Get ahead with our top-notch practice exams at PredictiveInsightsAI.com. Spend more time practicing, less time stressing. Plus, don't forget to join our </text:span><text:change-start text:change-id="ct43219472"/><text:span text:style-name="T1"><text:s/>YouTube</text:span><text:change-end text:change-id="ct43219472"/><text:change text:change-id="ct37736624"/><text:span text:style-name="T1"> community @passexampa for a dose of exam motivation and study tips! 🔥</text:span></text:p>
      <text:p text:style-name="P1"/>
      <text:p text:style-name="Standard"><text:span text:style-name="T1">4. 📊 Master Exam PA with Ease! PredictiveInsightsAI.com offers the best practice exams, so you can maximize your preparation time efficiently. Follow <text:s/>on </text:span><text:change-start text:change-id="ct38182000"/><text:span text:style-name="T1"><text:s/>YouTube</text:span><text:change-end text:change-id="ct38182000"/><text:change text:change-id="ct43278656"/><text:span text:style-name="T1"> for bonus content and study hacks. Your path to success is just a click away! 🚀</text:span></text:p>
      <text:p text:style-name="P1"/>
      <text:p text:style-name="Standard"><text:span text:style-name="T1">5. 🏆 Exam PA Excellence Awaits! Simplify your study routine with our practice exams at PredictiveInsightsAI.com. We're your trusted partner on the journey to acing Exam PA. Connect with us on </text:span><text:change-start text:change-id="ct39764624"/><text:span text:style-name="T1"><text:s/>YouTube</text:span><text:change-end text:change-id="ct39764624"/><text:change text:change-id="ct38818784"/><text:span text:style-name="T1"> @passexampa for insider advice and inspiration. Let's conquer this exam together! 💪</text:span></text:p>
      <text:p text:style-name="P1"/>
      <text:p text:style-name="Standard"><text:span text:style-name="T10">Tags: </text:span></text:p>
      <text:p text:style-name="P1"/>
      <text:p text:style-name="Standard"><text:span text:style-name="T10">New tags: </text:span></text:p>
      <text:p text:style-name="Standard"><text:span text:style-name="T1">ExamPA, PracticeExams, ExamPreparation, StudyTips, ExamSuccess, ActuarialPrep, StudyMotivation, <text:s/>StudyingTips</text:span></text:p>
      <text:p text:style-name="P1"/>
      <text:p text:style-name="Standard"><text:span text:style-name="T5">VIDEO 2</text:span><text:span text:style-name="T1"><text:line-break/><text:line-break/></text:span><text:span text:style-name="T10">Title: </text:span><text:span text:style-name="T1">How to Study for the SOA's Exam PA (Predictive Analytics) (</text:span><text:change-start text:change-id="ct40849488"/><text:span text:style-name="T1">2020 Edition )</text:span><text:change-end text:change-id="ct40849488"/><text:change text:change-id="ct43278432"/></text:p>
      <text:p text:style-name="P5"/>
      <text:p text:style-name="Standard"><text:span text:style-name="T10">New Title options: 3,4<text:line-break/></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908302036" text:style-name="WWNum39">
        <text:list-item>
          <text:p text:style-name="P12"><text:span text:style-name="T1">"Mastering Exam PA: Your Ultimate Study Guide for SOA's Predictive Analytics Exam!"</text:span></text:p>
        </text:list-item>
        <text:list-item>
          <text:p text:style-name="P12"><text:span text:style-name="T1">"Crack the Code: A Step-by-Step Guide on Excelling in SOA Exam PA"</text:span></text:p>
        </text:list-item>
        <text:list-item>
          <text:p text:style-name="P12"><text:span text:style-name="T1">"Unlock Success: The Proven Method to Ace SOA's Predictive Analytics Exam"</text:span></text:p>
        </text:list-item>
        <text:list-item>
          <text:p text:style-name="P12"><text:span text:style-name="T1">"Boost Your Score: Secrets to Effective Studying for SOA Exam PA!"</text:span></text:p>
        </text:list-item>
        <text:list-item>
          <text:p text:style-name="P12"><text:span text:style-name="T1">"SOA Exam PA Demystified: Study Hacks for Predictive Analytics Success!"</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Exam PA (Predictive Analytics)</text:span></text:p>
      <text:p text:style-name="P1"/>
      <text:p text:style-name="Standard"><text:soft-page-break/><text:span text:style-name="T1">Free Study Guide! <text:s/>https://PredictiveInsightsAI.com/#study-guide-access</text:span></text:p>
      <text:p text:style-name="P1"/>
      <text:p text:style-name="Standard"><text:span text:style-name="T1">Info:</text:span></text:p>
      <text:p text:style-name="Standard"><text:span text:style-name="T1">This is a computer-based exam</text:span></text:p>
      <text:p text:style-name="Standard"><text:span text:style-name="T1">5 hrs, 15 minutes</text:span></text:p>
      <text:p text:style-name="Standard"><text:span text:style-name="T1">$1,200 to register (and access course modules)</text:span></text:p>
      <text:p text:style-name="Standard"><text:span text:style-name="T1">50% pass rate</text:span><text:change-start text:change-id="ct40637024"/><text:span text:style-name="T1"><text:line-break/><text:line-break/>PA and then Advanced Topics in Predictive Analytics (ATPA)</text:span><text:change-end text:change-id="ct40637024"/></text:p>
      <text:p text:style-name="P1"/>
      <text:p text:style-name="Standard"><text:span text:style-name="T1">Study Materials:</text:span></text:p>
      <text:p text:style-name="Standard"><text:span text:style-name="T1">SOA Modules</text:span></text:p>
      <text:p text:style-name="Standard"><text:span text:style-name="T1">SOA past exams</text:span></text:p>
      <text:p text:style-name="Standard"><text:span text:style-name="T1">December 2018, June 2019, December 2019, June 2020</text:span></text:p>
      <text:p text:style-name="Standard"><text:span text:style-name="T1">SOA sample projects</text:span></text:p>
      <text:p text:style-name="Standard"><text:span text:style-name="T1">Hospital readmissions, Student Success</text:span></text:p>
      <text:p text:style-name="Standard"><text:span text:style-name="T1">My free study guide (sdcastillo.github.io/ebook)</text:span></text:p>
      <text:p text:style-name="Standard"><text:span text:style-name="T1">My online course</text:span></text:p>
      <text:p text:style-name="Standard"><text:span text:style-name="T1">StatQuest videos</text:span></text:p>
      <text:p text:style-name="P1"/>
      <text:p text:style-name="P1"/>
      <text:p text:style-name="Standard"><text:span text:style-name="T1">Textbooks:</text:span></text:p>
      <text:p text:style-name="Standard"><text:span text:style-name="T1">An Introduction to Statistical Learning[http://faculty.marshall.usc.edu/garet...</text:span></text:p>
      <text:p text:style-name="P1"/>
      <text:p text:style-name="Standard"><text:span text:style-name="T1">My LinkedIn profile: </text:span><text:a xlink:type="simple" xlink:href="https://www.linkedin.com/in/sdcastillo/" text:style-name="ListLabel_20_856" text:visited-style-name="ListLabel_20_856"><text:span text:style-name="T4">https://www.linkedin.com/in/sdcastillo/</text:span></text:a><text:span text:style-name="T1"> </text:span></text:p>
      <text:p text:style-name="P1"/>
      <text:p text:style-name="Standard"><text:a xlink:type="simple" xlink:href="http://www.predictiveinsightsai.com" text:style-name="ListLabel_20_856" text:visited-style-name="ListLabel_20_856"><text:span text:style-name="T4">sdcastillo.github.io</text:span></text:a></text:p>
      <text:p text:style-name="P1"/>
      <text:p text:style-name="Standard"><text:span text:style-name="T1">R for Data Science </text:span></text:p>
      <text:p text:style-name="Standard"><text:soft-page-break/><text:span text:style-name="T1">https://r4ds.had.co.nz/</text:span></text:p>
      <text:p text:style-name="P1"/>
      <text:p text:style-name="P1"><text:change text:change-id="ct38506944"/><text:span text:style-name="T1"/></text:p>
      <text:p text:style-name="P1"/>
      <text:p text:style-name="Standard"><text:span text:style-name="T10">New description Options: 1,2</text:span></text:p>
      <text:p text:style-name="P5"/>
      <text:list xml:id="list26149170" text:style-name="WWNum25">
        <text:list-item>
          <text:p text:style-name="P13"><text:span text:style-name="T1">🚀 Unleash Your Exam PA Success! 📚 Dive into this comprehensive guide on SOA's Predictive Analytics exam. Grab your FREE study guide at https://PredictiveInsightsAI.com/#study-guide-access and skyrocket your chances of acing the exam! 💯✨ </text:span><text:a xlink:type="simple" xlink:href="http://www.predictiveinsightsai.com" text:style-name="ListLabel_20_856" text:visited-style-name="ListLabel_20_856"><text:span text:style-name="T4">sdcastillo.github.io</text:span></text:a><text:span text:style-name="T1"><text:line-break/></text:span></text:p>
        </text:list-item>
        <text:list-item>
          <text:p text:style-name="P13"><text:span text:style-name="T1">💡 Crack the Code to Exam PA Excellence! 💪 Explore the ins and outs of the SOA Predictive Analytics exam in this info-packed video. Don't miss out on the FREE study guide at https://PredictiveInsightsAI.com/#study-guide-access and supercharge your preparation! 🚀📖<text:line-break/></text:span></text:p>
        </text:list-item>
        <text:list-item>
          <text:p text:style-name="P13"><text:span text:style-name="T1">📊 Mastering SOA Exam PA: Your Key to Success! 💼 Get the lowdown on the computer-based exam, study materials, and exclusive tips. Claim your FREE study guide at s and gear up for victory! 🌟🔍 </text:span><text:a xlink:type="simple" xlink:href="http://www.predictiveinsightsai.com" text:style-name="ListLabel_20_856" text:visited-style-name="ListLabel_20_856"><text:span text:style-name="T4">sdcastillo.github.io</text:span></text:a><text:span text:style-name="T1"> ⭐https://www.linkedin.com/company/passmyexam-llc<text:line-break/></text:span></text:p>
        </text:list-item>
        <text:list-item>
          <text:p text:style-name="P13"><text:span text:style-name="T1">🌐 Navigating the SOA Exam PA Landscape! 🗺️ Explore the details of this 5-hour, $1,200 exam with a 50% pass rate. Enhance your prep with the FREE study guide at https://PredictiveInsightsAI.com/#study-guide-access, and let's conquer Exam PA together! 🚀📚<text:line-break/></text:span></text:p>
        </text:list-item>
        <text:list-item>
          <text:p text:style-name="P13"><text:span text:style-name="T1">📈 Achieve SOA Exam PA Greatness! 🏆 Join me on a journey through study materials, textbooks, and expert insights to conquer the Predictive Analytics exam. Grab your FREE study guide at https://PredictiveInsightsAI.com/#study-guide-access and let's set the path to success! 🚀🎓</text:span></text:p>
        </text:list-item>
      </text:list>
      <text:p text:style-name="P1"/>
      <text:p text:style-name="P1"/>
      <text:p text:style-name="Standard"><text:span text:style-name="T10">Tags:</text:span></text:p>
      <text:p text:style-name="P1"/>
      <text:p text:style-name="Standard"><text:span text:style-name="T10">New tags: </text:span></text:p>
      <text:p text:style-name="P5"/>
      <text:p text:style-name="Standard"><text:span text:style-name="T1">SOAExamPA, PredictiveAnalytics, ActuarialScience, StudyGuide, ExamPrep, StatisticalLearning, DataScience, ExamSuccessTips</text:span></text:p>
      <text:p text:style-name="P1"/>
      <text:p text:style-name="Standard"><text:span text:style-name="T5">VIDEO 3</text:span></text:p>
      <text:p text:style-name="P4"/>
      <text:p text:style-name="Standard"><text:span text:style-name="T10">Title: </text:span><text:span text:style-name="T1">Intro to R Studio for Exam PA</text:span></text:p>
      <text:p text:style-name="P5"/>
      <text:p text:style-name="Standard"><text:span text:style-name="T10">New Title options: 1,2<text:line-break/></text:span><text:span text:style-name="T1">(chatGPT prompt to develop new titles:</text:span><text:span text:style-name="T11"> Please provide me with 5 SEO-friendly, enticing video titles for the following title on YouTube that will make users want to click on the video:)</text:span></text:p>
      <text:p text:style-name="P1"/>
      <text:list xml:id="list2480087728" text:style-name="WWNum62">
        <text:list-item>
          <text:p text:style-name="P14"><text:span text:style-name="T1">Master Exam PA: A Beginner's Guide to R Studio!"</text:span></text:p>
        </text:list-item>
        <text:list-item>
          <text:p text:style-name="P14"><text:soft-page-break/><text:span text:style-name="T1">"Unlock Exam PA Success with R Studio Basics - Ultimate Intro!"</text:span></text:p>
        </text:list-item>
        <text:list-item>
          <text:p text:style-name="P14"><text:span text:style-name="T1">"Crush Exam PA with R Studio Mastery - Your Step-by-Step Guide!"</text:span></text:p>
        </text:list-item>
        <text:list-item>
          <text:p text:style-name="P14"><text:span text:style-name="T1">"R Studio Demystified: Exam PA Prep Made Easy for Beginners!"</text:span></text:p>
        </text:list-item>
        <text:list-item>
          <text:p text:style-name="P14"><text:span text:style-name="T1">"Excel in Exam PA: Dive into R Studio Essentials with Ease!"</text:span></text:p>
        </text:list-item>
      </text:list>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This is a communication exam.</text:span></text:p>
      <text:p text:style-name="P1"/>
      <text:p text:style-name="Standard"><text:span text:style-name="T1">There is no need to become an R expert for this exam. They will provide you with a lot of code and the challenging part will be in interpreting what it does. You won’t be expected to do complex tasks from scratch. The most programming-intensive part is the data exploration, but this is only the first few questions. Subsequent questions on modeling will ask you to make changes to parameters.</text:span></text:p>
      <text:p text:style-name="P1"/>
      <text:p text:style-name="Standard"><text:span text:style-name="T1">Follow along with this video using this Rmd file:</text:span></text:p>
      <text:p text:style-name="P1"/>
      <text:p text:style-name="Standard"><text:span text:style-name="T1">Enroll today at </text:span><text:change-start text:change-id="ct38816896"/></text:p>
      <text:p text:style-name="Standard"><text:change-end text:change-id="ct38816896"/><text:span text:style-name="T1">sdcastillo.github.io</text:span><text:change text:change-id="ct37735600"/></text:p>
      <text:p text:style-name="Standard"><text:span text:style-name="T1">My LinkedIn profile: </text:span></text:p>
      <text:p text:style-name="Standard"><text:a xlink:type="simple" xlink:href="https://www.linkedin.com/in/sdcastillo/" text:style-name="ListLabel_20_856" text:visited-style-name="ListLabel_20_856"><text:span text:style-name="T4">https://www.linkedin.com/in/sdcastillo/</text:span></text:a><text:span text:style-name="T1"> </text:span></text:p>
      <text:p text:style-name="P1"/>
      <text:p text:style-name="Standard"><text:span text:style-name="T10">New description Options: 2,3</text:span></text:p>
      <text:p text:style-name="P5"/>
      <text:list xml:id="list1512880178" text:style-name="WWNum18">
        <text:list-item>
          <text:p text:style-name="P15"><text:span text:style-name="T1">🚀 Welcome to your Exam PA preparation journey! In this video, we'll unravel the mysteries of R Studio for your communication exam. No need to be an R expert – we'll guide you through understanding and interpreting code. Dive into the data exploration adventure with our step-by-step walkthrough. Plus, check out the Rmd file on GitHub for hands-on practice: [Link]. Ready to ace Exam PA? Enroll today at PredictiveInsightsAI.com!<text:line-break/></text:span></text:p>
        </text:list-item>
        <text:list-item>
          <text:p text:style-name="P15"><text:span text:style-name="T1">🌐 Navigating the world of R Studio for Exam PA? Look no further! Join us as we break down the complexities of your communication exam. No programming wizardry required – we'll focus on code interpretation and data exploration. The Rmd file linked below is your key to practical learning: </text:span><text:a xlink:type="simple" xlink:href="https://github.com/sdcastillo/PA-R-Study-Manual/blob/master/02-r-programming.Rmd" text:style-name="ListLabel_20_856" text:visited-style-name="ListLabel_20_856"><text:span text:style-name="T4">https://github.com/sdcastillo/PA-R-Study-Manual/blob/master/02-r-programming.Rmd</text:span></text:a><text:span text:style-name="T1"> <text:s/>Elevate your Exam PA game and enroll now at PredictiveInsightsAI.com! 🚀<text:line-break/></text:span></text:p>
        </text:list-item>
        <text:list-item>
          <text:p text:style-name="P15"><text:span text:style-name="T1">📚 Unlock the secrets of Exam PA with our R Studio introduction! This communication exam doesn't demand R expertise – we'll guide you through the code and data exploration. Don't miss the linked Rmd file for hands-on practice: [Link]. Ready to conquer Exam PA? Enroll today at PredictiveInsightsAI.com and follow our journey on </text:span><text:change-start text:change-id="ct40574624"/><text:span text:style-name="T1"><text:s/>YouTube</text:span><text:change-end text:change-id="ct40574624"/><text:change text:change-id="ct40672192"/><text:span text:style-name="T1"> <text:s/>for exclusive updates and tips!<text:line-break/></text:span></text:p>
        </text:list-item>
        <text:list-item>
          <text:p text:style-name="P15"><text:span text:style-name="T1">🤓 Crack the code to Exam PA success! In this video, we simplify R Studio for your communication exam – no need to stress about complex tasks. Dive into the world of data exploration and parameter changes with confidence. Access the Rmd file here: [Link]. Ready to excel in Exam PA? Enroll now at PredictiveInsightsAI.com and don't forget to Follow me on </text:span><text:change-start text:change-id="ct37735136"/><text:span text:style-name="T1"><text:s/>YouTube</text:span><text:change-end text:change-id="ct37735136"/><text:change text:change-id="ct39847312"/><text:span text:style-name="T1"> <text:s/>for bonus content!<text:line-break/></text:span></text:p>
        </text:list-item>
        <text:list-item>
          <text:p text:style-name="P15"><text:span text:style-name="T1">🚨 Calling all Exam PA aspirants! Join us on a guided tour of R Studio essentials. No need for advanced R skills – we'll focus on understanding provided code and acing the data exploration segment. Practice alongside with the Rmd file: [Link]. Ready to take on Exam PA? Enroll at PredictiveInsightsAI.com and stay connected on </text:span><text:change-start text:change-id="ct40635296"/><text:span text:style-name="T1"><text:s/>YouTube</text:span><text:change-end text:change-id="ct40635296"/><text:change text:change-id="ct38180080"/><text:span text:style-name="T1"> <text:s/>for exclusive insights and updates! 🌟</text:span></text:p>
        </text:list-item>
      </text:list>
      <text:p text:style-name="P1"/>
      <text:p text:style-name="P1"/>
      <text:p text:style-name="Standard"><text:soft-page-break/><text:span text:style-name="T10">Tags:</text:span></text:p>
      <text:p text:style-name="P1"/>
      <text:p text:style-name="Standard"><text:span text:style-name="T10">New tags: </text:span></text:p>
      <text:p text:style-name="P5"/>
      <text:p text:style-name="Standard"><text:span text:style-name="T1">Exam PA, R Studio Tutorial, Data Exploration, Exam Preparation, R Programming, Communication Exam, PredictiveInsightsAI.com, Data Analysis Tutorial</text:span></text:p>
      <text:p text:style-name="P1"/>
      <text:p text:style-name="Standard"><text:span text:style-name="T5">VIDEO 4</text:span></text:p>
      <text:p text:style-name="P4"/>
      <text:p text:style-name="Standard"><text:span text:style-name="T10">Title: </text:span><text:span text:style-name="T1">PA Question - How can I quickly format tables in Word?</text:span></text:p>
      <text:p text:style-name="P5"/>
      <text:p text:style-name="Standard"><text:span text:style-name="T10">New Title options: 1,2<text:line-break/></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1865966048" text:style-name="WWNum63">
        <text:list-item>
          <text:p text:style-name="P16"><text:span text:style-name="T1">"Word Wizardry: Fast and Easy Table Formatting Tricks!"</text:span></text:p>
        </text:list-item>
        <text:list-item>
          <text:p text:style-name="P16"><text:span text:style-name="T1">"Mastering Word: Quick Tips for Formatting Tables like a Pro!"</text:span></text:p>
        </text:list-item>
        <text:list-item>
          <text:p text:style-name="P16"><text:span text:style-name="T1">"Effortless Table Formatting in Word: A Step-by-Step Guide!"</text:span></text:p>
        </text:list-item>
        <text:list-item>
          <text:p text:style-name="P16"><text:span text:style-name="T1">"Simplify Your Life: Rapid Table Formatting Hacks in Word!"</text:span></text:p>
        </text:list-item>
        <text:list-item>
          <text:p text:style-name="P16"><text:span text:style-name="T1">"Table Mastery in Word: Boost Your Efficiency with Speedy Formatting!"</text:span></text:p>
        </text:list-item>
      </text:list>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3">Reddit question:</text:span></text:p>
      <text:p text:style-name="P3"/>
      <text:p text:style-name="Standard"><text:a xlink:type="simple" xlink:href="https://www.youtube.com/redirect?event=video_description&amp;redir_token=QUFFLUhqbXktZ2hDdmtMWnVEaFRZWEgybjJJTlRUY3FXZ3xBQ3Jtc0traV9weWxJNUQweHBSWUwwN3RyTmZpeXJSdmY3R0ozNUI4VUNSLUZpQXZfVTJUZzgtZFF4alA0ZFJ1M1hIdXBZVFJMUm8zN09HNUczemFvQ1lXZ0F5eTA3R1BDVnJweHI5anlacGg3NUNXX1l3Uk1Jdw&amp;q=https%3A%2F%2Fwww.reddit.com%2Fr%2Factuary%2Fcomments%2Fjsn8v2%2Fexam_pa_how_do_you_paste_tables_in_word%2F&amp;v=yETi0CInepE" text:style-name="ListLabel_20_857" text:visited-style-name="ListLabel_20_857"><text:span text:style-name="T3"><text:s/></text:span></text:a><text:span text:style-name="T2">https://www.reddit.com/r/actuary/comments/jsn8v2/exam_pa_how_do_you_paste_tables_in_word/?rdt=64632</text:span></text:p>
      <text:p text:style-name="P3"/>
      <text:p text:style-name="Standard"><text:span text:style-name="T3">Enroll today!</text:span></text:p>
      <text:p text:style-name="P1"><text:change-start text:change-id="ct39108848"/></text:p>
      <text:p text:style-name="Standard"><text:span text:style-name="T1">sdcastillo.github.io</text:span></text:p>
      <text:p text:style-name="Standard"><text:change-end text:change-id="ct39108848"/><text:change text:change-id="ct40294448"/><text:soft-page-break/><text:a xlink:type="simple" xlink:href="https://www.youtube.com/redirect?event=video_description&amp;redir_token=QUFFLUhqbEJnYlhqX2tUd21jZGgzdzVROXJZakY5VTRmUXxBQ3Jtc0trRE5jUkFxemZuMG05UndlM3BfQUlMY19fZmRiQnNyMXpyRG9Wdzk3cVVTZ0p6RXptc2szLWNqSG5PQl82UkNMbmRmM3pUQTltV182Mm91dmp0U0hZYy1kdnBCYm1GUDFVSWRnODlKbFVjQTE1Q3dFaw&amp;q=https%3A%2F%2Fexampa.net%2F%23enrollment&amp;v=yETi0CInepE" text:style-name="ListLabel_20_858" text:visited-style-name="ListLabel_20_858"><text:span text:style-name="T2"/></text:a></text:p>
      <text:p text:style-name="P1"/>
      <text:p text:style-name="Standard"><text:span text:style-name="T10">New description Options: 4,5</text:span></text:p>
      <text:p text:style-name="P5"/>
      <text:list xml:id="list1474271652" text:style-name="WWNum8">
        <text:list-item>
          <text:p text:style-name="P17"><text:span text:style-name="T1">🚀 Unlock the secrets of efficient table formatting in Word! In response to a Reddit question, Igot your back with quick tips and tricks. Check out the detailed walkthrough in this video. Ready to boost your Word skills? Enroll today at PredictiveInsightsAI.com and don't forget to Follow me on </text:span><text:change-start text:change-id="ct38928480"/><text:span text:style-name="T1"><text:s/>YouTube</text:span><text:change-end text:change-id="ct38928480"/><text:change text:change-id="ct40119152"/><text:span text:style-name="T1"> <text:s/>for more insights and updates!<text:line-break/></text:span></text:p>
        </text:list-item>
        <text:list-item>
          <text:p text:style-name="P17"><text:span text:style-name="T1">📊 Struggling with pasting tables in Word for Exam PA? I got the answer! Dive into our latest video addressing a Reddit query and learn speedy table formatting techniques. Enhance your document skills and enroll at PredictiveInsightsAI.com today. Follow me on </text:span><text:change-start text:change-id="ct38922208"/><text:span text:style-name="T1"><text:s/>YouTube</text:span><text:change-end text:change-id="ct38922208"/><text:change text:change-id="ct38921648"/><text:span text:style-name="T1"> <text:s/>for bonus content and community updates!<text:line-break/></text:span></text:p>
        </text:list-item>
        <text:list-item>
          <text:p text:style-name="P17"><text:span text:style-name="T1">🌟 Your table formatting solution is here! Watch our latest video to discover the best practices for pasting tables in Word, inspired by a Reddit question. Ready to level up your skills? Enroll at PredictiveInsightsAI.com and stay connected on </text:span><text:change-start text:change-id="ct38846112"/><text:span text:style-name="T1"><text:s/>YouTube</text:span><text:change-end text:change-id="ct38846112"/><text:change text:change-id="ct38902336"/><text:span text:style-name="T1"> <text:s/>for more valuable tips and discussions.<text:line-break/></text:span></text:p>
        </text:list-item>
        <text:list-item>
          <text:p text:style-name="P17"><text:span text:style-name="T1">🖥️ Curious about pasting tables in Word for Exam PA? I got you covered! Join us in this video as we tackle a Reddit query with practical tips on table formatting. Elevate your Word game and enroll at PredictiveInsightsAI.com today. Follow me on </text:span><text:change-start text:change-id="ct39270704"/><text:span text:style-name="T1"><text:s/>YouTube</text:span><text:change-end text:change-id="ct39270704"/><text:change text:change-id="ct38365872"/><text:span text:style-name="T1"> <text:s/>for a closer look into our community!<text:line-break/></text:span></text:p>
        </text:list-item>
        <text:list-item>
          <text:p text:style-name="P17"><text:span text:style-name="T1">📑 Reddit asked, and we answered! Discover the secrets to seamless table pasting in Word for Exam PA in our latest video. Ready to transform your document skills? Enroll at PredictiveInsightsAI.com today and join our </text:span><text:change-start text:change-id="ct40871232"/><text:span text:style-name="T1"><text:s/>YouTube</text:span><text:change-end text:change-id="ct40871232"/><text:change text:change-id="ct40575984"/><text:span text:style-name="T1"> community <text:s/>for exclusive updates, challenges, and more!</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5"/>
      <text:p text:style-name="Standard"><text:span text:style-name="T1">Table Formatting Tips, Microsoft Word Tricks, Exam PA Document Skills, Word Table Hacks, Efficient Formatting Techniques, Document Mastery, PredictiveInsightsAI.com Tips, Reddit Question Solutions</text:span></text:p>
      <text:p text:style-name="P1"/>
      <text:p text:style-name="Standard"><text:span text:style-name="T5">VIDEO 5 3</text:span></text:p>
      <text:p text:style-name="P4"/>
      <text:p text:style-name="Standard"><text:span text:style-name="T10">Title:</text:span><text:span text:style-name="T1"> PA Question - What link functions and response families should I use?</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4137734549" text:style-name="WWNum34">
        <text:list-item>
          <text:p text:style-name="P18"><text:span text:style-name="T1">"Demystifying Exam PA: Choosing the Perfect Link Functions and Response Families!"</text:span></text:p>
        </text:list-item>
        <text:list-item>
          <text:p text:style-name="P18"><text:span text:style-name="T1">"Crack the Code: Selecting Link Functions and Response Families for Exam PA Success!"</text:span></text:p>
        </text:list-item>
        <text:list-item>
          <text:p text:style-name="P18"><text:soft-page-break/><text:span text:style-name="T1">"Master Exam PA: A Guide to Optimal Link Functions and Response Families!"</text:span></text:p>
        </text:list-item>
        <text:list-item>
          <text:p text:style-name="P18"><text:span text:style-name="T1">"Statistical Success: Navigating Link Functions and Response Families in Exam PA!"</text:span></text:p>
        </text:list-item>
        <text:list-item>
          <text:p text:style-name="P18"><text:span text:style-name="T1">"PA Question Answered: Unveiling the Secrets of Link Functions and Response Families!"</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Enroll today! <text:s/></text:span><text:change-start text:change-id="ct40522576"/></text:p>
      <text:p text:style-name="P1"/>
      <text:p text:style-name="Standard"><text:change-end text:change-id="ct40522576"/><text:span text:style-name="T1">sdcastillo.github.io</text:span><text:change text:change-id="ct40324880"/></text:p>
      <text:p text:style-name="P1"/>
      <text:p text:style-name="Standard"><text:span text:style-name="T1">Question:</text:span></text:p>
      <text:p text:style-name="P1"/>
      <text:p text:style-name="Standard"><text:span text:style-name="T1">Does anyone have a good chart about what link functions to use at what time? And not just a chart of default? Thanks in advance!</text:span></text:p>
      <text:p text:style-name="P1"/>
      <text:p text:style-name="Standard"><text:span text:style-name="T1">Answer:</text:span></text:p>
      <text:p text:style-name="P1"/>
      <text:p text:style-name="Standard"><text:span text:style-name="T1">It's tough to put all of this info into a single chart. These exam questions like to test comprehensive understanding. You want to consider two main criteria 1) What is the target distribution and 2) What are the requirements of the model such as interpretability, positive predictions, and so forth.</text:span></text:p>
      <text:p text:style-name="P1"/>
      <text:p text:style-name="Standard"><text:span text:style-name="T1">This is from Chapter 10 of our Study Guide. Chapter 11.3 has the same descriptions for the categorical link functions. You can enroll in the online course to get access to 28 hours of tutorial videos and 9 practice exams. There are more than 134 practice questions - including online multiple-choice questions regarding choosing link functions and response families for GLMs. There's a collection of GLM exercises which accompany this chapter from the Study Guide which you can test your knowledge with.</text:span></text:p>
      <text:p text:style-name="P1"/>
      <text:p text:style-name="Standard"><text:span text:style-name="T1">Get the free study guide today!</text:span></text:p>
      <text:p text:style-name="Standard"><text:span text:style-name="T1">https://PredictiveInsightsAI.com/#study-guide-access</text:span></text:p>
      <text:p text:style-name="P1"><text:change-start text:change-id="ct40745296"/></text:p>
      <text:p text:style-name="Standard"><text:change-end text:change-id="ct40745296"/><text:span text:style-name="T1">sdcastillo.github.io</text:span><text:change text:change-id="ct39798144"/></text:p>
      <text:p text:style-name="Standard"><text:soft-page-break/><text:span text:style-name="T1">My LinkedIn profile: </text:span></text:p>
      <text:p text:style-name="Standard"><text:a xlink:type="simple" xlink:href="https://www.linkedin.com/in/sdcastillo/" text:style-name="ListLabel_20_856" text:visited-style-name="ListLabel_20_856"><text:span text:style-name="T4">https://www.linkedin.com/in/sdcastillo/</text:span></text:a><text:span text:style-name="T1"> </text:span></text:p>
      <text:p text:style-name="P1"/>
      <text:p text:style-name="Standard"><text:span text:style-name="T10">New description Options: 3,4</text:span></text:p>
      <text:p text:style-name="P5"/>
      <text:list xml:id="list3578815862" text:style-name="WWNum11">
        <text:list-item>
          <text:p text:style-name="P19"><text:span text:style-name="T1">🎓 Unlock the secrets of selecting link functions and response families in Exam PA! 🚀 Dive into the complexities of this exam question with our comprehensive breakdown. Discover the crucial criteria for making informed choices and get a sneak peek into Chapter 10 of our Study Guide. Ready to take your understanding to the next level? Enroll at PredictiveInsightsAI.com for access to a wealth of tutorial videos, practice exams, and more! 📚 Don't forget to Follow me on </text:span><text:change-start text:change-id="ct40029728"/><text:span text:style-name="T1"><text:s/>YouTube</text:span><text:change-end text:change-id="ct40029728"/><text:change text:change-id="ct40423584"/><text:span text:style-name="T1"> <text:s/>for updates and insights.<text:line-break/></text:span></text:p>
        </text:list-item>
        <text:list-item>
          <text:p text:style-name="P19"><text:span text:style-name="T1">🤔 Confused about choosing link functions and response families for Exam PA? Igot you covered! 🌐 Join us as we tackle this common query and provide insights from Chapter 10 of our Study Guide. Explore the key criteria for decision-making and elevate your knowledge. Enroll today at PredictiveInsightsAI.com to access tutorial videos, practice exams, and an abundance of GLM exercises! 🚀 Grab your free study guide now: [Link]. Follow me on </text:span><text:change-start text:change-id="ct40915056"/><text:span text:style-name="T1"><text:s/>YouTube</text:span><text:change-end text:change-id="ct40915056"/><text:change text:change-id="ct39964352"/><text:span text:style-name="T1"> <text:s/>for bonus content!<text:line-break/></text:span></text:p>
        </text:list-item>
        <text:list-item>
          <text:p text:style-name="P19"><text:span text:style-name="T1">📊 Navigate the intricacies of link functions and response families in Exam PA with our expert insights! 🎥 This video answers a burning question about charting these complexities. Gain a glimpse into Chapter 10 of our Study Guide, and if you're hungry for more knowledge, enroll at PredictiveInsightsAI.com. Access 28 hours of tutorial videos, 9 practice exams, and a treasure trove of GLM exercises. 🚀 Claim your free study guide today and Follow me on </text:span><text:change-start text:change-id="ct39859232"/><text:span text:style-name="T1"><text:s/>YouTube</text:span><text:change-end text:change-id="ct39859232"/><text:change text:change-id="ct40900864"/><text:span text:style-name="T1"> <text:s/>for exclusive updates!<text:line-break/></text:span></text:p>
        </text:list-item>
        <text:list-item>
          <text:p text:style-name="P19"><text:span text:style-name="T1">🚀 Ready to conquer the challenges of choosing link functions and response families in Exam PA? 🌟 Our latest video breaks down a Reddit question, offering a glimpse into Chapter 10 of our Study Guide. Understand the crucial criteria for decision-making and enroll at PredictiveInsightsAI.com for an in-depth learning experience. Access tutorial videos, practice exams, and more! 📚 Don't miss out on your free study guide: [Link]. Follow me on </text:span><text:change-start text:change-id="ct39270384"/><text:span text:style-name="T1"><text:s/>YouTube</text:span><text:change-end text:change-id="ct39270384"/><text:change text:change-id="ct38927952"/><text:span text:style-name="T1"> <text:s/>for a community of support and additional insights!<text:line-break/></text:span></text:p>
        </text:list-item>
        <text:list-item>
          <text:p text:style-name="P19"><text:span text:style-name="T1">📈 Uncover the mysteries of link functions and response families for Exam PA success! 🧠 Our video provides valuable insights based on a Reddit question, offering a preview of Chapter 10 in our Study Guide. Delve into the criteria for decision-making and enrich your knowledge with our online course. Enroll at PredictiveInsightsAI.com for 28 hours of tutorial videos, 9 practice exams, and a plethora of GLM exercises. 🚀 Secure your free study guide now and Follow me on </text:span><text:change-start text:change-id="ct38350784"/><text:span text:style-name="T1"><text:s/>YouTube</text:span><text:change-end text:change-id="ct38350784"/><text:change text:change-id="ct40683728"/><text:span text:style-name="T1"> <text:s/>for a community of learners and valuable updates!</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5"/>
      <text:p text:style-name="Standard"><text:span text:style-name="T1">ExamPATips, GLMLinkFunctions, ResponseFamiliesGuide, ExamPATutorial, StatisticalModelChoices, ExamPrepInsights, DataScienceExamHelp, GLMDecisionCriteria</text:span></text:p>
      <text:p text:style-name="P1"/>
      <text:p text:style-name="P1"/>
      <text:p text:style-name="Standard"><text:span text:style-name="T5">VIDEO 6</text:span></text:p>
      <text:p text:style-name="P4"/>
      <text:p text:style-name="Standard"><text:span text:style-name="T10">Title:</text:span><text:span text:style-name="T1"> PA Question - How can I save space when using only one monitor?</text:span></text:p>
      <text:p text:style-name="P5"/>
      <text:p text:style-name="Standard"><text:span text:style-name="T10">New title: 3,4</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938827579" text:style-name="WWNum41">
        <text:list-item>
          <text:p text:style-name="P20"><text:soft-page-break/><text:span text:style-name="T1">”Maximize Productivity: Space-Saving Hacks for Single Monitor Setups!"</text:span></text:p>
        </text:list-item>
        <text:list-item>
          <text:p text:style-name="P20"><text:span text:style-name="T1">"Efficient One-Monitor Mastery: Tips to Save Space and Boost Workflow!"</text:span></text:p>
        </text:list-item>
        <text:list-item>
          <text:p text:style-name="P20"><text:span text:style-name="T1">"Mastering Efficiency: One-Monitor Solutions for Space Optimization!"</text:span></text:p>
        </text:list-item>
        <text:list-item>
          <text:p text:style-name="P20"><text:span text:style-name="T1">"Unlock Hidden Space: Tips to Streamline Your Single Monitor Workspace!"</text:span></text:p>
        </text:list-item>
        <text:list-item>
          <text:p text:style-name="P20"><text:span text:style-name="T1">"PA Question Answered: Transform Your One-Monitor Setup for Maximum Space!"</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Enroll in our online course! <text:s/>💥 </text:span><text:change-start text:change-id="ct39009968"/><text:span text:style-name="T1"><text:s text:c="2"/></text:span></text:p>
      <text:p text:style-name="Standard"><text:change-end text:change-id="ct39009968"/><text:a xlink:type="simple" xlink:href="about:blank" text:style-name="ListLabel_20_856" text:visited-style-name="ListLabel_20_856"><text:span text:style-name="T4">sdcastillo.github.io</text:span></text:a><text:change text:change-id="ct39042976"/></text:p>
      <text:p text:style-name="Standard"><text:span text:style-name="T1">My LinkedIn profile: </text:span></text:p>
      <text:p text:style-name="Standard"><text:a xlink:type="simple" xlink:href="https://www.linkedin.com/in/sdcastillo/" text:style-name="ListLabel_20_856" text:visited-style-name="ListLabel_20_856"><text:span text:style-name="T4">https://www.linkedin.com/in/sdcastillo/</text:span></text:a><text:span text:style-name="T1"> </text:span></text:p>
      <text:p text:style-name="Standard"><text:span text:style-name="T1"><text:s/></text:span></text:p>
      <text:p text:style-name="Standard"><text:span text:style-name="T1">✅ We have 10 practice exams so you can test your knowledge in exam conditions. </text:span></text:p>
      <text:p text:style-name="Standard"><text:span text:style-name="T1">✅Learn core concepts and techniques with over 33 hours of tutorial videos and lessons. </text:span></text:p>
      <text:p text:style-name="Standard"><text:span text:style-name="T1">✅ Quiz yourself with our 200+ flashcards, multiple-choice and R code questions. </text:span></text:p>
      <text:p text:style-name="Standard"><text:span text:style-name="T1">✅ Review what you know using 14 pages of cheat sheets. </text:span></text:p>
      <text:p text:style-name="Standard"><text:span text:style-name="T1">✅ Ask questions in our private discussion forum.</text:span></text:p>
      <text:p text:style-name="P1"/>
      <text:p text:style-name="Standard"><text:span text:style-name="T1">Are you a lefty? Prometric computers will be set up with the mouse on the right side. Arrive a few minutes early and request for the change. A lot of lefties also switch the configuration so that the right button, which is hit with the index finger, is a normal click. The left button, hit with the middle finger, is what you think of as a “right-click.” Unfortunately, if you use this configuration then you will need to suffer through the exam anyways. Just be sure to practice with the same setup which you will use.</text:span></text:p>
      <text:p text:style-name="P1"/>
      <text:p text:style-name="Standard"><text:span text:style-name="T1">📷 Follow on </text:span><text:change-start text:change-id="ct38352080"/><text:span text:style-name="T1"><text:s/>YouTube</text:span><text:change-end text:change-id="ct38352080"/><text:change text:change-id="ct38464720"/><text:span text:style-name="T1"> </text:span></text:p>
      <text:p text:style-name="P1"/>
      <text:p text:style-name="P1"/>
      <text:p text:style-name="Standard"><text:span text:style-name="T10">New description Options: </text:span></text:p>
      <text:p text:style-name="P5"/>
      <text:list xml:id="list1834977315" text:style-name="WWNum53">
        <text:list-item>
          <text:p text:style-name="P21"><text:soft-page-break/><text:span text:style-name="T1">🚀 Ready to conquer your Exam PA with confidence? Enroll in our online course today at PredictiveInsightsAI.com! 💡 Unlock the secrets to success with 10 practice exams, 33+ hours of tutorial videos, 200+ flashcards, cheat sheets, and a private discussion forum. Plus, discover a handy tip for lefties dealing with Prometric computers. Ace your exam – practice with the setup you'll use! Follow me on </text:span><text:change-start text:change-id="ct40032432"/><text:span text:style-name="T1"><text:s/>YouTube</text:span><text:change-end text:change-id="ct40032432"/><text:change text:change-id="ct39853552"/><text:span text:style-name="T1"> <text:s/>for exclusive updates.<text:line-break/></text:span></text:p>
        </text:list-item>
        <text:list-item>
          <text:p text:style-name="P21"><text:span text:style-name="T1">🌐 Elevate your Exam PA preparation with our comprehensive online course! Enroll now at PredictiveInsightsAI.com and gain access to a wealth of resources: 10 practice exams, 33+ hours of tutorial videos, 200+ flashcards, cheat sheets, and a private discussion forum. Lefties, I got you covered! Learn how to optimize your Prometric computer setup. Practice smart, succeed smarter! Follow me on </text:span><text:change-start text:change-id="ct38947696"/><text:span text:style-name="T1"><text:s/>YouTube</text:span><text:change-end text:change-id="ct38947696"/><text:change text:change-id="ct39009600"/><text:span text:style-name="T1"> <text:s/>for additional tips and community insights.<text:line-break/></text:span></text:p>
        </text:list-item>
        <text:list-item>
          <text:p text:style-name="P21"><text:span text:style-name="T1">📚 Unlock the path to Exam PA success! Enroll in our online course today: PredictiveInsightsAI.com. Access 10 practice exams, 33+ hours of tutorial videos, 200+ flashcards, cheat sheets, and a private discussion forum. Lefties, discover a valuable tip for your Prometric computer setup. Practice efficiently and perform your best on exam day! Follow me on </text:span><text:change-start text:change-id="ct39043952"/><text:span text:style-name="T1"><text:s/>YouTube</text:span><text:change-end text:change-id="ct39043952"/><text:change text:change-id="ct39708352"/><text:span text:style-name="T1"> <text:s/>for exclusive updates and a supportive community.<text:line-break/></text:span></text:p>
        </text:list-item>
        <text:list-item>
          <text:p text:style-name="P21"><text:span text:style-name="T1">🚀 Supercharge your Exam PA preparation with our online course at PredictiveInsightsAI.com! 🎓 Dive into 10 practice exams, 33+ hours of tutorial videos, 200+ flashcards, cheat sheets, and a private discussion forum. Lefties, optimize your Prometric computer setup for a seamless exam experience. Practice with confidence – practice with us! Follow me on </text:span><text:change-start text:change-id="ct38658704"/><text:span text:style-name="T1"><text:s/>YouTube</text:span><text:change-end text:change-id="ct38658704"/><text:change text:change-id="ct38894000"/><text:span text:style-name="T1"> <text:s/>for bonus content and community engagement.<text:line-break/></text:span></text:p>
        </text:list-item>
        <text:list-item>
          <text:p text:style-name="P21"><text:span text:style-name="T1">🌟 Are you Exam PA-ready? Enroll in our online course at PredictiveInsightsAI.com and access a treasure trove of resources! 🚀 Benefit from 10 practice exams, 33+ hours of tutorial videos, 200+ flashcards, cheat sheets, and a private discussion forum. Lefties, don't miss our valuable tip for Prometric computer setup. Practice effectively, conquer confidently! Follow me on </text:span><text:change-start text:change-id="ct38521472"/><text:span text:style-name="T1"><text:s/>YouTube</text:span><text:change-end text:change-id="ct38521472"/><text:change text:change-id="ct38566704"/><text:span text:style-name="T1"> <text:s/>for ongoing support and exclusive updates.</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5"/>
      <text:p text:style-name="Standard"><text:span text:style-name="T10">New title: 3,4</text:span></text:p>
      <text:p text:style-name="P1"/>
      <text:p text:style-name="Standard"><text:span text:style-name="T1">ExamPAPrep, OnlineCourseResources, ExamPracticeTips, ExamSetup, TutorialVideosforExamPA, CheatSheetsforSuccess, PrivateDiscussionForum, StudySmartwithExamPA</text:span></text:p>
      <text:p text:style-name="P1"/>
      <text:p text:style-name="P1"/>
      <text:p text:style-name="Standard"><text:span text:style-name="T5">VIDEO 7</text:span></text:p>
      <text:p text:style-name="P4"/>
      <text:p text:style-name="Standard"><text:span text:style-name="T10">Title:</text:span><text:span text:style-name="T1"> 3,4</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679490100" text:style-name="WWNum19">
        <text:list-item>
          <text:p text:style-name="P22"><text:span text:style-name="T1">"Mastering GLM: Debunking the Binarization Myth in Exam PA!"</text:span></text:p>
        </text:list-item>
        <text:list-item>
          <text:p text:style-name="P22"><text:span text:style-name="T1">"Unlock GLM Secrets: When to Binarize Variables for Exam PA Success!"</text:span></text:p>
        </text:list-item>
        <text:list-item>
          <text:p text:style-name="P22"><text:span text:style-name="T1">"Exam PA Unveiled: The Truth About Binarizing GLM Variables!"</text:span></text:p>
        </text:list-item>
        <text:list-item>
          <text:p text:style-name="P22"><text:span text:style-name="T1">"GLM Decoded: Breaking Down the Binarization Dilemma for Exam PA!"</text:span></text:p>
        </text:list-item>
        <text:list-item>
          <text:p text:style-name="P22"><text:span text:style-name="T1">"Binarization Demystified: Navigating GLM Variables in Exam PA!"</text:span></text:p>
        </text:list-item>
      </text:list>
      <text:p text:style-name="P1"><text:soft-page-break/></text:p>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Question: 4,5</text:span></text:p>
      <text:p text:style-name="P1"/>
      <text:p text:style-name="Standard"><text:span text:style-name="T1">Ok, I understand that prior to running Stepwise Selection it is wise to explicitly binarize categorical predictors. However, the Hospital Readmissions problem statement seems to indicate that they do not want you to binarize... despite actually binarizing in the solution.</text:span></text:p>
      <text:p text:style-name="P1"/>
      <text:p text:style-name="Standard"><text:span text:style-name="T1">The problem statement reads, with respect to performing Stepwise Selection: "Simplify the model by removing features entirely or combining factor levels as appropriate."</text:span></text:p>
      <text:p text:style-name="P1"/>
      <text:p text:style-name="Standard"><text:span text:style-name="T1">When binarization is NOT performed, Stepwise Selection will either retain or drop features entirely... binarization allows the algorithm to drop only singular feature levels that are not significant.</text:span></text:p>
      <text:p text:style-name="P1"/>
      <text:p text:style-name="Standard"><text:span text:style-name="T1">What?! What am I not seeing here that would indicate they want us to in fact binarize??</text:span></text:p>
      <text:p text:style-name="P1"/>
      <text:p text:style-name="Standard"><text:span text:style-name="T1">Answer:</text:span></text:p>
      <text:p text:style-name="P1"/>
      <text:p text:style-name="Standard"><text:span text:style-name="T1">One big preface to this answer is that this practice exam was from 2018. Hospital Readmissions was never administered to candidates. The questions on these older exams often do not have realistic expectations with respect to the time required to answer them.</text:span></text:p>
      <text:p text:style-name="P1"/>
      <text:p text:style-name="Standard"><text:span text:style-name="T1">Did you see the alternative answer at the end of the Rmd file? It doesn't use binarization. The only problem with this answer is that it would take up far too much time.</text:span></text:p>
      <text:p text:style-name="P1"/>
      <text:p text:style-name="Standard"><text:span text:style-name="T1">It's reasonable to have read this problem in this way and not performed binarization during the practice exam. One of the hints that they expected candidates to do this was because they provide template code to perform binaization.</text:span></text:p>
      <text:p text:style-name="P1"/>
      <text:p text:style-name="Standard"><text:span text:style-name="T1">In the Rmd template:</text:span></text:p>
      <text:p text:style-name="P1"/>
      <text:p text:style-name="Standard"><text:span text:style-name="T1">Removing factor levels increases the AIC because this is penalized by the number of parameters. After running stepAIC with the binarized variables, the AIC is lower which is better. There isn't only one answer to these questions - the SOA's answer is just one.</text:span></text:p>
      <text:p text:style-name="P1"/>
      <text:p text:style-name="Standard"><text:span text:style-name="T1">(Note to candidates: an alternative approach is provided at the end of the Rmd file</text:span></text:p>
      <text:p text:style-name="P1"><text:soft-page-break/></text:p>
      <text:p text:style-name="Standard"><text:span text:style-name="T1">You can get access to three new practice exams that don't have these problems. We have 28 hours of tutorial videos and more than 130 practice questions. You can reduce your study time by reviewing in fast forward. Grab the free Fall 2020 Study Guide here.</text:span></text:p>
      <text:p text:style-name="P1"/>
      <text:p text:style-name="Standard"><text:span text:style-name="T1">📷 Follow on </text:span><text:change-start text:change-id="ct39566496"/><text:span text:style-name="T1"><text:s/>YouTube</text:span><text:change-end text:change-id="ct39566496"/><text:change text:change-id="ct39565776"/><text:span text:style-name="T1"> </text:span></text:p>
      <text:p text:style-name="P1"/>
      <text:p text:style-name="Standard"><text:span text:style-name="T1">New title: 3,4</text:span></text:p>
      <text:p text:style-name="P1"/>
      <text:p text:style-name="Standard"><text:span text:style-name="T10">New description Options: </text:span></text:p>
      <text:p text:style-name="P5"/>
      <text:list xml:id="list773826190" text:style-name="WWNum60">
        <text:list-item>
          <text:p text:style-name="P23"><text:span text:style-name="T1">🤔 Confused about binarizing categorical predictors in Stepwise Selection for the Hospital Readmissions problem? Join us as we dissect this puzzling scenario and explore why the solution seems contradictory to the problem statement. Unravel the mystery, get exam insights, and learn alternative approaches in our latest video! Plus, discover how my tutorial <text:s/>videos and practice exams can streamline your study time. 🚀 Don't miss out—grab your free Fall 2020 Study Guide and Follow me on </text:span><text:change-start text:change-id="ct39397280"/><text:span text:style-name="T1"><text:s/>YouTube</text:span><text:change-end text:change-id="ct39397280"/><text:change text:change-id="ct39558864"/><text:span text:style-name="T1"> <text:s/>for exclusive updates!<text:line-break/></text:span></text:p>
        </text:list-item>
        <text:list-item>
          <text:p text:style-name="P23"><text:span text:style-name="T1">🕵️‍♂️ Exam PA mystery: Binarization or not in Stepwise Selection? We dive deep into the intricacies of the Hospital Readmissions problem, decoding the contradiction between the problem statement and the solution. Get a sneak peek into the Rmd file, uncover alternative answers, and understand the SOA's perspective. Plus, turbocharge your preparation with my tutorial <text:s/>videos and three new practice exams! 🚀 Claim your free Fall 2020 Study Guide and stay connected on </text:span><text:change-start text:change-id="ct39252736"/><text:span text:style-name="T1"><text:s/>YouTube</text:span><text:change-end text:change-id="ct39252736"/><text:change text:change-id="ct39335168"/><text:span text:style-name="T1"> <text:s/>for valuable insights.<text:line-break/></text:span></text:p>
        </text:list-item>
        <text:list-item>
          <text:p text:style-name="P23"><text:span text:style-name="T1">🧩 Untangling the confusion: Stepwise Selection and Binarization in the Hospital Readmissions problem. We explore the nuances of the exam question, decoding why the provided solution seems to contradict the problem statement. Delve into the Rmd file, uncover alternative approaches, and enhance your understanding of the SOA's expectations. Elevate your study experience with my tutorial <text:s/>videos, three new practice exams, and a free Fall 2020 Study Guide! 🚀 Follow me on </text:span><text:change-start text:change-id="ct39362000"/><text:span text:style-name="T1"><text:s/>YouTube</text:span><text:change-end text:change-id="ct39362000"/><text:change text:change-id="ct39557728"/><text:span text:style-name="T1"> <text:s/>for a supportive community and timely updates.<text:line-break/></text:span></text:p>
        </text:list-item>
        <text:list-item>
          <text:p text:style-name="P23"><text:span text:style-name="T1">⚖️ Exam PA Dilemma: To Binarize or Not in Stepwise Selection? We unravel the complexities of the Hospital Readmissions problem, dissecting the contradiction between the problem statement and the provided solution. Explore the Rmd file, discover alternative answers, and gain valuable insights into the SOA's perspective. Supercharge your prep with my tutorial <text:s/>videos, three new practice exams, and a complimentary Fall 2020 Study Guide! 🚀 Don't miss out—Follow me on </text:span><text:change-start text:change-id="ct39399296"/><text:span text:style-name="T1"><text:s/>YouTube</text:span><text:change-end text:change-id="ct39399296"/><text:change text:change-id="ct39398784"/><text:span text:style-name="T1"> <text:s/>for bonus content and community engagement.<text:line-break/></text:span></text:p>
        </text:list-item>
        <text:list-item>
          <text:p text:style-name="P23"><text:span text:style-name="T1">📚 Navigating Stepwise Selection and Binarization in Exam PA: A Comprehensive Guide! Join us as we tackle the intricacies of the Hospital Readmissions problem, addressing the confusion between the problem statement and the solution. Uncover alternative answers, gain insights from the Rmd file, and turbocharge your preparation with my tutorial <text:s/>videos and three new practice exams. 🚀 Claim your free Fall 2020 Study Guide and stay connected on </text:span><text:change-start text:change-id="ct39209056"/><text:span text:style-name="T1"><text:s/>YouTube</text:span><text:change-end text:change-id="ct39209056"/><text:change text:change-id="ct39105392"/><text:span text:style-name="T1"> <text:s/>for ongoing support and exclusive updates!</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7"/>
      <text:p text:style-name="Standard"><text:span text:style-name="T11">New title: 3,4</text:span></text:p>
      <text:p text:style-name="P1"/>
      <text:p text:style-name="Standard"><text:span text:style-name="T10">New tags: </text:span></text:p>
      <text:p text:style-name="P1"/>
      <text:p text:style-name="Standard"><text:span text:style-name="T1">ExamPAStrategy, StepwiseSelectionTips, BinarizingVariables, HospitalReadmissionsExam, SOAExamInsights, ExamPAPracticeQuestions, ExamPrepTutorial, StudyGuideAccess</text:span></text:p>
      <text:p text:style-name="P1"/>
      <text:p text:style-name="Standard"><text:span text:style-name="T5">VIDEO 8</text:span></text:p>
      <text:p text:style-name="P4"/>
      <text:p text:style-name="Standard"><text:span text:style-name="T10">Title:</text:span><text:span text:style-name="T1"> PA Question - When should you reduce factor levels?</text:span></text:p>
      <text:p text:style-name="P5"><text:soft-page-break/></text:p>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3046425707" text:style-name="WWNum44">
        <text:list-item>
          <text:p text:style-name="P24"><text:span text:style-name="T1">"Mastering GLM: The Art of Reducing Factor Levels for Exam PA Success!"</text:span></text:p>
        </text:list-item>
        <text:list-item>
          <text:p text:style-name="P24"><text:span text:style-name="T1">"Unlock Exam PA Secrets: When and How to Reduce Factor Levels Like a Pro!"</text:span></text:p>
        </text:list-item>
        <text:list-item>
          <text:p text:style-name="P24"><text:span text:style-name="T1">"Factor Level Mastery: Your Guide to Optimal Reduction Strategies in GLM!"</text:span></text:p>
        </text:list-item>
        <text:list-item>
          <text:p text:style-name="P24"><text:span text:style-name="T1">"Crack the Code: Knowing When to Reduce Factor Levels in Exam PA!"</text:span></text:p>
        </text:list-item>
        <text:list-item>
          <text:p text:style-name="P24"><text:span text:style-name="T1">"PA Question Answered: Navigating Factor Level Reduction for GLM Excellence!"</text:span></text:p>
        </text:list-item>
      </text:list>
      <text:p text:style-name="Standard"><text:span text:style-name="T1">Title: 3,4</text:span></text:p>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Question:</text:span></text:p>
      <text:p text:style-name="Standard"><text:span text:style-name="T1">I just did the December 2019 exam as practice and had a question that hopefully, someone can answer.</text:span></text:p>
      <text:p text:style-name="P1"/>
      <text:p text:style-name="Standard"><text:span text:style-name="T1">One of the variables given in the dataset was education level, an integer from [1, 16], not representing years of education but an arbitrary level. A higher level does correlate to more years of education though.</text:span></text:p>
      <text:p text:style-name="P1"/>
      <text:p text:style-name="Standard"><text:span text:style-name="T1">My question is, I thought immediately that this should be converted to a factor variable and re-grouped to reduce the number of levels. Many levels had very similar impacts on the target variable so I grouped those and ended up for about 6 or so levels.</text:span></text:p>
      <text:p text:style-name="P1"/>
      <text:p text:style-name="Standard"><text:span text:style-name="T1">Was it wrong of me to do this? Or does it just not make a difference.</text:span></text:p>
      <text:p text:style-name="P1"/>
      <text:p text:style-name="Standard"><text:span text:style-name="T1">In general, should integer variables that clearly represent different levels of something be converted to a factor?</text:span></text:p>
      <text:p text:style-name="P1"/>
      <text:p text:style-name="Standard"><text:span text:style-name="T1">Answer:</text:span></text:p>
      <text:p text:style-name="P1"/>
      <text:p text:style-name="Standard"><text:span text:style-name="T1">This is a good observation because the SOA's commentary doesn't mention this possibility. Should the variable be numeric or should it be a factor? One way to answer this question is to compare the two approaches and see which one is more predictive.</text:span></text:p>
      <text:p text:style-name="P1"/>
      <text:p text:style-name="Standard"><text:soft-page-break/><text:span text:style-name="T1">You said that you used 6 levels, so that's what I used here. The performance was better on the single decision tree but worse on the GLM so there is no clear advantage to using bins. I wouldn't say that this is "wrong" because there are often multiple ways of answering most of these questions. You clearly communicated your rational in this post which is the most difficult part of PA.</text:span></text:p>
      <text:p text:style-name="P1"/>
      <text:p text:style-name="Standard"><text:span text:style-name="T1">There's no hard-and-fast rule for when to convert to factor vs. numeric, but a helpful rule-of-thumb is to ask this question: is there a way of comparing two values of the variable together?</text:span></text:p>
      <text:p text:style-name="P1"/>
      <text:p text:style-name="Standard"><text:span text:style-name="T1">If yes, then use numeric</text:span></text:p>
      <text:p text:style-name="P1"/>
      <text:p text:style-name="Standard"><text:span text:style-name="T1">If no, then use a factor</text:span></text:p>
      <text:p text:style-name="P1"/>
      <text:p text:style-name="Standard"><text:span text:style-name="T1">You can find the answer to this exact question in Chapter 8.6.4 of our Fall 2020 Study Guide. In this problem, you can compare two customers and say that one has more education than the other if their education_num is higher. Also, check out the Hospital Readmission project with the Length of Stay variable. There's a similar idea.</text:span></text:p>
      <text:p text:style-name="P1"/>
      <text:p text:style-name="Standard"><text:span text:style-name="T1">On the real exam, time is short and so you'll want to know what to do in these types of situations in advance. You can see the video solution to this problem and many others by joining the online course.</text:span></text:p>
      <text:p text:style-name="Standard"><text:change text:change-id="ct39916960"/><text:span text:style-name="T1"/></text:p>
      <text:p text:style-name="Standard"><text:span text:style-name="T1">Enroll at sdcastillo.github.io</text:span></text:p>
      <text:p text:style-name="P1"/>
      <text:p text:style-name="Standard"><text:span text:style-name="T1">My LinkedIn profile: </text:span></text:p>
      <text:p text:style-name="Standard"><text:a xlink:type="simple" xlink:href="https://www.linkedin.com/in/sdcastillo/" text:style-name="ListLabel_20_856" text:visited-style-name="ListLabel_20_856"><text:span text:style-name="T4">https://www.linkedin.com/in/sdcastillo/</text:span></text:a><text:span text:style-name="T1"> </text:span></text:p>
      <text:p text:style-name="P1"/>
      <text:p text:style-name="Standard"><text:span text:style-name="T1">New title: 3,4</text:span></text:p>
      <text:p text:style-name="P1"/>
      <text:p text:style-name="Standard"><text:span text:style-name="T10">New description Options: </text:span></text:p>
      <text:p text:style-name="P5"/>
      <text:list xml:id="list1695121640" text:style-name="WWNum48">
        <text:list-item>
          <text:p text:style-name="P25"><text:span text:style-name="T1">🤔 Confused about converting integer variables to factors in the PA exam? Join us as we dissect a December 2019 practice question, exploring the nuances of education levels and their impact on predictive modeling. Learn if converting to factors is the key or if it makes no difference. Discover valuable insights from the Fall 2020 Study Guide and unlock the secrets to effective decision-making in this detailed video solution! 🚀 Don't miss out—Follow me on </text:span><text:change-start text:change-id="ct40664848"/><text:span text:style-name="T1"><text:s/>YouTube</text:span><text:change-end text:change-id="ct40664848"/><text:change text:change-id="ct40222576"/><text:span text:style-name="T1"> <text:s/>for more exam tips and community support.<text:line-break/></text:span></text:p>
        </text:list-item>
        <text:list-item>
          <text:p text:style-name="P25"><text:span text:style-name="T1">🧠 Dive into the complexities of variable transformation in the PA exam! We tackle a December 2019 practice question about education levels and whether converting to factors is the right move. Explore the performance comparison between numeric and factor approaches. Get insights from the Fall 2020 Study Guide and learn the rule-of-thumb for choosing between numeric and factor variables. Join us for this deep dive and boost your exam preparation! 🚀 Follow me on </text:span><text:change-start text:change-id="ct39254544"/><text:span text:style-name="T1"><text:s/>YouTube</text:span><text:change-end text:change-id="ct39254544"/><text:change text:change-id="ct39369088"/><text:span text:style-name="T1"> <text:s/>for exclusive content and community updates.<text:line-break/></text:span></text:p>
        </text:list-item>
        <text:list-item>
          <text:p text:style-name="P25"><text:span text:style-name="T1">🎓 Unraveling the mysteries of variable conversion in the PA exam! Join us in this insightful video as we answer a practice question from December 2019 about education levels. Should you convert to factors or keep it numeric? Discover the pros and cons, explore the Fall 2020 Study Guide, and gain practical insights for efficient decision-making. Elevate your exam prep with this comprehensive breakdown! 🚀 Follow me on </text:span><text:change-start text:change-id="ct40701296"/><text:span text:style-name="T1"><text:s/>YouTube</text:span><text:change-end text:change-id="ct40701296"/><text:change text:change-id="ct40520272"/><text:span text:style-name="T1"> <text:s/>for ongoing support and valuable updates.<text:line-break/></text:span></text:p>
        </text:list-item>
        <text:list-item>
          <text:p text:style-name="P25"><text:span text:style-name="T1">⚙️ Navigating the gray areas of variable handling in the PA exam! Explore a December 2019 practice question on education levels and learn if converting to factors makes a difference. Gain insights from the Fall 2020 Study Guide and understand the thought process behind numeric vs. factor choices. Watch the video solution for this question and more by joining our online course. 🚀 Don't forget to Follow me on </text:span><text:change-start text:change-id="ct38893728"/><text:span text:style-name="T1"><text:s/>YouTube</text:span><text:change-end text:change-id="ct38893728"/><text:change text:change-id="ct38513904"/><text:span text:style-name="T1"> <text:s/>for additional tips and a supportive community.<text:line-break/></text:span></text:p>
        </text:list-item>
        <text:list-item>
          <text:p text:style-name="P25"><text:span text:style-name="T1">🚀 Boost your PA exam readiness with our deep dive into variable conversion! We break down a December 2019 practice question, tackling the dilemma of education levels—numeric or factor? Gain insights from the Fall 2020 Study Guide, compare performance outcomes, and understand the decision-making process. Join us in the online course for comprehensive solutions to exam questions. 📚 Follow me on </text:span><text:change-start text:change-id="ct38785024"/><text:span text:style-name="T1"><text:s/>YouTube</text:span><text:change-end text:change-id="ct38785024"/><text:change text:change-id="ct40481152"/><text:span text:style-name="T1"> <text:s/>for a community of learners and exclusive updates.</text:span></text:p>
        </text:list-item>
      </text:list>
      <text:p text:style-name="Standard"><text:soft-page-break/><text:span text:style-name="T1">New title : 3,4</text:span></text:p>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ExamPAPracticeQuestion, VariableTransformationStrategies, EducationLevelAnalysis, NumericvsFactorVariables, Decision-MakinginPredictiveModeling, StudyGuideInsights, ExamPreparationTips, OnlineCourseSolutions</text:span></text:p>
      <text:p text:style-name="P1"/>
      <text:p text:style-name="Standard"><text:span text:style-name="T1">Enroll in course at:<text:line-break/>sdcastillo.github.io</text:span></text:p>
      <text:p text:style-name="Standard"><text:span text:style-name="T1">My LinkedIn profile: </text:span></text:p>
      <text:p text:style-name="Standard"><text:a xlink:type="simple" xlink:href="https://www.linkedin.com/in/sdcastillo/" text:style-name="ListLabel_20_856" text:visited-style-name="ListLabel_20_856"><text:span text:style-name="T4">https://www.linkedin.com/in/sdcastillo/</text:span></text:a><text:span text:style-name="T1"> </text:span></text:p>
      <text:p text:style-name="P1"/>
      <text:p text:style-name="Standard"><text:span text:style-name="T5">VIDEO 9</text:span></text:p>
      <text:p text:style-name="P4"/>
      <text:p text:style-name="Standard"><text:span text:style-name="T5">Title: 3,4</text:span></text:p>
      <text:p text:style-name="P4"/>
      <text:p text:style-name="Standard"><text:span text:style-name="T10">Title:</text:span><text:span text:style-name="T1"> PA Question - How do you interpret an AUC of 0.5?</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3757351704" text:style-name="WWNum16">
        <text:list-item>
          <text:p text:style-name="P26"><text:span text:style-name="T1">"Cracking the Code: Demystifying AUC of 0.5 in Predictive Modeling!"</text:span></text:p>
        </text:list-item>
        <text:list-item>
          <text:p text:style-name="P26"><text:span text:style-name="T1">"Unlocking AUC Secrets: Understanding the Significance of 0.5 in PA Exams!"</text:span></text:p>
        </text:list-item>
        <text:list-item>
          <text:p text:style-name="P26"><text:span text:style-name="T1">"Mastering AUC Interpretation: What 0.5 Really Means in Exam PA!"</text:span></text:p>
        </text:list-item>
        <text:list-item>
          <text:p text:style-name="P26"><text:span text:style-name="T1">"AUC Decoded: Navigating the Challenges of 0.5 - Your Complete Guide!"</text:span></text:p>
        </text:list-item>
        <text:list-item>
          <text:p text:style-name="P26"><text:span text:style-name="T1">"PA Question Answered: Interpreting AUC 0.5 Like a Predictive Modeling Pro!"</text:span></text:p>
        </text:list-item>
      </text:list>
      <text:p text:style-name="P1"/>
      <text:p text:style-name="P1"/>
      <text:p text:style-name="Standard"><text:soft-page-break/><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Question:</text:span></text:p>
      <text:p text:style-name="P1"/>
      <text:p text:style-name="Standard"><text:span text:style-name="T1">Question about the SOA's sample solution for both the June 17 and 18, 2020 Exam PA solution, in which an ROC curve is explained.</text:span></text:p>
      <text:p text:style-name="P1"/>
      <text:p text:style-name="Standard"><text:span text:style-name="T1">From "Task 8 - Evaluate the model":</text:span></text:p>
      <text:p text:style-name="P1"/>
      <text:p text:style-name="Standard"><text:span text:style-name="T1">"When a model has an AUC of 0.5, like when the ROC curve runs along the diagonal shown, its performance is no better than randomly selecting the class for new data such that the proportions of each class matches that of the data. "</text:span></text:p>
      <text:p text:style-name="P1"/>
      <text:p text:style-name="Standard"><text:span text:style-name="T1">My understanding of the ROC curve with an AUC of .5 is that it represents the performance of a model which randomly classifies observations in proportion to the value of the cutoff, irrespective of the population of the actual data. That is, you randomly classify a proportion of observations equal to the cutoff as false and the remainder as true, without considering the makeup of your training or testing population.</text:span></text:p>
      <text:p text:style-name="P1"/>
      <text:p text:style-name="Standard"><text:span text:style-name="T1">So we have</text:span></text:p>
      <text:p text:style-name="P1"/>
      <text:p text:style-name="Standard"><text:span text:style-name="T1">Specificity = ((cutoff)*(Proportion False))/(Proportion False) = cutoff</text:span></text:p>
      <text:p text:style-name="P1"/>
      <text:p text:style-name="Standard"><text:span text:style-name="T1">Sensitivity =((1-cutoff)*(Proportion True))/(Proportion True) = 1-cutoff</text:span></text:p>
      <text:p text:style-name="P1"/>
      <text:p text:style-name="Standard"><text:span text:style-name="T1">Specificity = 1 - Sensitivity</text:span></text:p>
      <text:p text:style-name="P1"/>
      <text:p text:style-name="Standard"><text:span text:style-name="T1">This would appear to be the correct curve</text:span></text:p>
      <text:p text:style-name="P1"/>
      <text:p text:style-name="Standard"><text:span text:style-name="T1">If you instead classify observation based on proportions of each class observed in the data, as the solution suggests, you won't have sensitivity and specificity that are parametric with the discrimination threshold, you will only have a single value for each; so you can't specify a "curve", you can only specify a single point in ROC space.</text:span></text:p>
      <text:p text:style-name="P1"/>
      <text:p text:style-name="Standard"><text:span text:style-name="T1">Is my understanding wrong? Or is the SOA's? Or am I misunderstanding the SOA's explanation?</text:span></text:p>
      <text:p text:style-name="P1"/>
      <text:p text:style-name="Standard"><text:span text:style-name="T1">Answer:</text:span></text:p>
      <text:p text:style-name="P1"><text:soft-page-break/></text:p>
      <text:p text:style-name="Standard"><text:span text:style-name="T1">Excellent question. This question got me thinking and looking up tutorials on AUC interpretations, and I've found an explanation which you may find helpful. This isn't a perfect answer because this is a big topic. But I think that you're on the right track.</text:span></text:p>
      <text:p text:style-name="P1"/>
      <text:p text:style-name="Standard"><text:span text:style-name="T1">My understanding of the ROC curve with an AUC of .5 is that it represents the performance of a model which randomly classifies observations in proportion to the value of the cutoff, irrespective of the population of the actual data.</text:span></text:p>
      <text:p text:style-name="P1"/>
      <text:p text:style-name="Standard"><text:span text:style-name="T1">The italicized words are the problem with this definition. By necessity, when calculating the AUC, the actual labels of the data need to be taken into consideration. If the classes were imbalanced, say, so that there were 98 customers who purchased and only 2 who did not, then for the random model each customer would need to have a 2% chance of being predicted to be a purchaser. If the classes are perfectly balanced then this wouldn't make a difference. Here's a quick explanation:</text:span></text:p>
      <text:p text:style-name="P1"/>
      <text:p text:style-name="Standard"><text:span text:style-name="T1">Here's some R code which you can use to verify that the AUC comes out to 0.5. Insert this right after "Task 8" on the June 18 Rmd file.</text:span></text:p>
      <text:p text:style-name="P1"/>
      <text:p text:style-name="Standard"><text:span text:style-name="T1">#Example: AUC = 0.5</text:span></text:p>
      <text:p text:style-name="P1"/>
      <text:p text:style-name="Standard"><text:span text:style-name="T1">#Randomly choose customers as 0 or 1 in the same proportion as the actual data</text:span></text:p>
      <text:p text:style-name="P1"/>
      <text:p text:style-name="Standard"><text:span text:style-name="T1">random_permutation = sample(data_test$purchase, size = length(data_test$purchase), replace = F)</text:span></text:p>
      <text:p text:style-name="P1"/>
      <text:p text:style-name="Standard"><text:span text:style-name="T1">roc = roc(data_test$purchase, random_permutation)</text:span></text:p>
      <text:p text:style-name="P1"/>
      <text:p text:style-name="Standard"><text:span text:style-name="T1">plot(roc)</text:span></text:p>
      <text:p text:style-name="P1"/>
      <text:p text:style-name="Standard"><text:span text:style-name="T1">pROC::auc(roc)</text:span></text:p>
      <text:p text:style-name="P1"/>
      <text:p text:style-name="Standard"><text:span text:style-name="T1">Our free study guide has an example of a confusion matrix and AUC calculation in Chapter 12 which you might benefit from. In partnership with StatQuest, the video there "AUC and ROC Clearly Explained!" also has good examples. I also found this youtube video to be very instructional, which is where I'm borrowing the graphs.</text:span></text:p>
      <text:p text:style-name="P1"/>
      <text:p text:style-name="P1"><text:change text:change-id="ct39796048"/><text:span text:style-name="T1"/></text:p>
      <text:p text:style-name="Standard"><text:span text:style-name="T1">Title: 3,4</text:span></text:p>
      <text:p text:style-name="P1"/>
      <text:p text:style-name="Standard"><text:soft-page-break/><text:span text:style-name="T10">New description Options: </text:span></text:p>
      <text:p text:style-name="P5"/>
      <text:list xml:id="list955703548" text:style-name="WWNum52">
        <text:list-item>
          <text:p text:style-name="P27"><text:span text:style-name="T1">🚀 Dive into the complexities of AUC interpretation in the June 17 and 18, 2020 Exam PA solutions! 📊 We break down the SOA's explanation of an AUC of 0.5 and address an insightful question about the ROC curve. Explore the nuances of random classification and the impact of class proportions on model performance. Get ready for an enlightening discussion that challenges conventional understanding. 🧠 Enhance your knowledge with our free study guide</text:span><text:change text:change-id="ct38598352"/><text:span text:style-name="T1"><text:line-break/></text:span></text:p>
        </text:list-item>
        <text:list-item>
          <text:p text:style-name="P27"><text:span text:style-name="T1">🌐 Unraveling the mysteries of AUC in predictive modeling! 📈 Join us in analyzing the SOA's sample solution for the June 17 and 18, 2020 Exam PA. We tackle a perplexing question about AUC interpretation and the ROC curve, exploring the implications of random classification and class proportions. Dive deep into the discussion, test your understanding with R code examples, and discover valuable resources for further learning. 🚀 Don't miss out—grab your free study guide</text:span><text:change text:change-id="ct38598880"/><text:span text:style-name="T1"><text:line-break/></text:span></text:p>
        </text:list-item>
        <text:list-item>
          <text:p text:style-name="P27"><text:span text:style-name="T1">📊 Decoding AUC nuances in Exam PA! 🧐 We address a thought-provoking question on AUC interpretation from the June 17 and 18, 2020 exams. Delve into the SOA's explanation and explore the intricacies of random classification and class proportions. Follow along with R code examples and gain a deeper understanding of ROC curves. Elevate your exam preparation with insights from our free study guide and stay connected on </text:span><text:change-start text:change-id="ct38402608"/><text:span text:style-name="T1"><text:s/>YouTube</text:span><text:change-end text:change-id="ct38402608"/><text:change text:change-id="ct38519760"/><text:span text:style-name="T1"> <text:s/>for more exam-related content!<text:line-break/></text:span></text:p>
        </text:list-item>
        <text:list-item>
          <text:p text:style-name="P27"><text:span text:style-name="T1">🤯 AUC at 0.5: Unraveling the complexity! 🕵️‍♀️ Join us in dissecting the SOA's sample solution for the June 17 and 18, 2020 Exam PA, focusing on an intriguing question about AUC interpretation. Explore the interplay between random classification, class proportions, and ROC curves. Follow our step-by-step analysis with R code examples to solidify your understanding. 🚀 Don't miss out on valuable insights—grab your free study guide and</text:span><text:change text:change-id="ct38670704"/><text:span text:style-name="T1"><text:line-break/></text:span></text:p>
        </text:list-item>
        <text:list-item>
          <text:p text:style-name="P27"><text:span text:style-name="T1">📈 Mastering AUC: Demystifying the SOA's explanation! 💡 In this video, we tackle a perplexing question about AUC interpretation in the June 17 and 18, 2020 Exam PA sample solution. Delve into the intricacies of random classification, class proportions, and ROC curves. Follow our comprehensive analysis with R code examples to enhance your understanding. 🧠 Amp up your exam preparation with insights from our free study guide and stay connected on </text:span><text:change-start text:change-id="ct40896096"/><text:span text:style-name="T1"><text:s/>YouTube</text:span><text:change-end text:change-id="ct40896096"/><text:change text:change-id="ct40888912"/><text:span text:style-name="T1"> <text:s/>for exclusive updates and community engagement!</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5"/>
      <text:p text:style-name="Standard"><text:span text:style-name="T10">New title: 3,4</text:span></text:p>
      <text:p text:style-name="P1"/>
      <text:p text:style-name="Standard"><text:span text:style-name="T1">AUCInterpretation, ExamPASolutions, ROCCurveAnalysis, SOAExamInsights, PredictiveModelingTips, DataScienceExams, ExamPAStudyGuide, RCodeExamples</text:span></text:p>
      <text:p text:style-name="P1"/>
      <text:p text:style-name="P1"/>
      <text:p text:style-name="Standard"><text:span text:style-name="T1">Enroll in course at:<text:line-break/>sdcastillo.github.io</text:span></text:p>
      <text:p text:style-name="Standard"><text:span text:style-name="T1">My LinkedIn profile: </text:span></text:p>
      <text:p text:style-name="Standard"><text:a xlink:type="simple" xlink:href="https://www.linkedin.com/in/sdcastillo/" text:style-name="ListLabel_20_856" text:visited-style-name="ListLabel_20_856"><text:span text:style-name="T4">https://www.linkedin.com/in/sdcastillo/</text:span></text:a><text:span text:style-name="T1"> </text:span></text:p>
      <text:p text:style-name="P1"/>
      <text:p text:style-name="Standard"><text:span text:style-name="T5">VIDEO 10 </text:span></text:p>
      <text:p text:style-name="P4"/>
      <text:p text:style-name="Standard"><text:span text:style-name="T5">Title: 3,4</text:span></text:p>
      <text:p text:style-name="P4"/>
      <text:p text:style-name="Standard"><text:span text:style-name="T10">Title:</text:span><text:span text:style-name="T1"> PA Question - Why do you need to scale variables in clustering?</text:span></text:p>
      <text:p text:style-name="P5"><text:soft-page-break/></text:p>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722271580" text:style-name="WWNum65">
        <text:list-item>
          <text:p text:style-name="P28"><text:span text:style-name="T1">"Unveiling the Secret: The Crucial Role of Variable Scaling in Clustering!"</text:span></text:p>
        </text:list-item>
        <text:list-item>
          <text:p text:style-name="P28"><text:span text:style-name="T1">"Mastering Clustering: The Surprising Impact of Scaling Variables Revealed!"</text:span></text:p>
        </text:list-item>
        <text:list-item>
          <text:p text:style-name="P28"><text:span text:style-name="T1">"Scaling for Success: Demystifying the Need to Scale Vartiables in PA Clustering!"</text:span></text:p>
        </text:list-item>
        <text:list-item>
          <text:p text:style-name="P28"><text:span text:style-name="T1">"Unlocking Precision: The Science Behind Scaling Variables in Cluster Analysis!"</text:span></text:p>
        </text:list-item>
        <text:list-item>
          <text:p text:style-name="P28"><text:span text:style-name="T1">"PA Question Answered: Elevate Your Clustering Game with Variable Scaling Wisdom!"</text:span></text:p>
        </text:list-item>
      </text:list>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Question:</text:span></text:p>
      <text:p text:style-name="P1"/>
      <text:p text:style-name="Standard"><text:span text:style-name="T1">It is my understanding that we want to standardize predictors prior to performing Cluster Analysis. This is mainly performed to not skew cluster centers by large-scaled predictors.</text:span></text:p>
      <text:p text:style-name="P1"/>
      <text:p text:style-name="Standard"><text:span text:style-name="T1">In multiple different PA exam solutions and in the ACTEX Manual case studies, they only scale the variables to have standard deviation = 1. Why aren't we centering too like with PCA?</text:span></text:p>
      <text:p text:style-name="P1"/>
      <text:p text:style-name="Standard"><text:span text:style-name="T1">To me, standardization means converting to mean = 0 and sd = 1, like a standard normal. So why aren't they centering? The Hospital Readmissions project solution even performs cluster analysis without scaling... I'm so confused!</text:span></text:p>
      <text:p text:style-name="P1"/>
      <text:p text:style-name="Standard"><text:span text:style-name="T1">Answer:</text:span></text:p>
      <text:p text:style-name="P1"/>
      <text:p text:style-name="Standard"><text:span text:style-name="T1">It's always good to check our understanding of the math behind all of this. Your explanation is correct. Many people use machine learning today without understanding these basic math concepts.</text:span></text:p>
      <text:p text:style-name="P1"/>
      <text:p text:style-name="Standard"><text:span text:style-name="T1">In Hospital Readmissions, scaling is performed as part of the kmeans algorithm. In R, this uses the Hartigan and Wong method that performs normalization by subtracting the mean and dividing by the standard deviation.</text:span></text:p>
      <text:p text:style-name="P1"/>
      <text:p text:style-name="Standard"><text:span text:style-name="T1">You'll find that the wording of questions on this exam is not always mathematically rigorous. This is mostly a communication exam, after all.</text:span></text:p>
      <text:p text:style-name="P1"/>
      <text:p text:style-name="Standard"><text:soft-page-break/><text:span text:style-name="T1">You can be ready to pass PA by enrolling in our online course which has 28 hours of tutorials. There are 9 practice exams so that you can test your knowledge in a realistic exam setting. The 134 practice questions include concepts as well as real-life actuarial examples.</text:span></text:p>
      <text:p text:style-name="Standard"><text:change text:change-id="ct40889520"/><text:span text:style-name="T1"/></text:p>
      <text:p text:style-name="Standard"><text:span text:style-name="T5">Title: 3,4</text:span></text:p>
      <text:p text:style-name="P1"/>
      <text:p text:style-name="P1"/>
      <text:p text:style-name="Standard"><text:span text:style-name="T10">New description Options: </text:span></text:p>
      <text:p text:style-name="P5"/>
      <text:list xml:id="list4123698590" text:style-name="WWNum55">
        <text:list-item>
          <text:p text:style-name="P29"><text:span text:style-name="T1">🤔 Confused about variable scaling in Cluster Analysis for PA exams? We dive deep into the nuances of standardization and discuss the puzzling choice of scaling without centering in multiple solutions. Explore the math behind the scenes, demystify the reasons for scaling, and understand the variations in techniques used. Don't let confusion hold you back—join our online course for in-depth tutorials and exam simulations! 🚀 Follow me on </text:span><text:change-start text:change-id="ct40339136"/><text:span text:style-name="T1"><text:s/>YouTube</text:span><text:change-end text:change-id="ct40339136"/><text:change text:change-id="ct40252016"/><text:span text:style-name="T1"> <text:s/>for more exam insights and community updates.<text:line-break/></text:span></text:p>
        </text:list-item>
        <text:list-item>
          <text:p text:style-name="P29"><text:span text:style-name="T1">🌐 Unraveling the mystery of variable scaling in Cluster Analysis! 📊 We tackle the question of why predictors are standardized without centering in PA exams. Delve into the intricacies of standardization, explore real-world examples from the ACTEX Manual case studies, and understand the peculiarities of the Hospital Readmissions project. Prepare yourself for success by enrolling in our online course, offering 28 hours of tutorials and 9 practice exams. 🚀</text:span><text:change text:change-id="ct40514128"/><text:span text:style-name="T1"><text:line-break/></text:span></text:p>
        </text:list-item>
        <text:list-item>
          <text:p text:style-name="P29"><text:span text:style-name="T1">🧠 Scaling or Centering? The Cluster Analysis Dilemma in PA Exams! Join us as we decode the reasoning behind scaling variables without centering in multiple exam solutions and case studies. Understand the math fundamentals, explore the variations in clustering techniques, and navigate through the intricacies of the Hospital Readmissions project. Elevate your preparation with our online course, featuring tutorials, practice exams, and real-life actuarial examples. 🚀</text:span><text:change text:change-id="ct39559520"/><text:span text:style-name="T1"><text:line-break/></text:span></text:p>
        </text:list-item>
        <text:list-item>
          <text:p text:style-name="P29"><text:span text:style-name="T1">⚖️ Demystifying Variable Scaling in Cluster Analysis for PA exams! We address the confusion surrounding standardization without centering, examining various PA exam solutions and the ACTEX Manual case studies. Dive into the math behind the decisions, explore the nuances of clustering techniques, and gain clarity on the Hospital Readmissions project. Supercharge your preparation with our online course, offering 28 hours of tutorials and 9 practice exams. 🚀 Don't miss out—Follow me on </text:span><text:change-start text:change-id="ct38421616"/><text:span text:style-name="T1"><text:s/>YouTube</text:span><text:change-end text:change-id="ct38421616"/><text:change text:change-id="ct39588704"/><text:span text:style-name="T1"> <text:s/>for valuable insights and community engagement.<text:line-break/></text:span></text:p>
        </text:list-item>
        <text:list-item>
          <text:p text:style-name="P29"><text:span text:style-name="T1">🚀 Understanding Variable Scaling in PA Cluster Analysis! We unravel the intricacies of standardization without centering in Cluster Analysis, addressing the questions raised by multiple PA exam solutions and the ACTEX Manual case studies. Explore the reasoning behind the choices, gain clarity on scaling techniques, and prepare for success with our online course. Featuring 28 hours of tutorials and 9 practice exams, it's your key to acing the PA exam! 📚 Follow me on </text:span><text:change-start text:change-id="ct39627440"/><text:span text:style-name="T1"><text:s/>YouTube</text:span><text:change-end text:change-id="ct39627440"/><text:change text:change-id="ct39323200"/><text:span text:style-name="T1"> <text:s/>for ongoing support and exclusive updates.</text:span></text:p>
        </text:list-item>
      </text:list>
      <text:p text:style-name="Standard"><text:span text:style-name="T5">Title: 3,4</text:span></text:p>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VariableScalingTechniques, ClusterAnalysisExplained, PAExamStrategies, StandardizationvsCentering, ACTEXManualInsights, HospitalReadmissionsProject, DataScienceTutorials, ExamPrepMastery</text:span></text:p>
      <text:p text:style-name="P1"/>
      <text:p text:style-name="P1"/>
      <text:p text:style-name="Standard"><text:span text:style-name="T1">Enroll in course at:<text:line-break/>sdcastillo.github.io</text:span></text:p>
      <text:p text:style-name="Standard"><text:span text:style-name="T1">My LinkedIn profile: </text:span></text:p>
      <text:p text:style-name="Standard"><text:a xlink:type="simple" xlink:href="https://www.linkedin.com/in/sdcastillo/" text:style-name="ListLabel_20_856" text:visited-style-name="ListLabel_20_856"><text:span text:style-name="T4">https://www.linkedin.com/in/sdcastillo/</text:span></text:a><text:span text:style-name="T1"> </text:span></text:p>
      <text:p text:style-name="P1"/>
      <text:p text:style-name="Standard"><text:soft-page-break/><text:span text:style-name="T5">VIDEO 11</text:span></text:p>
      <text:p text:style-name="Standard"><text:span text:style-name="T5">Title: 3,4</text:span></text:p>
      <text:p text:style-name="P4"/>
      <text:p text:style-name="Standard"><text:span text:style-name="T10">Title:</text:span><text:span text:style-name="T1"> PA Question - Why you should use the decision tree prune function</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4226863824" text:style-name="WWNum5">
        <text:list-item>
          <text:p text:style-name="P30"><text:span text:style-name="T1">"Maximize Model Power: Unveiling the Secrets of Decision Tree Pruning!"</text:span></text:p>
        </text:list-item>
        <text:list-item>
          <text:p text:style-name="P30"><text:span text:style-name="T1">"Decision Tree Mastery: The Hidden Benefits of Pruning Revealed!"</text:span></text:p>
        </text:list-item>
        <text:list-item>
          <text:p text:style-name="P30"><text:span text:style-name="T1">"Exam PA Wisdom: Why Decision Tree Pruning is Your Key to Success!"</text:span></text:p>
        </text:list-item>
        <text:list-item>
          <text:p text:style-name="P30"><text:span text:style-name="T1">"Pruning Unleashed: Elevate Your Predictive Modeling with Decision Trees!"</text:span></text:p>
        </text:list-item>
        <text:list-item>
          <text:p text:style-name="P30"><text:span text:style-name="T1">"PA Question Answered: The Game-Changing Impact of Decision Tree Pruning!"</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Decision trees can be used for either classification or regression problems. The model structure is a series of yes/no questions. Depending on how each observation answers these questions, a prediction is made.</text:span></text:p>
      <text:p text:style-name="P1"/>
      <text:p text:style-name="Standard"><text:span text:style-name="T1">Original post: </text:span></text:p>
      <text:p text:style-name="Standard"><text:span text:style-name="T1">https://www.actuarialoutpost.com/foru...</text:span></text:p>
      <text:p text:style-name="P1"/>
      <text:p text:style-name="Standard"><text:span text:style-name="T1">You can learn about decision tree pruning, hyperparameter tuning, and how to explain your response by enrolling in our online course. <text:s/>Our lesson videos go into detail about how to quickly answer these questions to get maximum credit. <text:s/>The 9 practice exams give you hands-on experience with decision tree pruning.</text:span></text:p>
      <text:p text:style-name="P1"/>
      <text:p text:style-name="Standard"><text:span text:style-name="T1">Read our Free Study Guide for more details: https://PredictiveInsightsAI.com/#study-guide-access</text:span></text:p>
      <text:p text:style-name="P1"/>
      <text:p text:style-name="Standard"><text:span text:style-name="T1">📷 Follow on </text:span><text:change-start text:change-id="ct39195344"/><text:span text:style-name="T1"><text:s/>YouTube</text:span><text:change-end text:change-id="ct39195344"/><text:change text:change-id="ct39626320"/><text:span text:style-name="T1"> </text:span></text:p>
      <text:p text:style-name="Standard"><text:span text:style-name="T5">Title: 3,4</text:span></text:p>
      <text:p text:style-name="P1"><text:soft-page-break/></text:p>
      <text:p text:style-name="P1"/>
      <text:p text:style-name="Standard"><text:span text:style-name="T10">New description Options: </text:span></text:p>
      <text:p text:style-name="P5"/>
      <text:list xml:id="list3289950142" text:style-name="WWNum37">
        <text:list-item>
          <text:p text:style-name="P31"><text:span text:style-name="T1">🌳 Uncover the Power of Decision Trees: Dive into the intricacies of decision tree models for classification and regression! 🤔 Learn how a series of yes/no questions structure the model, leading to accurate predictions based on observations. Discover the original post on the Actuarial Outpost for more insights: [Link to the post]. For an in-depth understanding of decision tree pruning, hyperparameter tuning, and response explanation, enroll in our online course! 🚀 Maximize your credit with detailed lesson videos and hands-on practice exams. Access our Free Study Guide for additional details: [Link to the study guide]. 📷 Follow me on </text:span><text:change-start text:change-id="ct40743568"/><text:span text:style-name="T1"><text:s/>YouTube</text:span><text:change-end text:change-id="ct40743568"/><text:change text:change-id="ct38642864"/><text:span text:style-name="T1"> <text:s/>for exclusive updates and exam tips!<text:line-break/></text:span></text:p>
        </text:list-item>
        <text:list-item>
          <text:p text:style-name="P31"><text:span text:style-name="T1">🚀 Supercharge Your Predictive Modeling with Decision Trees! 🌳 Whether it's classification or regression, decision trees are your key to precise predictions. 🤯 Explore the model structure—a series of yes/no questions—determining predictions based on observation responses. Check out the original post on the Actuarial Outpost for deeper insights: [Link to the post]. Unlock the secrets of decision tree pruning, hyperparameter tuning, and response explanation in our online course. 🎓 Our lesson videos guide you to quick and effective answers, and our 9 practice exams provide hands-on experience in decision tree pruning. Access more details in our Free Study Guide: [Link to the study guide]. 📷 Follow me on </text:span><text:change-start text:change-id="ct38875008"/><text:span text:style-name="T1"><text:s/>YouTube</text:span><text:change-end text:change-id="ct38875008"/><text:change text:change-id="ct38899408"/><text:span text:style-name="T1"> <text:s/>for ongoing support and community engagement!<text:line-break/></text:span></text:p>
        </text:list-item>
        <text:list-item>
          <text:p text:style-name="P31"><text:span text:style-name="T1">🌲 Mastering Decision Trees: Your Path to Accurate Predictions! 🎯 Whether tackling classification or regression problems, decision trees hold the answers. 🤓 Explore the unique model structure, relying on yes/no questions for precise predictions based on observation responses. Discover insights from the original post on the Actuarial Outpost: [Link to the post]. Elevate your expertise with decision tree pruning, hyperparameter tuning, and response explanation by enrolling in our online course. 🚀 Dive deep into lesson videos for maximum credit and gain hands-on experience with 9 practice exams. Uncover more details in our Free Study Guide: [Link to the study guide]. 📷 Follow me on </text:span><text:change-start text:change-id="ct38247152"/><text:span text:style-name="T1"><text:s/>YouTube</text:span><text:change-end text:change-id="ct38247152"/><text:change text:change-id="ct38760000"/><text:span text:style-name="T1"> <text:s/>for exclusive content and exam strategies!<text:line-break/></text:span></text:p>
        </text:list-item>
        <text:list-item>
          <text:p text:style-name="P31"><text:span text:style-name="T1">🤖 Decoding Decision Trees: Unveil the Magic Behind Predictive Modeling! 🧐 Whether it's classifying or predicting, decision trees are the backbone of accurate models. 🌳 Explore the unique structure—a sequence of yes/no questions—leading to precise predictions based on observation responses. Check out the original post on the Actuarial Outpost for additional insights: [Link to the post]. Elevate your knowledge with decision tree pruning, hyperparameter tuning, and response explanation by enrolling in our online course. 🚀 Our lesson videos guide you to quick success, and 9 practice exams offer hands-on decision tree pruning experience. Access more details in our Free Study Guide: [Link to the study guide]. 📷 Follow me on </text:span><text:change-start text:change-id="ct38760224"/><text:span text:style-name="T1"><text:s/>YouTube</text:span><text:change-end text:change-id="ct38760224"/><text:change text:change-id="ct38759104"/><text:span text:style-name="T1"> <text:s/>for ongoing exam tips and community updates!<text:line-break/></text:span></text:p>
        </text:list-item>
        <text:list-item>
          <text:p text:style-name="P31"><text:span text:style-name="T1">🚀 Unleashing the Power of Decision Trees in Predictive Modeling! 🌲 Whether it's solving classification puzzles or regression riddles, decision trees are your secret weapon. 🤯 Dive into the model structure—a series of yes/no questions—crafting precise predictions based on observation responses. Explore additional insights from the original post on the Actuarial Outpost: [Link to the post]. Master decision tree pruning, hyperparameter tuning, and response explanation by enrolling in our online course. 🎓 Our lesson videos ensure you answer questions efficiently, and 9 practice exams provide hands-on decision tree pruning practice. Discover more details in our Free Study Guide: [Link to the study guide]. 📷 Follow me on </text:span><text:change-start text:change-id="ct38247376"/><text:span text:style-name="T1"><text:s/>YouTube</text:span><text:change-end text:change-id="ct38247376"/><text:change text:change-id="ct38610640"/><text:span text:style-name="T1"> <text:s/>for exclusive updates and ongoing exam support!</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5"/>
      <text:p text:style-name="Standard"><text:span text:style-name="T5">Title: 3,4</text:span></text:p>
      <text:p text:style-name="P5"/>
      <text:p text:style-name="P1"/>
      <text:p text:style-name="Standard"><text:span text:style-name="T1">DecisionTreeModeling, PredictiveModelingTechniques, ExamPAStrategies, DataScienceTutorials, DecisionTreePruning, HyperparameterTuning, ResponseExplanationTips, ActuarialExamPrep</text:span></text:p>
      <text:p text:style-name="P1"/>
      <text:p text:style-name="P1"/>
      <text:p text:style-name="Standard"><text:span text:style-name="T1">Enroll in course at:<text:line-break/>sdcastillo.github.io</text:span></text:p>
      <text:p text:style-name="Standard"><text:span text:style-name="T1">My LinkedIn profile: </text:span></text:p>
      <text:p text:style-name="Standard"><text:a xlink:type="simple" xlink:href="https://www.linkedin.com/in/sdcastillo/" text:style-name="ListLabel_20_856" text:visited-style-name="ListLabel_20_856"><text:span text:style-name="T4">https://www.linkedin.com/in/sdcastillo/</text:span></text:a><text:span text:style-name="T1"> </text:span></text:p>
      <text:p text:style-name="P1"/>
      <text:p text:style-name="Standard"><text:span text:style-name="T5">VIDEO 12</text:span></text:p>
      <text:p text:style-name="P4"/>
      <text:p text:style-name="Standard"><text:soft-page-break/><text:span text:style-name="T10">Title:</text:span><text:span text:style-name="T1"> PA Question - How you can handle missing values</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378589521" text:style-name="WWNum80">
        <text:list-item>
          <text:p text:style-name="P32"><text:span text:style-name="T1">"Mastering Data Gaps: Expert Strategies for Handling Missing Values in PA Exams!"</text:span></text:p>
        </text:list-item>
        <text:list-item>
          <text:p text:style-name="P32"><text:span text:style-name="T1">"Crucial Tips: Navigating Missing Values like a Pro in Exam PA!"</text:span></text:p>
        </text:list-item>
        <text:list-item>
          <text:p text:style-name="P32"><text:span text:style-name="T1">"Unlock the Secrets: Best Practices for Dealing with Missing Data in Actuarial Exams!"</text:span></text:p>
        </text:list-item>
        <text:list-item>
          <text:p text:style-name="P32"><text:span text:style-name="T1">"PA Question Answered: Your Ultimate Guide to Effectively Manage Missing Values!"</text:span></text:p>
        </text:list-item>
        <text:list-item>
          <text:p text:style-name="P32"><text:span text:style-name="T1">"Data Science Mastery: Tackling Missing Values in Actuarial Exams Made Easy!"</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The most recent PA exams have had questions related to missing values. You need to perform checks before moving on to the model-building phases. In real life, man-made data always have missing records.</text:span></text:p>
      <text:p text:style-name="P1"/>
      <text:p text:style-name="Standard"><text:span text:style-name="T1">You can get hands-on practice in fixing missing value problems with our online practice exams. <text:s/>You will get experience with "hidden missingness" and explicit missingness problems. <text:s/>Our 30 hours of tutorial videos cover these problems. <text:s/></text:span></text:p>
      <text:p text:style-name="P1"/>
      <text:p text:style-name="Standard"><text:span text:style-name="T1">You can read about the three different types of missingness and the four ways that you can fix them in our Free Study Guide https://PredictiveInsightsAI.com/#study-guide-access</text:span></text:p>
      <text:p text:style-name="P1"/>
      <text:p text:style-name="Standard"><text:span text:style-name="T1">📷 Follow on </text:span><text:change-start text:change-id="ct40543840"/><text:span text:style-name="T1"><text:s/>YouTube</text:span><text:change-end text:change-id="ct40543840"/><text:change text:change-id="ct40426608"/><text:span text:style-name="T1"> </text:span></text:p>
      <text:p text:style-name="Standard"><text:span text:style-name="T5">Title: 2,4</text:span></text:p>
      <text:p text:style-name="P1"/>
      <text:p text:style-name="P1"/>
      <text:p text:style-name="Standard"><text:span text:style-name="T1">Enroll in course at:<text:line-break/>sdcastillo.github.io</text:span></text:p>
      <text:p text:style-name="Standard"><text:span text:style-name="T1">My LinkedIn profile: </text:span></text:p>
      <text:p text:style-name="Standard"><text:a xlink:type="simple" xlink:href="https://www.linkedin.com/in/sdcastillo/" text:style-name="ListLabel_20_856" text:visited-style-name="ListLabel_20_856"><text:span text:style-name="T4">https://www.linkedin.com/in/sdcastillo/</text:span></text:a><text:span text:style-name="T1"> </text:span></text:p>
      <text:p text:style-name="P1"/>
      <text:p text:style-name="Standard"><text:soft-page-break/><text:span text:style-name="T10">New description Options: 2</text:span></text:p>
      <text:p text:style-name="P5"/>
      <text:list xml:id="list2875035332" text:style-name="WWNum58">
        <text:list-item>
          <text:p text:style-name="P33"><text:span text:style-name="T1">🧩 Unlocking the Puzzle: Mastering Missing Values in PA Exams! 📊 Dive into the latest trends in PA exams, where missing values play a crucial role in your success. 🤯 Before diving into model building, discover the importance of performing checks and handling missing records. Join our online practice exams for hands-on experience with "hidden missingness" and explicit missingness issues. 🚀 Our 30 hours of tutorial videos guide you through fixing these problems seamlessly. Explore the intricacies of three types of missingness and learn four effective ways to tackle them in our Free Study Guide: [Link to the study guide]. 📷 Follow me on </text:span><text:change-start text:change-id="ct40902816"/><text:span text:style-name="T1"><text:s/>YouTube</text:span><text:change-end text:change-id="ct40902816"/><text:change text:change-id="ct38422512"/><text:span text:style-name="T1"> <text:s/>for exclusive updates and exam strategies!<text:line-break/></text:span></text:p>
        </text:list-item>
        <text:list-item>
          <text:p text:style-name="P33"><text:span text:style-name="T1">🕵️‍♀️ Decoding Missing Values: Your Guide to Success in PA Exams! 📈 Stay ahead of the curve with insights into the most recent PA exams, featuring questions on handling missing values. 🚧 Before venturing into model-building phases, understand the significance of thorough checks and addressing missing records in man-made data. Immerse yourself in hands-on practice with "hidden missingness" and explicit missingness challenges through our online practice exams. 🎓 Benefit from 30 hours of tutorial videos covering these problems, ensuring you're exam-ready. Dive into our Free Study Guide: wwwe.PredictiveInsightsAI.com/#Study-Guide-Access <text:s/>for in-depth knowledge on three types of missingness and four effective solutions. 📷 Follow me on </text:span><text:change-start text:change-id="ct39071680"/><text:span text:style-name="T1"><text:s/>YouTube</text:span><text:change-end text:change-id="ct39071680"/><text:change text:change-id="ct40920432"/><text:span text:style-name="T1"> <text:s/>for ongoing support and exclusive content!<text:line-break/></text:span></text:p>
        </text:list-item>
        <text:list-item>
          <text:p text:style-name="P33"><text:span text:style-name="T1">🚀 Elevate Your Exam Prep: Conquering Missing Value Challenges! 🌐 Stay informed about the latest trends in PA exams, where questions on missing values take center stage. 🎯 Before delving into model-building, grasp the importance of thorough checks and managing missing records in real-life man-made data. Immerse yourself in practical experience with "hidden missingness" and explicit missingness problems through our online practice exams. 📚 Our 30 hours of tutorial videos provide comprehensive guidance on fixing these issues. Uncover the secrets of three types of missingness and discover four effective strategies in our Free Study Guide: [Link to the study guide]. 📷 Follow me on </text:span><text:change-start text:change-id="ct39887936"/><text:span text:style-name="T1"><text:s/>YouTube</text:span><text:change-end text:change-id="ct39887936"/><text:change text:change-id="ct38581728"/><text:span text:style-name="T1"> <text:s/>for ongoing exam tips and community engagement!<text:line-break/></text:span></text:p>
        </text:list-item>
        <text:list-item>
          <text:p text:style-name="P33"><text:span text:style-name="T1">🎓 Exam Mastery: Acing Missing Value Challenges in PA Exams! 📊 Navigate the intricacies of the most recent PA exams featuring critical questions on handling missing values. 🕵️‍♂️ Before stepping into model-building, understand the essential checks and techniques for managing missing records in man-made data. Immerse yourself in practical problem-solving with "hidden missingness" and explicit missingness issues through our online practice exams. 🚀 Benefit from 30 hours of tutorial videos addressing these challenges head-on. Dive into our Free Study Guide: [Link to the study guide] for detailed insights on three types of missingness and four proven solutions. 📷 Follow me on </text:span><text:change-start text:change-id="ct40917712"/><text:span text:style-name="T1"><text:s/>YouTube</text:span><text:change-end text:change-id="ct40917712"/><text:change text:change-id="ct38439264"/><text:span text:style-name="T1"> <text:s/>for exclusive updates and ongoing support!<text:line-break/></text:span></text:p>
        </text:list-item>
        <text:list-item>
          <text:p text:style-name="P33"><text:span text:style-name="T1">🤓 Tackling the Test: Strategies for Mastering Missing Values in PA Exams! 🌟 Stay at the forefront of PA exams with a focus on questions related to missing values. 🚦 Before entering the model-building phase, grasp the significance of preliminary checks and handling missing records in man-made data. Immerse yourself in practical learning with our online practice exams, covering "hidden missingness" and explicit missingness challenges. 🎬 Benefit from 30 hours of tutorial videos addressing these problems comprehensively. Explore our Free Study Guide: [Link to the study guide] for a deep dive into three types of missingness and four effective solutions. 📷 Follow me on </text:span><text:change-start text:change-id="ct39324368"/><text:span text:style-name="T1"><text:s/>YouTube</text:span><text:change-end text:change-id="ct39324368"/><text:change text:change-id="ct39741760"/><text:span text:style-name="T1"> <text:s/>for ongoing exam insights and community updates!</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PASuccess, MissingValuesMastery, PAExamPrep, DataScienceSkills, ExamTips, DecisionTreeAnalysis, ActuarialExams, DataAnalysisStrategies</text:span></text:p>
      <text:p text:style-name="Standard"><text:span text:style-name="T5">Title: 3,4</text:span></text:p>
      <text:p text:style-name="P1"/>
      <text:p text:style-name="P1"/>
      <text:p text:style-name="Standard"><text:span text:style-name="T5">VIDEO 13</text:span></text:p>
      <text:p text:style-name="P4"/>
      <text:p text:style-name="Standard"><text:span text:style-name="T10">Title:</text:span><text:span text:style-name="T1"> How to Study for the SOA's Exam PA (2021)</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3847451306" text:style-name="WWNum3">
        <text:list-item>
          <text:p text:style-name="P34"><text:span text:style-name="T1">"Crack the Code: Mastering Exam PA Study Techniques for 2021 Success!"</text:span></text:p>
        </text:list-item>
        <text:list-item>
          <text:p text:style-name="P34"><text:span text:style-name="T1">"Your Ultimate Guide: Effective Strategies to Ace SOA's Exam PA (2021 Edition)!"</text:span></text:p>
        </text:list-item>
        <text:list-item>
          <text:p text:style-name="P34"><text:span text:style-name="T1">"Unleash Your Potential: Step-by-Step Study Tips for Exam PA (2021 Update)!"</text:span></text:p>
        </text:list-item>
        <text:list-item>
          <text:p text:style-name="P34"><text:span text:style-name="T1">"Navigating Success: Proven Methods to Excel in SOA's Exam PA (2021)!"</text:span></text:p>
        </text:list-item>
        <text:list-item>
          <text:p text:style-name="P34"><text:soft-page-break/><text:span text:style-name="T1">"2021 Mastery: Study Hacks for Conquering the SOA's Exam PA Challenge!"</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Exam PA (Predictive Analytics)</text:span></text:p>
      <text:p text:style-name="P1"/>
      <text:p text:style-name="Standard"><text:span text:style-name="T1">Free Study Guide! <text:s/>https://PredictiveInsightsAI.com/#study-guide-access</text:span></text:p>
      <text:p text:style-name="P1"/>
      <text:p text:style-name="Standard"><text:span text:style-name="T1">Update to "modest syllabus changes" from Spring exam: </text:span></text:p>
      <text:p text:style-name="Standard"><text:span text:style-name="T1">- We expanded my tutorial s on R programming.</text:span></text:p>
      <text:p text:style-name="Standard"><text:span text:style-name="T1">- Our Writing and Communication section tutorials are now generalized to cover the specific tasks as opposed to the old "executive summary" format.</text:span></text:p>
      <text:p text:style-name="Standard"><text:span text:style-name="T1">- We provide multiple solutions to the same questions so that you will be ready for the new, open-ended style questions.</text:span></text:p>
      <text:p text:style-name="P1"/>
      <text:p text:style-name="Standard"><text:span text:style-name="T1">Info:</text:span></text:p>
      <text:p text:style-name="Standard"><text:span text:style-name="T1">This is a computer-based exam</text:span></text:p>
      <text:p text:style-name="Standard"><text:span text:style-name="T1">5 hours, 15 minutes</text:span></text:p>
      <text:p text:style-name="Standard"><text:span text:style-name="T1">$1,200 to register (and access course modules)</text:span></text:p>
      <text:p text:style-name="Standard"><text:span text:style-name="T1">56% pass rate</text:span></text:p>
      <text:p text:style-name="P1"/>
      <text:p text:style-name="Standard"><text:span text:style-name="T1">Study Materials:</text:span></text:p>
      <text:p text:style-name="Standard"><text:span text:style-name="T1">-SOA Modules</text:span></text:p>
      <text:p text:style-name="Standard"><text:span text:style-name="T1">-SOA past exams</text:span></text:p>
      <text:p text:style-name="P1"/>
      <text:p text:style-name="Standard"><text:span text:style-name="T1">Free Textbook:</text:span></text:p>
      <text:p text:style-name="Standard"><text:span text:style-name="T1">An Introduction to Statistical Learning[http://faculty.marshall.usc.edu/garet...</text:span></text:p>
      <text:p text:style-name="P1"/>
      <text:p text:style-name="Standard"><text:soft-page-break/><text:span text:style-name="T1">📷 Follow on </text:span><text:change-start text:change-id="ct39683824"/><text:span text:style-name="T1"><text:s/>YouTube</text:span><text:change-end text:change-id="ct39683824"/><text:change text:change-id="ct39683504"/><text:span text:style-name="T1"> </text:span></text:p>
      <text:p text:style-name="P1"/>
      <text:p text:style-name="P1"/>
      <text:p text:style-name="Standard"><text:span text:style-name="T10">New description Options: 2</text:span></text:p>
      <text:p text:style-name="P5"/>
      <text:list xml:id="list3504885780" text:style-name="WWNum88">
        <text:list-item>
          <text:p text:style-name="P35"><text:span text:style-name="T1">🚀 Elevate Your Exam Prep: Exam PA (Predictive Analytics) 2021 Update! 📊 Dive into the latest modifications and "modest syllabus changes" for the Spring exam. 📚 Explore expanded tutorials on R programming, revamped Writing and Communication section tutorials, and the introduction of multiple solutions for open-ended style questions. Uncover the key insights you need for success in this computer-based exam, spanning 5 hours and 15 minutes, with a 56% pass rate. Access free study materials including SOA Modules, past exams, and a complimentary textbook: "An Introduction to Statistical Learning." 📖 Grab your Free Study Guide: [Link to the study guide]. 📷 Follow me on </text:span><text:change-start text:change-id="ct39789696"/><text:span text:style-name="T1"><text:s/>YouTube</text:span><text:change-end text:change-id="ct39789696"/><text:change text:change-id="ct39486192"/><text:span text:style-name="T1"> <text:s/>for exclusive updates and exam strategies!<text:line-break/></text:span></text:p>
        </text:list-item>
        <text:list-item>
          <text:p text:style-name="P35"><text:span text:style-name="T1">📈 Master Exam PA (Predictive Analytics) in 2021: Syllabus Updates and Strategies! 💡 Stay ahead of the curve with insights into the "modest syllabus changes" for the Spring exam. 🌐 Discover expanded tutorials on R programming, revamped Writing and Communication section lessons, and the introduction of multiple solutions for the evolving open-ended style questions. Gain comprehensive information about this 5-hour, 15-minute computer-based exam, priced at $1,200 with a 56% pass rate. Access study materials including SOA Modules, past exams, and a free textbook: "An Introduction to Statistical Learning." 📘 Don't miss your Free Study Guide: [Link to the study guide]. 📷 Follow me on </text:span><text:change-start text:change-id="ct39473184"/><text:span text:style-name="T1"><text:s/>YouTube</text:span><text:change-end text:change-id="ct39473184"/><text:change text:change-id="ct39353440"/><text:span text:style-name="T1"> <text:s/>for ongoing support and exclusive content!<text:line-break/></text:span></text:p>
        </text:list-item>
        <text:list-item>
          <text:p text:style-name="P35"><text:span text:style-name="T1">📊 Unveiling Exam PA (Predictive Analytics) 2021 Updates: Strategies for Success! 🌟 Get ready for success with the latest insights into the "modest syllabus changes" for the Spring exam. 🚀 Dive into expanded tutorials on R programming, updated Writing and Communication section tutorials, and the inclusion of multiple solutions for the innovative open-ended style questions. Explore details about this 5-hour, 15-minute computer-based exam, priced at $1,200 with a 56% pass rate. Access essential study materials including SOA Modules, past exams, and a complimentary copy of "An Introduction to Statistical Learning." 📖 Secure your Free Study Guide: [Link to the study guide]. 📷 Follow me on </text:span><text:change-start text:change-id="ct39788832"/><text:span text:style-name="T1"><text:s/>YouTube</text:span><text:change-end text:change-id="ct39788832"/><text:change text:change-id="ct39684048"/><text:span text:style-name="T1"> <text:s/>for exclusive updates and exam strategies!<text:line-break/></text:span></text:p>
        </text:list-item>
        <text:list-item>
          <text:p text:style-name="P35"><text:span text:style-name="T1">🎓 Exam PA (Predictive Analytics) 2021: A Comprehensive Guide to Success! 🚀 Navigate the Spring exam's "modest syllabus changes" with confidence. 📊 Explore in-depth tutorials on expanded R programming, a refined Writing and Communication section, and the introduction of multiple solutions for new open-ended style questions. Gain crucial insights into this 5-hour, 15-minute computer-based exam, priced at $1,200, boasting a 56% pass rate. Access study materials such as SOA Modules, past exams, and a complimentary textbook: "An Introduction to Statistical Learning." 📘 Claim your Free Study Guide: [Link to the study guide]. 📷 Follow me on </text:span><text:change-start text:change-id="ct39444352"/><text:span text:style-name="T1"><text:s/>YouTube</text:span><text:change-end text:change-id="ct39444352"/><text:change text:change-id="ct39457088"/><text:span text:style-name="T1"> <text:s/>for ongoing support and exclusive content!<text:line-break/></text:span></text:p>
        </text:list-item>
        <text:list-item>
          <text:p text:style-name="P35"><text:span text:style-name="T1">🌐 Exam PA (Predictive Analytics) 2021 Mastery: Syllabus Updates and More! 📈 Stay ahead of the curve with a deep dive into the Spring exam's "modest syllabus changes." 🎯 Discover expanded tutorials on R programming, revamped Writing and Communication section tutorials, and the introduction of multiple solutions for the innovative open-ended style questions. Gain valuable insights into this 5-hour, 15-minute computer-based exam, priced at $1,200, with a pass rate of 56%. Access study materials, including SOA Modules, past exams, and a free textbook: "An Introduction to Statistical Learning." 📘 Secure your Free Study Guide: [Link to the study guide]. 📷 Follow me on </text:span><text:change-start text:change-id="ct39451712"/><text:span text:style-name="T1"><text:s/>YouTube</text:span><text:change-end text:change-id="ct39451712"/><text:change text:change-id="ct39454032"/><text:span text:style-name="T1"> <text:s/>for exclusive updates and exam strategies!</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ExamPA2021, PredictiveAnalytics, ActuarialExams, ExamPrepStrategies, StudyGuideAccess, DataScienceSkills, PassExamPA, ActuarialSuccess</text:span></text:p>
      <text:p text:style-name="Standard"><text:span text:style-name="T5">Title: 3,4</text:span></text:p>
      <text:p text:style-name="P1"/>
      <text:p text:style-name="P1"/>
      <text:p text:style-name="Standard"><text:span text:style-name="T5">VIDEO 14</text:span></text:p>
      <text:p text:style-name="P4"/>
      <text:p text:style-name="Standard"><text:span text:style-name="T10">Title:</text:span><text:span text:style-name="T1"> Machine Learning with Actuarial Credibility Theory</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1553477950" text:style-name="WWNum9">
        <text:list-item>
          <text:p text:style-name="P36"><text:span text:style-name="T8">"Revolutionizing Actuarial Methods: Machine Learning Meets Credibility Theory!"</text:span></text:p>
        </text:list-item>
        <text:list-item>
          <text:p text:style-name="P36"><text:soft-page-break/><text:span text:style-name="T1">"Unlocking Potential: Dive into Machine Learning within Actuarial Credibility!"</text:span></text:p>
        </text:list-item>
        <text:list-item>
          <text:p text:style-name="P36"><text:span text:style-name="T1">"Innovative Fusion: Harnessing Machine Learning for Actuarial Credibility Mastery!"</text:span></text:p>
        </text:list-item>
        <text:list-item>
          <text:p text:style-name="P36"><text:span text:style-name="T1">"Next-Gen Actuarial Insights: A Deep Dive into Machine Learning and Credibility Theory!"</text:span></text:p>
        </text:list-item>
        <text:list-item>
          <text:p text:style-name="P36"><text:span text:style-name="T1">"Transforming Traditions: The Synergy of Machine Learning and Actuarial Credibility!"</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Download the code</text:span></text:p>
      <text:p text:style-name="P1"/>
      <text:p text:style-name="Standard"><text:span text:style-name="T1">https://nbviewer.org/github/sdcastillo/Prior-Weights-with-XGboost/blob/master/xgb_with_prior.html</text:span></text:p>
      <text:p text:style-name="P1"/>
      <text:p text:style-name="Standard"><text:span text:style-name="T1">👍 Subscribe for more Actuarial tutorials like this: https://bit.ly/2P99rRh</text:span></text:p>
      <text:p text:style-name="Standard"><text:span text:style-name="T1">👉The Rmd file used in this tutorial: https://bit.ly/3aujecg</text:span></text:p>
      <text:p text:style-name="P1"/>
      <text:p text:style-name="Standard"><text:span text:style-name="T1">🚀 Learn Predictive Analytics and pass Exam PA: <text:s text:c="2"/></text:span></text:p>
      <text:p text:style-name="P1"/>
      <text:p text:style-name="Standard"><text:span text:style-name="T1"><text:s/>• How to Study for the SOA's Exam PA (2... <text:s/></text:span></text:p>
      <text:p text:style-name="Standard"><text:span text:style-name="T1">🚀 Exam PA (Full Course): https://PredictiveInsightsAI.com/</text:span></text:p>
      <text:p text:style-name="P1"/>
      <text:p text:style-name="Standard"><text:span text:style-name="T1">#ActuarialScience #MachineLearning #PredictiveAnalytics #ExamPA</text:span></text:p>
      <text:p text:style-name="P1"/>
      <text:p text:style-name="Standard"><text:span text:style-name="T1">Credibility formula: 0:11</text:span></text:p>
      <text:p text:style-name="Standard"><text:span text:style-name="T1">Gradient boosting: 2:17</text:span></text:p>
      <text:p text:style-name="Standard"><text:span text:style-name="T1">R XGBoost: 6:53</text:span></text:p>
      <text:p text:style-name="P1"/>
      <text:p text:style-name="Standard"><text:span text:style-name="T1">📷 Follow on </text:span><text:change-start text:change-id="ct38906304"/><text:span text:style-name="T1"><text:s/>YouTube</text:span><text:change-end text:change-id="ct38906304"/><text:change text:change-id="ct38863712"/><text:span text:style-name="T1"> </text:span></text:p>
      <text:p text:style-name="P1"><text:soft-page-break/></text:p>
      <text:p text:style-name="P1"/>
      <text:p text:style-name="Standard"><text:span text:style-name="T10">New description Options: 2</text:span></text:p>
      <text:p text:style-name="P5"/>
      <text:list xml:id="list931547498" text:style-name="WWNum27">
        <text:list-item>
          <text:p text:style-name="P37"><text:span text:style-name="T1">🚀 Elevate your actuarial expertise with our latest tutorial! 📊 Dive into the intricacies of Actuarial Credibility Theory and Machine Learning as we dissect the credibility formula, explore gradient boosting, and implement R XGBoost. 💡 Download the code and Rmd file to follow along seamlessly:</text:span></text:p>
        </text:list-item>
      </text:list>
      <text:p text:style-name="P106"/>
      <text:p text:style-name="P105"><text:span text:style-name="T1">Code: </text:span><text:a xlink:type="simple" xlink:href="https://nbviewer.org/github/sdcastillo/Prior-Weights-with-XGboost/blob/master/xgb_with_prior.html" text:style-name="ListLabel_20_856" text:visited-style-name="ListLabel_20_856"><text:span text:style-name="T4">https://nbviewer.org/github/sdcastillo/Prior-Weights-with-XGboost/blob/master/xgb_with_prior.html</text:span></text:a><text:span text:style-name="T1"> </text:span></text:p>
      <text:p text:style-name="P105"><text:span text:style-name="T1">Rmd file: </text:span><text:a xlink:type="simple" xlink:href="https://nbviewer.org/github/sdcastillo/Prior-Weights-with-XGboost/blob/master/xgb_with_prior.html" text:style-name="ListLabel_20_856" text:visited-style-name="ListLabel_20_856"><text:span text:style-name="T4">https://nbviewer.org/github/sdcastillo/Prior-Weights-with-XGboost/blob/master/xgb_with_prior.html</text:span></text:a><text:span text:style-name="T1"> <text:line-break/></text:span></text:p>
      <text:list xml:id="list91445737186256" text:continue-numbering="true" text:style-name="WWNum27">
        <text:list-item>
          <text:p text:style-name="P37"><text:span text:style-name="T1">🔍 Uncover the secrets of Actuarial Credibility Theory with Machine Learning in this comprehensive tutorial! 📈 Download the code, subscribe for more engaging actuarial content, and access the Rmd file to enhance your learning journey:</text:span></text:p>
        </text:list-item>
      </text:list>
      <text:p text:style-name="P106"/>
      <text:p text:style-name="P105"><text:span text:style-name="T1">Code: </text:span><text:a xlink:type="simple" xlink:href="https://nbviewer.org/github/sdcastillo/Prior-Weights-with-XGboost/blob/master/xgb_with_prior.html" text:style-name="ListLabel_20_856" text:visited-style-name="ListLabel_20_856"><text:span text:style-name="T4">https://nbviewer.org/github/sdcastillo/Prior-Weights-with-XGboost/blob/master/xgb_with_prior.html</text:span></text:a><text:span text:style-name="T1"> </text:span></text:p>
      <text:p text:style-name="P105"><text:span text:style-name="T1">Subscribe: </text:span><text:a xlink:type="simple" xlink:href="https://www.youtube.com/channel/UCbVle1dOGzI6rp3xmwJ1Seg" text:style-name="ListLabel_20_856" text:visited-style-name="ListLabel_20_856"><text:span text:style-name="T4">https://www.youtube.com/channel/UCbVle1dOGzI6rp3xmwJ1Seg</text:span></text:a><text:span text:style-name="T1"> </text:span></text:p>
      <text:p text:style-name="P105"><text:span text:style-name="T1">Rmd file: </text:span><text:a xlink:type="simple" xlink:href="https://nbviewer.org/github/sdcastillo/Prior-Weights-with-XGboost/blob/master/xgb_with_prior.html" text:style-name="ListLabel_20_856" text:visited-style-name="ListLabel_20_856"><text:span text:style-name="T4">https://nbviewer.org/github/sdcastillo/Prior-Weights-with-XGboost/blob/master/xgb_with_prior.html</text:span></text:a><text:span text:style-name="T1"> <text:line-break/></text:span></text:p>
      <text:list xml:id="list91445924027799" text:continue-numbering="true" text:style-name="WWNum27">
        <text:list-item>
          <text:p text:style-name="P37"><text:span text:style-name="T1">🤖 Master the fusion of Actuarial Credibility and Machine Learning! 🚀 Download the code, subscribe for regular actuarial tutorials, and access the Rmd file for a deep dive into predictive analytics:</text:span></text:p>
        </text:list-item>
      </text:list>
      <text:p text:style-name="P106"/>
      <text:p text:style-name="P105"><text:span text:style-name="T1">Code: </text:span><text:a xlink:type="simple" xlink:href="https://nbviewer.org/github/sdcastillo/Prior-Weights-with-XGboost/blob/master/xgb_with_prior.html" text:style-name="ListLabel_20_856" text:visited-style-name="ListLabel_20_856"><text:span text:style-name="T4">https://nbviewer.org/github/sdcastillo/Prior-Weights-with-XGboost/blob/master/xgb_with_prior.html</text:span></text:a><text:span text:style-name="T1"> </text:span></text:p>
      <text:p text:style-name="P105"><text:span text:style-name="T1">Subscribe: </text:span><text:a xlink:type="simple" xlink:href="https://www.youtube.com/channel/UCbVle1dOGzI6rp3xmwJ1Seg" text:style-name="ListLabel_20_856" text:visited-style-name="ListLabel_20_856"><text:span text:style-name="T4">https://www.youtube.com/channel/UCbVle1dOGzI6rp3xmwJ1Seg</text:span></text:a><text:span text:style-name="T1"> </text:span></text:p>
      <text:p text:style-name="P105"><text:span text:style-name="T1">Rmd file: </text:span><text:a xlink:type="simple" xlink:href="https://nbviewer.org/github/sdcastillo/Prior-Weights-with-XGboost/blob/master/xgb_with_prior.html" text:style-name="ListLabel_20_856" text:visited-style-name="ListLabel_20_856"><text:span text:style-name="T4">https://nbviewer.org/github/sdcastillo/Prior-Weights-with-XGboost/blob/master/xgb_with_prior.html</text:span></text:a><text:span text:style-name="T1"> <text:line-break/></text:span></text:p>
      <text:list xml:id="list91444557563137" text:continue-numbering="true" text:style-name="WWNum27">
        <text:list-item>
          <text:p text:style-name="P37"><text:span text:style-name="T1">📊 Actuarial Science meets Machine Learning: Unlock the power of Predictive Analytics! 🌐 Download the code, subscribe for more exclusive tutorials, and get hands-on with the Rmd file for a complete learning experience:</text:span></text:p>
        </text:list-item>
      </text:list>
      <text:p text:style-name="P106"/>
      <text:p text:style-name="P105"><text:span text:style-name="T1">Code: </text:span><text:a xlink:type="simple" xlink:href="https://nbviewer.org/github/sdcastillo/Prior-Weights-with-XGboost/blob/master/xgb_with_prior.html" text:style-name="ListLabel_20_856" text:visited-style-name="ListLabel_20_856"><text:span text:style-name="T4">https://nbviewer.org/github/sdcastillo/Prior-Weights-with-XGboost/blob/master/xgb_with_prior.html</text:span></text:a><text:span text:style-name="T1"> </text:span></text:p>
      <text:p text:style-name="P105"><text:span text:style-name="T1">Subscribe: </text:span><text:a xlink:type="simple" xlink:href="https://www.youtube.com/channel/UCbVle1dOGzI6rp3xmwJ1Seg" text:style-name="ListLabel_20_856" text:visited-style-name="ListLabel_20_856"><text:span text:style-name="T4">https://www.youtube.com/channel/UCbVle1dOGzI6rp3xmwJ1Seg</text:span></text:a><text:span text:style-name="T1"> </text:span></text:p>
      <text:p text:style-name="P105"><text:span text:style-name="T1">Rmd file: </text:span><text:a xlink:type="simple" xlink:href="https://nbviewer.org/github/sdcastillo/Prior-Weights-with-XGboost/blob/master/xgb_with_prior.html" text:style-name="ListLabel_20_856" text:visited-style-name="ListLabel_20_856"><text:span text:style-name="T4">https://nbviewer.org/github/sdcastillo/Prior-Weights-with-XGboost/blob/master/xgb_with_prior.html</text:span></text:a><text:span text:style-name="T1"> <text:line-break/></text:span></text:p>
      <text:list xml:id="list91445171832998" text:continue-numbering="true" text:style-name="WWNum27">
        <text:list-item>
          <text:p text:style-name="P37"><text:span text:style-name="T1">🎓 Elevate your actuarial skills with our in-depth tutorial on Actuarial Credibility and Machine Learning! 🚀 Access the code, subscribe for regular updates, and dive into the Rmd file for a comprehensive learning journey:</text:span></text:p>
        </text:list-item>
      </text:list>
      <text:p text:style-name="P106"/>
      <text:p text:style-name="P105"><text:span text:style-name="T1">Code: </text:span><text:a xlink:type="simple" xlink:href="https://nbviewer.org/github/sdcastillo/Prior-Weights-with-XGboost/blob/master/xgb_with_prior.html" text:style-name="ListLabel_20_856" text:visited-style-name="ListLabel_20_856"><text:span text:style-name="T4">https://nbviewer.org/github/sdcastillo/Prior-Weights-with-XGboost/blob/master/xgb_with_prior.html</text:span></text:a><text:span text:style-name="T1"> </text:span></text:p>
      <text:p text:style-name="P105"><text:span text:style-name="T1">Subscribe: </text:span><text:a xlink:type="simple" xlink:href="https://www.youtube.com/channel/UCbVle1dOGzI6rp3xmwJ1Seg" text:style-name="ListLabel_20_856" text:visited-style-name="ListLabel_20_856"><text:span text:style-name="T4">https://www.youtube.com/channel/UCbVle1dOGzI6rp3xmwJ1Seg</text:span></text:a><text:span text:style-name="T1"> </text:span></text:p>
      <text:p text:style-name="P105"><text:soft-page-break/><text:span text:style-name="T1">Rmd file: </text:span><text:a xlink:type="simple" xlink:href="https://nbviewer.org/github/sdcastillo/Prior-Weights-with-XGboost/blob/master/xgb_with_prior.html" text:style-name="ListLabel_20_856" text:visited-style-name="ListLabel_20_856"><text:span text:style-name="T4">https://nbviewer.org/github/sdcastillo/Prior-Weights-with-XGboost/blob/master/xgb_with_prior.html</text:span></text:a><text:span text:style-name="T1"> </text:span></text:p>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ActuarialCredibility, MachineLearningTutorials, PredictiveAnalyticsExplained, ExamPATutorial, XGBoostInR, ActuarialScienceTips, DataScienceWithR, CredibilityTheoryInsights</text:span></text:p>
      <text:p text:style-name="Standard"><text:span text:style-name="T5">Title: 3,4</text:span></text:p>
      <text:p text:style-name="P1"/>
      <text:p text:style-name="P1"/>
      <text:p text:style-name="Standard"><text:span text:style-name="T5">VIDEO 15</text:span></text:p>
      <text:p text:style-name="P4"/>
      <text:p text:style-name="Standard"><text:span text:style-name="T10">Title:</text:span><text:span text:style-name="T1"> Very Beginner Predictive Modeling with Excel and R</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041031371" text:style-name="WWNum90">
        <text:list-item>
          <text:p text:style-name="P38"><text:span text:style-name="T1">"Predictive Modeling Demystified: A Step-by-Step Guide for Absolute Beginners!"</text:span></text:p>
        </text:list-item>
        <text:list-item>
          <text:p text:style-name="P38"><text:span text:style-name="T1">"Excel to R: Your Journey into Predictive Modeling Starts Here!"</text:span></text:p>
        </text:list-item>
        <text:list-item>
          <text:p text:style-name="P38"><text:span text:style-name="T1">"Unlock the Power of Prediction: Beginner-Friendly Modeling with Excel and R!"</text:span></text:p>
        </text:list-item>
        <text:list-item>
          <text:p text:style-name="P38"><text:span text:style-name="T1">"From Zero to Predictive Hero: Kickstart Your Modeling Journey with Excel and R!"</text:span></text:p>
        </text:list-item>
        <text:list-item>
          <text:p text:style-name="P38"><text:span text:style-name="T1">"Easy Predictions: Learn Predictive Modeling from Scratch with Excel and R!"</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This Excel tutorial for beginners shows you how to rewrite your R models into a spreadsheet. <text:s/>Follow the code from this video! <text:s/>https://bit.ly/3exrfhw</text:span></text:p>
      <text:p text:style-name="P1"><text:soft-page-break/></text:p>
      <text:p text:style-name="Standard"><text:span text:style-name="T1">👍 Subscribe for more actuarial predictive analytics tutorials</text:span></text:p>
      <text:p text:style-name="P1"/>
      <text:p text:style-name="Standard"><text:span text:style-name="T1">📷 Follow on </text:span><text:change-start text:change-id="ct39453680"/><text:span text:style-name="T1"><text:s/>YouTube</text:span><text:change-end text:change-id="ct39453680"/><text:change text:change-id="ct39307840"/><text:span text:style-name="T1"> <text:s/></text:span></text:p>
      <text:p text:style-name="P1"/>
      <text:p text:style-name="Standard"><text:span text:style-name="T1">🚀 Want to learn more? <text:s/>Take my full Exam PA course http://PredictiveInsightsAI.com/</text:span></text:p>
      <text:p text:style-name="P1"/>
      <text:p text:style-name="Standard"><text:span text:style-name="T1">📕 Get my FREE Exam PA study guide https://PredictiveInsightsAI.com/#study-guide-access</text:span></text:p>
      <text:p text:style-name="P1"/>
      <text:p text:style-name="Standard"><text:span text:style-name="T1">#ExamPA #ActuarialScience #MachineLearning #ML #PredictiveAnalytics #ExamPA</text:span></text:p>
      <text:p text:style-name="P1"/>
      <text:p text:style-name="Standard"><text:span text:style-name="T1">Setting up R: 0:37</text:span></text:p>
      <text:p text:style-name="Standard"><text:span text:style-name="T1">R package overview: 2:11</text:span></text:p>
      <text:p text:style-name="Standard"><text:span text:style-name="T1">Predictive model: 2:45</text:span></text:p>
      <text:p text:style-name="Standard"><text:span text:style-name="T1">Checking/peer-reviewing your result: 6:20</text:span></text:p>
      <text:p text:style-name="P1"/>
      <text:p text:style-name="P1"/>
      <text:p text:style-name="Standard"><text:span text:style-name="T10">New description Options: 4</text:span></text:p>
      <text:p text:style-name="P5"/>
      <text:list xml:id="list1036122215" text:style-name="WWNum64">
        <text:list-item>
          <text:p text:style-name="P39"><text:span text:style-name="T1">🚀 Dive into the world of predictive analytics with this beginner-friendly Excel tutorial! Learn how to seamlessly translate your R models into a spreadsheet for easy understanding. 💻 Follow along with the code from this video to boost your predictive modeling skills: [Link to code]<text:line-break/></text:span></text:p>
        </text:list-item>
        <text:list-item>
          <text:p text:style-name="P39"><text:span text:style-name="T1">🔍 Discover the magic of transforming R models into actionable insights with this step-by-step Excel tutorial! 📊 Explore the intricacies of setting up R, gain insights into essential R packages, and master the art of creating predictive models. 🚀 Subscribe for more actuarial predictive analytics tutorials!<text:line-break/></text:span></text:p>
        </text:list-item>
        <text:list-item>
          <text:p text:style-name="P39"><text:span text:style-name="T1">🌐 Ready to take your predictive modeling skills to the next level? This Excel tutorial for beginners has you covered! 📈 Follow the code shared in the video to rewrite your R models in Excel effortlessly. Don't miss out on valuable actuarial insights – hit subscribe and stay tuned for more!<text:line-break/></text:span></text:p>
        </text:list-item>
        <text:list-item>
          <text:p text:style-name="P39"><text:span text:style-name="T1">🎓 Unlock the secrets of predictive analytics with this comprehensive Excel tutorial for beginners! 📕 Enhance your actuarial knowledge by rewriting R models into a spreadsheet. 🚀 Subscribe now for more insightful tutorials, and take your skills to new heights with the full Exam PA course: sdcastillo.github.io<text:line-break/></text:span></text:p>
        </text:list-item>
        <text:list-item>
          <text:p text:style-name="P39"><text:span text:style-name="T1">📊 Transform your actuarial journey with this Excel tutorial, designed especially for beginners! 🚀 Explore the process of setting up R, understand crucial R packages, and master the art of predictive modeling. 📕 Claim your FREE Exam PA study guide for additional insights: [Link to study guide] Subscribe and stay updated on all things predictive analytics!</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text:soft-page-break/></text:p>
      <text:p text:style-name="Standard"><text:span text:style-name="T10">New tags: </text:span></text:p>
      <text:p text:style-name="P1"/>
      <text:p text:style-name="Standard"><text:span text:style-name="T1">ExcelPredictiveModeling, ActuarialAnalytics, RInExcel, PredictiveModelingTutorial, BeginnerActuarial, ExamPATips, DataScienceForBeginners, MachineLearningInExcel</text:span></text:p>
      <text:p text:style-name="Standard"><text:span text:style-name="T5">Title: 3,4</text:span></text:p>
      <text:p text:style-name="P1"/>
      <text:p text:style-name="P1"/>
      <text:p text:style-name="Standard"><text:span text:style-name="T5">VIDEO 16</text:span></text:p>
      <text:p text:style-name="P4"/>
      <text:p text:style-name="Standard"><text:span text:style-name="T10">Title:</text:span><text:span text:style-name="T1"> The Online Course to Help You Pass Exam PA</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1888295807" text:style-name="WWNum92">
        <text:list-item>
          <text:p text:style-name="P40"><text:span text:style-name="T1">"Ace Exam PA with Our Ultimate Online Course – Your Path to Success!"</text:span></text:p>
        </text:list-item>
        <text:list-item>
          <text:p text:style-name="P40"><text:span text:style-name="T1">"Unleash Your Potential: Transform Your Exam PA Journey with Our Online Course!"</text:span></text:p>
        </text:list-item>
        <text:list-item>
          <text:p text:style-name="P40"><text:span text:style-name="T1">"Pass Exam PA with Ease: Inside Our Comprehensive Online Course Revealed!"</text:span></text:p>
        </text:list-item>
        <text:list-item>
          <text:p text:style-name="P40"><text:span text:style-name="T1">"The Exam PA Breakthrough: Your Guide to Success Starts with Our Online Course!"</text:span></text:p>
        </text:list-item>
        <text:list-item>
          <text:p text:style-name="P40"><text:span text:style-name="T1">"Crush Exam PA Challenges: Navigate Your Way to Victory with Our Online Course!"</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5 Years.</text:span></text:p>
      <text:p text:style-name="Standard"><text:span text:style-name="T1">That’s the average time required to pass all the exams to get an ASA.</text:span></text:p>
      <text:p text:style-name="P1"/>
      <text:p text:style-name="Standard"><text:span text:style-name="T1">The pass rate of PA is only 50%. <text:s/>And this includes people who are taking PA for a second time. <text:s/></text:span></text:p>
      <text:p text:style-name="P1"/>
      <text:p text:style-name="Standard"><text:soft-page-break/><text:span text:style-name="T1">Having to retake PA adds another 6 months to this journey. </text:span></text:p>
      <text:p text:style-name="P1"/>
      <text:p text:style-name="Standard"><text:span text:style-name="T1">📕Grab out Spring 2021 Study Guide to learn all of the statistical concepts and R programming needed. <text:s/>https://PredictiveInsightsAI.com/#study-guide-access</text:span></text:p>
      <text:p text:style-name="P1"/>
      <text:p text:style-name="Standard"><text:span text:style-name="T1">This 250-page textbook is loaded with R examples and answers to actual PA questions. <text:s/>While meeting all of the learning requirements of Exam PA, the study guide gives you data science and machine learning training. You will learn how to get your data into R, clean it, visualize it, and use models to derive business value.</text:span></text:p>
      <text:p text:style-name="P1"/>
      <text:p text:style-name="Standard"><text:span text:style-name="T1">👍 Subscribe for more actuarial predictive analytics tutorials</text:span></text:p>
      <text:p text:style-name="P1"/>
      <text:p text:style-name="Standard"><text:span text:style-name="T1">#ExamPA #ActuarialScience #MachineLearning #ML #PredictiveAnalytics #ExamPA</text:span></text:p>
      <text:p text:style-name="P1"/>
      <text:p text:style-name="Standard"><text:span text:style-name="T1">📷 Follow on </text:span><text:change-start text:change-id="ct39340064"/><text:span text:style-name="T1"><text:s/>YouTube</text:span><text:change-end text:change-id="ct39340064"/><text:change text:change-id="ct39450624"/><text:span text:style-name="T1"> </text:span></text:p>
      <text:p text:style-name="Standard"><text:span text:style-name="T5">Title: 3,4</text:span></text:p>
      <text:p text:style-name="P1"/>
      <text:p text:style-name="P1"/>
      <text:p text:style-name="Standard"><text:span text:style-name="T10">New description Options: 3</text:span></text:p>
      <text:p text:style-name="P5"/>
      <text:list xml:id="list2697512046" text:style-name="WWNum36">
        <text:list-item>
          <text:p text:style-name="P41"><text:span text:style-name="T1">🚀 Embark on your ASA journey and conquer Exam PA with our proven strategies! The average time to achieve ASA is 5 years, but Igot the insights and tools to fast-track your success. Learn how to master statistical concepts and R programming with our Spring 2021 Study Guide. 📕 Elevate your data science and machine learning skills while preparing for Exam PA. Grab your study guide now: [Link to study guide]<text:line-break/></text:span></text:p>
        </text:list-item>
        <text:list-item>
          <text:p text:style-name="P41"><text:span text:style-name="T1">🌟 Uncover the secrets to passing Exam PA in record time! The pass rate is challenging at 50%, and retakes add precious months to your journey. Don't let that hold you back! Dive into our comprehensive Spring 2021 Study Guide – a 250-page treasure trove of R examples and real PA answers. 🚀 Subscribe for more predictive analytics tutorials and accelerate your actuarial success!<text:line-break/></text:span></text:p>
        </text:list-item>
        <text:list-item>
          <text:p text:style-name="P41"><text:span text:style-name="T1">⏰ Time is of the essence in your ASA pursuit, especially with Exam PA's 50% pass rate. Boost your chances of success with our Spring 2021 Study Guide – a game-changer for mastering statistical concepts and R programming. 📊 Elevate your data science skills alongside your actuarial journey. Subscribe now for a wealth of predictive analytics tutorials and invaluable insights!<text:line-break/></text:span></text:p>
        </text:list-item>
        <text:list-item>
          <text:p text:style-name="P41"><text:span text:style-name="T1">📚 Crush the ASA timeline with our exclusive Spring 2021 Study Guide! Exam PA's 50% pass rate shouldn't deter you. Accelerate your success by mastering statistical concepts and R programming in one comprehensive resource. 🚀 Unleash the power of data science and machine learning. Subscribe for more actuarial predictive analytics tutorials and ace Exam PA with confidence!<text:line-break/></text:span></text:p>
        </text:list-item>
        <text:list-item>
          <text:p text:style-name="P41"><text:span text:style-name="T1">🎯 Overcome Exam PA challenges and shorten your ASA journey with our Spring 2021 Study Guide! The 50% pass rate is just a number – you have the tools to beat the odds. Delve into 250 pages of R examples and real PA answers, transforming your preparation into a data science and machine learning adventure. 📈 Subscribe for more actuarial insights and predictive analytics tutorials!</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7"/>
      <text:p text:style-name="Standard"><text:span text:style-name="T5">Title: 3,4</text:span></text:p>
      <text:p text:style-name="P1"/>
      <text:p text:style-name="Standard"><text:soft-page-break/><text:span text:style-name="T10">New tags: </text:span></text:p>
      <text:p text:style-name="P1"/>
      <text:p text:style-name="Standard"><text:span text:style-name="T1">ExamPASuccess, ActuarialJourney, DataScienceTraining, MachineLearningSkills, PredictiveAnalyticsTutorial, RProgrammingGuide, ActuarialStudyTips, ASAExamPrep</text:span></text:p>
      <text:p text:style-name="P1"/>
      <text:p text:style-name="P1"/>
      <text:p text:style-name="Standard"><text:span text:style-name="T5">VIDEO 17</text:span></text:p>
      <text:p text:style-name="P4"/>
      <text:p text:style-name="Standard"><text:span text:style-name="T10">Title:</text:span><text:span text:style-name="T1"> Exam PA Technical Formatting Glitch with MS Word - Example</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1465784959" text:style-name="WWNum28">
        <text:list-item>
          <text:p text:style-name="P42"><text:span text:style-name="T1">"Avoid Exam PA Pitfalls: Fixing MS Word Formatting Glitches - Real Example Revealed!"</text:span></text:p>
        </text:list-item>
        <text:list-item>
          <text:p text:style-name="P42"><text:span text:style-name="T1">"Cracking the Code: Overcoming Exam PA Technical Glitches in MS Word - Watch and Learn!"</text:span></text:p>
        </text:list-item>
        <text:list-item>
          <text:p text:style-name="P42"><text:span text:style-name="T1">"MS Word Nightmares? Exam PA Formatting Glitch Demystified with a Live Example!"</text:span></text:p>
        </text:list-item>
        <text:list-item>
          <text:p text:style-name="P42"><text:span text:style-name="T1">"Exam PA Survival Guide: Tackling MS Word Formatting Glitches - Step-by-Step Example!"</text:span></text:p>
        </text:list-item>
        <text:list-item>
          <text:p text:style-name="P42"><text:span text:style-name="T1">"Behind the Scenes: Resolving Exam PA Technical Formatting Glitches in MS Word - Expert Tips!"</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This is an issue if the exam expects candidates to be able to do this quickly and it takes them longer. <text:s/>I just sent an email to the SOA’s exam committee to notify them of this. <text:s/>In earlier versions of Word, it would paste copied text using the same formatting as RStudio but in the latest version of Word it is no longer preserving the column widths. <text:s/>I will reply here when they respond. <text:s/>They usually reply within 2-3 business days.</text:span></text:p>
      <text:p text:style-name="P1"/>
      <text:p text:style-name="Standard"><text:span text:style-name="T1">📷 Follow on </text:span><text:change-start text:change-id="ct40828800"/><text:span text:style-name="T1"><text:s/>YouTube</text:span><text:change-end text:change-id="ct40828800"/><text:change text:change-id="ct40817584"/><text:span text:style-name="T1"> </text:span></text:p>
      <text:p text:style-name="P1"/>
      <text:p text:style-name="P1"/>
      <text:p text:style-name="Standard"><text:span text:style-name="T10">New description Options: 3</text:span></text:p>
      <text:p text:style-name="P5"/>
      <text:list xml:id="list1512015685" text:style-name="WWNum85">
        <text:list-item>
          <text:p text:style-name="P43"><text:soft-page-break/><text:span text:style-name="T1">🚨 Attention Exam PA candidates! Uncover a crucial issue affecting your efficiency – the unexpected glitch between RStudio and MS Word formatting. ⚙️ Watch as we delve into the problem and navigate potential solutions. I've reached out to the SOA's exam committee, and I'll keep you updated on their response. Subscribe for real-time solutions and stay ahead of the curve!<text:line-break/></text:span></text:p>
        </text:list-item>
        <text:list-item>
          <text:p text:style-name="P43"><text:span text:style-name="T1">🕵️‍♂️ Exam PA takers, there's a technical glitch you need to know about! Discover the unexpected hiccup in MS Word formatting when copying from RStudio. 🖥️ I've alerted the SOA's exam committee, and we're awaiting their response. Stay in the loop and subscribe for instant updates on this crucial issue. Your exam success depends on staying ahead of the curve!<text:line-break/></text:span></text:p>
        </text:list-item>
        <text:list-item>
          <text:p text:style-name="P43"><text:span text:style-name="T1">⚠️ Urgent Alert for Exam PA Candidates! A technical formatting glitch between RStudio and MS Word has surfaced. 🚧 Dive into this video to understand the issue and explore potential workarounds. I've already informed the SOA's exam committee, and we're awaiting their response. Subscribe for the latest updates and be prepared for a seamless exam experience!<text:line-break/></text:span></text:p>
        </text:list-item>
        <text:list-item>
          <text:p text:style-name="P43"><text:span text:style-name="T1">🌐 Calling all Exam PA warriors! There's a formatting glitch in MS Word that you can't afford to miss. 🔄 Join me as we uncover the intricacies of this unexpected issue and find ways to tackle it. I've reached out to the SOA's exam committee – subscribe for their response and ensure you're well-prepared for a glitch-free exam day!<text:line-break/></text:span></text:p>
        </text:list-item>
        <text:list-item>
          <text:p text:style-name="P43"><text:span text:style-name="T1">📢 Attention Exam PA community! A critical issue has emerged – a technical glitch affecting MS Word formatting when copying from RStudio. 🔍 Dive into this video to understand the problem and explore potential solutions. I've already notified the SOA's exam committee, and updates are on the way. Subscribe for real-time insights and ensure a smooth exam experience!</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ExamPAGlitch, RStudioFormatting, MSWordTechnicalIssues, ExamPAProblems, SOAExamAlert, ActuarialTechTips, FormattingSolutions, StayAheadInExams</text:span></text:p>
      <text:p text:style-name="P1"/>
      <text:p text:style-name="P1"/>
      <text:p text:style-name="Standard"><text:span text:style-name="T5">VIDEO 18</text:span></text:p>
      <text:p text:style-name="P4"/>
      <text:p text:style-name="Standard"><text:span text:style-name="T10">Title:</text:span><text:span text:style-name="T1"> Concepts of Data Visualization</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826865356" text:style-name="WWNum24">
        <text:list-item>
          <text:p text:style-name="P44"><text:span text:style-name="T1">"Mastering Data Visualization: Essential Concepts for Beginners!"</text:span></text:p>
        </text:list-item>
        <text:list-item>
          <text:p text:style-name="P44"><text:span text:style-name="T1">"Unlock the World of Insights: Dive into Data Visualization Concepts!"</text:span></text:p>
        </text:list-item>
        <text:list-item>
          <text:p text:style-name="P44"><text:span text:style-name="T1">"Data Visualization 101: Key Concepts You Need to Know!"</text:span></text:p>
        </text:list-item>
        <text:list-item>
          <text:p text:style-name="P44"><text:span text:style-name="T1">"Transform Data into Art: Exploring the Concepts of Visualization!"</text:span></text:p>
        </text:list-item>
        <text:list-item>
          <text:p text:style-name="P44"><text:span text:style-name="T1">"Crack the Code of Data Representation: Concepts of Visualization Unveiled!"</text:span></text:p>
        </text:list-item>
      </text:list>
      <text:p text:style-name="P1"/>
      <text:p text:style-name="P1"/>
      <text:p text:style-name="Standard"><text:soft-page-break/><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 Subscribe for more actuarial predictive analytics tutorials</text:span></text:p>
      <text:p text:style-name="P1"/>
      <text:p text:style-name="P1"/>
      <text:p text:style-name="Standard"><text:span text:style-name="T1">📷 Follow on </text:span><text:change-start text:change-id="ct38979648"/><text:span text:style-name="T1"><text:s/>YouTube</text:span><text:change-end text:change-id="ct38979648"/><text:change text:change-id="ct39183472"/><text:span text:style-name="T1"> <text:s/></text:span></text:p>
      <text:p text:style-name="P1"/>
      <text:p text:style-name="P1"/>
      <text:p text:style-name="Standard"><text:span text:style-name="T1">🚀 Want to learn more? <text:s/>Take my full Exam PA course http://PredictiveInsightsAI.com/</text:span></text:p>
      <text:p text:style-name="P1"/>
      <text:p text:style-name="P1"/>
      <text:p text:style-name="Standard"><text:span text:style-name="T1">📕 Get my FREE Exam PA study guide https://PredictiveInsightsAI.com/#study-guide-access</text:span></text:p>
      <text:p text:style-name="P1"/>
      <text:p text:style-name="P1"/>
      <text:p text:style-name="Standard"><text:span text:style-name="T10">New description Options: 4</text:span></text:p>
      <text:p text:style-name="P5"/>
      <text:list xml:id="list2540865359" text:style-name="WWNum82">
        <text:list-item>
          <text:p text:style-name="P45"><text:span text:style-name="T1">🌟 Dive into the world of actuarial predictive analytics with my tutorial s! Subscribe for in-depth lessons, expert tips, and hands-on guidance to ace your Exam PA journey. 📊 Don't miss out on valuable insights – hit subscribe now!<text:line-break/></text:span></text:p>
        </text:list-item>
        <text:list-item>
          <text:p text:style-name="P45"><text:span text:style-name="T1">📸 Follow me on </text:span><text:change-start text:change-id="ct40233008"/><text:span text:style-name="T1"><text:s/>YouTube</text:span><text:change-end text:change-id="ct40233008"/><text:change text:change-id="ct40226208"/><text:span text:style-name="T1"> for exclusive updates, behind-the-scenes content, and a community of aspiring actuaries! 🚀 Join us as we navigate the intricate landscape of predictive analytics. Subscribe and stay connected to your actuarial ambitions!<text:line-break/></text:span></text:p>
        </text:list-item>
        <text:list-item>
          <text:p text:style-name="P45"><text:span text:style-name="T1">🚀 Ready to elevate your Exam PA preparation? Enroll in our comprehensive course for a deep dive into predictive analytics. From R programming to real-life examples, Igot you covered. 📚 Seize the opportunity – check out our full course at http://PredictiveInsightsAI.com/ and unlock the path to success!<text:line-break/></text:span></text:p>
        </text:list-item>
        <text:list-item>
          <text:p text:style-name="P45"><text:span text:style-name="T1">📕 Unlock the secrets to Exam PA success with our FREE study guide! Access a wealth of resources, including R programming insights and exam strategies. 🌐 Visit https://PredictiveInsightsAI.com/#study-guide-access and empower your preparation journey. Subscribe for more exam-ready content!<text:line-break/></text:span></text:p>
        </text:list-item>
        <text:list-item>
          <text:p text:style-name="P45"><text:span text:style-name="T1">🚀 Embark on your Exam PA learning adventure with us! Our full course offers a comprehensive exploration of predictive analytics concepts. 📊 Don't miss out – enroll today at http://PredictiveInsightsAI.com/ and equip yourself for success. Subscribe for ongoing support and valuable insights!</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oft-page-break/><text:span text:style-name="T1">ActuarialTutorials, PredictiveAnalytics, ExamPAInsights, DataScienceLearning, ActuarialSuccess, RProgrammingTips, StudyGuideAccess, CareerInActuarialScience</text:span></text:p>
      <text:p text:style-name="P1"/>
      <text:p text:style-name="P1"/>
      <text:p text:style-name="Standard"><text:span text:style-name="T5">VIDEO 19</text:span></text:p>
      <text:p text:style-name="P4"/>
      <text:p text:style-name="Standard"><text:span text:style-name="T10">Title:</text:span><text:span text:style-name="T1"> Concepts of Variable interactions</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326255859" text:style-name="WWNum78">
        <text:list-item>
          <text:p text:style-name="P46"><text:span text:style-name="T1">"Unveiling the Magic: Mastering Concepts of Variable Interactions!"</text:span></text:p>
        </text:list-item>
        <text:list-item>
          <text:p text:style-name="P46"><text:span text:style-name="T1">"Data Alchemy: Exploring the Intricacies of Variable Interactions!"</text:span></text:p>
        </text:list-item>
        <text:list-item>
          <text:p text:style-name="P46"><text:span text:style-name="T1">"Unlock Insights: Deep Dive into the Concepts of Variable Relationships!"</text:span></text:p>
        </text:list-item>
        <text:list-item>
          <text:p text:style-name="P46"><text:span text:style-name="T1">"Demystifying Complexity: Grasp the Essence of Variable Interactions!"</text:span></text:p>
        </text:list-item>
        <text:list-item>
          <text:p text:style-name="P46"><text:span text:style-name="T1">"Data Scientists' Secret Sauce: Navigating Variable Interactions Explained!"</text:span></text:p>
        </text:list-item>
      </text:list>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 Subscribe for more actuarial predictive analytics tutorials</text:span></text:p>
      <text:p text:style-name="P1"/>
      <text:p text:style-name="P1"/>
      <text:p text:style-name="Standard"><text:span text:style-name="T1">📷 Follow on </text:span><text:change-start text:change-id="ct40554128"/><text:span text:style-name="T1"><text:s/>YouTube</text:span><text:change-end text:change-id="ct40554128"/><text:change text:change-id="ct40553040"/><text:span text:style-name="T1"> <text:s/></text:span></text:p>
      <text:p text:style-name="P1"/>
      <text:p text:style-name="P1"/>
      <text:p text:style-name="Standard"><text:span text:style-name="T1">🚀 Want to learn more? <text:s/>Take my full Exam PA course http://PredictiveInsightsAI.com/</text:span></text:p>
      <text:p text:style-name="P1"/>
      <text:p text:style-name="P1"/>
      <text:p text:style-name="Standard"><text:span text:style-name="T1">📕 Get my FREE Exam PA study guide https://PredictiveInsightsAI.com/#study-guide-access</text:span></text:p>
      <text:p text:style-name="P1"><text:soft-page-break/></text:p>
      <text:p text:style-name="P1"/>
      <text:p text:style-name="Standard"><text:span text:style-name="T10">New description Options: 2</text:span></text:p>
      <text:p text:style-name="P5"/>
      <text:list xml:id="list244311875" text:style-name="WWNum26">
        <text:list-item>
          <text:p text:style-name="P47"><text:span text:style-name="T1">🌟 Elevate your actuarial journey with our exclusive predictive analytics tutorials! Hit subscribe for expert insights, hands-on guidance, and insider tips to conquer your Exam PA. 📈 Your success story starts here – subscribe now!<text:line-break/></text:span></text:p>
        </text:list-item>
        <text:list-item>
          <text:p text:style-name="P47"><text:span text:style-name="T1">📸 Follow me on </text:span><text:change-start text:change-id="ct38261760"/><text:span text:style-name="T1"><text:s/>YouTube</text:span><text:change-end text:change-id="ct38261760"/><text:change text:change-id="ct38261008"/><text:span text:style-name="T1"> for a sneak peek behind the scenes, community updates, and more. 🚀 Stay connected with fellow actuaries and aspiring professionals. Subscribe to our YouTube channel and join the journey to mastery in predictive analytics!<text:line-break/></text:span></text:p>
        </text:list-item>
        <text:list-item>
          <text:p text:style-name="P47"><text:span text:style-name="T1">🚀 Ready to dive deep into Exam PA? Enroll in our comprehensive course for an immersive learning experience. From R programming to real-world applications, Igot you covered. 📚 Seize your chance – explore our full course at http://PredictiveInsightsAI.com/ and set the stage for success!<text:line-break/></text:span></text:p>
        </text:list-item>
        <text:list-item>
          <text:p text:style-name="P47"><text:span text:style-name="T1">📕 Uncover the path to Exam PA success with our FREE study guide! Access valuable resources, R programming tips, and strategic insights. 🌐 Head to https://PredictiveInsightsAI.com/#study-guide-access and empower your preparation. Subscribe for a continuous stream of exam-ready content!<text:line-break/></text:span></text:p>
        </text:list-item>
        <text:list-item>
          <text:p text:style-name="P47"><text:span text:style-name="T1">🚀 Supercharge your Exam PA preparation with us! Our full course offers an in-depth exploration of predictive analytics concepts. 📊 Don't miss out – enroll today at http://PredictiveInsightsAI.com/ and equip yourself for triumph. Subscribe for ongoing support and exclusive insights!</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ActuarialLearning, PredictiveAnalyticsMastery, ExamPATutorials, RProgrammingInsights, StudyGuideAccess, DataScienceTips, ActuarialSuccessJourney, CareerBoostWithPA</text:span></text:p>
      <text:p text:style-name="P1"/>
      <text:p text:style-name="P1"/>
      <text:p text:style-name="Standard"><text:span text:style-name="T5">VIDEO 20</text:span></text:p>
      <text:p text:style-name="P4"/>
      <text:p text:style-name="Standard"><text:span text:style-name="T10">Title:</text:span><text:span text:style-name="T1"> Cost Complexity Pruning Doesn't Need to be Complex</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50522310" text:style-name="WWNum31">
        <text:list-item>
          <text:p text:style-name="P48"><text:span text:style-name="T1">"Mastering Cost Complexity Pruning: Simplify Your Path to Success!"</text:span></text:p>
        </text:list-item>
        <text:list-item>
          <text:p text:style-name="P48"><text:span text:style-name="T1">"Uncomplicating Cost Complexity Pruning: Your Ultimate Guide!"</text:span></text:p>
        </text:list-item>
        <text:list-item>
          <text:p text:style-name="P48"><text:span text:style-name="T1">"Cost Complexity Pruning Demystified: Easy Strategies for Actuarial Success!"</text:span></text:p>
        </text:list-item>
        <text:list-item>
          <text:p text:style-name="P48"><text:soft-page-break/><text:span text:style-name="T1">"Unlock the Power of Cost Complexity Pruning with Ease!"</text:span></text:p>
        </text:list-item>
        <text:list-item>
          <text:p text:style-name="P48"><text:span text:style-name="T1">"Simplified Success: Navigating Cost Complexity Pruning Like a Pro!"</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 Subscribe for more actuarial predictive analytics tutorials</text:span></text:p>
      <text:p text:style-name="P1"/>
      <text:p text:style-name="P1"/>
      <text:p text:style-name="Standard"><text:span text:style-name="T1">📷 Follow on </text:span><text:change-start text:change-id="ct40639600"/><text:span text:style-name="T1"><text:s/>YouTube</text:span><text:change-end text:change-id="ct40639600"/><text:change text:change-id="ct40640240"/><text:span text:style-name="T1"> <text:s/></text:span></text:p>
      <text:p text:style-name="P1"/>
      <text:p text:style-name="P1"/>
      <text:p text:style-name="Standard"><text:span text:style-name="T1">🚀 Want to learn more? <text:s/>Take my full Exam PA course http://PredictiveInsightsAI.com/</text:span></text:p>
      <text:p text:style-name="P1"/>
      <text:p text:style-name="P1"/>
      <text:p text:style-name="Standard"><text:span text:style-name="T1">📕 Get my FREE Exam PA study guide https://PredictiveInsightsAI.com/#study-guide-access</text:span></text:p>
      <text:p text:style-name="P1"/>
      <text:p text:style-name="P1"/>
      <text:p text:style-name="Standard"><text:span text:style-name="T10">New description Options: 3</text:span></text:p>
      <text:p text:style-name="P5"/>
      <text:list xml:id="list1560330835" text:style-name="WWNum72">
        <text:list-item>
          <text:p text:style-name="P49"><text:span text:style-name="T1">🌟 Dive into the world of actuarial predictive analytics with our engaging tutorials! Subscribe now for expert insights, hands-on guidance, and exclusive content to ace your Exam PA. 📊 Let the journey to success begin – hit that subscribe button!<text:line-break/></text:span></text:p>
        </text:list-item>
        <text:list-item>
          <text:p text:style-name="P49"><text:span text:style-name="T1">📸 Follow me on </text:span><text:change-start text:change-id="ct40062608"/><text:span text:style-name="T1"><text:s/>YouTube</text:span><text:change-end text:change-id="ct40062608"/><text:change text:change-id="ct40063904"/><text:span text:style-name="T1"> for behind-the-scenes glimpses, community updates, and more. 🚀 Stay connected with a thriving community of actuaries and aspiring professionals. Subscribe to our YouTube channel for a continuous stream of exam-ready knowledge!<text:line-break/></text:span></text:p>
        </text:list-item>
        <text:list-item>
          <text:p text:style-name="P49"><text:span text:style-name="T1">🚀 Ready to take your Exam PA preparation to the next level? Enroll in our comprehensive course for an immersive learning experience. From R programming to real-world applications, I got your back. 📚 Explore our full course at http://PredictiveInsightsAI.com/ and set the stage for triumph!<text:line-break/></text:span></text:p>
        </text:list-item>
        <text:list-item>
          <text:p text:style-name="P49"><text:span text:style-name="T1">📕 Unleash the power of our FREE Exam PA study guide! Access invaluable resources, R programming tips, and strategic insights. 🌐 Head to https://PredictiveInsightsAI.com/#study-guide-access to empower your preparation. Subscribe for a consistent flow of exam-ready content!<text:line-break/></text:span></text:p>
        </text:list-item>
        <text:list-item>
          <text:p text:style-name="P49"><text:span text:style-name="T1">🚀 Supercharge your Exam PA journey with us! Our full course offers an in-depth exploration of predictive analytics concepts. 📊 Don't miss out – enroll today at http://PredictiveInsightsAI.com/ and equip yourself for success. Subscribe for ongoing support and exclusive insights!</text:span></text:p>
        </text:list-item>
      </text:list>
      <text:p text:style-name="P1"/>
      <text:p text:style-name="P1"/>
      <text:p text:style-name="Standard"><text:soft-page-break/><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ActuarialSuccess, PredictiveAnalyticsMastery, ExamPAPrep, RProgrammingSkills, FreeStudyGuide, ActuarialCommunity, StudySmart, CareerBoost</text:span></text:p>
      <text:p text:style-name="P1"/>
      <text:p text:style-name="P1"/>
      <text:p text:style-name="Standard"><text:span text:style-name="T5">VIDEO 21</text:span></text:p>
      <text:p text:style-name="P4"/>
      <text:p text:style-name="Standard"><text:span text:style-name="T10">Title:</text:span><text:span text:style-name="T1"> Concepts of Response Distributions</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336151952" text:style-name="WWNum46">
        <text:list-item>
          <text:p text:style-name="P50"><text:span text:style-name="T1">"Mastering Response Distributions: Essential Concepts for Predictive Analytics!"</text:span></text:p>
        </text:list-item>
        <text:list-item>
          <text:p text:style-name="P50"><text:span text:style-name="T1">"Cracking the Code: Understanding Response Distributions in Predictive Modeling!"</text:span></text:p>
        </text:list-item>
        <text:list-item>
          <text:p text:style-name="P50"><text:span text:style-name="T1">"Response Distributions Unveiled: Key Concepts for Actuarial Success!"</text:span></text:p>
        </text:list-item>
        <text:list-item>
          <text:p text:style-name="P50"><text:span text:style-name="T1">"Navigating the World of Predictive Analytics: A Deep Dive into Response Distributions!"</text:span></text:p>
        </text:list-item>
        <text:list-item>
          <text:p text:style-name="P50"><text:span text:style-name="T1">"Response Distributions Demystified: Your Ultimate Guide to Exam PA Mastery!"</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 Subscribe for more actuarial predictive analytics tutorials</text:span></text:p>
      <text:p text:style-name="P1"/>
      <text:p text:style-name="P1"/>
      <text:p text:style-name="Standard"><text:span text:style-name="T1">📷 Follow on </text:span><text:change-start text:change-id="ct40059312"/><text:span text:style-name="T1"><text:s/>YouTube</text:span><text:change-end text:change-id="ct40059312"/><text:change text:change-id="ct40549872"/><text:span text:style-name="T1"> <text:s/></text:span></text:p>
      <text:p text:style-name="P1"/>
      <text:p text:style-name="P1"><text:soft-page-break/></text:p>
      <text:p text:style-name="Standard"><text:span text:style-name="T1">🚀 Want to learn more? <text:s/>Take my full Exam PA course http://PredictiveInsightsAI.com/</text:span></text:p>
      <text:p text:style-name="P1"/>
      <text:p text:style-name="P1"/>
      <text:p text:style-name="Standard"><text:span text:style-name="T1">📕 Get my FREE Exam PA study guide https://PredictiveInsightsAI.com/#study-guide-access</text:span></text:p>
      <text:p text:style-name="P1"/>
      <text:p text:style-name="P1"/>
      <text:p text:style-name="Standard"><text:span text:style-name="T10">New description Options: 3</text:span></text:p>
      <text:p text:style-name="P5"/>
      <text:list xml:id="list2339407405" text:style-name="WWNum56">
        <text:list-item>
          <text:p text:style-name="P51"><text:span text:style-name="T1">🚀 Dive into the world of predictive analytics with our engaging tutorials! Subscribe now for expert insights, hands-on guidance, and exclusive content designed to make Exam PA preparation a breeze. 📊 Don't miss out on the key to actuarial success – hit that subscribe button!<text:line-break/></text:span></text:p>
        </text:list-item>
        <text:list-item>
          <text:p text:style-name="P51"><text:span text:style-name="T1">📸 Stay connected and get a behind-the-scenes look at our actuarial journey! Follow me on </text:span><text:change-start text:change-id="ct38959728"/><text:span text:style-name="T1"><text:s/>YouTube</text:span><text:change-end text:change-id="ct38959728"/><text:change text:change-id="ct38958816"/><text:span text:style-name="T1"> for updates, community highlights, and more. 🌟 Subscribe to our YouTube channel for a continuous stream of exam-ready knowledge and stay ahead in the world of predictive analytics!<text:line-break/></text:span></text:p>
        </text:list-item>
        <text:list-item>
          <text:p text:style-name="P51"><text:span text:style-name="T1">🎓 Ready to elevate your Exam PA preparation? Enroll in our comprehensive course for an immersive learning experience. From mastering R programming to real-world applications, Igot you covered. 📚 Explore our full course at http://PredictiveInsightsAI.com/ and kickstart your journey to exam success!<text:line-break/></text:span></text:p>
        </text:list-item>
        <text:list-item>
          <text:p text:style-name="P51"><text:span text:style-name="T1">📕 Unlock the potential of our FREE Exam PA study guide! Access valuable resources, insider tips, and strategic insights to supercharge your preparation. 🌐 Head to https://PredictiveInsightsAI.com/#study-guide-access to equip yourself with the tools you need for Exam PA success. Subscribe for a consistent flow of exam-ready content!<text:line-break/></text:span></text:p>
        </text:list-item>
        <text:list-item>
          <text:p text:style-name="P51"><text:span text:style-name="T1">🚀 Take your actuarial career to new heights with our in-depth Exam PA course! Gain a comprehensive understanding of predictive analytics concepts and stay ahead of the curve. 📊 Don't miss out – enroll today at http://PredictiveInsightsAI.com/ and pave the way for success. Subscribe for ongoing support and exclusive insights!</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ActuarialExamTips, ExamPASuccess, RProgrammingSkills, StudyGuideAccess, ActuarialInsights, DataScienceLearning, CareerAdvancement</text:span></text:p>
      <text:p text:style-name="P1"/>
      <text:p text:style-name="P1"/>
      <text:p text:style-name="Standard"><text:span text:style-name="T5">VIDEO 22</text:span></text:p>
      <text:p text:style-name="P4"/>
      <text:p text:style-name="Standard"><text:span text:style-name="T10">Title:</text:span><text:span text:style-name="T1"> How I Passed Exam PA and STAM in 4 months</text:span></text:p>
      <text:p text:style-name="P5"/>
      <text:p text:style-name="Standard"><text:soft-page-break/><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429678143" text:style-name="WWNum89">
        <text:list-item>
          <text:p text:style-name="P52"><text:span text:style-name="T1">"Ace Your Actuarial Journey: How I Mastered PA and STAM in Just 4 Months!"</text:span></text:p>
        </text:list-item>
        <text:list-item>
          <text:p text:style-name="P52"><text:span text:style-name="T1">"Exam Success Unveiled: My 4-Month Actuarial Triumph – PA and STAM Revealed!"</text:span></text:p>
        </text:list-item>
        <text:list-item>
          <text:p text:style-name="P52"><text:span text:style-name="T1">"Fast-Track to Actuarial Excellence: My 4-Month Victory with PA and STAM"</text:span></text:p>
        </text:list-item>
        <text:list-item>
          <text:p text:style-name="P52"><text:span text:style-name="T1">"Crack the Code: Passing Exam PA and STAM in Record Time – My 4-Month Strategy!"</text:span></text:p>
        </text:list-item>
        <text:list-item>
          <text:p text:style-name="P52"><text:span text:style-name="T1">"Actuarial Acceleration: Unleashing Success with PA and STAM in 4 Short Months!"</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 Subscribe for more actuarial predictive analytics tutorials</text:span></text:p>
      <text:p text:style-name="P1"/>
      <text:p text:style-name="P1"/>
      <text:p text:style-name="Standard"><text:span text:style-name="T1">📷 Follow on </text:span><text:change-start text:change-id="ct39351456"/><text:span text:style-name="T1"><text:s/>YouTube</text:span><text:change-end text:change-id="ct39351456"/><text:change text:change-id="ct39264384"/><text:span text:style-name="T1"> <text:s/></text:span></text:p>
      <text:p text:style-name="P1"/>
      <text:p text:style-name="P1"/>
      <text:p text:style-name="Standard"><text:span text:style-name="T1">🚀 Want to learn more? <text:s/>Take my full Exam PA course http://PredictiveInsightsAI.com/</text:span></text:p>
      <text:p text:style-name="P1"/>
      <text:p text:style-name="P1"/>
      <text:p text:style-name="P1"/>
      <text:p text:style-name="Standard"><text:span text:style-name="T1">📕 Get my FREE Exam PA study guide https://PredictiveInsightsAI.com/#study-guide-access</text:span></text:p>
      <text:p text:style-name="P1"/>
      <text:p text:style-name="P1"/>
      <text:p text:style-name="Standard"><text:span text:style-name="T10">New description Options: 2</text:span></text:p>
      <text:p text:style-name="P5"/>
      <text:list xml:id="list3567827698" text:style-name="WWNum45">
        <text:list-item>
          <text:p text:style-name="P53"><text:span text:style-name="T1">Welcome to an exciting journey of actuarial mastery! Subscribe now for in-depth predictive analytics tutorials that demystify complex concepts and propel your career forward. Follow me on </text:span><text:change-start text:change-id="ct39755456"/><text:span text:style-name="T1"><text:s/>YouTube</text:span><text:change-end text:change-id="ct39755456"/><text:change text:change-id="ct39754816"/><text:span text:style-name="T1"> </text:span><text:change-start text:change-id="ct39754144"/><text:span text:style-name="T1"><text:s/>YouTube</text:span><text:change-end text:change-id="ct39754144"/><text:change text:change-id="ct39640192"/><text:span text:style-name="T1"> for behind-the-scenes insights. Ready to dive deeper? Enroll in my comprehensive Exam PA course at http://PredictiveInsightsAI.com/ for an immersive learning experience. Plus, grab your FREE Exam PA study guide at https://PredictiveInsightsAI.com/#study-guide-access and supercharge your exam preparation. Let's conquer the world of predictive analytics together! 🌟<text:line-break/></text:span></text:p>
        </text:list-item>
        <text:list-item>
          <text:p text:style-name="P53"><text:soft-page-break/><text:span text:style-name="T1">Unlock the secrets of actuarial success with our engaging predictive analytics tutorials. Hit that subscribe button for a steady stream of valuable content. Connect with us on </text:span><text:change-start text:change-id="ct39177472"/><text:span text:style-name="T1"><text:s/>YouTube</text:span><text:change-end text:change-id="ct39177472"/><text:change text:change-id="ct39145680"/><text:span text:style-name="T1"> for a closer look at the journey – find us at "passexampa." Ready to take the plunge? Join my full Exam PA course at http://PredictiveInsightsAI.com/ and elevate your skills to new heights. Don't miss out on your FREE Exam PA study guide, available at https://PredictiveInsightsAI.com/#study-guide-access. Your success story begins here! 🚀<text:line-break/></text:span></text:p>
        </text:list-item>
        <text:list-item>
          <text:p text:style-name="P53"><text:span text:style-name="T1">Calling all aspiring actuaries! Subscribe now to access premium predictive analytics tutorials that simplify the complexities of actuarial science. Catch a glimpse behind the scenes on </text:span><text:change-start text:change-id="ct40159408"/><text:span text:style-name="T1"><text:s/>YouTube</text:span><text:change-end text:change-id="ct40159408"/><text:change text:change-id="ct39032368"/><text:span text:style-name="T1"> – Follow me at "passexampa." Ready for a transformative learning experience? Enroll in my complete Exam PA course at http://PredictiveInsightsAI.com/. And guess what? Your FREE Exam PA study guide is just a click away at https://PredictiveInsightsAI.com/#study-guide-access. Let's embark on this learning adventure together! 📚<text:line-break/></text:span></text:p>
        </text:list-item>
        <text:list-item>
          <text:p text:style-name="P53"><text:span text:style-name="T1">Elevate your actuarial journey with our enlightening predictive analytics tutorials – hit that subscribe button now! Stay in the loop on </text:span><text:change-start text:change-id="ct40622592"/><text:span text:style-name="T1"><text:s/>YouTube</text:span><text:change-end text:change-id="ct40622592"/><text:change text:change-id="ct38857296"/><text:span text:style-name="T1"> – join us </text:span><text:change-start text:change-id="ct40624848"/><text:span text:style-name="T1"><text:s/>YouTube</text:span><text:change-end text:change-id="ct40624848"/><text:change text:change-id="ct40624480"/><text:span text:style-name="T1"> for exclusive content. Ready to take the next step? Immerse yourself in my comprehensive Exam PA course, available at http://PredictiveInsightsAI.com/. Don't forget to claim your FREE Exam PA study guide at https://PredictiveInsightsAI.com/#study-guide-access. Get ready to thrive in the world of predictive analytics! 🌐<text:line-break/></text:span></text:p>
        </text:list-item>
        <text:list-item>
          <text:p text:style-name="P53"><text:span text:style-name="T1">"Welcome to a world of actuarial excellence! Subscribe for dynamic predictive analytics tutorials that cater to your learning needs. Follow our </text:span><text:change-start text:change-id="ct40189776"/><text:span text:style-name="T1"><text:s/>YouTube</text:span><text:change-end text:change-id="ct40189776"/><text:change text:change-id="ct40392384"/><text:span text:style-name="T1"> journey </text:span><text:change-start text:change-id="ct38859184"/><text:span text:style-name="T1"><text:s/>YouTube</text:span><text:change-end text:change-id="ct38859184"/><text:change text:change-id="ct40103024"/><text:span text:style-name="T1"> for a sneak peek into the exciting world of actuaries. Ready to amplify your skills? Enroll in my Exam PA course at http://PredictiveInsightsAI.com/ and gain access to a wealth of knowledge. And yes, your FREE Exam PA study guide awaits at https://PredictiveInsightsAI.com/#study-guide-access. Let the learning adventure begin! 🎓"</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ActuarialMastery, PredictiveAnalyticsExplained, ExamPATutorials, ActuarialSuccessTips, DataScienceSkills, ExamPAStudyGuide, LearnWithPassExAMPA, CareerBoostingTips</text:span></text:p>
      <text:p text:style-name="P1"/>
      <text:p text:style-name="P1"/>
      <text:p text:style-name="P1"/>
      <text:p text:style-name="Standard"><text:span text:style-name="T5">VIDEO 23</text:span></text:p>
      <text:p text:style-name="P4"/>
      <text:p text:style-name="Standard"><text:span text:style-name="T10">Title:</text:span><text:span text:style-name="T1"> Concepts of GLM Link Functions</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320111633" text:style-name="WWNum57">
        <text:list-item>
          <text:p text:style-name="P54"><text:span text:style-name="T1">"Mastering GLM Link Functions: A Comprehensive Guide"</text:span></text:p>
        </text:list-item>
        <text:list-item>
          <text:p text:style-name="P54"><text:span text:style-name="T1">"Unraveling GLM Link Functions: Boost Your Statistical Skills"</text:span></text:p>
        </text:list-item>
        <text:list-item>
          <text:p text:style-name="P54"><text:span text:style-name="T1">"GLM Link Functions Demystified: Your Key to Predictive Modeling"</text:span></text:p>
        </text:list-item>
        <text:list-item>
          <text:p text:style-name="P54"><text:span text:style-name="T1">"Navigating GLM Link Functions for Predictive Analytics Success"</text:span></text:p>
        </text:list-item>
        <text:list-item>
          <text:p text:style-name="P54"><text:span text:style-name="T1">"Deep Dive into GLM Link Functions: The Ultimate Tutorial"</text:span></text:p>
        </text:list-item>
      </text:list>
      <text:p text:style-name="P1"/>
      <text:p text:style-name="P1"/>
      <text:p text:style-name="Standard"><text:soft-page-break/><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 Subscribe for more actuarial predictive analytics tutorials</text:span></text:p>
      <text:p text:style-name="P1"/>
      <text:p text:style-name="P1"/>
      <text:p text:style-name="Standard"><text:span text:style-name="T1">📷 Follow on </text:span><text:change-start text:change-id="ct40509248"/><text:span text:style-name="T1"><text:s/>YouTube</text:span><text:change-end text:change-id="ct40509248"/><text:change text:change-id="ct40506736"/><text:span text:style-name="T1"> <text:s/></text:span></text:p>
      <text:p text:style-name="P1"/>
      <text:p text:style-name="P1"/>
      <text:p text:style-name="Standard"><text:span text:style-name="T1">🚀 Want to learn more? <text:s/>Take my full Exam PA course http://PredictiveInsightsAI.com/</text:span></text:p>
      <text:p text:style-name="P1"/>
      <text:p text:style-name="P1"/>
      <text:p text:style-name="P1"/>
      <text:p text:style-name="Standard"><text:span text:style-name="T1">📕 Get my FREE Exam PA study guide https://PredictiveInsightsAI.com/#study-guide-access</text:span></text:p>
      <text:p text:style-name="P1"/>
      <text:p text:style-name="P1"/>
      <text:p text:style-name="Standard"><text:span text:style-name="T10">New description Options: 2</text:span></text:p>
      <text:p text:style-name="P5"/>
      <text:list xml:id="list2213713340" text:style-name="WWNum2">
        <text:list-item>
          <text:p text:style-name="P55"><text:span text:style-name="T1">"Welcome to the ultimate destination for actuarial mastery! Subscribe now for in-depth tutorials on predictive analytics that will supercharge your exam preparation and boost your career. 🚀 Join our community of learners and stay updated on the latest insights. Follow me on </text:span><text:change-start text:change-id="ct38305568"/><text:span text:style-name="T1"><text:s/>YouTube</text:span><text:change-end text:change-id="ct38305568"/><text:change text:change-id="ct40913936"/><text:span text:style-name="T1"> @passexampa for sneak peeks and more!"<text:line-break/></text:span></text:p>
        </text:list-item>
        <text:list-item>
          <text:p text:style-name="P55"><text:span text:style-name="T1">"Unlock the secrets of predictive analytics with our comprehensive tutorials. Hit that subscribe button to stay ahead in the world of actuarial science. 📷 Follow me on </text:span><text:change-start text:change-id="ct38304624"/><text:span text:style-name="T1"><text:s/>YouTube</text:span><text:change-end text:change-id="ct38304624"/><text:change text:change-id="ct40014464"/><text:span text:style-name="T1"> @passexampa for a behind-the-scenes look at our content creation process. Ready to take your skills to the next level? Enroll in our full Exam PA course at </text:span><text:a xlink:type="simple" xlink:href="http://exampa.net/" text:style-name="ListLabel_20_856" text:visited-style-name="ListLabel_20_856"><text:span text:style-name="T4">http://PredictiveInsightsAI.com/</text:span></text:a><text:span text:style-name="T1">"<text:line-break/></text:span></text:p>
        </text:list-item>
        <text:list-item>
          <text:p text:style-name="P55"><text:span text:style-name="T1">"Get ready for a journey of learning and growth! Subscribe now to our channel for expert tutorials on actuarial predictive analytics. 🚀 Dive deep into the intricacies of the field and elevate your exam preparation. Follow me on </text:span><text:change-start text:change-id="ct40742048"/><text:span text:style-name="T1"><text:s/>YouTube</text:span><text:change-end text:change-id="ct40742048"/><text:change text:change-id="ct39310544"/><text:span text:style-name="T1"> @passexampa for a visual treat and community updates. Ready to dive in? Access our FREE Exam PA study guide at </text:span><text:a xlink:type="simple" xlink:href="https://exampa.net/#study-guide-access" text:style-name="ListLabel_20_856" text:visited-style-name="ListLabel_20_856"><text:span text:style-name="T4">https://PredictiveInsightsAI.com/#study-guide-access</text:span></text:a><text:span text:style-name="T1">"<text:line-break/></text:span></text:p>
        </text:list-item>
        <text:list-item>
          <text:p text:style-name="P55"><text:span text:style-name="T1">"Calling all aspiring actuaries! Subscribe to our channel for top-notch tutorials on predictive analytics. 📕 Our content is designed to enhance your knowledge and ensure success in Exam PA. Follow me on </text:span><text:change-start text:change-id="ct39064864"/><text:span text:style-name="T1"><text:s/>YouTube</text:span><text:change-end text:change-id="ct39064864"/><text:change text:change-id="ct38668288"/><text:span text:style-name="T1"> @passexampa for exclusive content and community engagement. Ready for a transformative learning experience? Enroll in our full Exam PA course at </text:span><text:a xlink:type="simple" xlink:href="http://exampa.net/" text:style-name="ListLabel_20_856" text:visited-style-name="ListLabel_20_856"><text:span text:style-name="T4">http://PredictiveInsightsAI.com/</text:span></text:a><text:span text:style-name="T1">"<text:line-break/></text:span></text:p>
        </text:list-item>
        <text:list-item>
          <text:p text:style-name="P55"><text:span text:style-name="T1">"Your gateway to actuarial excellence starts here! Hit that subscribe button for insightful tutorials on predictive analytics that will set you on the path to success. 🚀 Stay connected with our community on </text:span><text:change-start text:change-id="ct40856496"/><text:span text:style-name="T1"><text:s/>YouTube</text:span><text:change-end text:change-id="ct40856496"/><text:change text:change-id="ct40322048"/><text:span text:style-name="T1"> @passexampa and witness the journey behind the scenes. Ready to dive deep? Grab our FREE Exam PA study guide at https://PredictiveInsightsAI.com/#study-guide-access"</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text:soft-page-break/></text:p>
      <text:p text:style-name="Standard"><text:span text:style-name="T1">ActuarialMastery, PredictiveAnalyticsTutorials, ExamPAPreparation, ActuarialScienceInsights, DataScienceEducation, CareerBoost, LearnWithDataVisualization, ExamSuccessStrategies</text:span></text:p>
      <text:p text:style-name="P1"/>
      <text:p text:style-name="P1"/>
      <text:p text:style-name="Standard"><text:span text:style-name="T5">VIDEO 24</text:span></text:p>
      <text:p text:style-name="P4"/>
      <text:p text:style-name="Standard"><text:span text:style-name="T10">Title:</text:span><text:span text:style-name="T1"> Writing Effectively for Exam PA | Real Examples | Live Webinar</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106"/>
      <text:list xml:id="list809501290" text:style-name="WWNum4">
        <text:list-item>
          <text:p text:style-name="P56"><text:span text:style-name="T1">"Boost Your PA Exam Score: Effective Writing Unveiled | Real Examples!"</text:span></text:p>
        </text:list-item>
      </text:list>
      <text:p text:style-name="P106"/>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 Subscribe for more actuarial predictive analytics tutorials</text:span></text:p>
      <text:p text:style-name="Standard"><text:span text:style-name="T1">📷 Follow on </text:span><text:change-start text:change-id="ct40696976"/><text:span text:style-name="T1"><text:s/>YouTube</text:span><text:change-end text:change-id="ct40696976"/><text:change text:change-id="ct39247280"/><text:span text:style-name="T1"> <text:s/></text:span></text:p>
      <text:p text:style-name="Standard"><text:span text:style-name="T1">🚀 Want to learn more? <text:s/>Take my full Exam PA course http://PredictiveInsightsAI.com/</text:span></text:p>
      <text:p text:style-name="Standard"><text:span text:style-name="T1">📕 Get my FREE Exam PA study guide https://PredictiveInsightsAI.com/#study-guide-access</text:span></text:p>
      <text:p text:style-name="P1"/>
      <text:p text:style-name="Standard"><text:span text:style-name="T1">#ExamPA #ActuarialScience #MachineLearning #ML #PredictiveAnalytics #ExamPA</text:span></text:p>
      <text:p text:style-name="P1"/>
      <text:p text:style-name="Standard"><text:span text:style-name="T1">This webinar teaches you how to write effectively. <text:s/>Learn how to organize your writing, explain concepts to difference audiences, describe predictive models, and to get maximum scores on the short-answer questions. <text:s/>The second half answers questions from people who took this course such as</text:span></text:p>
      <text:p text:style-name="P1"/>
      <text:p text:style-name="Standard"><text:span text:style-name="T1">- How are exam questions graded?</text:span></text:p>
      <text:p text:style-name="P1"/>
      <text:p text:style-name="Standard"><text:soft-page-break/><text:span text:style-name="T1">- When should I upload my documents?</text:span></text:p>
      <text:p text:style-name="P1"/>
      <text:p text:style-name="Standard"><text:span text:style-name="T1">- How do you interpret a logit/probit link function?</text:span></text:p>
      <text:p text:style-name="P1"/>
      <text:p text:style-name="Standard"><text:span text:style-name="T1">And many more!</text:span></text:p>
      <text:p text:style-name="P1"/>
      <text:p text:style-name="Standard"><text:span text:style-name="T1">I do appologize for the first 2 minutes of this webinar not being recorded. <text:s/>I did not press the "record" button on Zoom until after I had given the introduction. <text:s/></text:span></text:p>
      <text:p text:style-name="P1"/>
      <text:p text:style-name="Standard"><text:span text:style-name="T1">Speaker Bio</text:span></text:p>
      <text:p text:style-name="Standard"><text:span text:style-name="T1">Howard Steven Friedman is a data scientist, health economist, and writer. He teaches at Columbia University and has decades of experience in the public sector, private sector and academia.</text:span></text:p>
      <text:p text:style-name="P1"/>
      <text:p text:style-name="Standard"><text:span text:style-name="T1">Friedman was a director at Capital One where he led teams of data scientists, statisticians, analysts and programmers in various areas of operations and marketing. He later formed private companies that provided consulting services in areas of designing, developing and modeling data touching on industries as diverse as teleco, healthcare, retail and real estate.</text:span></text:p>
      <text:p text:style-name="P1"/>
      <text:p text:style-name="Standard"><text:span text:style-name="T1">He has authored/co-authored about 100 scientific articles and book chapters in areas of data science, applied statistics, health economics and politics.</text:span></text:p>
      <text:p text:style-name="P1"/>
      <text:p text:style-name="Standard"><text:span text:style-name="T1">His most recent release, Ultimate Price, has been covered by major media including National Public Radio and the journal Science and is being translated into a number of foreign languages. <text:s/>For actuaries who are looking for purpose in their everyday work, this book provides meaningful insights in to the value of human life.</text:span></text:p>
      <text:p text:style-name="P1"/>
      <text:p text:style-name="P1"/>
      <text:p text:style-name="Standard"><text:span text:style-name="T10">New description Options: None (Keep the same description for this video)</text:span></text:p>
      <text:p text:style-name="P107"/>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EffectiveWritingTips, ExamPAWritingSkills, DataScienceWebinar, ShortAnswerStrategies, ExamGradingInsights, QandAExamPA, WritingMasterclass, DataScienceSuccess</text:span></text:p>
      <text:p text:style-name="P1"><text:soft-page-break/></text:p>
      <text:p text:style-name="P1"/>
      <text:p text:style-name="Standard"><text:span text:style-name="T5">VIDEO 25</text:span></text:p>
      <text:p text:style-name="P4"/>
      <text:p text:style-name="Standard"><text:span text:style-name="T10">Title:</text:span><text:span text:style-name="T1"> Machine Learning for Exam PA | Study Tips | Live Webinar</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3264100285" text:style-name="WWNum7">
        <text:list-item>
          <text:p text:style-name="P57"><text:span text:style-name="T1">"Mastering Machine Learning: Exam PA Study Tips | Live Webinar"</text:span></text:p>
        </text:list-item>
        <text:list-item>
          <text:p text:style-name="P57"><text:span text:style-name="T1">"Crack Exam PA with Machine Learning: Insider Study Strategies Revealed!"</text:span></text:p>
        </text:list-item>
        <text:list-item>
          <text:p text:style-name="P57"><text:span text:style-name="T1">"Unleashing the Power of Machine Learning in Exam PA | Study Hacks!"</text:span></text:p>
        </text:list-item>
        <text:list-item>
          <text:p text:style-name="P57"><text:span text:style-name="T1">"Live Webinar: Exam PA Machine Learning Secrets You Can't Miss!"</text:span></text:p>
        </text:list-item>
        <text:list-item>
          <text:p text:style-name="P57"><text:span text:style-name="T1">"A Deep Dive into Machine Learning: Exam PA Study Techniques Exposed!"</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 Subscribe for more actuarial predictive analytics tutorials</text:span></text:p>
      <text:p text:style-name="P1"/>
      <text:p text:style-name="Standard"><text:span text:style-name="T1">📷 Follow on </text:span><text:change-start text:change-id="ct39413696"/><text:span text:style-name="T1"><text:s/>YouTube</text:span><text:change-end text:change-id="ct39413696"/><text:change text:change-id="ct39350992"/><text:span text:style-name="T1"> <text:s/></text:span></text:p>
      <text:p text:style-name="P1"/>
      <text:p text:style-name="Standard"><text:span text:style-name="T1">🚀 Want to learn more? <text:s/>Take my full Exam PA course http://PredictiveInsightsAI.com/</text:span></text:p>
      <text:p text:style-name="P1"/>
      <text:p text:style-name="Standard"><text:span text:style-name="T1">📕 Get my FREE Exam PA study guide https://PredictiveInsightsAI.com/#study-guide-access</text:span></text:p>
      <text:p text:style-name="P1"/>
      <text:p text:style-name="P1"/>
      <text:p text:style-name="Standard"><text:span text:style-name="T1">This webinar provides you with a conceptual review of machine learning followed by study strategies for your final week. <text:s/>These picture-definition associations will help you to remember the statistical definitions so that you can recall them in detail when needed. <text:s/>Skip to the chapter mark at 11:59 to start at the beginning. <text:s/></text:span></text:p>
      <text:p text:style-name="P1"><text:soft-page-break/></text:p>
      <text:p text:style-name="Standard"><text:span text:style-name="T1">Speaker Bios</text:span></text:p>
      <text:p text:style-name="Standard"><text:span text:style-name="T1">Dave Snell, ASA, FALU, <text:s/>MAAA, FLMI, CLU, ChFC, ARA, ACS, MCP</text:span></text:p>
      <text:p text:style-name="Standard"><text:span text:style-name="T1">Dave is a technology evangelist and insurance professional with a strong background in actuarial science, predictive analytics, complexity sciences, life underwriting, and systems development.</text:span></text:p>
      <text:p text:style-name="P1"/>
      <text:p text:style-name="Standard"><text:span text:style-name="T1">His specialty is working with highly talented experts in insurance and related financial services, and helping them leverage their expertise by introducing or inventing creative technology-based tools for them to overcome obstacles that limit their potential.</text:span></text:p>
      <text:p text:style-name="P1"/>
      <text:p text:style-name="Standard"><text:span text:style-name="T1">Dave currently teaches AI Machine Learning at Maryville University in St. Louis, MO and he is the long-time Editor of the Society of Actuaries Predictive Analytics and Futurism section newsletter.</text:span></text:p>
      <text:p text:style-name="P1"/>
      <text:p text:style-name="Standard"><text:span text:style-name="T1">Ahmed Rasheed, Data Scientist</text:span></text:p>
      <text:p text:style-name="Standard"><text:span text:style-name="T1">Ahmed works as a Machine Learning Engineer at RevolveAI. His master’s is in electrical engineering from NUST and research focused on machine learning. He develops complex 3D computer vision systems leveraging the visual data on a very large scale. He has designed and developed a robust object tracking library for RevolveAI, developed a multi-camera stream analysis system for human pose estimation and tracking.</text:span></text:p>
      <text:p text:style-name="P1"/>
      <text:p text:style-name="P1"/>
      <text:p text:style-name="Standard"><text:span text:style-name="T10">New description Options: 3</text:span></text:p>
      <text:p text:style-name="P5"/>
      <text:list xml:id="list4000743087" text:style-name="WWNum42">
        <text:list-item>
          <text:p text:style-name="P58"><text:span text:style-name="T1">"🌟 Dive into the world of predictive analytics with our latest webinar! Join us for an engaging session led by industry experts, Dave Snell and Ahmed Rasheed, as they unravel the concepts of machine learning. Boost your study strategies for the final week with innovative techniques that involve picture-definition associations. Don't miss the insightful chapter starting at 11:59 for an in-depth exploration. Subscribe for more tutorials, Follow me on </text:span><text:change-start text:change-id="ct39932944"/><text:span text:style-name="T1"><text:s/>YouTube</text:span><text:change-end text:change-id="ct39932944"/><text:change text:change-id="ct40612288"/><text:span text:style-name="T1">, and enroll in our comprehensive Exam PA course at http://PredictiveInsightsAI.com/. Grab your FREE Exam PA study guide at https://PredictiveInsightsAI.com/#study-guide-access. Let's ace Exam PA together! 🚀"<text:line-break/></text:span></text:p>
        </text:list-item>
        <text:list-item>
          <text:p text:style-name="P58"><text:span text:style-name="T1">"🚀 Elevate your Exam PA preparation with our exclusive webinar featuring Dave Snell and Ahmed Rasheed! Uncover the essence of machine learning through a conceptual review and gain study strategies tailored for your final week. The picture-definition associations provided will revolutionize the way you memorize statistical definitions. Skip to the chapter mark at 11:59 to delve into the core content. Subscribe, Follow me on </text:span><text:change-start text:change-id="ct39048544"/><text:span text:style-name="T1"><text:s/>YouTube</text:span><text:change-end text:change-id="ct39048544"/><text:change text:change-id="ct38493328"/><text:span text:style-name="T1">, and enroll in our full Exam PA course at http://PredictiveInsightsAI.com/. Don't forget to grab your FREE Exam PA study guide at https://PredictiveInsightsAI.com/#study-guide-access. Let the learning adventure begin! 👍"<text:line-break/></text:span></text:p>
        </text:list-item>
        <text:list-item>
          <text:p text:style-name="P58"><text:span text:style-name="T1">"📚 Ready to conquer Exam PA? Join our latest webinar for an enlightening session on machine learning and strategic study tips. Led by experts Dave Snell and Ahmed Rasheed, this webinar is your gateway to mastering predictive analytics. Explore unique picture-definition associations to enhance your recall of statistical definitions. Jump to the main content at 11:59 for a focused review. Subscribe for more tutorials, Follow me on </text:span><text:change-start text:change-id="ct38525984"/><text:span text:style-name="T1"><text:s/>YouTube</text:span><text:change-end text:change-id="ct38525984"/><text:change text:change-id="ct40813488"/><text:span text:style-name="T1">, and enroll in our Exam PA course at http://PredictiveInsightsAI.com/. Claim your FREE Exam PA study guide at https://PredictiveInsightsAI.com/#study-guide-access. Let's ace Exam PA together! 🌟"<text:line-break/></text:span></text:p>
        </text:list-item>
        <text:list-item>
          <text:p text:style-name="P58"><text:span text:style-name="T1">"🔍 Unlock the secrets of machine learning for Exam PA success! Our latest webinar, featuring Dave Snell and Ahmed Rasheed, offers a comprehensive conceptual review and study strategies tailored for your final week. Revolutionize your memorization techniques with picture-definition associations that bring statistical definitions to life. Skip to the essential content at 11:59 for an immersive experience. Subscribe, Follow me on </text:span><text:change-start text:change-id="ct40535440"/><text:span text:style-name="T1"><text:s/>YouTube</text:span><text:change-end text:change-id="ct40535440"/><text:change text:change-id="ct38406896"/><text:span text:style-name="T1">, and enroll in our Exam PA course at http://PredictiveInsightsAI.com/. Don't miss out on your FREE Exam PA study guide at https://PredictiveInsightsAI.com/#study-guide-access. Prepare to excel in Exam PA! 🚀"<text:line-break/></text:span></text:p>
        </text:list-item>
        <text:list-item>
          <text:p text:style-name="P58"><text:span text:style-name="T1">"💡 Supercharge your Exam PA preparation with our exclusive webinar on machine learning concepts and strategic study tips! Led by industry experts Dave Snell and Ahmed Rasheed, this session provides a deep dive into predictive analytics. Elevate your study game with innovative picture-definition associations that make statistical definitions unforgettable. Jump straight to the heart of the content at 11:59 for maximum impact. Subscribe for more tutorials, Follow me on </text:span><text:change-start text:change-id="ct40193216"/><text:span text:style-name="T1"><text:s/>YouTube</text:span><text:change-end text:change-id="ct40193216"/><text:change text:change-id="ct38419264"/><text:span text:style-name="T1">, and enroll in our Exam PA course at http://PredictiveInsightsAI.com/. Grab your FREE Exam PA study guide at https://PredictiveInsightsAI.com/#study-guide-access. Let's conquer Exam PA together! 👍"</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ExamPAStudyTips, MachineLearningWebinar, PredictiveAnalyticsTutorial, ActuarialScienceInsights, StudyStrategies, DataScienceTips, ExamPAPrep, LearningWithExperts</text:span></text:p>
      <text:p text:style-name="P1"><text:soft-page-break/></text:p>
      <text:p text:style-name="P1"/>
      <text:p text:style-name="Standard"><text:span text:style-name="T5">VIDEO 26</text:span></text:p>
      <text:p text:style-name="P4"/>
      <text:p text:style-name="Standard"><text:span text:style-name="T10">Title:</text:span><text:span text:style-name="T1"> Intro to R and RStudio for Exam PA</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705243120" text:style-name="WWNum71">
        <text:list-item>
          <text:p text:style-name="P59"><text:span text:style-name="T1">"Mastering R and RStudio: Your Essential Exam PA Toolkit!"</text:span></text:p>
        </text:list-item>
        <text:list-item>
          <text:p text:style-name="P59"><text:span text:style-name="T1">"R for Actuaries: Unleashing the Power of Exam PA"</text:span></text:p>
        </text:list-item>
        <text:list-item>
          <text:p text:style-name="P59"><text:span text:style-name="T1">"Crash Course in R and RStudio: Excel in Exam PA"</text:span></text:p>
        </text:list-item>
        <text:list-item>
          <text:p text:style-name="P59"><text:span text:style-name="T1">"Exam PA Prep: Dominate with Intro to R and RStudio"</text:span></text:p>
        </text:list-item>
        <text:list-item>
          <text:p text:style-name="P59"><text:span text:style-name="T1">"Data Wizardry with R: A Beginner's Guide for Exam PA Success"</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 Subscribe for more actuarial predictive analytics tutorials</text:span></text:p>
      <text:p text:style-name="P1"/>
      <text:p text:style-name="P1"/>
      <text:p text:style-name="Standard"><text:span text:style-name="T1">📷 Follow on </text:span><text:change-start text:change-id="ct39443600"/><text:span text:style-name="T1"><text:s/>YouTube</text:span><text:change-end text:change-id="ct39443600"/><text:change text:change-id="ct38526448"/><text:span text:style-name="T1"> <text:s/></text:span></text:p>
      <text:p text:style-name="P1"/>
      <text:p text:style-name="P1"/>
      <text:p text:style-name="Standard"><text:span text:style-name="T1">🚀 Want to learn more? <text:s/>Take my full Exam PA course http://PredictiveInsightsAI.com/</text:span></text:p>
      <text:p text:style-name="P1"/>
      <text:p text:style-name="P1"/>
      <text:p text:style-name="P1"/>
      <text:p text:style-name="Standard"><text:soft-page-break/><text:span text:style-name="T1">📕 Get my FREE Exam PA study guide https://PredictiveInsightsAI.com/#study-guide-access</text:span></text:p>
      <text:p text:style-name="P1"/>
      <text:p text:style-name="P1"/>
      <text:p text:style-name="Standard"><text:span text:style-name="T10">New description Options: 3</text:span></text:p>
      <text:p text:style-name="P5"/>
      <text:list xml:id="list1961522929" text:style-name="WWNum20">
        <text:list-item>
          <text:p text:style-name="P60"><text:span text:style-name="T1">"Unlock the Power of Predictive Analytics! 🚀 Subscribe for mind-blowing actuarial tutorials that simplify complex concepts. From Exam PA insights to expert tips, I got your back! Hit subscribe and let's ace this journey together! 📊🔍 #ActuarialScience #PredictiveAnalytics #ExamPA #SubscribeNow"<text:line-break/></text:span></text:p>
        </text:list-item>
        <text:list-item>
          <text:p text:style-name="P60"><text:span text:style-name="T1">"Dive into the World of Actuarial Science! 📚 Subscribe now for a front-row seat to cutting-edge predictive analytics tutorials. Follow on </text:span><text:change-start text:change-id="ct40160160"/><text:span text:style-name="T1"><text:s/>YouTube</text:span><text:change-end text:change-id="ct40160160"/><text:change text:change-id="ct39991696"/><text:span text:style-name="T1"> for behind-the-scenes action and sneak peeks. Ready to level up your skills? Join our Exam PA course and grab your FREE study guide today! 🌟🎓 #DataScience #ActuaryLife #StudySmart"<text:line-break/></text:span></text:p>
        </text:list-item>
        <text:list-item>
          <text:p text:style-name="P60"><text:span text:style-name="T1">"Maximize Your Exam PA Prep! 📕 Subscribe to our channel for a treasure trove of actuarial predictive analytics wisdom. Boost your skills, stay ahead of the curve, and conquer Exam PA with confidence. Enroll in our full course for an immersive learning experience and claim your FREE study guide. Let the learning adventure begin! 🚀📈 #ExamPrep #ActuarialJourney #SubscribeForSuccess"<text:line-break/></text:span></text:p>
        </text:list-item>
        <text:list-item>
          <text:p text:style-name="P60"><text:span text:style-name="T1">"Your Actuarial Learning Hub! 🤓 Subscribe for riveting predictive analytics tutorials that simplify the complex. Check out our </text:span><text:change-start text:change-id="ct38847856"/><text:span text:style-name="T1"><text:s/>YouTube</text:span><text:change-end text:change-id="ct38847856"/><text:change text:change-id="ct39943824"/><text:span text:style-name="T1"> for exclusive content and updates. Ready to dive deep? Join our Exam PA course, and don't forget to snag your FREE study guide. Subscribe now for a front-row seat to exam success! 🎓🌐 #ActuaryLife #DataGeeks #SubscribeAndLearn"<text:line-break/></text:span></text:p>
        </text:list-item>
        <text:list-item>
          <text:p text:style-name="P60"><text:span text:style-name="T1">"Elevate Your Predictive Analytics Game! 🚀 Subscribe for expert actuarial insights that make learning a breeze. Follow our </text:span><text:change-start text:change-id="ct39801504"/><text:span text:style-name="T1"><text:s/>YouTube</text:span><text:change-end text:change-id="ct39801504"/><text:change text:change-id="ct39999584"/><text:span text:style-name="T1"> journey and join our Exam PA course for an immersive education experience. Your FREE study guide awaits! Subscribe now and let's conquer Exam PA together! 📊📚 #LearningCommunity #ExamPreparation #SubscribeToThrive"</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PredictiveAnalytics, ActuarialScience, ExamPA, DataScienceTutorials, LearningJourney, StudySmart, DataGeeksUnite, ExamPrepSuccess</text:span></text:p>
      <text:p text:style-name="P1"/>
      <text:p text:style-name="P1"/>
      <text:p text:style-name="Standard"><text:span text:style-name="T5">VIDEO 27</text:span></text:p>
      <text:p text:style-name="P4"/>
      <text:p text:style-name="Standard"><text:span text:style-name="T10">Title:</text:span><text:span text:style-name="T1"> Class is in session! Solving Euler's Basel problem</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495943605" text:style-name="WWNum13">
        <text:list-item>
          <text:p text:style-name="P61"><text:span text:style-name="T1">"Unlocking the Secrets: Solving Euler's Basel Problem Step-by-Step!"</text:span></text:p>
        </text:list-item>
        <text:list-item>
          <text:p text:style-name="P61"><text:span text:style-name="T1">"Euler's Basel Problem Demystified: Your Class on Mathematical Wonders!"</text:span></text:p>
        </text:list-item>
        <text:list-item>
          <text:p text:style-name="P61"><text:soft-page-break/><text:span text:style-name="T1">"Dive into Mathematics: Mastering Euler's Basel Problem with Ease!"</text:span></text:p>
        </text:list-item>
        <text:list-item>
          <text:p text:style-name="P61"><text:span text:style-name="T1">"Mathematical Brilliance Unveiled: Conquering Euler's Basel Challenge!"</text:span></text:p>
        </text:list-item>
        <text:list-item>
          <text:p text:style-name="P61"><text:span text:style-name="T1">"Classroom Adventure: Navigating Euler's Basel Problem Like a Pro!"</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As a math major at UMass Amherst, I once asked a professor a question based on an exercise buried at the end of a calculus textbook.</text:span></text:p>
      <text:p text:style-name="P1"/>
      <text:p text:style-name="Standard"><text:span text:style-name="T1">What happens if you add together 1 + 1/4 + 1/9 + 1/16 + 1/25 … forever?</text:span></text:p>
      <text:p text:style-name="P1"/>
      <text:p text:style-name="Standard"><text:span text:style-name="T1">This turns out to be a famous problem, known as the Basel problem.</text:span></text:p>
      <text:p text:style-name="P1"/>
      <text:p text:style-name="Standard"><text:span text:style-name="T1">Instead of brushing this question aside, he put aside office hours to write up a detailed, three-page explanation. The fact that a professor would go to such lengths to help a single student was humbling. I was inspired to continuing studying math. And the answer?</text:span></text:p>
      <text:p text:style-name="P1"/>
      <text:p text:style-name="Standard"><text:span text:style-name="T10">New description Options: 2</text:span></text:p>
      <text:p text:style-name="P5"/>
      <text:list xml:id="list3152374318" text:style-name="WWNum38">
        <text:list-item>
          <text:p text:style-name="P62"><text:span text:style-name="T1">🧠✨ Unlocking the Mystery of 1 + 1/4 + 1/9... | The Basel Problem Revealed! 📚 Dive into the fascinating world of math with my UMass Amherst journey. Discover how a simple question led to a profound answer, igniting my passion for mathematics. 🚀 Don't miss the mind-bending explanation in this video!<text:line-break/></text:span></text:p>
        </text:list-item>
        <text:list-item>
          <text:p text:style-name="P62"><text:span text:style-name="T1">📖 From Classroom Curiosity to Mathematical Marvel: Solving the Basel Problem! 🎓 Join me as I share the incredible story of a math question that changed everything. Explore the depths of 1 + 1/4 + 1/9... and witness the dedicated efforts of a professor who fueled my love for mathematics. 🌐✨<text:line-break/></text:span></text:p>
        </text:list-item>
        <text:list-item>
          <text:p text:style-name="P62"><text:span text:style-name="T1">🌟 The Basel Problem Unveiled: A Professor's Dedication to Math Education! 📏 Ever wondered about the infinite sum 1 + 1/4 + 1/9...? Join me on a journey through my UMass Amherst days, where a single question transformed into the famous Basel problem. Dive into the world of mathematical dedication in this captivating video!<text:line-break/></text:span></text:p>
        </text:list-item>
        <text:list-item>
          <text:p text:style-name="P62"><text:span text:style-name="T1">🎓 Math Magic Unleashed: Solving the Basel Problem with UMass Amherst Insights! 🧮 Embark on a mathematical adventure as I recount the story of a challenging question and an inspiring professor. Discover the beauty of 1 + 1/4 + 1/9... and the profound impact it had on my journey in mathematics. 🚀🔍<text:line-break/></text:span></text:p>
        </text:list-item>
        <text:list-item>
          <text:p text:style-name="P62"><text:span text:style-name="T1">📚 The Basel Problem: A Professor's Three-Page Journey into Infinite Sums! 🌐 Join me on a trip back to my UMass Amherst days, where a simple question sparked a detailed exploration of the Basel problem. Uncover the dedication of a professor and the infinite wonders of mathematics in this captivating video! 🧠✨</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text:soft-page-break/></text:p>
      <text:p text:style-name="Standard"><text:span text:style-name="T1">MathematicsExploration, EulersBaselProblem, InfiniteSeries, MathJourney, CalculusPuzzles, MathMajorStories, MindExpandingMath, MathematicalInspiration</text:span></text:p>
      <text:p text:style-name="P1"/>
      <text:p text:style-name="P1"/>
      <text:p text:style-name="Standard"><text:span text:style-name="T5">VIDEO 28</text:span></text:p>
      <text:p text:style-name="P4"/>
      <text:p text:style-name="Standard"><text:span text:style-name="T10">Title:</text:span><text:span text:style-name="T1"> Data Visualization in R</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1255298330" text:style-name="WWNum21">
        <text:list-item>
          <text:p text:style-name="P63"><text:span text:style-name="T1">"Mastering Data Visualization: A Step-by-Step Guide in R"</text:span></text:p>
        </text:list-item>
        <text:list-item>
          <text:p text:style-name="P63"><text:span text:style-name="T1">"Unlocking the Power of Data: R Visualizations Demystified"</text:span></text:p>
        </text:list-item>
        <text:list-item>
          <text:p text:style-name="P63"><text:span text:style-name="T1">"R for Beginners: Creating Stu nning Data Visualizations"</text:span></text:p>
        </text:list-item>
        <text:list-item>
          <text:p text:style-name="P63"><text:span text:style-name="T1">"Transforming Data into Insights: R Data Visualization Tips"</text:span></text:p>
        </text:list-item>
        <text:list-item>
          <text:p text:style-name="P63"><text:span text:style-name="T1">"Visualizing Data Like a Pro: R Essentials for Data Scientists"</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office:annotation office:name="__Annotation__1531_3045052937"><dc:creator>Kabir Sharma</dc:creator><dc:date>2024-01-02T18:48:38</dc:date><text:p><text:span text:style-name="T17">Can you schedule a call with me please so we can complete this?</text:span></text:p></office:annotation></text:span><text:span text:style-name="T1"><office:annotation office:name="__Annotation__1529_3045052937"><dc:creator>Samuel Castillo</dc:creator><dc:date>2023-12-30T06:06:24</dc:date><text:p><text:span text:style-name="T17">oops</text:span></text:p></office:annotation></text:span><text:span text:style-name="T1">***There’s no description <text:s/>in the YouTube Video***</text:span><office:annotation-end office:name="__Annotation__1529_3045052937"/><office:annotation-end office:name="__Annotation__1531_3045052937"/></text:p>
      <text:p text:style-name="P1"/>
      <text:p text:style-name="Standard"><text:span text:style-name="T1">Use 1.</text:span></text:p>
      <text:p text:style-name="P1"/>
      <text:p text:style-name="Standard"><text:span text:style-name="T10">New description Options: </text:span></text:p>
      <text:p text:style-name="P5"/>
      <text:list xml:id="list2169669273" text:style-name="WWNum70">
        <text:list-item>
          <text:p text:style-name="P64"><text:span text:style-name="T1">"Welcome to our immersive tutorial on Data Visualization in R! 🔍✨ Subscribe for insider tips and step-by-step guides in actuarial predictive analytics. 🚀 Follow me on </text:span><text:change-start text:change-id="ct40796240"/><text:span text:style-name="T1"><text:s/>YouTube</text:span><text:change-end text:change-id="ct40796240"/><text:change text:change-id="ct40843936"/><text:span text:style-name="T1"> @predictiveanalyst for more updates! Ready to elevate your skills? Enroll in our comprehensive Exam PA course at http://PredictiveInsightsAI.com/ and grab your FREE Exam PA study guide at https://PredictiveInsightsAI.com/#study-guide-access. Let's dive into the world of data visualization together! 📊📈"<text:line-break/></text:span></text:p>
        </text:list-item>
        <text:list-item>
          <text:p text:style-name="P64"><text:span text:style-name="T1">"Embark on a journey of visual storytelling with our latest tutorial on Data Visualization in R! 📊🌐 Subscribe to our channel for a treasure trove of actuarial predictive analytics insights. 🚀 Connect with us on </text:span><text:change-start text:change-id="ct40557744"/><text:span text:style-name="T1"><text:s/>YouTube</text:span><text:change-end text:change-id="ct40557744"/><text:change text:change-id="ct38275408"/><text:span text:style-name="T1"> @passexampa for behind-the-scenes content. Ready to upskill? Enroll in our Exam PA course at http://PredictiveInsightsAI.com/ and grab your FREE Exam PA study guide at https://PredictiveInsightsAI.com/#study-guide-access. Let's turn data into art! 🎨📈"<text:line-break/></text:span></text:p>
        </text:list-item>
        <text:list-item>
          <text:p text:style-name="P64"><text:soft-page-break/><text:span text:style-name="T1">"Data speaks louder than words! 📈✨ Dive into the magic of Data Visualization in R with our latest tutorial. Subscribe now for your passport to actuarial predictive analytics excellence! 🚀 Follow me on </text:span><text:change-start text:change-id="ct39627968"/><text:span text:style-name="T1"><text:s/>YouTube</text:span><text:change-end text:change-id="ct39627968"/><text:change text:change-id="ct39645728"/><text:span text:style-name="T1"> @passexampa for exclusive updates. Ready to level up? Enroll in our Exam PA course at http://PredictiveInsightsAI.com/ and snag your FREE Exam PA study guide at https://PredictiveInsightsAI.com/#study-guide-access. Let's visualize success together! 🔍📊"<text:line-break/></text:span></text:p>
        </text:list-item>
        <text:list-item>
          <text:p text:style-name="P64"><text:span text:style-name="T1">"Crack the code to captivating visualizations with my tutorial <text:s/>on Data Visualization in R! 🚀 Subscribe for a front-row seat to actuarial predictive analytics mastery. Follow our </text:span><text:change-start text:change-id="ct40599600"/><text:span text:style-name="T1"><text:s/>YouTube</text:span><text:change-end text:change-id="ct40599600"/><text:change text:change-id="ct43241040"/><text:span text:style-name="T1"> @passexampa for a sneak peek into our world. Ready to revolutionize your skills? Enroll in our Exam PA course at http://PredictiveInsightsAI.com/ and claim your FREE Exam PA study guide at https://PredictiveInsightsAI.com/#study-guide-access. Let the data storytelling begin! 🌐📈 "<text:line-break/></text:span></text:p>
        </text:list-item>
        <text:list-item>
          <text:p text:style-name="P64"><text:span text:style-name="T1">"Unleash the potential of your data with my tutorial <text:s/>on Data Visualization in R! 📊✨ Subscribe for actionable insights in actuarial predictive analytics. Connect with us on </text:span><text:change-start text:change-id="ct40878528"/><text:span text:style-name="T1"><text:s/>YouTube</text:span><text:change-end text:change-id="ct40878528"/><text:change text:change-id="ct40933488"/><text:span text:style-name="T1"> @passexampa for a glimpse into our analytics adventures. Ready to amplify your skills? Enroll in our Exam PA course at http://PredictiveInsightsAI.com/ and secure your FREE Exam PA study guide at https://PredictiveInsightsAI.com/#study-guide-access. Let's transform data into impact! 🔥🚀"</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DataVizMastery, ActuarialAnalytics, RProgrammingMagic, VisualizeSuccess, DataStorytelling, ActuarialJourney, RStatsWizardry, DataImpact</text:span></text:p>
      <text:p text:style-name="P1"/>
      <text:p text:style-name="P1"/>
      <text:p text:style-name="Standard"><text:span text:style-name="T5">VIDEO 29</text:span></text:p>
      <text:p text:style-name="P4"/>
      <text:p text:style-name="Standard"><text:span text:style-name="T10">Title:</text:span><text:span text:style-name="T1"> 5 Tips for Grading your (Exam PA) Practice Exams</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224341678" text:style-name="WWNum35">
        <text:list-item>
          <text:p text:style-name="P65"><text:span text:style-name="T1">"Mastering Exam PA: Top 5 Tips for Grading Practice Exams"</text:span></text:p>
        </text:list-item>
        <text:list-item>
          <text:p text:style-name="P65"><text:span text:style-name="T1">"Exam PA Success: Grading Hacks You Need to Know!"</text:span></text:p>
        </text:list-item>
        <text:list-item>
          <text:p text:style-name="P65"><text:span text:style-name="T1">"Unlock Your Potential: 5 Pro Tips for Grading Exam PA Practice Tests"</text:span></text:p>
        </text:list-item>
        <text:list-item>
          <text:p text:style-name="P65"><text:span text:style-name="T1">"Exam PA Mastery: The Ultimate Guide to Grading Practice Exams"</text:span></text:p>
        </text:list-item>
        <text:list-item>
          <text:p text:style-name="P65"><text:span text:style-name="T1">"Boost Your Exam PA Confidence: 5 Essential Tips for Grading Your Practice Tests"</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oft-page-break/><text:span text:style-name="T1">***There’s no description in the video***</text:span></text:p>
      <text:p text:style-name="P1"/>
      <text:p text:style-name="Standard"><text:span text:style-name="T10">New description Options: 3,4</text:span></text:p>
      <text:p text:style-name="P5"/>
      <text:list xml:id="list3315568823" text:style-name="WWNum22">
        <text:list-item>
          <text:p text:style-name="P66"><text:span text:style-name="T1">🚀 Unlock the secrets to Exam PA success with our exclusive guide on '5 Tips for Grading Your Practice Exams.' 📝 We're breaking down the grading process, revealing essential strategies to boost your performance and maximize your preparation. Don't miss out – watch now and elevate your Exam PA game! 📈💡</text:span></text:p>
        </text:list-item>
      </text:list>
      <text:p text:style-name="P106"/>
      <text:list xml:id="list91446006379000" text:continue-numbering="true" text:style-name="WWNum22">
        <text:list-item>
          <text:p text:style-name="P66"><text:span text:style-name="T1">🌟 Navigating the Exam PA journey? Our latest video, '5 Tips for Grading your (Exam PA) Practice Exams,' is your ultimate companion! 🗺️ Learn expert techniques to efficiently assess your practice tests, identify strengths, and target areas for improvement. Success is just a click away – dive in and conquer Exam PA with confidence! 🚀🎓</text:span></text:p>
        </text:list-item>
      </text:list>
      <text:p text:style-name="P106"/>
      <text:list xml:id="list91444378004352" text:continue-numbering="true" text:style-name="WWNum22">
        <text:list-item>
          <text:p text:style-name="P66"><text:span text:style-name="T1">💪 Crush your Exam PA prep with our top-notch advice! Tune in to our latest video, '5 Tips for Grading your (Exam PA) Practice Exams,' where we share proven grading strategies. 🌐 Whether you're a seasoned candidate or just starting, these tips will supercharge your preparation. Don't miss your chance – hit play now! 🎥🚀</text:span></text:p>
        </text:list-item>
      </text:list>
      <text:p text:style-name="P106"/>
      <text:list xml:id="list91446428730618" text:continue-numbering="true" text:style-name="WWNum22">
        <text:list-item>
          <text:p text:style-name="P66"><text:span text:style-name="T1">🤔 Struggling with grading your Exam PA practice exams? I got you covered! Join us for '5 Tips for Grading your (Exam PA) Practice Exams,' an insightful video packed with actionable advice. 📚 Enhance your exam readiness, overcome challenges, and propel yourself toward success. Ready to elevate your Exam PA game? Click to watch! 🚀📈</text:span></text:p>
        </text:list-item>
      </text:list>
      <text:p text:style-name="P106"/>
      <text:list xml:id="list91444904843372" text:continue-numbering="true" text:style-name="WWNum22">
        <text:list-item>
          <text:p text:style-name="P66"><text:span text:style-name="T1">🎓 Master the art of grading with our exclusive insights! In '5 Tips for Grading your (Exam PA) Practice Exams,' we share invaluable strategies to streamline your grading process and gain a deeper understanding of your performance. Elevate your Exam PA preparation – watch now and embark on the path to success! 🌟📝</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ExamPASuccess, ActuarialPrep, StudyStrategies, PracticeExamTips, ExamGrading, ActuarialJourney, ExamPAInsights, TestPrepMastery</text:span></text:p>
      <text:p text:style-name="P1"/>
      <text:p text:style-name="P1"/>
      <text:p text:style-name="Standard"><text:span text:style-name="T5">VIDEO 30</text:span></text:p>
      <text:p text:style-name="P4"/>
      <text:p text:style-name="Standard"><text:span text:style-name="T10">Title:</text:span><text:span text:style-name="T1"> Lesson - Data Exploration in R</text:span></text:p>
      <text:p text:style-name="P5"/>
      <text:p text:style-name="Standard"><text:span text:style-name="T10">New Title options: 1,2</text:span></text:p>
      <text:p text:style-name="P1"><text:soft-page-break/></text:p>
      <text:p text:style-name="Standard"><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3739975328" text:style-name="WWNum86">
        <text:list-item>
          <text:p text:style-name="P67"><text:span text:style-name="T9">"Mastering Data Exploration in R: Essential Lessons for Exam PA"</text:span></text:p>
        </text:list-item>
        <text:list-item>
          <text:p text:style-name="P67"><text:span text:style-name="T1">"</text:span><text:span text:style-name="T10">Unlocking R's Power: Your Comprehensive Guide to Data Exploration</text:span><text:span text:style-name="T1">"</text:span></text:p>
        </text:list-item>
        <text:list-item>
          <text:p text:style-name="P67"><text:span text:style-name="T1">"Data Exploration Demystified: A Step-by-Step Tutorial in R"</text:span></text:p>
        </text:list-item>
        <text:list-item>
          <text:p text:style-name="P67"><text:span text:style-name="T1">"Exam PA Mastery: Dive into Data Exploration with R - Lesson Unveiled!"</text:span></text:p>
        </text:list-item>
        <text:list-item>
          <text:p text:style-name="P67"><text:span text:style-name="T1">"R for Actuaries: Transform Your Data Exploration Skills - Lesson Breakdown"</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There’s no description in the video***</text:span></text:p>
      <text:p text:style-name="P1"/>
      <text:p text:style-name="Standard"><text:span text:style-name="T10">New description Options: 3,4</text:span></text:p>
      <text:p text:style-name="P5"/>
      <text:list xml:id="list3808991734" text:style-name="WWNum49">
        <text:list-item>
          <text:p text:style-name="P68"><text:span text:style-name="T1">🚀 Dive into the world of data exploration with our comprehensive lesson on R! Whether you're prepping for Exam PA or just eager to sharpen your skills, this tutorial is your ticket to unlocking the secrets of effective data exploration. Subscribe for a hands-on experience that will elevate your actuarial journey! 💡✨<text:line-break/></text:span></text:p>
        </text:list-item>
        <text:list-item>
          <text:p text:style-name="P68"><text:span text:style-name="T1">📊 Unleash the full potential of R as we guide you through an immersive lesson on data exploration. Gain insights, uncover patterns, and elevate your statistical prowess. This tutorial is packed with practical tips and real-world examples, making it a must-watch for aspiring actuaries and data enthusiasts alike. Subscribe now for a lesson that transforms complexity into clarity! 🚀📈<text:line-break/></text:span></text:p>
        </text:list-item>
        <text:list-item>
          <text:p text:style-name="P68"><text:span text:style-name="T1">🎓 Ready to master data exploration in R? Join us for a dynamic lesson that demystifies the process, offering you a clear roadmap to navigate the vast world of data. Elevate your Exam PA preparation or enhance your analytical toolkit. Subscribe, hit play, and embark on a journey to become a data exploration maestro! 🌐📊<text:line-break/></text:span></text:p>
        </text:list-item>
        <text:list-item>
          <text:p text:style-name="P68"><text:span text:style-name="T1">📚 Explore the possibilities with our in-depth lesson on data exploration in R. From essential techniques to advanced strategies, Igot you covered. Whether you're a seasoned actuary or just starting, this tutorial provides actionable insights to boost your analytical skills. Subscribe and join the ranks of data-savvy professionals! 🚀💻<text:line-break/></text:span></text:p>
        </text:list-item>
        <text:list-item>
          <text:p text:style-name="P68"><text:span text:style-name="T1">🌟 Elevate your Exam PA readiness with our illuminating lesson on data exploration in R. Uncover the nuances of R's capabilities, discover hidden patterns, and gain a competitive edge. Subscribe now for a hands-on tutorial that transforms the complexity of data into your greatest asset. 📊🚀</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oft-page-break/><text:span text:style-name="T1">DataExploration, RProgramming, ActuarialScience, ExamPA, DataAnalysis, StatisticalAnalysis, ActuaryTutorial, DataVisualizationTips</text:span></text:p>
      <text:p text:style-name="P1"/>
      <text:p text:style-name="P1"/>
      <text:p text:style-name="Standard"><text:span text:style-name="T5">VIDEO 31</text:span></text:p>
      <text:p text:style-name="P4"/>
      <text:p text:style-name="Standard"><text:span text:style-name="T10">Title:</text:span><text:span text:style-name="T1"> How to Save Time on Your Exam </text:span></text:p>
      <text:p text:style-name="P5"/>
      <text:p text:style-name="Standard"><text:span text:style-name="T10">New Title options: 1,2</text:span></text:p>
      <text:p text:style-name="P1"/>
      <text:p text:style-name="Standard"><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877284874" text:style-name="WWNum32">
        <text:list-item>
          <text:p text:style-name="P69"><text:span text:style-name="T1">"Exam Time-Saving Hacks Every Student Should Know!"</text:span></text:p>
        </text:list-item>
        <text:list-item>
          <text:p text:style-name="P69"><text:span text:style-name="T1">"Mastering Time Management: Exam Edition"</text:span></text:p>
        </text:list-item>
        <text:list-item>
          <text:p text:style-name="P69"><text:span text:style-name="T1">"Boost Your Efficiency: Tips to Save Time on Exams"</text:span></text:p>
        </text:list-item>
        <text:list-item>
          <text:p text:style-name="P69"><text:span text:style-name="T1">"Secrets to Quick and Effective Exam Prep"</text:span></text:p>
        </text:list-item>
        <text:list-item>
          <text:p text:style-name="P69"><text:span text:style-name="T1">"Time-Saving Strategies for Acing Your Exams"</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There’s no description in the video***</text:span></text:p>
      <text:p text:style-name="P1"/>
      <text:p text:style-name="Standard"><text:span text:style-name="T10">New description Options: </text:span></text:p>
      <text:p text:style-name="P5"/>
      <text:list xml:id="list1807983418" text:style-name="WWNum47">
        <text:list-item>
          <text:p text:style-name="P70"><text:span text:style-name="T1">🚀 Ready to revolutionize your exam prep? Unlock the secrets to efficient study with our latest tutorial! Subscribe now for a treasure trove of invaluable actuarial predictive analytics insights and strategies. 📚✨ Let's make acing exams a breeze together! Hit that subscribe button and embark on a journey to exam success! 🌟🎓</text:span></text:p>
        </text:list-item>
      </text:list>
      <text:p text:style-name="P106"/>
      <text:list xml:id="list91444892279763" text:continue-numbering="true" text:style-name="WWNum47">
        <text:list-item>
          <text:p text:style-name="P70"><text:span text:style-name="T1">📈 Dive deep into the world of time-saving exam techniques! Subscribe for a wealth of actuarial predictive analytics tutorials that will transform your study routine. 🚀 From tips on acing concepts to efficient study hacks, we've got you covered. Hit subscribe and let's conquer those exams together! 💡📚</text:span></text:p>
        </text:list-item>
      </text:list>
      <text:p text:style-name="P106"><text:soft-page-break/></text:p>
      <text:list xml:id="list91446144810135" text:continue-numbering="true" text:style-name="WWNum47">
        <text:list-item>
          <text:p text:style-name="P70"><text:span text:style-name="T1">🌟 Ready to supercharge your exam prep? Follow me on </text:span><text:change-start text:change-id="ct39168064"/><text:span text:style-name="T1"><text:s/>YouTube</text:span><text:change-end text:change-id="ct39168064"/><text:change text:change-id="ct39170752"/><text:span text:style-name="T1"> for a daily dose of inspiration and expert tips on mastering actuarial predictive analytics. 📷✨ Let's build a community of motivated learners! Hit that follow button and stay ahead in your exam game! 🚀📖</text:span></text:p>
        </text:list-item>
      </text:list>
      <text:p text:style-name="P106"/>
      <text:list xml:id="list91445117056798" text:continue-numbering="true" text:style-name="WWNum47">
        <text:list-item>
          <text:p text:style-name="P70"><text:span text:style-name="T1">🎓 Elevate your exam game with our comprehensive Exam PA course! Visit http://PredictiveInsightsAI.com/ to enroll and gain access to a treasure trove of resources designed to help you succeed. 🚀🌐 From in-depth lessons to practice exams, we've got everything you need for a stellar performance. Enroll now and let's conquer those actuarial exams together! 🏆🎓</text:span></text:p>
        </text:list-item>
      </text:list>
      <text:p text:style-name="P106"/>
      <text:list xml:id="list91444414039498" text:continue-numbering="true" text:style-name="WWNum47">
        <text:list-item>
          <text:p text:style-name="P70"><text:span text:style-name="T1">📕 Don't miss out on our FREE Exam PA study guide! Visit https://PredictiveInsightsAI.com/#study-guide-access to download your copy and embark on a journey to exam success. 🚀📘 Packed with essential tips and tricks, this guide is your key to acing the exam. Don't wait – download now and let's crush it together! 💪🌟</text:span></text:p>
        </text:list-item>
      </text:list>
      <text:p text:style-name="P106"/>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ActuarialSuccess, ExamPrepTips, TimeManagementHacks, StudySmart, PredictiveAnalytics, ActuarialJourney, EfficientLearning, ExamPAInsights</text:span></text:p>
      <text:p text:style-name="P1"/>
      <text:p text:style-name="P1"/>
      <text:p text:style-name="Standard"><text:span text:style-name="T5">VIDEO 32</text:span></text:p>
      <text:p text:style-name="P4"/>
      <text:p text:style-name="Standard"><text:span text:style-name="T10">Title:</text:span><text:span text:style-name="T1"> Lesson - GLMs for Exam PA</text:span></text:p>
      <text:p text:style-name="Standard"><text:span text:style-name="T10">Titles 4,5</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3334772260" text:style-name="WWNum12">
        <text:list-item>
          <text:p text:style-name="P71"><text:span text:style-name="T1">"Mastering GLMs: Your Key to Exam PA Success!"</text:span></text:p>
        </text:list-item>
        <text:list-item>
          <text:p text:style-name="P71"><text:span text:style-name="T1">"GLMs Unveiled: A Step-by-Step Guide for Exam PA"</text:span></text:p>
        </text:list-item>
        <text:list-item>
          <text:p text:style-name="P71"><text:span text:style-name="T1">"Crack Exam PA with Ease: Navigating GLMs Like a Pro"</text:span></text:p>
        </text:list-item>
        <text:list-item>
          <text:p text:style-name="P71"><text:span text:style-name="T1">"Boost Your Actuarial Skills: Deep Dive into GLMs for Exam PA"</text:span></text:p>
        </text:list-item>
        <text:list-item>
          <text:p text:style-name="P71"><text:soft-page-break/><text:span text:style-name="T1">"Exam PA Breakdown: Conquer GLMs and Ace Your Exam!"</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About 40-50% of the exam grade is based on modeling. The goal is to be able to predict an unknown quantity. In actuarial applications, this tends to be claims that occur in the future, death, injury, accidents, policy lapse, hurricanes, or some other insurable event.</text:span></text:p>
      <text:p text:style-name="P1"/>
      <text:p text:style-name="Standard"><text:span text:style-name="T1">The first machine learning algorithm that we'll learn is the Generalized Linear Model (GLM). <text:s/>This seems like an easy topic at first, but there are many variations! <text:s/>Almost everyone has seen linear regression examples before. <text:s/>Those of you who have taken SRM, though, are familiar with the differences. <text:s/>This is a topic which consistently appears on PA and so you will need to not only be comfortable fitting the GLM, but also explaining the results in non-technical language.</text:span></text:p>
      <text:p text:style-name="P1"/>
      <text:p text:style-name="Standard"><text:span text:style-name="T1">This week you will dig into the statistical theory and run the examples to build your intuition. <text:s/>There are a lot of readings and examples to work through, but this will all make sense once you start seeing the exam questions. <text:s/>The Exercises for this week will give you an idea of how you will be tested on these topics.</text:span></text:p>
      <text:p text:style-name="P1"/>
      <text:p text:style-name="P1"/>
      <text:p text:style-name="Standard"><text:span text:style-name="T10">New description Options: </text:span></text:p>
      <text:p text:style-name="P5"/>
      <text:list xml:id="list1040769068" text:style-name="WWNum83">
        <text:list-item>
          <text:p text:style-name="P72"><text:span text:style-name="T1">Dive into the fascinating world of actuarial science and machine learning with our latest tutorial! 📊 Learn how 40-50% of your exam grade hinges on mastering predictive modeling for future events like accidents, policy lapses, and more. 🚀 Join us as we demystify the Generalized Linear Model (GLM) – a seemingly simple topic with intricate variations. 🤯 Boost your exam prep by not just fitting GLMs but also articulating results in plain language. 🗣️ This week, we unravel the statistical theory, run examples, and build intuition – all crucial for acing those exam questions! 📚✨<text:line-break/></text:span></text:p>
        </text:list-item>
        <text:list-item>
          <text:p text:style-name="P72"><text:span text:style-name="T1">📈 Uncover the secrets behind acing actuarial exams! In this week's session, we focus on predictive modeling, where 40-50% of your grades lie. 🎓 Brace yourself for a deep dive into the Generalized Linear Model (GLM), a seemingly easy topic with surprising complexities. 💡 Whether you're familiar with linear regression or exploring it for the first time, this tutorial is your key to success. 🚀 From statistical theory to practical examples, Igot you covered! 📊✨<text:line-break/></text:span></text:p>
        </text:list-item>
        <text:list-item>
          <text:p text:style-name="P72"><text:span text:style-name="T1">📚 Actuarial exams just got interesting! This week, we tackle the core of predictive modeling – responsible for a significant chunk of your grade. 🌐 Join us on a journey into the Generalized Linear Model (GLM), a nuanced topic with variations you didn't see coming. 🤔 Whether you're a seasoned SRM pro or new to linear regression, we'll unravel the complexities together. 💬 Dive into statistical theory, practical examples, and ace those exam questions with confidence! 🎯📈<text:line-break/></text:span></text:p>
        </text:list-item>
        <text:list-item>
          <text:p text:style-name="P72"><text:span text:style-name="T1">🚀 Elevate your actuarial exam prep with our latest tutorial! 📊 This week, we delve into the world of predictive modeling, shaping 40-50% of your exam grade. 🔍 Explore the intricacies of the Generalized Linear Model (GLM), a seemingly straightforward topic with twists you need to master. 💪 Whether you're revisiting linear regression or approaching it for the first time, this session is your ultimate guide. 📚✨ From statistical theory to practical exercises, Icurated the perfect prep package for you! 🌐📈<text:line-break/></text:span></text:p>
        </text:list-item>
        <text:list-item>
          <text:p text:style-name="P72"><text:span text:style-name="T1">🌟 Unleash the power of predictive modeling in actuarial science! 📊 This week, we decode the Generalized Linear Model (GLM) – a pivotal topic for your exam success. 🎓 Navigate through the nuances of linear regression variations, and gain the skills to explain complex results in simple terms. 💬 We dive deep into statistical theory, providing examples and exercises to hone your intuition. 🚀 Elevate your exam readiness and conquer those tricky questions with confidence! 🌐📈</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ExamPA, PredictiveAnalytics, GeneralizedLinearModels, ActuarialScience, MachineLearning, GLMTutorial, DataModeling, ExamPreparation</text:span></text:p>
      <text:p text:style-name="P1"/>
      <text:p text:style-name="Standard"><text:soft-page-break/><text:span text:style-name="T1">Title 3,4</text:span></text:p>
      <text:p text:style-name="P1"/>
      <text:p text:style-name="Standard"><text:span text:style-name="T5">VIDEO 33</text:span></text:p>
      <text:p text:style-name="P4"/>
      <text:p text:style-name="Standard"><text:span text:style-name="T10">Title:</text:span><text:span text:style-name="T1"> Lesson - Decision Trees</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328017909" text:style-name="WWNum76">
        <text:list-item>
          <text:p text:style-name="P73"><text:span text:style-name="T1">Master Decision Trees: Your Ultimate Guide to Smarter Choices! </text:span></text:p>
        </text:list-item>
        <text:list-item>
          <text:p text:style-name="P73"><text:span text:style-name="T1">Decision Trees Demystified: Uncover the Secrets of Strategic Decision-Making! </text:span></text:p>
        </text:list-item>
        <text:list-item>
          <text:p text:style-name="P73"><text:span text:style-name="T1">Unlock Success with Decision Trees: A Step-by-Step Lesson in Intelligent Decision-Making! </text:span></text:p>
        </text:list-item>
        <text:list-item>
          <text:p text:style-name="P73"><text:span text:style-name="T1">Decision Trees Explained: Boost Your Decision-Making Skills with This In-Depth Lesson!</text:span></text:p>
        </text:list-item>
        <text:list-item>
          <text:p text:style-name="P73"><text:span text:style-name="T1">Navigate Complexity with Ease: A Comprehensive Lesson on Decision Trees!</text:span></text:p>
        </text:list-item>
      </text:list>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The models up to this point have been linear. On the PA Syllabus, these all fall under <text:s/>Topic 6: Generalized Linear Models. This is for a good reason: every sitting of exam PA has included a GLM. While GLMs get a lot of attention, the syllabus also contains Topic 7: Decision Trees. Fortunately, much of what you already know about modeling will apply here. We will use the same setup for training and testing, performance metrics, concepts of bias and variance, and weights that you already know about. This chapter is called “tree- based models” because the algorithms all rely on the atomic unit of a decision tree.</text:span></text:p>
      <text:p text:style-name="P1"/>
      <text:p text:style-name="Standard"><text:span text:style-name="T10">New description Options: </text:span></text:p>
      <text:p text:style-name="P5"/>
      <text:list xml:id="list327840743" text:style-name="WWNum67">
        <text:list-item>
          <text:p text:style-name="P74"><text:span text:style-name="T1">🌲 Dive into the dynamic world of predictive modeling with our latest tutorial! 🚀 Itackled linear models, and now it's time to explore the powerful realm of Decision Trees in Topic 7. 📊✨ Join us as we bridge the gap between Generalized Linear Models (GLMs) and Decision Trees, leveraging your existing knowledge on training, testing, and performance metrics. 🌐 Whether you're a modeling pro or just starting, this chapter unveils the secrets of "tree-based models" that make Decision Trees a game-changer. 🌳📚<text:line-break/></text:span></text:p>
        </text:list-item>
        <text:list-item>
          <text:p text:style-name="P74"><text:span text:style-name="T1">🚀 Ready to elevate your modeling skills? Join us in unraveling the mysteries of Decision Trees, a key player in Topic 7 of the PA Syllabus! 🌲✨ While GLMs take the spotlight, Decision Trees offer a unique perspective on predictive modeling. 📊 Explore familiar concepts like training, testing, bias, variance, and weights in this insightful chapter. 🎓 Whether you're a seasoned analyst or just starting your modeling journey, this tutorial is your guide to mastering "tree-based models." 🌐🔍<text:line-break/></text:span></text:p>
        </text:list-item>
        <text:list-item>
          <text:p text:style-name="P74"><text:span text:style-name="T1">📈 Transition seamlessly from linear models to the intriguing world of Decision Trees! 🌲 Discover why Topic 7 in the PA Syllabus is a game-changer. 🚀 In this chapter, we bridge the gap between GLMs and Decision Trees, showing you how your existing knowledge seamlessly applies. 📊 From training and testing to bias, variance, and weights, Igot it covered. 🌐 Join us for an in-depth exploration of "tree-based models" and elevate your modeling expertise! 🎓✨<text:line-break/></text:span></text:p>
        </text:list-item>
        <text:list-item>
          <text:p text:style-name="P74"><text:span text:style-name="T1">🌳 Ready to branch out into Decision Trees? 🚀 Join us in unpacking Topic 7 of the PA Syllabus, where we delve into the fascinating world of "tree-based models." 📊✨ While GLMs take center stage, Decision Trees bring a fresh perspective to your modeling toolkit. 🌲 Explore the connections between training, testing, and performance metrics, leveraging your existing knowledge. 🌐 Whether you're a seasoned analyst or just starting, this tutorial is your key to mastering Decision Trees! 🎓🔍<text:line-break/></text:span></text:p>
        </text:list-item>
        <text:list-item>
          <text:p text:style-name="P74"><text:span text:style-name="T1">🌐 Explore the synergy between GLMs and Decision Trees in Topic 7 of the PA Syllabus! 🌲 Ready to deepen your modeling expertise? This chapter unlocks the secrets of "tree-based models," revealing how Decision Trees complement your existing knowledge. 🚀 Dive into familiar concepts of training, testing, bias, variance, and weights, and witness the magic of Decision Trees in predictive modeling. 📊 Whether you're a data pro or just starting, this tutorial is your gateway to mastering the art of Decision Trees! 🌳🔍</text:span></text:p>
        </text:list-item>
      </text:list>
      <text:p text:style-name="P1"/>
      <text:p text:style-name="P1"/>
      <text:p text:style-name="Standard"><text:soft-page-break/><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DecisionTreesTutorial, PredictiveModelingExplained, GLMvsDecisionTrees, DataScienceInsights, ModelingMastery, PAExamPrep, TreeBasedModels, DataAnalysisTips</text:span></text:p>
      <text:p text:style-name="P1"/>
      <text:p text:style-name="P1"/>
      <text:p text:style-name="Standard"><text:span text:style-name="T5">VIDEO 34</text:span></text:p>
      <text:p text:style-name="P4"/>
      <text:p text:style-name="Standard"><text:span text:style-name="T10">Title:</text:span><text:span text:style-name="T1"> Machine Learning for Travel Data - R Training</text:span></text:p>
      <text:p text:style-name="P1"/>
      <text:p text:style-name="Standard"><text:span text:style-name="T1">Title:1,2</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1552044650" text:style-name="WWNum79">
        <text:list-item>
          <text:p text:style-name="P75"><text:span text:style-name="T1">Unlock the Power of R: Machine Learning Essentials for Travel Data Analysis!</text:span></text:p>
        </text:list-item>
        <text:list-item>
          <text:p text:style-name="P75"><text:span text:style-name="T1">Journey into Data Science: Mastering Machine Learning with R for Travel Insights!</text:span></text:p>
        </text:list-item>
        <text:list-item>
          <text:p text:style-name="P75"><text:span text:style-name="T1">R Training Unleashed: Transform Travel Data with Advanced Machine Learning Techniques!</text:span></text:p>
        </text:list-item>
        <text:list-item>
          <text:p text:style-name="P75"><text:span text:style-name="T1">Jet-Set with R: Elevate Your Travel Data Analysis Using Machine Learning!</text:span></text:p>
        </text:list-item>
        <text:list-item>
          <text:p text:style-name="P75"><text:span text:style-name="T1">From Data to Departure: R Training for Travel Insights with Machine Learning Magic!</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There’s no description in the video***</text:span></text:p>
      <text:p text:style-name="P1"/>
      <text:p text:style-name="Standard"><text:span text:style-name="T10">New description Options: </text:span></text:p>
      <text:p text:style-name="P5"><text:soft-page-break/></text:p>
      <text:list xml:id="list3881047756" text:style-name="WWNum91">
        <text:list-item>
          <text:p text:style-name="P76"><text:span text:style-name="T1">🌐 Embark on a journey into the world of travel data with our latest tutorial! 🚀 In this R Training session, we dive deep into machine learning techniques tailored for travel insights. ✈️📊 Don't miss out on cutting-edge actuarial predictive analytics – subscribe for more tutorials that demystify data science! 👍 Ready to elevate your skills? Enroll in my full Exam PA course at http://PredictiveInsightsAI.com/ 🎓 For a sneak peek, grab my FREE Exam PA study guide at https://PredictiveInsightsAI.com/#study-guide-access 📕<text:line-break/></text:span></text:p>
        </text:list-item>
        <text:list-item>
          <text:p text:style-name="P76"><text:span text:style-name="T1">📈 Explore the intersection of travel data and machine learning in our latest R Training session! 🌍✨ Subscribe for a series of actuarial predictive analytics tutorials that unravel the secrets of data science. 👍 Follow our journey and gain insights into the fascinating world of analytics. 🚀 Ready to take your skills to the next level? Join our comprehensive Exam PA course at http://PredictiveInsightsAI.com/ 🎓 Access my FREE Exam PA study guide at https://PredictiveInsightsAI.com/#study-guide-access 📕<text:line-break/></text:span></text:p>
        </text:list-item>
        <text:list-item>
          <text:p text:style-name="P76"><text:span text:style-name="T1">🚀 Elevate your data skills with our R Training for travel data analysis! ✈️📊 Subscribe for a front-row seat to actuarial predictive analytics tutorials that transform complex data into actionable insights. 👍 Follow me on </text:span><text:change-start text:change-id="ct39901136"/><text:span text:style-name="T1"><text:s/>YouTube</text:span><text:change-end text:change-id="ct39901136"/><text:change text:change-id="ct39878880"/><text:span text:style-name="T1"> </text:span><text:change-start text:change-id="ct39881648"/><text:span text:style-name="T1"><text:s/>YouTube</text:span><text:change-end text:change-id="ct39881648"/><text:change text:change-id="ct39899664"/><text:span text:style-name="T1"> for exclusive updates. 📷 Ready to deep-dive into data science? Enroll in my full Exam PA course at http://PredictiveInsightsAI.com/ 🎓 Don't forget to grab your FREE Exam PA study guide at https://PredictiveInsightsAI.com/#study-guide-access 📕<text:line-break/></text:span></text:p>
        </text:list-item>
        <text:list-item>
          <text:p text:style-name="P76"><text:span text:style-name="T1">🌐 Ready to unravel the potential of travel data through R Training? Subscribe now for a journey into the world of actuarial predictive analytics! 👍 Follow <text:s/>on </text:span><text:change-start text:change-id="ct39794272"/><text:span text:style-name="T1"><text:s/>YouTube</text:span><text:change-end text:change-id="ct39794272"/><text:change text:change-id="ct39793280"/><text:span text:style-name="T1"> for a behind-the-scenes look at our data adventures. 📷 Dive into comprehensive learning with my Exam PA course at http://PredictiveInsightsAI.com/ 🎓 And kickstart your study journey with a FREE Exam PA study guide at https://PredictiveInsightsAI.com/#study-guide-access 📕<text:line-break/></text:span></text:p>
        </text:list-item>
        <text:list-item>
          <text:p text:style-name="P76"><text:span text:style-name="T1">📊 Join us on a data-driven exploration with our R Training session, tailored for travel data enthusiasts! ✨ Subscribe for a series of actuarial predictive analytics tutorials and stay ahead in the world of data science. 👍 For an in-depth learning experience, enroll in my full Exam PA course at http://PredictiveInsightsAI.com/ 🎓 Unlock additional study resources with my FREE Exam PA study guide at https://PredictiveInsightsAI.com/#study-guide-access 📕</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RTraining, TravelDataAnalytics, MachineLearningTutorials, ActuarialPredictiveAnalytics, DataScienceInsights, ExamPAExamPrep, FreeStudyGuide, DataAnalysisSkills</text:span></text:p>
      <text:p text:style-name="P1"/>
      <text:p text:style-name="P1"/>
      <text:p text:style-name="Standard"><text:span text:style-name="T5">VIDEO 35</text:span></text:p>
      <text:p text:style-name="P4"/>
      <text:p text:style-name="Standard"><text:span text:style-name="T10">Title:</text:span><text:span text:style-name="T1"> r vectors</text:span></text:p>
      <text:p text:style-name="P5"/>
      <text:p text:style-name="Standard"><text:span text:style-name="T10">New Title options: 3,4</text:span></text:p>
      <text:p text:style-name="P1"/>
      <text:p text:style-name="Standard"><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415231101" text:style-name="WWNum73">
        <text:list-item>
          <text:p text:style-name="P77"><text:span text:style-name="T1">Mastering R Vectors: Your Essential Guide to Efficient Data Handling!</text:span></text:p>
        </text:list-item>
        <text:list-item>
          <text:p text:style-name="P77"><text:span text:style-name="T1">R Vectors Unleashed: Boost Your Data Skills with Practical Tips and Tricks!</text:span></text:p>
        </text:list-item>
        <text:list-item>
          <text:p text:style-name="P77"><text:span text:style-name="T1">Data Magic with R: Unlock the Power of Vectors for Seamless Analysis!</text:span></text:p>
        </text:list-item>
        <text:list-item>
          <text:p text:style-name="P77"><text:span text:style-name="T1">Demystifying R Vectors: Dive into Data Science Excellence!</text:span></text:p>
        </text:list-item>
        <text:list-item>
          <text:p text:style-name="P77"><text:soft-page-break/><text:span text:style-name="T1">R Vectors 101: From Basics to Brilliance in Data Manipulation! </text:span></text:p>
        </text:list-item>
      </text:list>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WHAT I DO IN 11 WORDS OR LESS.</text:span></text:p>
      <text:p text:style-name="P1"/>
      <text:p text:style-name="Standard"><text:span text:style-name="T1">“I transport machine learning content crisp and clear, on the point and in ways where stuff doesn’t get boring!”</text:span></text:p>
      <text:p text:style-name="P1"/>
      <text:p text:style-name="Standard"><text:span text:style-name="T1">Essentially….</text:span></text:p>
      <text:p text:style-name="P1"/>
      <text:p text:style-name="Standard"><text:span text:style-name="T1">I allow you to focus on whatever it is you do INSTEAD of stressing out about spaghetti code.</text:span></text:p>
      <text:p text:style-name="P1"/>
      <text:p text:style-name="Standard"><text:span text:style-name="T1">And</text:span></text:p>
      <text:p text:style-name="P1"/>
      <text:p text:style-name="Standard"><text:span text:style-name="T1">I explain new things that come up in the data viz, AI world.</text:span></text:p>
      <text:p text:style-name="P1"/>
      <text:p text:style-name="Standard"><text:span text:style-name="T1">Want an example?</text:span></text:p>
      <text:p text:style-name="Standard"><text:span text:style-name="T1">Click the Subscribe button to stay updated!</text:span></text:p>
      <text:p text:style-name="P1"/>
      <text:p text:style-name="Standard"><text:span text:style-name="T11">Title: 2,3</text:span></text:p>
      <text:p text:style-name="P1"/>
      <text:p text:style-name="Standard"><text:span text:style-name="T10">New description Options: </text:span></text:p>
      <text:p text:style-name="P5"/>
      <text:list xml:id="list1429429378" text:style-name="WWNum61">
        <text:list-item>
          <text:p text:style-name="P78"><text:span text:style-name="T1">🚀 Elevate your understanding of machine learning effortlessly! Subscribe for crisp, clear content that frees you from spaghetti code stress. 🌐✨ Dive into the latest in data viz and AI with me – your go-to for knowledge that doesn't get boring! Click subscribe for a front-row seat to the future of tech!<text:line-break/></text:span></text:p>
        </text:list-item>
        <text:list-item>
          <text:p text:style-name="P78"><text:span text:style-name="T1">🌟 Uncover the magic of machine learning with content that's as clear as day! Say goodbye to coding chaos and hello to stress-free learning. 🚀 Join me on a journey through the dynamic world of data viz and AI, where I break down complexities into digestible insights. Hit subscribe for a continuous stream of enlightenment!<text:line-break/></text:span></text:p>
        </text:list-item>
        <text:list-item>
          <text:p text:style-name="P78"><text:span text:style-name="T1">🔍 Tired of tangled code? Subscribe for machine learning content served crisp and clear! I'm your guide to a stress-free learning experience. 🌐 Stay ahead in the data viz and AI game as I unravel new concepts in a way that's anything but boring. Ready for a knowledge boost? Hit that subscribe button now!<text:line-break/></text:span></text:p>
        </text:list-item>
        <text:list-item>
          <text:p text:style-name="P78"><text:span text:style-name="T1">🚀 Navigate the world of machine learning effortlessly! Subscribe for content that's clear, concise, and code-stress-free. 📊 Dive into the latest in data viz and AI with me – your friendly guide to tech brilliance. 🌟 Don't miss out on the excitement, hit subscribe and stay ahead of the curve!<text:line-break/></text:span></text:p>
        </text:list-item>
        <text:list-item>
          <text:p text:style-name="P78"><text:soft-page-break/><text:span text:style-name="T1">🌐 Ready to make machine learning your ally? Subscribe for content that's crystal clear and chaos-free! 🚀 I'm here to guide you through the complexities of data viz and AI, making every concept exciting and easy to understand. Hit subscribe and let's embark on a learning journey together!</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MachineLearningMastery, DataVizExplained, CodeStressRelief, AIInsights, TechBrilliance, ClearLearning, KnowledgeBoost, SubscribeForUpdates</text:span></text:p>
      <text:p text:style-name="P1"/>
      <text:p text:style-name="P1"/>
      <text:p text:style-name="Standard"><text:span text:style-name="T5">VIDEO 36</text:span></text:p>
      <text:p text:style-name="P4"/>
      <text:p text:style-name="Standard"><text:span text:style-name="T10">Title:</text:span><text:span text:style-name="T1"> r notebooks</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1436049622" text:style-name="WWNum50">
        <text:list-item>
          <text:p text:style-name="P79"><text:span text:style-name="T1">R Notebooks Unveiled: Mastering Data Science with Interactive Insights</text:span></text:p>
        </text:list-item>
        <text:list-item>
          <text:p text:style-name="P79"><text:span text:style-name="T1">Crack the Code with R Notebooks: A Visual Guide to Data Exploration!</text:span></text:p>
        </text:list-item>
        <text:list-item>
          <text:p text:style-name="P79"><text:span text:style-name="T1">Demystifying R Notebooks: Elevate Your Data Analysis Game!</text:span></text:p>
        </text:list-item>
        <text:list-item>
          <text:p text:style-name="P79"><text:span text:style-name="T1">Data Magic in a Notebook: R Essentials for Seamless Analysis!</text:span></text:p>
        </text:list-item>
        <text:list-item>
          <text:p text:style-name="P79"><text:span text:style-name="T1">R Notebooks 101: Your Gateway to Interactive Data Exploration!</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WHAT I DO IN 11 WORDS OR LESS.</text:span></text:p>
      <text:p text:style-name="Standard"><text:span text:style-name="T1">“I transport data visualization content crisp and clear, on the point and in ways where stuff doesn’t get boring!”</text:span></text:p>
      <text:p text:style-name="Standard"><text:soft-page-break/><text:span text:style-name="T1">Essentially….</text:span></text:p>
      <text:p text:style-name="Standard"><text:span text:style-name="T1">I allow you to focus on whatever it is you do INSTEAD of stressing out about spaghetti code.</text:span></text:p>
      <text:p text:style-name="P1"/>
      <text:p text:style-name="P1"/>
      <text:p text:style-name="Standard"><text:span text:style-name="T10">New description Options: </text:span></text:p>
      <text:p text:style-name="P5"/>
      <text:list xml:id="list1181717712" text:style-name="WWNum51">
        <text:list-item>
          <text:p text:style-name="P80"><text:span text:style-name="T1">📊 Dive into the world of data visualization with me! Subscribe for content that's crisp, clear, and guaranteed not to bore you. Say goodbye to spaghetti code stress, and hello to a focus on what truly matters in your work. Ready for a visual journey? Hit that subscribe button now!<text:line-break/></text:span></text:p>
        </text:list-item>
        <text:list-item>
          <text:p text:style-name="P80"><text:span text:style-name="T1">🌐 Ready to make data visualization exciting and stress-free? Subscribe to my channel for content that's clear, concise, and never boring. I've got your back, so you can focus on your work without the headache of spaghetti code. Join the community of visual thinkers – hit subscribe and let's explore together!<text:line-break/></text:span></text:p>
        </text:list-item>
        <text:list-item>
          <text:p text:style-name="P80"><text:span text:style-name="T1">🔍 Uncover the secrets of compelling data visualization! Subscribe for content that's on point and refreshingly clear. No more worrying about spaghetti code – I've got you covered. Let's transform complexity into clarity together. Hit subscribe and elevate your visual storytelling skills!<text:line-break/></text:span></text:p>
        </text:list-item>
        <text:list-item>
          <text:p text:style-name="P80"><text:span text:style-name="T1">🚀 Elevate your data visualization game! Subscribe for crisp, clear content that transforms complexity into simplicity. Forget about spaghetti code stress; focus on what you love. Join me on a journey to unlock the power of visual storytelling. Ready for a new perspective? Subscribe now!<text:line-break/></text:span></text:p>
        </text:list-item>
        <text:list-item>
          <text:p text:style-name="P80"><text:span text:style-name="T1">🌟 Experience data visualization like never before! Subscribe for content that's both captivating and crystal clear. Say goodbye to spaghetti code headaches, and hello to a focused, stress-free learning experience. Dive into the world of visuals with me – hit subscribe and let's embark on this exciting journey together!</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DataVisualizationMastery, ClearDataInsights, VisualStorytelling, NoMoreSpaghettiCode, EngagingTechContent, DataVizExplained, SubscribeForClarity, FocusOnYourWork</text:span></text:p>
      <text:p text:style-name="P1"/>
      <text:p text:style-name="P1"/>
      <text:p text:style-name="Standard"><text:span text:style-name="T5">VIDEO 37</text:span></text:p>
      <text:p text:style-name="P4"/>
      <text:p text:style-name="Standard"><text:span text:style-name="T10">Title:</text:span><text:span text:style-name="T1"> r functions</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301334996" text:style-name="WWNum75">
        <text:list-item>
          <text:p text:style-name="P81"><text:span text:style-name="T1">Unlocking R's Magic: Mastering Essential Functions for Data Wizards!</text:span></text:p>
        </text:list-item>
        <text:list-item>
          <text:p text:style-name="P81"><text:soft-page-break/><text:span text:style-name="T1">R Functions Demystified: Elevate Your Data Skills with Practical Insights!</text:span></text:p>
        </text:list-item>
        <text:list-item>
          <text:p text:style-name="P81"><text:span text:style-name="T1">Data Brilliance in a Function: A Comprehensive Guide to R's Power!</text:span></text:p>
        </text:list-item>
        <text:list-item>
          <text:p text:style-name="P81"><text:span text:style-name="T1">R Functions 101: Transforming Data Complexity into Simplicity!</text:span></text:p>
        </text:list-item>
        <text:list-item>
          <text:p text:style-name="P81"><text:span text:style-name="T1">Crack the Code with R Functions: Your Gateway to Data Mastery!</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there’s no description in the video***</text:span></text:p>
      <text:p text:style-name="P1"/>
      <text:p text:style-name="Standard"><text:span text:style-name="T10">New description Options: </text:span></text:p>
      <text:p text:style-name="P5"/>
      <text:list xml:id="list153864523" text:style-name="WWNum33">
        <text:list-item>
          <text:p text:style-name="P82"><text:span text:style-name="T1">📊 Dive deep into the world of R functions with our latest tutorial! 👍 Subscribe for more actuarial predictive analytics insights that make complex concepts crystal clear. 🚀 Follow me on </text:span><text:change-start text:change-id="ct39116368"/><text:span text:style-name="T1"><text:s/>YouTube</text:span><text:change-end text:change-id="ct39116368"/><text:change text:change-id="ct39027808"/><text:span text:style-name="T1"> </text:span><text:change-start text:change-id="ct39026672"/><text:span text:style-name="T1"><text:s/>YouTube</text:span><text:change-end text:change-id="ct39026672"/><text:change text:change-id="ct38941360"/><text:span text:style-name="T1"> for exclusive updates. 📷 Ready to level up your skills? Enroll in my full Exam PA course at http://PredictiveInsightsAI.com/ and grab your FREE Exam PA study guide at https://PredictiveInsightsAI.com/#study-guide-access 📕<text:line-break/></text:span></text:p>
        </text:list-item>
        <text:list-item>
          <text:p text:style-name="P82"><text:span text:style-name="T1">🌟 Explore the power of R functions with us! 👍 Subscribe to stay ahead in actuarial predictive analytics. 🚀 Follow <text:s/>on </text:span><text:change-start text:change-id="ct39114256"/><text:span text:style-name="T1"><text:s/>YouTube</text:span><text:change-end text:change-id="ct39114256"/><text:change text:change-id="ct38855296"/><text:span text:style-name="T1"> for behind-the-scenes content. 📷 Want to dive deeper? Join my comprehensive Exam PA course at http://PredictiveInsightsAI.com/ and access your FREE study guide at https://PredictiveInsightsAI.com/#study-guide-access 📕<text:line-break/></text:span></text:p>
        </text:list-item>
        <text:list-item>
          <text:p text:style-name="P82"><text:span text:style-name="T1">🔄 Unlock the secrets of R functions in our latest tutorial! 👍 Subscribe for more actuarial predictive analytics wisdom that simplifies complexities. 🚀 Connect with us on </text:span><text:change-start text:change-id="ct39028704"/><text:span text:style-name="T1"><text:s/>YouTube</text:span><text:change-end text:change-id="ct39028704"/><text:change text:change-id="ct38912048"/><text:span text:style-name="T1"> </text:span><text:change-start text:change-id="ct38530784"/><text:span text:style-name="T1"><text:s/>YouTube</text:span><text:change-end text:change-id="ct38530784"/><text:change text:change-id="ct38884848"/><text:span text:style-name="T1"> for exclusive content. 📷 Ready to take your skills to the next level? Enroll in my full Exam PA course at http://PredictiveInsightsAI.com/ and claim your FREE Exam PA study guide at https://PredictiveInsightsAI.com/#study-guide-access 📕<text:line-break/></text:span></text:p>
        </text:list-item>
        <text:list-item>
          <text:p text:style-name="P82"><text:span text:style-name="T1">📚 Ready to master R functions? Subscribe now for engaging actuarial predictive analytics tutorials! 👍 Follow <text:s/>on </text:span><text:change-start text:change-id="ct38883584"/><text:span text:style-name="T1"><text:s/>YouTube</text:span><text:change-end text:change-id="ct38883584"/><text:change text:change-id="ct40589616"/><text:span text:style-name="T1"> for a closer look at our data-driven journey. 📷 Dive into the full Exam PA course at http://PredictiveInsightsAI.com/ and grab your FREE study guide at https://PredictiveInsightsAI.com/#study-guide-access 🚀<text:line-break/></text:span></text:p>
        </text:list-item>
        <text:list-item>
          <text:p text:style-name="P82"><text:span text:style-name="T1">🚀 Elevate your understanding of R functions with our latest tutorial! 👍 Subscribe for insightful actuarial predictive analytics content that brings clarity to complexities. 📊 Follow me on </text:span><text:change-start text:change-id="ct38444544"/><text:span text:style-name="T1"><text:s/>YouTube</text:span><text:change-end text:change-id="ct38444544"/><text:change text:change-id="ct40591296"/><text:span text:style-name="T1"> </text:span><text:change-start text:change-id="ct40244720"/><text:span text:style-name="T1"><text:s/>YouTube</text:span><text:change-end text:change-id="ct40244720"/><text:change text:change-id="ct40532112"/><text:span text:style-name="T1"> for exclusive updates. 📷 Ready to take a deep dive? Enroll in my comprehensive Exam PA course at http://PredictiveInsightsAI.com/ and secure your FREE Exam PA study guide at https://PredictiveInsightsAI.com/#study-guide-access 📕</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RFunctionsTutorial, ActuarialAnalytics, DataScienceInsights, ExamPATips, PredictiveAnalyticsExplained, LearnRProgramming, DataVisualizationSkills, SubscribeForDataWisdom</text:span></text:p>
      <text:p text:style-name="P1"/>
      <text:p text:style-name="P1"/>
      <text:p text:style-name="Standard"><text:span text:style-name="T5">VIDEO 38</text:span></text:p>
      <text:p text:style-name="P4"><text:soft-page-break/></text:p>
      <text:p text:style-name="Standard"><text:span text:style-name="T10">Title:</text:span><text:span text:style-name="T1"> r summary</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1702494870" text:style-name="WWNum14">
        <text:list-item>
          <text:p text:style-name="P83"><text:span text:style-name="T1">Mastering Data with R: A Comprehensive Guide to 'R Summary' Essentials!</text:span></text:p>
        </text:list-item>
        <text:list-item>
          <text:p text:style-name="P83"><text:span text:style-name="T1">Unlock the Power of 'R Summary': Your Go-To Tutorial for Data Insights!</text:span></text:p>
        </text:list-item>
        <text:list-item>
          <text:p text:style-name="P83"><text:span text:style-name="T1">R Summary Unleashed: Dive Deep into Data Analysis Like Never Before!</text:span></text:p>
        </text:list-item>
        <text:list-item>
          <text:p text:style-name="P83"><text:span text:style-name="T1">Crack the Code: 'R Summary' Explained for Powerful Data Summarization!</text:span></text:p>
        </text:list-item>
        <text:list-item>
          <text:p text:style-name="P83"><text:span text:style-name="T1">Data Mastery Begins with 'R Summary': Essential Tips and Techniques!</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There’s no description in the video***</text:span></text:p>
      <text:p text:style-name="P1"/>
      <text:p text:style-name="Standard"><text:span text:style-name="T10">New description Options: </text:span></text:p>
      <text:p text:style-name="P5"/>
      <text:list xml:id="list3060449583" text:style-name="WWNum15">
        <text:list-item>
          <text:p text:style-name="P84"><text:span text:style-name="T1">📊 Dive deep into the world of 'R Summary function' with our latest tutorial! 👍 Subscribe for more actuarial predictive analytics insights that simplify data analysis. 🚀 Follow me on </text:span><text:change-start text:change-id="ct39550096"/><text:span text:style-name="T1"><text:s/>YouTube</text:span><text:change-end text:change-id="ct39550096"/><text:change text:change-id="ct39550400"/><text:span text:style-name="T1"> </text:span><text:change-start text:change-id="ct39461760"/><text:span text:style-name="T1"><text:s/>YouTube</text:span><text:change-end text:change-id="ct39461760"/><text:change text:change-id="ct39463872"/><text:span text:style-name="T1"> for exclusive content. 📷 Ready to enhance your skills? Enroll in my comprehensive Exam PA course at http://PredictiveInsightsAI.com/ and grab your FREE Exam PA study guide at https://PredictiveInsightsAI.com/#study-guide-access 📕<text:line-break/></text:span></text:p>
        </text:list-item>
        <text:list-item>
          <text:p text:style-name="P84"><text:span text:style-name="T1">🌐 Unlock the secrets of effective data summarization with our 'R Summary function' tutorial! 👍 Subscribe for more actuarial predictive analytics wisdom that transforms complex concepts into clear insights. 🚀 Join our community on </text:span><text:change-start text:change-id="ct39432400"/><text:span text:style-name="T1"><text:s/>YouTube</text:span><text:change-end text:change-id="ct39432400"/><text:change text:change-id="ct39258448"/><text:span text:style-name="T1"> </text:span><text:change-start text:change-id="ct39433712"/><text:span text:style-name="T1"><text:s/>YouTube</text:span><text:change-end text:change-id="ct39433712"/><text:change text:change-id="ct39259408"/><text:span text:style-name="T1"> for behind-the-scenes content. 📷 Ready to elevate your data skills? Enroll in my full Exam PA course at http://PredictiveInsightsAI.com/ and access your FREE study guide at https://PredictiveInsightsAI.com/#study-guide-access 📕<text:line-break/></text:span></text:p>
        </text:list-item>
        <text:list-item>
          <text:p text:style-name="P84"><text:span text:style-name="T1">🔄 Ready to master 'R Summary function' for powerful data insights? Subscribe now for engaging actuarial predictive analytics tutorials! 👍 Follow <text:s/>on </text:span><text:change-start text:change-id="ct38997648"/><text:span text:style-name="T1"><text:s/>YouTube</text:span><text:change-end text:change-id="ct38997648"/><text:change text:change-id="ct39000256"/><text:span text:style-name="T1"> for a closer look at our data-driven journey. 📷 Dive into the full Exam PA course at http://PredictiveInsightsAI.com/ and claim your FREE Exam PA study guide at https://PredictiveInsightsAI.com/#study-guide-access 🚀<text:line-break/></text:span></text:p>
        </text:list-item>
        <text:list-item>
          <text:p text:style-name="P84"><text:span text:style-name="T1">📚 Elevate your understanding of 'R Summary function' with our latest tutorial! 👍 Subscribe for insightful actuarial predictive analytics content that brings clarity to data summarization. 📊 Follow me on </text:span><text:change-start text:change-id="ct38648144"/><text:span text:style-name="T1"><text:s/>YouTube</text:span><text:change-end text:change-id="ct38648144"/><text:change text:change-id="ct38648448"/><text:span text:style-name="T1"> </text:span><text:change-start text:change-id="ct40039872"/><text:span text:style-name="T1"><text:s/>YouTube</text:span><text:change-end text:change-id="ct40039872"/><text:change text:change-id="ct40068208"/><text:span text:style-name="T1"> for exclusive updates. 📷 Ready to take a deep dive? Enroll in my comprehensive Exam PA course at http://PredictiveInsightsAI.com/ and secure your FREE Exam PA study guide at https://PredictiveInsightsAI.com/#study-guide-access 📕<text:line-break/></text:span></text:p>
        </text:list-item>
        <text:list-item>
          <text:p text:style-name="P84"><text:span text:style-name="T1">🚀 Unlock the potential of 'R Summary function' for smarter data analysis! Subscribe for actuarial predictive analytics tutorials that simplify complexities. 👍 Follow me on </text:span><text:change-start text:change-id="ct40069840"/><text:span text:style-name="T1"><text:s/>YouTube</text:span><text:change-end text:change-id="ct40069840"/><text:change text:change-id="ct39259744"/><text:span text:style-name="T1"> </text:span><text:change-start text:change-id="ct39952608"/><text:span text:style-name="T1"><text:s/>YouTube</text:span><text:change-end text:change-id="ct39952608"/><text:change text:change-id="ct39290096"/><text:span text:style-name="T1"> for exclusive behind-the-scenes content. 📷 Ready to deepen your skills? Enroll in my full Exam PA course at http://PredictiveInsightsAI.com/ and get your FREE Exam PA study guide at https://PredictiveInsightsAI.com/#study-guide-access 📕</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oft-page-break/><text:span text:style-name="T10">New tags: </text:span></text:p>
      <text:p text:style-name="P1"/>
      <text:p text:style-name="Standard"><text:span text:style-name="T1">RSummaryTutorial, DataAnalysisInsights, ActuarialAnalyticsTips, LearnRProgramming, ExamPACourse, DataSummarizationSkills, SubscribeForAnalyticsWisdom, FreeStudyGuide</text:span></text:p>
      <text:p text:style-name="P1"/>
      <text:p text:style-name="P1"/>
      <text:p text:style-name="Standard"><text:span text:style-name="T5">VIDEO 39</text:span></text:p>
      <text:p text:style-name="P4"/>
      <text:p text:style-name="Standard"><text:span text:style-name="T10">Title:</text:span><text:span text:style-name="T1"> Question - Interpreting Logit-Probit Coefficients</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28761894" text:style-name="WWNum66">
        <text:list-item>
          <text:p text:style-name="P85"><text:span text:style-name="T1">Crack the Code: Demystifying Logit-Probit Coefficients for Beginners!</text:span></text:p>
        </text:list-item>
        <text:list-item>
          <text:p text:style-name="P85"><text:span text:style-name="T1">Interpreting Logit-Probit Coefficients Made Easy: A Practical Guide!</text:span></text:p>
        </text:list-item>
        <text:list-item>
          <text:p text:style-name="P85"><text:span text:style-name="T1">Decoding Data Magic: Understanding Logit-Probit Coefficients with Examples!</text:span></text:p>
        </text:list-item>
        <text:list-item>
          <text:p text:style-name="P85"><text:span text:style-name="T1">Mastering Coefficients: A Step-by-Step Guide to Logit-Probit Interpretation!</text:span></text:p>
        </text:list-item>
        <text:list-item>
          <text:p text:style-name="P85"><text:span text:style-name="T1">Data Insights Unveiled: Interpreting Logit-Probit Coefficients Like a Pro!</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There’s no description in the video***</text:span></text:p>
      <text:p text:style-name="P1"/>
      <text:p text:style-name="Standard"><text:span text:style-name="T10">New description Options: </text:span></text:p>
      <text:p text:style-name="P5"/>
      <text:list xml:id="list4058048768" text:style-name="WWNum74">
        <text:list-item>
          <text:p text:style-name="P86"><text:span text:style-name="T1">📊 Unlock the secrets of interpreting Logit-Probit coefficients with our latest tutorial! 👍 Subscribe for more actuarial predictive analytics insights that break down complex questions into clear answers. 🚀 Follow me on </text:span><text:change-start text:change-id="ct39750224"/><text:span text:style-name="T1"><text:s/>YouTube</text:span><text:change-end text:change-id="ct39750224"/><text:change text:change-id="ct39753040"/><text:span text:style-name="T1"> </text:span><text:change-start text:change-id="ct39752752"/><text:span text:style-name="T1"><text:s/>YouTube</text:span><text:change-end text:change-id="ct39752752"/><text:change text:change-id="ct39751264"/><text:span text:style-name="T1"> for exclusive updates. 📷 Ready to elevate your skills? Enroll in my full Exam PA course at http://PredictiveInsightsAI.com/ and grab your FREE Exam PA study guide at https://PredictiveInsightsAI.com/#study-guide-access 📕<text:line-break/></text:span></text:p>
        </text:list-item>
        <text:list-item>
          <text:p text:style-name="P86"><text:span text:style-name="T1">🌐 Dive into the world of Logit-Probit coefficients interpretation with our latest video! 👍 Subscribe for actionable actuarial predictive analytics tutorials designed to make complex topics understandable. 🚀 Connect with us on </text:span><text:change-start text:change-id="ct39664080"/><text:span text:style-name="T1"><text:s/>YouTube</text:span><text:change-end text:change-id="ct39664080"/><text:change text:change-id="ct38676688"/><text:span text:style-name="T1"> </text:span><text:change-start text:change-id="ct38501808"/><text:span text:style-name="T1"><text:s/>YouTube</text:span><text:change-end text:change-id="ct38501808"/><text:change text:change-id="ct38676464"/><text:span text:style-name="T1"> for behind-the-scenes content. 📷 Ready to master the art of interpretation? Enroll in my comprehensive Exam PA course at http://PredictiveInsightsAI.com/ and access your FREE study guide at https://PredictiveInsightsAI.com/#study-guide-access 📕<text:line-break/></text:span></text:p>
        </text:list-item>
        <text:list-item>
          <text:p text:style-name="P86"><text:span text:style-name="T1">🚀 Ready to decipher Logit-Probit coefficients? Subscribe now for insightful actuarial predictive analytics tutorials! 👍 Follow <text:s/>on </text:span><text:change-start text:change-id="ct40332512"/><text:span text:style-name="T1"><text:s/>YouTube</text:span><text:change-end text:change-id="ct40332512"/><text:change text:change-id="ct39058576"/><text:span text:style-name="T1"> for an inside look at our data-driven journey. 📷 Dive into the full Exam PA course at http://PredictiveInsightsAI.com/ and claim your FREE Exam PA study guide at https://PredictiveInsightsAI.com/#study-guide-access 🌟<text:line-break/></text:span></text:p>
        </text:list-item>
        <text:list-item>
          <text:p text:style-name="P86"><text:soft-page-break/><text:span text:style-name="T1">📚 Elevate your understanding of Logit-Probit coefficients with our latest tutorial! 👍 Subscribe for insightful actuarial predictive analytics content that simplifies complex interpretations. 📊 Follow me on </text:span><text:change-start text:change-id="ct39982192"/><text:span text:style-name="T1"><text:s/>YouTube</text:span><text:change-end text:change-id="ct39982192"/><text:change text:change-id="ct40503088"/><text:span text:style-name="T1"> </text:span><text:change-start text:change-id="ct40506144"/><text:span text:style-name="T1"><text:s/>YouTube</text:span><text:change-end text:change-id="ct40506144"/><text:change text:change-id="ct40387664"/><text:span text:style-name="T1"> for exclusive updates. 📷 Ready to take a deep dive? Enroll in my comprehensive Exam PA course at http://PredictiveInsightsAI.com/ and secure your FREE Exam PA study guide at https://PredictiveInsightsAI.com/#study-guide-access 🚀<text:line-break/></text:span></text:p>
        </text:list-item>
        <text:list-item>
          <text:p text:style-name="P86"><text:span text:style-name="T1">🌟 Crack the code of Logit-Probit coefficients interpretation with our latest video! 👍 Subscribe for actuarial predictive analytics tutorials that make learning a breeze. 🚀 Follow me on </text:span><text:change-start text:change-id="ct38677216"/><text:span text:style-name="T1"><text:s/>YouTube</text:span><text:change-end text:change-id="ct38677216"/><text:change text:change-id="ct40476096"/><text:span text:style-name="T1"> </text:span><text:change-start text:change-id="ct40476592"/><text:span text:style-name="T1"><text:s/>YouTube</text:span><text:change-end text:change-id="ct40476592"/><text:change text:change-id="ct38768128"/><text:span text:style-name="T1"> for a closer look at our data-driven journey. 📷 Ready to deepen your skills? Enroll in my full Exam PA course at http://PredictiveInsightsAI.com/ and get your FREE Exam PA study guide at https://PredictiveInsightsAI.com/#study-guide-access 📕</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LogitProbitInterpretation, ActuarialAnalyticsTutorial, DataInsightsExplained, SubscribeForAnalyticsWisdom, ExamPACourse, VisualizeTheDataJourney, UnlockDataSecrets, FreeStudyGuide</text:span></text:p>
      <text:p text:style-name="P1"/>
      <text:p text:style-name="P1"/>
      <text:p text:style-name="Standard"><text:span text:style-name="T5">VIDEO 40</text:span></text:p>
      <text:p text:style-name="P4"/>
      <text:p text:style-name="Standard"><text:span text:style-name="T10">Title:</text:span><text:span text:style-name="T1"> Question - Interaction Effects</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2009245327" text:style-name="WWNum54">
        <text:list-item>
          <text:p text:style-name="P87"><text:span text:style-name="T1">Unveiling the Magic: Understanding Interaction Effects in 5 Minutes!</text:span></text:p>
        </text:list-item>
        <text:list-item>
          <text:p text:style-name="P87"><text:span text:style-name="T1">Interaction Effects Decoded: A Step-by-Step Guide for Data Enthusiasts!</text:span></text:p>
        </text:list-item>
        <text:list-item>
          <text:p text:style-name="P87"><text:span text:style-name="T1">Cracking the Code: Mastering Interaction Effects!</text:span></text:p>
        </text:list-item>
        <text:list-item>
          <text:p text:style-name="P87"><text:span text:style-name="T1">Data Alchemy: Transforming Insights with Interaction Effects Mastery!</text:span></text:p>
        </text:list-item>
        <text:list-item>
          <text:p text:style-name="P87"><text:span text:style-name="T1">Beyond Basics: Dive into the World of Interaction Effects with Ease!</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There’s no description in the video**</text:span></text:p>
      <text:p text:style-name="P1"><text:soft-page-break/></text:p>
      <text:p text:style-name="Standard"><text:span text:style-name="T10">New description Options: </text:span></text:p>
      <text:p text:style-name="P5"/>
      <text:list xml:id="list2958822795" text:style-name="WWNum43">
        <text:list-item>
          <text:p text:style-name="P88"><text:span text:style-name="T1">📊 Dive into the fascinating world of Interaction Effects with our latest tutorial! 👍 Subscribe for more actuarial predictive analytics insights that unravel complex questions. 🚀 Follow me on </text:span><text:change-start text:change-id="ct40792160"/><text:span text:style-name="T1"><text:s/>YouTube</text:span><text:change-end text:change-id="ct40792160"/><text:change text:change-id="ct39375392"/><text:span text:style-name="T1"> </text:span><text:change-start text:change-id="ct39374048"/><text:span text:style-name="T1"><text:s/>YouTube</text:span><text:change-end text:change-id="ct39374048"/><text:change text:change-id="ct40850288"/><text:span text:style-name="T1"> for exclusive updates. 📷 Ready to elevate your understanding? Enroll in my full Exam PA course at http://PredictiveInsightsAI.com/ and grab your FREE Exam PA study guide at https://PredictiveInsightsAI.com/#study-guide-access 📕<text:line-break/></text:span></text:p>
        </text:list-item>
        <text:list-item>
          <text:p text:style-name="P88"><text:span text:style-name="T1">🌟 Uncover the secrets of Interaction Effects with our latest video! 👍 Subscribe for actionable actuarial predictive analytics tutorials that simplify intricate concepts. 🚀 Connect with us on </text:span><text:change-start text:change-id="ct40764096"/><text:span text:style-name="T1"><text:s/>YouTube</text:span><text:change-end text:change-id="ct40764096"/><text:change text:change-id="ct40852016"/><text:span text:style-name="T1"> </text:span><text:change-start text:change-id="ct40737392"/><text:span text:style-name="T1"><text:s/>YouTube</text:span><text:change-end text:change-id="ct40737392"/><text:change text:change-id="ct40763184"/><text:span text:style-name="T1"> for behind-the-scenes content. 📷 Ready to master the art of interpretation? Enroll in my comprehensive Exam PA course at http://PredictiveInsightsAI.com/ and access your FREE study guide at https://PredictiveInsightsAI.com/#study-guide-access 📕<text:line-break/></text:span></text:p>
        </text:list-item>
        <text:list-item>
          <text:p text:style-name="P88"><text:span text:style-name="T1">🚀 Ready to demystify Interaction Effects? Subscribe now for insightful actuarial predictive analytics tutorials! 👍 Follow <text:s/>on </text:span><text:change-start text:change-id="ct40793984"/><text:span text:style-name="T1"><text:s/>YouTube</text:span><text:change-end text:change-id="ct40793984"/><text:change text:change-id="ct40359760"/><text:span text:style-name="T1"> for an inside look at our data-driven journey. 📷 Dive into the full Exam PA course at http://PredictiveInsightsAI.com/ and claim your FREE Exam PA study guide at https://PredictiveInsightsAI.com/#study-guide-access 🌟<text:line-break/></text:span></text:p>
        </text:list-item>
        <text:list-item>
          <text:p text:style-name="P88"><text:span text:style-name="T1">📚 Elevate your understanding of Interaction Effects with our latest tutorial! 👍 Subscribe for insightful actuarial predictive analytics content that simplifies complex interpretations. 📊 Follow me on </text:span><text:change-start text:change-id="ct40764320"/><text:span text:style-name="T1"><text:s/>YouTube</text:span><text:change-end text:change-id="ct40764320"/><text:change text:change-id="ct38272448"/><text:span text:style-name="T1"> </text:span><text:change-start text:change-id="ct39234176"/><text:span text:style-name="T1"><text:s/>YouTube</text:span><text:change-end text:change-id="ct39234176"/><text:change text:change-id="ct40939200"/><text:span text:style-name="T1"> for exclusive updates. 📷 Ready to take a deep dive? Enroll in my comprehensive Exam PA course at http://PredictiveInsightsAI.com/ and secure your FREE Exam PA study guide at https://PredictiveInsightsAI.com/#study-guide-access 🚀<text:line-break/></text:span></text:p>
        </text:list-item>
        <text:list-item>
          <text:p text:style-name="P88"><text:span text:style-name="T1">🌟 Crack the code of Interaction Effects with our latest video! 👍 Subscribe for actuarial predictive analytics tutorials that make learning a breeze. 🚀 Follow me on </text:span><text:change-start text:change-id="ct40795088"/><text:span text:style-name="T1"><text:s/>YouTube</text:span><text:change-end text:change-id="ct40795088"/><text:change text:change-id="ct38799744"/><text:span text:style-name="T1"> </text:span><text:change-start text:change-id="ct39379696"/><text:span text:style-name="T1"><text:s/>YouTube</text:span><text:change-end text:change-id="ct39379696"/><text:change text:change-id="ct38801728"/><text:span text:style-name="T1"> for a closer look at our data-driven journey. 📷 Ready to deepen your skills? Enroll in my full Exam PA course at http://PredictiveInsightsAI.com/ and get your FREE Exam PA study guide at https://PredictiveInsightsAI.com/#study-guide-access 📕</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InteractionEffectsExplained, ActuarialAnalyticsTutorial, DataInsightsDemystified, SubscribeForAnalyticsWisdom, ExamPACourse, VisualizeTheDataJourney, MasterInteractionEffects, FreeStudyGuide</text:span></text:p>
      <text:p text:style-name="P1"/>
      <text:p text:style-name="P1"/>
      <text:p text:style-name="Standard"><text:span text:style-name="T5">VIDEO 41</text:span></text:p>
      <text:p text:style-name="P4"/>
      <text:p text:style-name="Standard"><text:span text:style-name="T10">Title:</text:span><text:span text:style-name="T1"> Mastering Exam PA: 5 Tips for Effective Practice Exam Grading | Predictive Analyst</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524638070" text:style-name="WWNum23">
        <text:list-item>
          <text:p text:style-name="P89"><text:span text:style-name="T1">Unlock Success: 5 Pro Tips for Mastering Exam PA Practice Exam Grading!</text:span></text:p>
        </text:list-item>
        <text:list-item>
          <text:p text:style-name="P89"><text:span text:style-name="T1">Ace Your Predictive Analyst Exam: The Ultimate Guide to Effective Grading!</text:span></text:p>
        </text:list-item>
        <text:list-item>
          <text:p text:style-name="P89"><text:span text:style-name="T1">Data Mastery Unleashed: 5 Expert Tips for Grading Exam PA Practice Exams!</text:span></text:p>
        </text:list-item>
        <text:list-item>
          <text:p text:style-name="P89"><text:span text:style-name="T1">Predictive Analytics Excellence: Elevate Your Practice Exam Grading with 5 Strategies!</text:span></text:p>
        </text:list-item>
        <text:list-item>
          <text:p text:style-name="P89"><text:soft-page-break/><text:span text:style-name="T1">Crack the Code: 5 Tips to Master Exam PA Practice Exam Grading Like a Pro!</text:span></text:p>
        </text:list-item>
      </text:list>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Mastering Exam PA: 5 Tips for Effective Practice Exam Grading</text:span></text:p>
      <text:p text:style-name="P1"/>
      <text:p text:style-name="Standard"><text:span text:style-name="T1">Embarking on the journey to pass Exam PA? In this insightful video, we dive into a step-by-step guide on grading your practice exams to maximize your preparation and boost your chances of success. The script covers essential tips, including testing your knowledge with practice exams, reviewing tutorial videos, and avoiding common pitfalls. The narrator shares personal experiences and provides valuable insights to help you develop a robust study routine. Learn from mistakes, streamline your approach, and discover the most effective strategies for grading and refining your exam preparation. Don't miss out on this comprehensive guide that could make all the difference in your Exam PA journey. Watch now and ace your exam with flying colors!</text:span></text:p>
      <text:p text:style-name="P1"/>
      <text:p text:style-name="Standard"><text:span text:style-name="T1">My LinkedIn profile: <text:s/>https://www.linkedin.com/in/sdcastillo/</text:span></text:p>
      <text:p text:style-name="Standard"><text:span text:style-name="T1">My Website: sdcastillo.github.io/PA-R-Study-Manual</text:span></text:p>
      <text:p text:style-name="P1"/>
      <text:p text:style-name="P1"/>
      <text:p text:style-name="Standard"><text:span text:style-name="T10">New description Options: </text:span></text:p>
      <text:p text:style-name="P5"/>
      <text:list xml:id="list2606161695" text:style-name="WWNum1">
        <text:list-item>
          <text:p text:style-name="P90"><text:span text:style-name="T1">🏆 Ready to conquer Exam PA? Dive into our latest video for 5 game-changing tips on mastering practice exam grading! 🚀 Whether you're a seasoned learner or just starting, this step-by-step guide will turbocharge your preparation and increase your chances of success. Learn from personal experiences, avoid common pitfalls, and refine your study routine. Don't miss out on the insights that could make all the difference in your Exam PA journey. Watch now to ace your exam with confidence!<text:line-break/></text:span></text:p>
        </text:list-item>
        <text:list-item>
          <text:p text:style-name="P90"><text:span text:style-name="T1">🌟 Elevate your Exam PA journey with our exclusive video: "Mastering Exam PA: 5 Tips for Effective Practice Exam Grading." 📊 Uncover the secrets to optimizing your preparation as we guide you through essential tips for grading practice exams. From testing your knowledge to avoiding pitfalls, each step is designed to enhance your study routine. The narrator shares personal experiences and valuable insights to help you refine your approach. Ready to succeed? Watch now and unlock the path to acing your Exam PA!<text:line-break/></text:span></text:p>
        </text:list-item>
        <text:list-item>
          <text:p text:style-name="P90"><text:span text:style-name="T1">🚀 Boost your Exam PA preparation with our latest guide: "Mastering Exam PA - 5 Tips for Effective Practice Exam Grading." 📝 Whether you're a predictive analyst in the making or refining your skills, this video provides a comprehensive approach to practice exam grading. Test your knowledge, review tutorial videos, and sidestep common pitfalls with expert insights. The narrator shares personal experiences to guide you in developing a study routine that works. Don't miss this chance to excel in your Exam PA journey – watch now!<text:line-break/></text:span></text:p>
        </text:list-item>
        <text:list-item>
          <text:p text:style-name="P90"><text:span text:style-name="T1">📚 Unleash the power of effective practice exam grading in our latest video: "Mastering Exam PA: 5 Tips for Success!" 🌐 Whether you're a seasoned candidate or a newcomer to Exam PA, this step-by-step guide covers essential tips to refine your preparation. Test your knowledge, learn from mistakes, and discover strategies for efficient grading. The narrator shares personal experiences, offering valuable insights to help you navigate the Exam PA journey successfully. Don't just study – study smarter. Watch now to ace your exam with confidence!<text:line-break/></text:span></text:p>
        </text:list-item>
        <text:list-item>
          <text:p text:style-name="P90"><text:span text:style-name="T1">🎓 Are you ready to crush Exam PA? Our latest video has you covered! "Mastering Exam PA: 5 Tips for Effective Practice Exam Grading" is your go-to guide for success. 🏅 From testing your knowledge to avoiding common pitfalls, this step-by-step tutorial provides valuable insights to maximize your preparation efforts. The narrator shares personal experiences, giving you an inside look at the most effective strategies for grading and refining your approach. Ready to ace your Exam PA journey? Watch now and level up your exam preparation!</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ExamPASuccess, PracticeExamGrading, PredictiveAnalyticsTips, StudyRoutineBoost, AceYourExam, ExamPAJourney, EffectiveStudyStrategies, PersonalInsightsforSuccess</text:span></text:p>
      <text:p text:style-name="P1"/>
      <text:p text:style-name="P1"><text:soft-page-break/></text:p>
      <text:p text:style-name="Standard"><text:span text:style-name="T5">VIDEO 42</text:span></text:p>
      <text:p text:style-name="P4"/>
      <text:p text:style-name="Standard"><text:span text:style-name="T10">Title:</text:span><text:span text:style-name="T1"> Question - Lasso on Binarized Factors</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416346811" text:style-name="WWNum59">
        <text:list-item>
          <text:p text:style-name="P91"><text:span text:style-name="T1">Decoding Lasso Magic: Binarized Factors Unleashed!</text:span></text:p>
        </text:list-item>
        <text:list-item>
          <text:p text:style-name="P91"><text:span text:style-name="T1">Questioning Lasso? Explore Binarized Factors Like Never Before!</text:span></text:p>
        </text:list-item>
        <text:list-item>
          <text:p text:style-name="P91"><text:span text:style-name="T1">Lasso Mastery: Cracking the Code on Binarized Factors!</text:span></text:p>
        </text:list-item>
        <text:list-item>
          <text:p text:style-name="P91"><text:span text:style-name="T1">Bridging the Gap: Understanding Lasso with Binarized Factors Insights!</text:span></text:p>
        </text:list-item>
        <text:list-item>
          <text:p text:style-name="P91"><text:span text:style-name="T1">Lasso on Binarized Factors: A Visual Guide to Enhanced Data Analysis!</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There’s no description in the video***</text:span></text:p>
      <text:p text:style-name="P1"/>
      <text:p text:style-name="Standard"><text:span text:style-name="T10">New description Options: 2,4</text:span></text:p>
      <text:p text:style-name="P5"/>
      <text:list xml:id="list2293303834" text:style-name="WWNum6">
        <text:list-item>
          <text:p text:style-name="P92"><text:span text:style-name="T1">🌟 Dive into the world of Lasso on Binarized Factors with our latest tutorial! 👍 Subscribe for more actuarial predictive analytics insights that demystify complex questions. 🚀 Follow me on </text:span><text:change-start text:change-id="ct40127568"/><text:span text:style-name="T1"><text:s/>YouTube</text:span><text:change-end text:change-id="ct40127568"/><text:change text:change-id="ct40129296"/><text:span text:style-name="T1"> </text:span><text:change-start text:change-id="ct40129520"/><text:span text:style-name="T1"><text:s/>YouTube</text:span><text:change-end text:change-id="ct40129520"/><text:change text:change-id="ct40133600"/><text:span text:style-name="T1"> for exclusive updates. 📷 Ready to elevate your understanding? Enroll in my full Exam PA course at http://PredictiveInsightsAI.com/ and grab your FREE Exam PA study guide at https://PredictiveInsightsAI.com/#study-guide-access 📕<text:line-break/></text:span></text:p>
        </text:list-item>
        <text:list-item>
          <text:p text:style-name="P92"><text:span text:style-name="T1">🔍 Unravel the secrets of Lasso on Binarized Factors with our newest video! 👍 Subscribe for actionable actuarial predictive analytics tutorials designed to make intricate concepts crystal clear. 🚀 Connect with us on </text:span><text:change-start text:change-id="ct43383072"/><text:span text:style-name="T1"><text:s/>YouTube</text:span><text:change-end text:change-id="ct43383072"/><text:change text:change-id="ct43393520"/><text:span text:style-name="T1"> </text:span><text:change-start text:change-id="ct43392576"/><text:span text:style-name="T1"><text:s/>YouTube</text:span><text:change-end text:change-id="ct43392576"/><text:change text:change-id="ct43394016"/><text:span text:style-name="T1"> for behind-the-scenes content. 📷 Ready to master the art of interpretation? Enroll in my comprehensive Exam PA course at http://PredictiveInsightsAI.com/ and access your FREE study guide at https://PredictiveInsightsAI.com/#study-guide-access 📕<text:line-break/></text:span></text:p>
        </text:list-item>
        <text:list-item>
          <text:p text:style-name="P92"><text:span text:style-name="T1">🚀 Ready to demystify Lasso on Binarized Factors? Subscribe now for insightful actuarial predictive analytics tutorials! 👍 Follow <text:s/>on </text:span><text:change-start text:change-id="ct37955056"/><text:span text:style-name="T1"><text:s/>YouTube</text:span><text:change-end text:change-id="ct37955056"/><text:change text:change-id="ct43397648"/><text:span text:style-name="T1"> for an inside look at our data-driven journey. 📷 Dive into the full Exam PA course at http://PredictiveInsightsAI.com/ and claim your FREE Exam PA study guide at https://PredictiveInsightsAI.com/#study-guide-access 🌟<text:line-break/></text:span></text:p>
        </text:list-item>
        <text:list-item>
          <text:p text:style-name="P92"><text:span text:style-name="T1">📚 Elevate your understanding of Lasso on Binarized Factors with our latest tutorial! 👍 Subscribe for insightful actuarial predictive analytics content that simplifies complex interpretations. 📊 Follow me on </text:span><text:change-start text:change-id="ct43144112"/><text:span text:style-name="T1"><text:s/>YouTube</text:span><text:change-end text:change-id="ct43144112"/><text:change text:change-id="ct43144560"/><text:span text:style-name="T1"> </text:span><text:change-start text:change-id="ct43143808"/><text:span text:style-name="T1"><text:s/>YouTube</text:span><text:change-end text:change-id="ct43143808"/><text:change text:change-id="ct43147632"/><text:span text:style-name="T1"> for exclusive updates. 📷 Ready to take a deep dive? Enroll in my comprehensive Exam PA course at http://PredictiveInsightsAI.com/ and secure your FREE Exam PA study guide at https://PredictiveInsightsAI.com/#study-guide-access 🚀<text:line-break/></text:span></text:p>
        </text:list-item>
        <text:list-item>
          <text:p text:style-name="P92"><text:span text:style-name="T1">🌐 Unleash the potential of Lasso on Binarized Factors with our latest video! 👍 Subscribe for actuarial predictive analytics tutorials that make learning a breeze. 🚀 Follow me on </text:span><text:change-start text:change-id="ct43153600"/><text:span text:style-name="T1"><text:s/>YouTube</text:span><text:change-end text:change-id="ct43153600"/><text:change text:change-id="ct43145872"/><text:span text:style-name="T1"> </text:span><text:change-start text:change-id="ct43151440"/><text:span text:style-name="T1"><text:s/>YouTube</text:span><text:change-end text:change-id="ct43151440"/><text:change text:change-id="ct43150992"/><text:span text:style-name="T1"> for a closer look at our data-driven journey. 📷 Ready to deepen your skills? Enroll in my full Exam PA course at http://PredictiveInsightsAI.com/ and get your FREE Exam PA study guide at https://PredictiveInsightsAI.com/#study-guide-access 📕</text:span></text:p>
        </text:list-item>
      </text:list>
      <text:p text:style-name="P1"/>
      <text:p text:style-name="P1"/>
      <text:p text:style-name="Standard"><text:soft-page-break/><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LassoOnBinarizedFactors, ActuarialAnalyticsTutorial, PredictiveAnalyticsInsights, SubscribeForDataWisdom, ExamPACourse, DataAnalysisDemystified, MasterLassoTechniques, FreeStudyGuide</text:span></text:p>
      <text:p text:style-name="P1"/>
      <text:p text:style-name="P1"/>
      <text:p text:style-name="Standard"><text:span text:style-name="T5">VIDEO 43</text:span></text:p>
      <text:p text:style-name="P4"/>
      <text:p text:style-name="Standard"><text:span text:style-name="T10">Title:</text:span><text:span text:style-name="T1"> Ace the Test: Expert Guidance through Practice Exam PA for ML Practitioners | Predictive Analyst</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1775497931" text:style-name="WWNum81">
        <text:list-item>
          <text:p text:style-name="P93"><text:span text:style-name="T1">Mastering Exam PA: A Practical Guide for ML Practitioners!</text:span></text:p>
        </text:list-item>
        <text:list-item>
          <text:p text:style-name="P93"><text:span text:style-name="T1">Predictive Analytics Mastery: Expert Tips for Acing Exam PA Practice Tests!</text:span></text:p>
        </text:list-item>
        <text:list-item>
          <text:p text:style-name="P93"><text:span text:style-name="T1">Crack the Code: Navigating Exam PA with Expert Guidance for ML Professionals!</text:span></text:p>
        </text:list-item>
        <text:list-item>
          <text:p text:style-name="P93"><text:span text:style-name="T1">Unlock Success: Practice Exam PA Insights for Predictive Analysts!</text:span></text:p>
        </text:list-item>
        <text:list-item>
          <text:p text:style-name="P93"><text:span text:style-name="T1">Data Excellence: Expert Guidance for Acing Exam PA Practice as a Predictive Analyst!</text:span></text:p>
        </text:list-item>
      </text:list>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Embark on a journey to master predictive analytics with our comprehensive tutorial, "Ace the Test: Expert Guidance through Practice Exam PA for ML Practitioners." In this in-depth video, we navigate the intricate solutions to the Practice Exam PA, providing seasoned insights and expert guidance tailored for machine learning practitioners.</text:span></text:p>
      <text:p text:style-name="P1"/>
      <text:p text:style-name="Standard"><text:span text:style-name="T1">My LinkedIn profile: <text:s/></text:span><text:a xlink:type="simple" xlink:href="https://www.linkedin.com/in/sdcastillo/" text:style-name="ListLabel_20_856" text:visited-style-name="ListLabel_20_856"><text:span text:style-name="T4">https://www.linkedin.com/in/sdcastillo/</text:span></text:a><text:span text:style-name="T1"> </text:span></text:p>
      <text:p text:style-name="Standard"><text:span text:style-name="T1">My Website: sdcastillo.github.io/PA-R-Study-Manual</text:span></text:p>
      <text:p text:style-name="P1"/>
      <text:p text:style-name="Standard"><text:span text:style-name="T1">Join us as we dissect each task methodically, from data exploration to advanced modeling techniques. We delve into the nuances of the business problem, where a New York City property management firm seeks to enhance tenant attraction and boost profitability through lease signings. The dataset, comprising rental applications and apartment characteristics, sets the stage for a hands-on exploration.</text:span></text:p>
      <text:p text:style-name="P1"><text:soft-page-break/></text:p>
      <text:p text:style-name="Standard"><text:span text:style-name="T1">As we decode the data dictionary and project statement, we tackle tasks ranging from summary statistics and data exploration to addressing communication challenges with the Marketing Manager. The video seamlessly transitions into inspecting and manipulating variables, fitting Generalized Linear Models (GLM), and employing stepwise AIC selection.</text:span></text:p>
      <text:p text:style-name="P1"/>
      <text:p text:style-name="Standard"><text:span text:style-name="T1">The heart of the tutorial lies in the modeling section, with tasks dedicated to GLM, lasso, bagged tree, random forest, and meticulous comparison of model performance. Each task is approached with clarity, offering practical insights into the decision-making process and showcasing the application of various predictive modeling techniques.</text:span></text:p>
      <text:p text:style-name="P1"/>
      <text:p text:style-name="Standard"><text:span text:style-name="T1">Whether you're a seasoned data scientist or a budding machine learning enthusiast, "Ace the Test" empowers you with the skills needed to tackle real-world predictive analytics challenges. Maximize your efficiency with a strategic approach to the exam, honing your abilities to transform complex business problems into actionable insights.</text:span></text:p>
      <text:p text:style-name="P1"/>
      <text:p text:style-name="Standard"><text:span text:style-name="T1">Don't miss this invaluable opportunity to enhance your predictive analytics toolkit. Elevate your proficiency, unravel the complexities, and confidently ace the Practice Exam PA. Let's dive deep into machine learning and conquer the challenges together!</text:span></text:p>
      <text:p text:style-name="P1"/>
      <text:p text:style-name="P1"/>
      <text:p text:style-name="Standard"><text:span text:style-name="T10">New description Options: 1,2</text:span></text:p>
      <text:p text:style-name="P5"/>
      <text:list xml:id="list3028596113" text:style-name="WWNum30">
        <text:list-item>
          <text:p text:style-name="P94"><text:span text:style-name="T1">🌟 Ready to elevate your predictive analytics game? Join us on a journey to mastery with "Ace the Test: Expert Guidance through Practice Exam PA for ML Practitioners." 🚀 In this tutorial, we provide tailored insights and expert guidance crafted for machine learning enthusiasts. Follow the link to my LinkedIn profile for more updates: https://www.linkedin.com/in/sdcastillo/ Check out my website: sdcastillo.github.io/PA-R-Study-Manual<text:line-break/></text:span></text:p>
        </text:list-item>
        <text:list-item>
          <text:p text:style-name="P94"><text:span text:style-name="T1">🔍 Unlock the secrets of Practice Exam PA with our comprehensive tutorial designed for ML practitioners! 🏆 From data exploration to advanced modeling, we guide you through each task with precision. Dive into a real-world business problem and explore the intricacies of predictive analytics. Follow me on LinkedIn: https://www.linkedin.com/in/sdcastillo/ Visit our website: sdcastillo.github.io/PA-R-Study-Manual<text:line-break/></text:span></text:p>
        </text:list-item>
        <text:list-item>
          <text:p text:style-name="P94"><text:span text:style-name="T1">🚀 Navigate the Practice Exam PA like a pro with "Ace the Test: Expert Guidance for ML Practitioners." 🌐 Join us as we dissect the dataset, decode the data dictionary, and tackle tasks ranging from GLM to advanced modeling techniques. Get a firsthand look at real-world problem-solving in predictive analytics. Connect on LinkedIn: https://www.linkedin.com/in/sdcastillo/ Explore more on our website: sdcastillo.github.io/PA-R-Study-Manual<text:line-break/></text:span></text:p>
        </text:list-item>
        <text:list-item>
          <text:p text:style-name="P94"><text:span text:style-name="T1">📊 Embark on a hands-on journey into predictive analytics with "Ace the Test: Expert Guidance through Practice Exam PA for ML Practitioners." 💼 We delve deep into a New York City property management case, exploring tasks from data exploration to model performance comparison. Whether you're a seasoned data scientist or a budding ML enthusiast, this tutorial is your gateway to success. Connect with me on LinkedIn: https://www.linkedin.com/in/sdcastillo/ Visit my website: sdcastillo.github.io/PA-R-Study-Manual<text:line-break/></text:span></text:p>
        </text:list-item>
        <text:list-item>
          <text:p text:style-name="P94"><text:span text:style-name="T1">🎓 Ready to conquer predictive analytics challenges? "Ace the Test" is your go-to tutorial for ML practitioners. 🌟 From decoding the data dictionary to mastering GLM and advanced modeling, we guide you through real-world problem-solving. Maximize your efficiency and confidently ace Practice Exam PA. Connect with me on LinkedIn: https://www.linkedin.com/in/sdcastillo/ Explore more on my website: sdcastillo.github.io/PA-R-Study-Manual</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PredictiveAnalyticsMastery, ExamPAGuidance, MachineLearningTutorial, DataExplorationInsights, PracticeExamPATips, RealWorldAnalytics, MLPractitionerSkills, AceTheTestTutorial</text:span></text:p>
      <text:p text:style-name="P1"/>
      <text:p text:style-name="P1"/>
      <text:p text:style-name="Standard"><text:span text:style-name="T5">VIDEO 44</text:span></text:p>
      <text:p text:style-name="P4"><text:soft-page-break/></text:p>
      <text:p text:style-name="Standard"><text:span text:style-name="T10">Title:</text:span><text:span text:style-name="T1"> A Deep Dive into Predictive Analytics: Miners Union Exam Guide </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3559550658" text:style-name="WWNum40">
        <text:list-item>
          <text:p text:style-name="P95"><text:span text:style-name="T1">Predictive Analytics Unveiled: The Ultimate Miners Union Exam Guide!</text:span></text:p>
        </text:list-item>
        <text:list-item>
          <text:p text:style-name="P95"><text:span text:style-name="T1">Dive Deep into Data: Exploring Predictive Analytics with the Miners Union Exam Guide!</text:span></text:p>
        </text:list-item>
        <text:list-item>
          <text:p text:style-name="P95"><text:span text:style-name="T1">Cracking the Code: Your Complete Guide to the Miners Union Exam in Predictive Analytics!</text:span></text:p>
        </text:list-item>
        <text:list-item>
          <text:p text:style-name="P95"><text:span text:style-name="T1">Data Mining Mastery: Navigating the Miners Union Exam with Expert Insights!</text:span></text:p>
        </text:list-item>
        <text:list-item>
          <text:p text:style-name="P95"><text:span text:style-name="T1">Unlock Success: A Comprehensive Journey through Predictive Analytics with the Miners Union Exam Guide!</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A Deep Dive into Predictive Analytics: Miners Union Exam Guide</text:span></text:p>
      <text:p text:style-name="P1"/>
      <text:p text:style-name="Standard"><text:span text:style-name="T1">Embark on a journey through the intricacies of predictive analytics with our comprehensive guide to the Miner's Union Exam. In this video, we dissect each exam task, providing valuable insights and strategies for success. From data summarization to exploring the target variable and fitting a decision tree model, we walk you through the process step by step, offering practical tips and tricks.</text:span></text:p>
      <text:p text:style-name="P1"/>
      <text:p text:style-name="Standard"><text:span text:style-name="T1">My LinkedIn profile: </text:span><text:a xlink:type="simple" xlink:href="https://www.linkedin.com/in/sdcastillo/" text:style-name="ListLabel_20_856" text:visited-style-name="ListLabel_20_856"><text:span text:style-name="T4">https://www.linkedin.com/in/sdcastillo/</text:span></text:a><text:span text:style-name="T1"> </text:span></text:p>
      <text:p text:style-name="P1"/>
      <text:p text:style-name="Standard"><text:span text:style-name="T1">Whether you're a student gearing up for a similar exam or a data enthusiast eager to delve into predictive analytics, this video offers an in-depth exploration of interpreting data and solving real-world business problems. Join us as we demystify the Miner's Union Exam, providing actionable advice for mastering the challenges of predictive analytics.</text:span></text:p>
      <text:p text:style-name="P1"/>
      <text:p text:style-name="Standard"><text:span text:style-name="T1">Don't miss this opportunity to enhance your skills and gain a deeper understanding of data-driven decision-making. Tune in for a valuable educational experience that will empower you to navigate the world of predictive analytics with confidence.</text:span></text:p>
      <text:p text:style-name="P1"/>
      <text:p text:style-name="P1"/>
      <text:p text:style-name="Standard"><text:span text:style-name="T10">New description Options: 3,4</text:span></text:p>
      <text:p text:style-name="P5"/>
      <text:list xml:id="list624957184" text:style-name="WWNum68">
        <text:list-item>
          <text:p text:style-name="P96"><text:soft-page-break/><text:span text:style-name="T1">🌟 Dive into the heart of predictive analytics with our latest video, "A Deep Dive into Predictive Analytics: Miners Union Exam Guide." 📊 We meticulously dissect each exam task, providing insights and strategies to conquer the Miner's Union Exam. Visit my LinkedIn profile for more updates: https://www.linkedin.com/in/sdcastillo/ Check out my website: sdcastillo.github.io/PA-R-Study-Manual<text:line-break/></text:span></text:p>
        </text:list-item>
        <text:list-item>
          <text:p text:style-name="P96"><text:span text:style-name="T1">🔍 Uncover the secrets of predictive analytics with our comprehensive guide to the Miner's Union Exam! 🏆 From data summarization to decision tree modeling, we guide you through each step with practical tips and tricks. Explore real-world business problems and gain valuable insights for mastering predictive analytics challenges. Follow me on LinkedIn: https://www.linkedin.com/in/sdcastillo/ Visit our website: sdcastillo.github.io/PA-R-Study-Manual<text:line-break/></text:span></text:p>
        </text:list-item>
        <text:list-item>
          <text:p text:style-name="P96"><text:span text:style-name="T1">🚀 Ready to demystify the Miner's Union Exam in predictive analytics? Join us on a journey through interpreting data and solving real-world business problems. 🌐 Whether you're a student preparing for a similar exam or a data enthusiast, this video offers actionable advice and a deep exploration of predictive analytics. Connect with me on LinkedIn: https://www.linkedin.com/in/sdcastillo/ Explore more on my website: sdcastillo.github.io/PA-R-Study-Manual<text:line-break/></text:span></text:p>
        </text:list-item>
        <text:list-item>
          <text:p text:style-name="P96"><text:span text:style-name="T1">📚 Elevate your skills in data-driven decision-making with "A Deep Dive into Predictive Analytics: Miners Union Exam Guide." 💼 We guide you through each exam task, providing practical tips and strategies for success. Don't miss this opportunity to gain a deeper understanding of predictive analytics and enhance your problem-solving abilities. Connect with me on LinkedIn: https://www.linkedin.com/in/sdcastillo/ Discover more on my website: sdcastillo.github.io/PA-R-Study-Manual<text:line-break/></text:span></text:p>
        </text:list-item>
        <text:list-item>
          <text:p text:style-name="P96"><text:span text:style-name="T1">🎓 Empower yourself to navigate the world of predictive analytics with confidence! Join us in "A Deep Dive into Predictive Analytics: Miners Union Exam Guide" as we unravel the complexities of the Miner's Union Exam. Gain actionable advice and insights for interpreting data and conquering real-world business challenges. Follow me on LinkedIn: https://www.linkedin.com/in/sdcastillo/ Visit our website: sdcastillo.github.io/PA-R-Study-Manual</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PredictiveAnalyticsGuide, MinersUnionExam, DataInterpretationTips, ExamStrategy, RealWorldAnalytics, DecisionTreeModeling, DataDrivenInsights, PredictiveAnalyticsMastery</text:span></text:p>
      <text:p text:style-name="P1"/>
      <text:p text:style-name="Standard"><text:span text:style-name="T1">Titles: 3,4</text:span></text:p>
      <text:p text:style-name="P1"/>
      <text:p text:style-name="Standard"><text:span text:style-name="T5">VIDEO 45</text:span></text:p>
      <text:p text:style-name="P4"/>
      <text:p text:style-name="Standard"><text:span text:style-name="T10">Title:</text:span><text:span text:style-name="T1"> Machine Learning Titanic Survival Prediction: A Step-by-Step Tutorial with the Titanic Dataset</text:span></text:p>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4117484560" text:style-name="WWNum29">
        <text:list-item>
          <text:p text:style-name="P97"><text:span text:style-name="T1">Unveiling Secrets: Machine Learning Titanic Survival Prediction Tutorial!</text:span></text:p>
        </text:list-item>
        <text:list-item>
          <text:p text:style-name="P97"><text:span text:style-name="T1">Surviving the Titanic: Step-by-Step Machine Learning Tutorial!</text:span></text:p>
        </text:list-item>
        <text:list-item>
          <text:p text:style-name="P97"><text:span text:style-name="T1">Titanic Dataset Decoded: A Comprehensive Machine Learning Guide!</text:span></text:p>
        </text:list-item>
        <text:list-item>
          <text:p text:style-name="P97"><text:span text:style-name="T1">Embark on Data Mastery: Titanic Survival Prediction Tutorial Unleashed! </text:span></text:p>
        </text:list-item>
        <text:list-item>
          <text:p text:style-name="P97"><text:span text:style-name="T1">Data Science Voyage: Step-by-Step Titanic Survival Prediction Tutorial! </text:span></text:p>
        </text:list-item>
      </text:list>
      <text:p text:style-name="P1"/>
      <text:p text:style-name="P1"><text:soft-page-break/></text:p>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Machine Learning Titanic Survival Prediction: A Step-by-Step Tutorial with the Titanic Dataset | Predictive Analyst</text:span></text:p>
      <text:p text:style-name="P1"/>
      <text:p text:style-name="Standard"><text:span text:style-name="T1">Welcome to a comprehensive step-by-step tutorial on machine learning with the Titanic dataset! In this engaging video, we'll delve into the fascinating world of predictive modeling, specifically focused on predicting survival outcomes aboard the infamous Titanic.</text:span></text:p>
      <text:p text:style-name="P1"/>
      <text:p text:style-name="Standard"><text:span text:style-name="T1">My LinkedIn profile: https://www.linkedin.com/in/sdcastillo/ </text:span></text:p>
      <text:p text:style-name="Standard"><text:span text:style-name="T1">My Website: sdcastillo.github.io/PA-R-Study-Manual</text:span></text:p>
      <text:p text:style-name="P1"/>
      <text:p text:style-name="Standard"><text:span text:style-name="T13">🚢 *Explore Titanic's Untold Stories:*</text:span></text:p>
      <text:p text:style-name="Standard"><text:span text:style-name="T13">Embark on a journey through history as we unravel the tales of the Titanic's passengers. Discover the stories behind the data and gain a deeper understanding of the factors that influenced survival.</text:span></text:p>
      <text:p text:style-name="P1"/>
      <text:p text:style-name="Standard"><text:span text:style-name="T1">🤖 *Hands-On Machine Learning:*</text:span></text:p>
      <text:p text:style-name="Standard"><text:span text:style-name="T1">Dive into the world of machine learning by using the Titanic dataset. We'll guide you through the entire process, from data preprocessing to model evaluation. Learn how to handle missing values, encode categorical variables, and scale features to ensure your model's accuracy.</text:span></text:p>
      <text:p text:style-name="P1"/>
      <text:p text:style-name="Standard"><text:span text:style-name="T1">📊 *Feature Engineering Mastery:*</text:span></text:p>
      <text:p text:style-name="Standard"><text:span text:style-name="T1">Witness the power of feature engineering as we transform raw data into meaningful insights. Explore various techniques to enhance your model's performance, including creating new features that capture hidden patterns in the dataset.</text:span></text:p>
      <text:p text:style-name="P1"/>
      <text:p text:style-name="Standard"><text:span text:style-name="T1">🔍 *Model Selection &amp; Training:*</text:span></text:p>
      <text:p text:style-name="Standard"><text:span text:style-name="T1">Demystify the realm of model selection by comparing and contrasting different algorithms. We'll walk you through the training process, helping you understand the nuances of each model and providing insights into choosing the best one for your Titanic survival prediction.</text:span></text:p>
      <text:p text:style-name="P1"/>
      <text:p text:style-name="Standard"><text:span text:style-name="T1">🎯 *Evaluation &amp; Fine-Tuning:*</text:span></text:p>
      <text:p text:style-name="Standard"><text:span text:style-name="T1">Learn how to assess your model's performance using metrics like accuracy, precision, and recall. Witness the art of fine-tuning as we optimize hyperparameters to achieve the best possible results. Gain the skills to refine your model for real-world applications.</text:span></text:p>
      <text:p text:style-name="P1"/>
      <text:p text:style-name="Standard"><text:span text:style-name="T1">📈 *Interactive Coding Sessions:*</text:span></text:p>
      <text:p text:style-name="Standard"><text:span text:style-name="T1">Immerse yourself in interactive coding sessions as we write Python code using popular machine learning libraries like Scikit-Learn. Follow along with practical examples, enabling you to implement what you've learned in your projects.</text:span></text:p>
      <text:p text:style-name="P1"><text:soft-page-break/></text:p>
      <text:p text:style-name="Standard"><text:span text:style-name="T1">🚀 *Take Your Skills to the Next Level:*</text:span></text:p>
      <text:p text:style-name="Standard"><text:span text:style-name="T1">Whether you're a beginner or an experienced data enthusiast, this tutorial is designed to elevate your machine learning skills. Acquire the knowledge and confidence to apply these techniques to other datasets, opening doors to endless possibilities in the realm of data science.</text:span></text:p>
      <text:p text:style-name="P1"/>
      <text:p text:style-name="Standard"><text:span text:style-name="T1">Join us in this educational journey as we combine history, data, and machine learning to predict Titanic survival outcomes. By the end of this tutorial, you'll be equipped with the tools and knowledge to tackle your predictive modeling projects. Don't miss out – let's set sail into the exciting world of machine learning! 🌊🤖</text:span></text:p>
      <text:p text:style-name="P1"/>
      <text:p text:style-name="P1"/>
      <text:p text:style-name="Standard"><text:span text:style-name="T10">New description Options: 3,4</text:span></text:p>
      <text:p text:style-name="P5"/>
      <text:list xml:id="list3797536723" text:style-name="WWNum10">
        <text:list-item>
          <text:p text:style-name="P98"><text:span text:style-name="T1">🌟 Discover Titanic's Untold Stories in this Epic Machine Learning Tutorial! 🚢📈 Join us on an immersive journey through history as we unravel the tales of Titanic's passengers. Explore the factors influencing survival outcomes with the Titanic dataset, delving into the captivating stories behind the data. Connect with me on LinkedIn for more updates: https://www.linkedin.com/in/sdcastillo/ Visit my website: sdcastillo.github.io/PA-R-Study-Manual<text:line-break/></text:span></text:p>
        </text:list-item>
        <text:list-item>
          <text:p text:style-name="P98"><text:span text:style-name="T1">🔍 Hands-On Machine Learning: A Titanic Survival Prediction Odyssey! 🤖✨ Dive into the world of machine learning with our step-by-step tutorial using the Titanic dataset. From data preprocessing to model evaluation, we guide you through every phase. Learn essential skills like handling missing values, encoding categorical variables, and scaling features for accurate predictions. Follow along with interactive coding sessions using Python and Scikit-Learn.<text:line-break/></text:span></text:p>
        </text:list-item>
        <text:list-item>
          <text:p text:style-name="P98"><text:span text:style-name="T1">📊 Feature Engineering Mastery: Transforming Data into Predictive Insights! 🚀🔍 Witness the magic of feature engineering as we transform raw data into meaningful insights. Explore advanced techniques to enhance your model's performance, including creating new features that uncover hidden patterns. Elevate your machine learning skills and gain the ability to apply these techniques to a variety of datasets.<text:line-break/></text:span></text:p>
        </text:list-item>
        <text:list-item>
          <text:p text:style-name="P98"><text:span text:style-name="T1">🎯 Demystifying Model Selection &amp; Training: Choose the Right Path to Accuracy! 🤖📈 Uncover the mysteries of model selection by comparing and contrasting different algorithms. Follow me through the training process, understanding the nuances of each model and gaining insights into choosing the best one for your Titanic survival prediction. Learn the art of fine-tuning as we optimize hyperparameters for real-world application.<text:line-break/></text:span></text:p>
        </text:list-item>
        <text:list-item>
          <text:p text:style-name="P98"><text:span text:style-name="T1">📈 Evaluation &amp; Fine-Tuning: Mastering the Art of Model Refinement! 🚀🔧 Learn how to assess your model's performance using metrics like accuracy, precision, and recall. Witness the art of fine-tuning as we optimize hyperparameters to achieve the best possible results. Immerse yourself in interactive coding sessions, empowering you to implement what you've learned in your projects. Elevate your skills and gain the confidence to tackle predictive modeling projects with ease.</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TitanicSurvivalPrediction, MachineLearningTutorial, DataScienceJourney, PredictiveModeling, FeatureEngineeringMagic, InteractiveCodingSessions, ModelSelectionTips, FineTuningModels</text:span></text:p>
      <text:p text:style-name="P1"/>
      <text:p text:style-name="P1"/>
      <text:p text:style-name="Standard"><text:span text:style-name="T5">VIDEO 46</text:span></text:p>
      <text:p text:style-name="P4"/>
      <text:p text:style-name="Standard"><text:span text:style-name="T10">Title:</text:span><text:span text:style-name="T1"> Concepts of Model Selection: A Practical Guide for Exam PA | Predictive Analyst</text:span></text:p>
      <text:p text:style-name="P5"/>
      <text:p text:style-name="Standard"><text:soft-page-break/><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p text:style-name="Standard"><text:span text:style-name="T11">Title: 2,3</text:span></text:p>
      <text:p text:style-name="P7"/>
      <text:list xml:id="list1929888540" text:style-name="WWNum84">
        <text:list-item>
          <text:p text:style-name="P99"><text:span text:style-name="T1">Cracking the Code: Mastering Model Selection for Exam PA Success!</text:span></text:p>
        </text:list-item>
        <text:list-item>
          <text:p text:style-name="P99"><text:span text:style-name="T1">Exam PA Mastery: Practical Tips for Flawless Model Selection!</text:span></text:p>
        </text:list-item>
        <text:list-item>
          <text:p text:style-name="P99"><text:span text:style-name="T1">Unlocking Success: A Practical Guide to Model Selection for Exam PA!</text:span></text:p>
        </text:list-item>
        <text:list-item>
          <text:p text:style-name="P99"><text:span text:style-name="T1">Strategic Decision-Making: Concepts of Model Selection Demystified!</text:span></text:p>
        </text:list-item>
        <text:list-item>
          <text:p text:style-name="P99"><text:span text:style-name="T1">Ace Your Exam PA: Navigating Model Selection Like a Pro! </text:span></text:p>
        </text:list-item>
      </text:list>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Concepts of Model Selection: A Practical Guide for Exam PA | Predictive Analyst</text:span></text:p>
      <text:p text:style-name="P1"/>
      <text:p text:style-name="Standard"><text:span text:style-name="T1">Join Sam from Examine PA as she navigates the intricacies of choosing the right predictive models for your analysis. Delve into the graph of interpretability versus flexibility, exploring a spectrum of models from decision trees to powerful machine learning techniques like bagging and boosting.</text:span></text:p>
      <text:p text:style-name="P1"/>
      <text:p text:style-name="Standard"><text:span text:style-name="T1">My LinkedIn profile: <text:s/>https://www.linkedin.com/in/sdcastillo/</text:span></text:p>
      <text:p text:style-name="Standard"><text:span text:style-name="T1">My Website: sdcastillo.github.io/PA-R-Study-Manual</text:span></text:p>
      <text:p text:style-name="P1"/>
      <text:p text:style-name="Standard"><text:span text:style-name="T1">🔍 Learn how to justify your model choices based on interpretability and flexibility.</text:span></text:p>
      <text:p text:style-name="Standard"><text:span text:style-name="T1">📊 Understand the nuances of linear regression, GLM, Lasso, Ridge Regression, and Elastic Net.</text:span></text:p>
      <text:p text:style-name="Standard"><text:span text:style-name="T1">🌲 Explore the world of decision trees and their tuning impact on flexibility and interpretability.</text:span></text:p>
      <text:p text:style-name="Standard"><text:span text:style-name="T1">📈 Dive into the complexity of ridge regression and the additional parameter, Lambda.</text:span></text:p>
      <text:p text:style-name="Standard"><text:span text:style-name="T1">🔄 Grasp the concept of boosting and bagging as potent tools in predictive analysis.</text:span></text:p>
      <text:p text:style-name="Standard"><text:span text:style-name="T1">🤔 Gain insights into preventing overfitting as you increase model flexibility.</text:span></text:p>
      <text:p text:style-name="Standard"><text:span text:style-name="T1">🔄 Master the art of cross-validation to ensure robust model performance.</text:span></text:p>
      <text:p text:style-name="Standard"><text:span text:style-name="T1">🔗 Connect model choices with real-world scenarios for comprehensive understanding.</text:span></text:p>
      <text:p text:style-name="P1"><text:soft-page-break/></text:p>
      <text:p text:style-name="Standard"><text:span text:style-name="T1">Whether you're a beginner or an experienced Predictive Analyst preparing for Exam PA, this video provides practical tips and strategies for making informed model selections. Smash that subscribe button and hit like to stay updated with the latest tips and insights for success in your predictive analytics journey! 🚀</text:span></text:p>
      <text:p text:style-name="P1"/>
      <text:p text:style-name="P1"/>
      <text:p text:style-name="Standard"><text:span text:style-name="T10">New description Options: 2,3</text:span></text:p>
      <text:p text:style-name="P5"/>
      <text:list xml:id="list1166724772" text:style-name="WWNum93">
        <text:list-item>
          <text:p text:style-name="P100"><text:span text:style-name="T1">🌟 Unlocking the Secrets: A Practical Guide to Model Selection for Exam PA! 🔍✨ Join Sam from Examine PA as she guides you through the intricate process of choosing the right predictive models for your analysis. Explore the delicate balance between interpretability and flexibility across a spectrum of models, from decision trees to advanced machine learning techniques like bagging and boosting.<text:line-break/>Connect with me on LinkedIn for more updates: https://www.linkedin.com/in/sdcastillo/ Visit my website: sdcastillo.github.io/PA-R-Study-Manual<text:line-break/></text:span></text:p>
        </text:list-item>
        <text:list-item>
          <text:p text:style-name="P100"><text:span text:style-name="T1">🚀 Mastering Model Selection: Strategies for Success in Exam PA! 🌐📊 Dive deep into the world of model selection with practical tips and insights from Sam at Examine PA. Learn to justify your model choices based on interpretability and flexibility, understanding the nuances of linear regression, GLM, Lasso, Ridge Regression, and Elastic Net. Smash that subscribe button and hit like to stay updated with the latest tips for success in your predictive analytics journey!<text:line-break/></text:span></text:p>
        </text:list-item>
        <text:list-item>
          <text:p text:style-name="P100"><text:span text:style-name="T1">📈 Navigating Model Complexity: Exam PA Insights for Success! 🌲🤔 Explore the complexities of model tuning with Examine PA. Delve into decision trees and their impact on flexibility and interpretability. Grasp the concept of ridge regression, including the additional parameter, Lambda. Gain insights into boosting and bagging as powerful tools in predictive analysis. Subscribe now for practical strategies and stay ahead in your Exam PA preparation.<text:line-break/></text:span></text:p>
        </text:list-item>
        <text:list-item>
          <text:p text:style-name="P100"><text:span text:style-name="T1">🔄 Preventing Overfitting: Strategies for Robust Model Performance! 🤔🔄 Sam from Examine PA unravels the mysteries of preventing overfitting as you increase model flexibility. Master the art of cross-validation to ensure robust model performance. Connect model choices with real-world scenarios for a comprehensive understanding. Subscribe and hit like to stay tuned for more insights on making informed model selections in predictive analytics.<text:line-break/></text:span></text:p>
        </text:list-item>
        <text:list-item>
          <text:p text:style-name="P100"><text:span text:style-name="T1">🎓 Exam PA Prep: Practical Tips for Model Selection Mastery! 🚀🔗 Whether you're a beginner or an experienced Predictive Analyst, join Sam in this video for practical tips and strategies to make informed model selections. Smash that subscribe button and hit like to stay updated with the latest insights. Elevate your Exam PA preparation and excel in the art of predictive analytics!</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ModelSelectionStrategies, PredictiveAnalyticsExamPA, MachineLearningInsights, DataScienceTutorial, DecisionTreesExplained, OverfittingPrevention, CrossValidationMastery, ExamPATipsAndTricks</text:span></text:p>
      <text:p text:style-name="P1"/>
      <text:p text:style-name="P1"/>
      <text:p text:style-name="Standard"><text:span text:style-name="T5">VIDEO 47</text:span></text:p>
      <text:p text:style-name="P4"/>
      <text:p text:style-name="Standard"><text:span text:style-name="T10">Title:</text:span><text:span text:style-name="T1"> Revolutionize Your Skills: Mastering Machine Learning with Sam's Gradient Descent Strategies | 🚀✨</text:span></text:p>
      <text:p text:style-name="P5"/>
      <text:p text:style-name="Standard"><text:span text:style-name="T10">New Title options: 3,4</text:span></text:p>
      <text:p text:style-name="P1"/>
      <text:p text:style-name="Standard"><text:span text:style-name="T1">(chatGPT prompt to develop new titles:</text:span><text:span text:style-name="T11"> Please provide me with 5 SEO-friendly, enticing video titles for the following title on YouTube that will make users want to click on the video:)</text:span></text:p>
      <text:p text:style-name="P7"><text:soft-page-break/></text:p>
      <text:list xml:id="list1926637192" text:style-name="WWNum95">
        <text:list-item>
          <text:p text:style-name="P101"><text:span text:style-name="T1">Elevate Your Craft: Mastering Machine Learning with Sam's Game-Changing Gradient Descent Strategies!</text:span></text:p>
        </text:list-item>
        <text:list-item>
          <text:p text:style-name="P101"><text:span text:style-name="T1">Unlock the Future: Revolutionize Your Skills with Sam's Gradient Descent Mastery!</text:span></text:p>
        </text:list-item>
        <text:list-item>
          <text:p text:style-name="P101"><text:span text:style-name="T1">Data Science Revolution: Dive into Machine Learning with Sam's Expert Gradient Descent Tips!</text:span></text:p>
        </text:list-item>
        <text:list-item>
          <text:p text:style-name="P101"><text:span text:style-name="T1">Crafting Success: Sam's Proven Gradient Descent Strategies for Machine Learning Mastery!</text:span></text:p>
        </text:list-item>
        <text:list-item>
          <text:p text:style-name="P101"><text:span text:style-name="T1">Innovation Unleashed: Master Machine Learning with Sam's Gradient Descent Tactics!</text:span></text:p>
        </text:list-item>
      </text:list>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
      <text:p text:style-name="Standard"><text:span text:style-name="T1">Revolutionize Your Skills: Mastering Machine Learning with Sam's Gradient Descent Strategies 🚀✨ | Predictive Analyst | Deep learning</text:span></text:p>
      <text:p text:style-name="P1"/>
      <text:p text:style-name="Standard"><text:span text:style-name="T1">Dive into the depths of machine learning's core algorithm – Gradient Descent. Join me, Sam, an expert analyst, as I unravel the intricacies of optimization, tackling the challenge of knowing when the process is complete. From parameter spaces to learning rates, we'll explore the vital concepts that shape effective gradient descent. Understand the nuances of Bayes' rule and discover how imposing priors can enhance model accuracy and reduce costs. Whether you're a beginner or an enthusiast, this video equips you with the essential knowledge to navigate the world of gradient descent effectively. </text:span></text:p>
      <text:p text:style-name="P1"/>
      <text:p text:style-name="Standard"><text:span text:style-name="T1">My LinkedIn profile: </text:span><text:a xlink:type="simple" xlink:href="https://www.linkedin.com/in/sdcastillo/" text:style-name="ListLabel_20_856" text:visited-style-name="ListLabel_20_856"><text:span text:style-name="T4">https://www.linkedin.com/in/sdcastillo/</text:span></text:a><text:span text:style-name="T1"> </text:span></text:p>
      <text:p text:style-name="Standard"><text:span text:style-name="T1">My Website: sdcastillo.github.io/PA-R-Study-Manual</text:span></text:p>
      <text:p text:style-name="Standard"><text:span text:style-name="T1">Try the free video editor CapCut to create videos! https://www.capcut.com/t/ZmFVf7hmA/</text:span></text:p>
      <text:p text:style-name="P1"/>
      <text:p text:style-name="Standard"><text:span text:style-name="T1">From parameter spaces to learning rates, we'll dissect vital concepts shaping effective gradient descent. Discover the nuances of Bayes' rule, where imposing priors elevates model accuracy and reduces costs. Whether you're a novice or an enthusiast, this video equips you with the essential knowledge to navigate the world of gradient descent.</text:span></text:p>
      <text:p text:style-name="P1"/>
      <text:p text:style-name="Standard"><text:span text:style-name="T1">This journey isn't just a tutorial; it's an invitation to optimize your understanding. Whether you're new or seasoned in AI and data science, this content aims to empower you. Engage in the comments, make this learning journey interactive, and subscribe for more insightful content. Together, let's elevate our proficiency in the captivating field of machine learning. </text:span></text:p>
      <text:p text:style-name="P1"/>
      <text:p text:style-name="P1"/>
      <text:p text:style-name="Standard"><text:span text:style-name="T10">New description Options: 2</text:span></text:p>
      <text:p text:style-name="P5"/>
      <text:list xml:id="list3040666213" text:style-name="WWNum87">
        <text:list-item>
          <text:p text:style-name="P102"><text:span text:style-name="T1">🌟 "Revolutionize Your Skills: Mastering Machine Learning with Sam's Gradient Descent Strategies! 🚀✨" Dive into the heart of machine learning with Sam, a seasoned predictive analyst, as he demystifies the core algorithm – Gradient Descent. Unravel the intricacies of optimization, learning when the process is complete, and explore key concepts from parameter spaces to learning rates. This video is your gateway to understanding the nuances of Bayes' rule and leveraging priors for enhanced model accuracy and cost reduction.<text:line-break/>Connect with me on LinkedIn for more updates: https://www.linkedin.com/in/sdcastillo/ Visit my website: sdcastillo.github.io/PA-R-Study-Manual<text:line-break/></text:span></text:p>
        </text:list-item>
        <text:list-item>
          <text:p text:style-name="P102"><text:span text:style-name="T1">🔍 "Master Machine Learning: Sam's Deep Dive into Gradient Descent Strategies! 🤖🚀" Join Sam on a journey into the depths of machine learning's core algorithm – Gradient Descent. Gain insights into optimization, understand when the process is complete, and explore critical concepts like parameter spaces and learning rates. Discover the power of Bayes' rule and how imposing priors can elevate model accuracy and reduce costs. Whether you're a novice or an enthusiast, this video equips you with essential knowledge to navigate the world of gradient descent.<text:line-break/></text:span></text:p>
        </text:list-item>
        <text:list-item>
          <text:p text:style-name="P102"><text:span text:style-name="T1">🚀 "Elevate Your Skills: Sam's Expert Guide to Gradient Descent Mastery! 🌐📈" Elevate your proficiency in machine learning with Sam's expertise in Gradient Descent. Delve into optimization intricacies, unravel the completion of the process, and explore essential concepts such as parameter spaces and learning rates. Unlock the potential of Bayes' rule and discover the impact of imposing priors on model accuracy and cost reduction. Whether you're new or seasoned in AI and data science, this video is your key to effective gradient descent navigation.<text:line-break/></text:span></text:p>
        </text:list-item>
        <text:list-item>
          <text:p text:style-name="P102"><text:soft-page-break/><text:span text:style-name="T1">📊 "Optimize Your Understanding: Sam's Gradient Descent Deep Dive! 🤔🚀" Join Sam on an educational journey beyond a tutorial – an invitation to optimize your understanding of gradient descent. From novice to seasoned AI and data science enthusiasts, this content aims to empower you. Engage in the comments, make this learning journey interactive, and subscribe for more insightful content. Together, let's elevate our proficiency in the captivating field of machine learning.<text:line-break/></text:span></text:p>
        </text:list-item>
        <text:list-item>
          <text:p text:style-name="P102"><text:span text:style-name="T1">🌐 "Unlock the World of Gradient Descent: Sam's Guide to AI Mastery! 🚀🔗" Immerse yourself in Sam's comprehensive guide to mastering machine learning through Gradient Descent. Navigate from parameter spaces to learning rates, unraveling the vital concepts shaping effective gradient descent. Understand Bayes' rule intricacies and how imposing priors can enhance model accuracy and reduce costs. Whether you're a beginner or an enthusiast, this video equips you with essential knowledge for a deeper dive into the captivating world of machine learning. Subscribe now and join the journey to AI mastery!</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
      <text:p text:style-name="Standard"><text:span text:style-name="T10">New tags: </text:span></text:p>
      <text:p text:style-name="P1"/>
      <text:p text:style-name="Standard"><text:span text:style-name="T1">GradientDescentStrategies, MachineLearningMastery, OptimizeYourUnderstanding, DataScienceTutorial, AIProficiency, DeepLearningInsights, ModelOptimization, EngageAndLearn</text:span></text:p>
      <text:p text:style-name="P1"/>
      <text:p text:style-name="Standard"><text:span text:style-name="T5">VIDEO 48</text:span></text:p>
      <text:p text:style-name="P4"/>
      <text:p text:style-name="Standard"><text:span text:style-name="T10">Title:</text:span><text:span text:style-name="T1"> Revolutionizing Actuarial Exam Preparation: A Journey to Success in Predictive Analytics । PA Exam</text:span></text:p>
      <text:p text:style-name="P1"/>
      <text:p text:style-name="Standard"><text:span text:style-name="T11">Title: 2,3</text:span></text:p>
      <text:p text:style-name="P1"/>
      <text:p text:style-name="P5"/>
      <text:p text:style-name="Standard"><text:span text:style-name="T10">New Title options: </text:span><text:span text:style-name="T1">(chatGPT prompt to develop new titles:</text:span><text:span text:style-name="T11"> Please provide me with 5 SEO-friendly, enticing video titles for the following title on YouTube that will make users want to click on the video:)</text:span></text:p>
      <text:p text:style-name="P7"/>
      <text:list xml:id="list3542960594" text:style-name="WWNum69">
        <text:list-item>
          <text:p text:style-name="P103"><text:span text:style-name="T1">Mastering Predictive Analytics: Your Ultimate Guide to PA Exam Success! </text:span></text:p>
        </text:list-item>
        <text:list-item>
          <text:p text:style-name="P103"><text:span text:style-name="T1">Crack the Code: Revolutionize Actuarial Exam Prep for Predictive Analytics Mastery!</text:span></text:p>
        </text:list-item>
        <text:list-item>
          <text:p text:style-name="P103"><text:span text:style-name="T1">Unlock Success: Navigating the PA Exam with Proven Preparation Strategies!</text:span></text:p>
        </text:list-item>
        <text:list-item>
          <text:p text:style-name="P103"><text:span text:style-name="T1">Ace the PA Exam: Transform Your Actuarial Journey with Predictive Analytics Brilliance!</text:span></text:p>
        </text:list-item>
        <text:list-item>
          <text:p text:style-name="P103"><text:span text:style-name="T1">PA Exam Secrets Revealed: Revolutionizing Your Path to Actuarial Success!</text:span></text:p>
        </text:list-item>
      </text:list>
      <text:p text:style-name="P1"/>
      <text:p text:style-name="P1"/>
      <text:p text:style-name="Standard"><text:span text:style-name="T10">Video description:</text:span><text:span text:style-name="T1"> (chatGPT prompt to develop new descriptions:</text:span><text:span text:style-name="T11"> Please provide me with 5 SEO-friendly, enticing video descriptions for the following description on YouTube that will make users want to engage with the Youtuber:)</text:span></text:p>
      <text:p text:style-name="P7"><text:soft-page-break/></text:p>
      <text:p text:style-name="Standard"><text:span text:style-name="T1">Revolutionizing Actuarial Exam Preparation: A Journey to Success in Predictive Analytics.</text:span></text:p>
      <text:p text:style-name="P1"/>
      <text:p text:style-name="Standard"><text:span text:style-name="T1">In this video: Join Sam Castillo on an insightful journey through the dynamic world of actuarial exam preparation. Discover aspiring actuaries' challenges and how our online learning platform, specializing in the latest Predictive Analytics exam, is reshaping the industry. Learn about our proven strategies, impressive growth, and the secrets behind our 50% pass rate improvement. From R-Programming to legacy value creation, delve into the entrepreneurial adventure of scaling an education startup. Get ready to revolutionize your approach to exam success and education entrepreneurship!</text:span></text:p>
      <text:p text:style-name="P1"/>
      <text:p text:style-name="Standard"><text:span text:style-name="T1">My LinkedIn profile: <text:s/></text:span><text:a xlink:type="simple" xlink:href="https://www.linkedin.com/in/sdcastillo/" text:style-name="ListLabel_20_856" text:visited-style-name="ListLabel_20_856"><text:span text:style-name="T4">https://www.linkedin.com/in/sdcastillo/</text:span></text:a><text:span text:style-name="T1"> </text:span></text:p>
      <text:p text:style-name="Standard"><text:span text:style-name="T1">My Website: sdcastillo.github.io/PA-R-Study-Manual</text:span></text:p>
      <text:p text:style-name="P1"/>
      <text:p text:style-name="Standard"><text:span text:style-name="T1">The success story speaks for itself, with $80,000 in sales over two years and a continuous upward trajectory. Castillo's strategic balance between business operations and content creation, coupled with a robust team, positions his platform as a formidable competitor against industry giants. Despite the presence of larger companies, Castillo's platform stands out with a superior test bank, offering 12 practice exams compared to competitors' three.</text:span></text:p>
      <text:p text:style-name="P1"/>
      <text:p text:style-name="Standard"><text:span text:style-name="T1">As the industry transforms with the advent of AI and analytics, Castillo is at the forefront, adapting content to meet evolving demands. His focus on the Predictive Analytics exam, catering to the 3,000 annual test-takers out of a potential 30,000, demonstrates a keen understanding of market needs.</text:span></text:p>
      <text:p text:style-name="P1"/>
      <text:p text:style-name="Standard"><text:span text:style-name="T1">Looking ahead, Castillo envisions scaling his success to dominate the Actuarial Exam Prep market entirely. With an exit strategy in motion and plans for expansion, including hiring two full-time employees by the end of 2022, Castillo's journey represents a paradigm shift in education entrepreneurship. As the industry remains stable, Castillo's commitment to legacy value creation ensures a lasting impact on future actuaries, promising a brighter and more accessible future for exam preparation.</text:span></text:p>
      <text:p text:style-name="P1"/>
      <text:p text:style-name="Standard"><text:span text:style-name="T11">Title: 2,3</text:span></text:p>
      <text:p text:style-name="P1"/>
      <text:p text:style-name="P1"/>
      <text:p text:style-name="Standard"><text:span text:style-name="T10">New description Options: 2</text:span></text:p>
      <text:p text:style-name="P5"/>
      <text:list xml:id="list3269897276" text:style-name="WWNum77">
        <text:list-item>
          <text:p text:style-name="P104"><text:span text:style-name="T1">🚀 "Revolutionizing Actuarial Exam Prep: A Journey to Success in Predictive Analytics | Join Sam Castillo!" Embark on an insightful journey with Sam Castillo as he navigates the dynamic world of actuarial exam preparation. Discover the challenges faced by aspiring actuaries and explore how our specialized online learning platform is reshaping the industry. Uncover proven strategies, impressive growth, and the secrets behind our remarkable 50% pass rate improvement. From R-Programming to legacy value creation, delve into the entrepreneurial adventure of scaling an education startup. Get ready to revolutionize your approach to exam success and education entrepreneurship!<text:line-break/>Connect with me on LinkedIn for more updates: https://www.linkedin.com/in/sdcastillo/ Visit my website: sdcastillo.github.io/PA-R-Study-Manual<text:line-break/></text:span></text:p>
        </text:list-item>
        <text:list-item>
          <text:p text:style-name="P104"><text:span text:style-name="T1">📈 "Behind the Scenes: Revolutionizing Actuarial Exam Prep for Predictive Analytics Mastery!" Dive into the success story that speaks for itself, with over $80,000 in sales over two years and a continuous upward trajectory. Explore Castillo's strategic balance between business operations and content creation, coupled with a robust team, positioning our platform as a formidable competitor against industry giants. Stand out with our superior test bank, offering 12 practice exams compared to competitors' three. Join the revolution in actuarial exam prep!<text:line-break/></text:span></text:p>
        </text:list-item>
        <text:list-item>
          <text:p text:style-name="P104"><text:span text:style-name="T1">🌟 "The Future of Education Entrepreneurship: Scaling Success in Actuarial Exam Prep!" Witness the transformative journey of Castillo's platform, shaping the future of education entrepreneurship. With a strategic balance between business operations and content creation, experience the competitive edge that positions us against industry giants. As the industry evolves with AI and analytics, discover how Castillo adapts content to meet evolving demands, focusing on the Predictive Analytics exam to cater to market needs. Explore the vision of scaling success and dominating the Actuarial Exam Prep market.<text:line-break/></text:span></text:p>
        </text:list-item>
        <text:list-item>
          <text:p text:style-name="P104"><text:span text:style-name="T1">💡 "Legacy Value Creation: A Paradigm Shift in Actuarial Exam Prep Entrepreneurship!" Join Castillo in envisioning the future as he scales success to dominate the Actuarial Exam Prep market entirely. With an exit strategy in motion and plans for expansion, including hiring two full-time employees by the end of 2022, witness a paradigm shift in education entrepreneurship. Explore Castillo's commitment to legacy value creation, ensuring a lasting impact on future actuaries and promising a brighter and more accessible future for exam preparation.<text:line-break/></text:span></text:p>
        </text:list-item>
        <text:list-item>
          <text:p text:style-name="P104"><text:span text:style-name="T1">🌐 "Transforming Education: Sam Castillo's Vision for a Brighter Future in Actuarial Exam Prep!" Explore the transformative journey led by Castillo, envisioning a brighter and more accessible future for exam preparation. With a commitment to legacy value creation, witness the paradigm shift in education entrepreneurship. As the industry remains stable, join Castillo in scaling success, dominating the Actuarial Exam Prep market, and leaving a lasting impact on future actuaries. This is a vision for education that transcends traditional boundaries.</text:span></text:p>
        </text:list-item>
      </text:list>
      <text:p text:style-name="P1"/>
      <text:p text:style-name="P1"/>
      <text:p text:style-name="Standard"><text:span text:style-name="T10">Tags: </text:span><text:span text:style-name="T1">(chatGPT prompt to develop new tags:</text:span><text:span text:style-name="T11"> Please provide me with 8 SEO-friendly, enticing video tags for the YouTube video that will make users want to engage with the Youtuber!)</text:span></text:p>
      <text:p text:style-name="P1"><text:soft-page-break/></text:p>
      <text:p text:style-name="Standard"><text:span text:style-name="T10">New tags: </text:span></text:p>
      <text:p text:style-name="P1"/>
      <text:p text:style-name="Standard"><text:span text:style-name="T1">ActuarialExamPrep, PredictiveAnalyticsSuccess, EducationEntrepreneurship, ExamSuccessStrategies, LegacyValueCreation, RevolutionizingEducation, ScalingSuccess, FutureofActuarialExams</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2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2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Times New Roman" fo:font-family="'Times New Roman'" style:font-family-generic="roman" style:font-pitch="variable" fo:font-size="12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Times New Roman" fo:font-family="'Times New Roman'" style:font-family-generic="roman" style:font-pitch="variable" fo:font-size="12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Times New Roman" fo:font-family="'Times New Roman'" style:font-family-generic="roman" style:font-pitch="variable" fo:font-size="12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Times New Roman" fo:font-family="'Times New Roman'" style:font-family-generic="roman" style:font-pitch="variable" fo:font-size="12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Times New Roman" fo:font-family="'Times New Roman'" style:font-family-generic="roman" style:font-pitch="variable" fo:font-size="12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Times New Roman" fo:font-family="'Times New Roman'" style:font-family-generic="roman" style:font-pitch="variable" fo:font-size="12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Times New Roman" fo:font-family="'Times New Roman'" style:font-family-generic="roman" style:font-pitch="variable" fo:font-size="12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Times New Roman" fo:font-family="'Times New Roman'" style:font-family-generic="roman" style:font-pitch="variable" fo:font-size="12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Times New Roman" fo:font-family="'Times New Roman'" style:font-family-generic="roman" style:font-pitch="variable" fo:font-size="12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Times New Roman" fo:font-family="'Times New Roman'" style:font-family-generic="roman" style:font-pitch="variable" fo:font-size="12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Times New Roman" fo:font-family="'Times New Roman'" style:font-family-generic="roman" style:font-pitch="variable" fo:font-size="12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Times New Roman" fo:font-family="'Times New Roman'" style:font-family-generic="roman" style:font-pitch="variable" fo:font-size="12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Times New Roman" fo:font-family="'Times New Roman'" style:font-family-generic="roman" style:font-pitch="variable" fo:font-size="12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Times New Roman" fo:font-family="'Times New Roman'" style:font-family-generic="roman" style:font-pitch="variable" fo:font-size="12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Times New Roman" fo:font-family="'Times New Roman'" style:font-family-generic="roman" style:font-pitch="variable" fo:font-size="12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Times New Roman" fo:font-family="'Times New Roman'" style:font-family-generic="roman" style:font-pitch="variable" fo:font-size="12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Times New Roman" fo:font-family="'Times New Roman'" style:font-family-generic="roman" style:font-pitch="variable" fo:font-size="12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Times New Roman" fo:font-family="'Times New Roman'" style:font-family-generic="roman" style:font-pitch="variable" fo:font-size="12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Times New Roman" fo:font-family="'Times New Roman'" style:font-family-generic="roman" style:font-pitch="variable" fo:font-size="12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Times New Roman" fo:font-family="'Times New Roman'" style:font-family-generic="roman" style:font-pitch="variable" fo:font-size="12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Times New Roman" fo:font-family="'Times New Roman'" style:font-family-generic="roman" style:font-pitch="variable" fo:font-size="12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Times New Roman" fo:font-family="'Times New Roman'" style:font-family-generic="roman" style:font-pitch="variable" fo:font-size="12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Times New Roman" fo:font-family="'Times New Roman'" style:font-family-generic="roman" style:font-pitch="variable" fo:font-size="12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Times New Roman" fo:font-family="'Times New Roman'" style:font-family-generic="roman" style:font-pitch="variable" fo:font-size="12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Times New Roman" fo:font-family="'Times New Roman'" style:font-family-generic="roman" style:font-pitch="variable" fo:font-size="12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Times New Roman" fo:font-family="'Times New Roman'" style:font-family-generic="roman" style:font-pitch="variable" fo:font-size="12pt"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Times New Roman" fo:font-family="'Times New Roman'" style:font-family-generic="roman" style:font-pitch="variable" fo:font-size="12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Times New Roman" fo:font-family="'Times New Roman'" style:font-family-generic="roman" style:font-pitch="variable" fo:font-size="12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Times New Roman" fo:font-family="'Times New Roman'" style:font-family-generic="roman" style:font-pitch="variable" fo:font-size="12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Times New Roman" fo:font-family="'Times New Roman'" style:font-family-generic="roman" style:font-pitch="variable" fo:font-size="12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Times New Roman" fo:font-family="'Times New Roman'" style:font-family-generic="roman" style:font-pitch="variable" fo:font-size="12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Times New Roman" fo:font-family="'Times New Roman'" style:font-family-generic="roman" style:font-pitch="variable" fo:font-size="12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Times New Roman" fo:font-family="'Times New Roman'" style:font-family-generic="roman" style:font-pitch="variable" fo:font-size="12pt"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Times New Roman" fo:font-family="'Times New Roman'" style:font-family-generic="roman" style:font-pitch="variable" fo:font-size="12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Times New Roman" fo:font-family="'Times New Roman'" style:font-family-generic="roman" style:font-pitch="variable" fo:font-size="12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Times New Roman" fo:font-family="'Times New Roman'" style:font-family-generic="roman" style:font-pitch="variable" fo:font-size="12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Times New Roman" fo:font-family="'Times New Roman'" style:font-family-generic="roman" style:font-pitch="variable" fo:font-size="12pt"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Times New Roman" fo:font-family="'Times New Roman'" style:font-family-generic="roman" style:font-pitch="variable" fo:font-size="12pt"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font-name="Times New Roman" fo:font-family="'Times New Roman'" style:font-family-generic="roman" style:font-pitch="variable" fo:font-size="12pt"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Times New Roman" fo:font-family="'Times New Roman'" style:font-family-generic="roman" style:font-pitch="variable" fo:font-size="12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font-name="Times New Roman" fo:font-family="'Times New Roman'" style:font-family-generic="roman" style:font-pitch="variable" fo:font-size="12pt"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font-name="Times New Roman" fo:font-family="'Times New Roman'" style:font-family-generic="roman" style:font-pitch="variable" fo:font-size="12pt"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font-name="Times New Roman" fo:font-family="'Times New Roman'" style:font-family-generic="roman" style:font-pitch="variable" fo:font-size="12pt"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font-name="Times New Roman" fo:font-family="'Times New Roman'" style:font-family-generic="roman" style:font-pitch="variable" fo:font-size="12pt"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font-name="Times New Roman" fo:font-family="'Times New Roman'" style:font-family-generic="roman" style:font-pitch="variable" fo:font-size="12pt"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font-name="Times New Roman" fo:font-family="'Times New Roman'" style:font-family-generic="roman" style:font-pitch="variable" fo:font-size="12pt"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font-name="Times New Roman" fo:font-family="'Times New Roman'" style:font-family-generic="roman" style:font-pitch="variable" fo:font-size="12pt"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font-name="Times New Roman" fo:font-family="'Times New Roman'" style:font-family-generic="roman" style:font-pitch="variable" fo:font-size="12pt"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font-name="Times New Roman" fo:font-family="'Times New Roman'" style:font-family-generic="roman" style:font-pitch="variable" fo:font-size="12pt"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font-name="Times New Roman" fo:font-family="'Times New Roman'" style:font-family-generic="roman" style:font-pitch="variable" fo:font-size="12pt"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font-name="Times New Roman" fo:font-family="'Times New Roman'" style:font-family-generic="roman" style:font-pitch="variable" fo:font-size="12pt"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font-name="Times New Roman" fo:font-family="'Times New Roman'" style:font-family-generic="roman" style:font-pitch="variable" fo:font-size="12pt"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font-name="Times New Roman" fo:font-family="'Times New Roman'" style:font-family-generic="roman" style:font-pitch="variable" fo:font-size="12pt"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font-name="Times New Roman" fo:font-family="'Times New Roman'" style:font-family-generic="roman" style:font-pitch="variable" fo:font-size="12pt"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font-name="Times New Roman" fo:font-family="'Times New Roman'" style:font-family-generic="roman" style:font-pitch="variable" fo:font-size="12pt"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font-name="Times New Roman" fo:font-family="'Times New Roman'" style:font-family-generic="roman" style:font-pitch="variable" fo:font-size="12pt"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font-name="Times New Roman" fo:font-family="'Times New Roman'" style:font-family-generic="roman" style:font-pitch="variable" fo:font-size="12pt"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font-name="Times New Roman" fo:font-family="'Times New Roman'" style:font-family-generic="roman" style:font-pitch="variable" fo:font-size="12pt"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font-name="Times New Roman" fo:font-family="'Times New Roman'" style:font-family-generic="roman" style:font-pitch="variable" fo:font-size="12pt"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font-name="Times New Roman" fo:font-family="'Times New Roman'" style:font-family-generic="roman" style:font-pitch="variable" fo:font-size="12pt"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font-name="Times New Roman" fo:font-family="'Times New Roman'" style:font-family-generic="roman" style:font-pitch="variable" fo:font-size="12pt"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font-name="Times New Roman" fo:font-family="'Times New Roman'" style:font-family-generic="roman" style:font-pitch="variable" fo:font-size="12pt"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font-name="Times New Roman" fo:font-family="'Times New Roman'" style:font-family-generic="roman" style:font-pitch="variable" fo:font-size="12pt"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font-name="Times New Roman" fo:font-family="'Times New Roman'" style:font-family-generic="roman" style:font-pitch="variable" fo:font-size="12pt"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57" style:display-name="ListLabel 857" style:family="text">
      <style:text-properties style:font-name="Roboto" fo:font-family="Roboto" style:font-family-generic="roman" style:font-pitch="variable" fo:font-size="10.5pt"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ListLabel_20_858" style:display-name="ListLabel 858" style:family="text">
      <style:text-properties fo:color="#4a86e8" style:font-name="Roboto" fo:font-family="Roboto" style:font-family-generic="roman" style:font-pitch="variable" fo:font-size="10.5pt"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3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3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3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text:style-name="ListLabel_20_58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9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60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text:style-name="ListLabel_20_61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62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text:style-name="ListLabel_20_63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64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text:style-name="ListLabel_20_65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text:style-name="ListLabel_20_66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text:style-name="ListLabel_20_67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8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text:style-name="ListLabel_20_69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text:style-name="ListLabel_20_70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text:style-name="ListLabel_20_71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text:style-name="ListLabel_20_72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2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2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2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2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2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2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2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73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73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4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75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6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text:style-name="ListLabel_20_77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8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793"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80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number text:level="1" text:style-name="ListLabel_20_81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text:style-name="ListLabel_20_82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number text:level="1" text:style-name="ListLabel_20_82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number text:level="1" text:style-name="ListLabel_20_84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3" meta:paragraph-count="1255" meta:word-count="29594" meta:character-count="198711" meta:non-whitespace-character-count="170176"/>
    <meta:generator>LibreOfficeDev/6.0.5.2$Linux_X86_64 LibreOffice_project/</meta:generator>
  </office:meta>
</office:document-meta>
</file>